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6.5958in" style:use-optimal-column-width="false"/>
    </style:style>
    <style:style style:name="Table1" style:family="table" style:master-page-name="MPF0">
      <style:table-properties style:width="6.5958in" fo:margin-left="0in" table:align="left"/>
    </style:style>
    <style:style style:name="TableRow3" style:family="table-row">
      <style:table-row-properties style:min-row-height="2.0895in" style:use-optimal-row-height="false"/>
    </style:style>
    <style:style style:name="TableCell4" style:family="table-cell">
      <style:table-cell-properties fo:border="none" style:writing-mode="lr-tb" fo:padding-top="0.0694in" fo:padding-left="0.0694in" fo:padding-bottom="0.0694in" fo:padding-right="0.0694in"/>
    </style:style>
    <style:style style:name="P5" style:parent-style-name="TitoloDocumento" style:family="paragraph">
      <style:paragraph-properties fo:break-before="page"/>
    </style:style>
    <style:style style:name="T41" style:parent-style-name="Car.predefinitoparagrafo" style:family="text">
      <style:text-properties fo:color="#FF0000"/>
    </style:style>
    <style:style style:name="TableColumn43" style:family="table-column">
      <style:table-column-properties style:column-width="1.1756in" style:use-optimal-column-width="false"/>
    </style:style>
    <style:style style:name="TableColumn44" style:family="table-column">
      <style:table-column-properties style:column-width="3.7701in" style:use-optimal-column-width="false"/>
    </style:style>
    <style:style style:name="Table42" style:family="table">
      <style:table-properties style:width="4.9458in" fo:margin-left="1.5111in" table:align="left"/>
    </style:style>
    <style:style style:name="TableRow45" style:family="table-row">
      <style:table-row-properties style:min-row-height="0.1763in" style:use-optimal-row-height="false"/>
    </style:style>
    <style:style style:name="TableCell46" style:family="table-cell">
      <style:table-cell-properties fo:border-top="none" fo:border-left="none" fo:border-bottom="0.0069in solid #606D7A" fo:border-right="0.0069in solid #606D7A" style:writing-mode="lr-tb" fo:padding-top="0in" fo:padding-left="0.0486in" fo:padding-bottom="0in" fo:padding-right="0.0486in"/>
    </style:style>
    <style:style style:name="P47" style:parent-style-name="Normale" style:family="paragraph">
      <style:text-properties style:font-name="Century Gothic" style:font-name-complex="Arial"/>
    </style:style>
    <style:style style:name="TableCell48" style:family="table-cell">
      <style:table-cell-properties fo:border-top="none" fo:border-left="0.0069in solid #606D7A" fo:border-bottom="0.0069in solid #606D7A" fo:border-right="none" style:writing-mode="lr-tb" fo:padding-top="0in" fo:padding-left="0.0486in" fo:padding-bottom="0in" fo:padding-right="0.0486in"/>
    </style:style>
    <style:style style:name="P49" style:parent-style-name="Normale" style:family="paragraph">
      <style:text-properties style:font-name="Century Gothic" style:font-name-complex="Arial"/>
    </style:style>
    <style:style style:name="TableRow50" style:family="table-row">
      <style:table-row-properties style:min-row-height="0.1763in" style:use-optimal-row-height="false"/>
    </style:style>
    <style:style style:name="TableCell51"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2" style:parent-style-name="Normale" style:family="paragraph">
      <style:text-properties style:font-name="Century Gothic" style:font-name-complex="Arial"/>
    </style:style>
    <style:style style:name="TableCell53"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54" style:parent-style-name="Car.predefinitoparagrafo" style:family="text">
      <style:text-properties style:font-name="Century Gothic"/>
    </style:style>
    <style:style style:name="T55" style:parent-style-name="Car.predefinitoparagrafo" style:family="text">
      <style:text-properties style:font-name="Century Gothic"/>
    </style:style>
    <style:style style:name="TableRow56" style:family="table-row">
      <style:table-row-properties style:min-row-height="0.1763in" style:use-optimal-row-height="false"/>
    </style:style>
    <style:style style:name="TableCell57"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8" style:parent-style-name="Normale" style:family="paragraph">
      <style:text-properties style:font-name="Century Gothic" style:font-name-complex="Arial"/>
    </style:style>
    <style:style style:name="TableCell59"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60" style:parent-style-name="Car.predefinitoparagrafo" style:family="text">
      <style:text-properties style:font-name="Century Gothic"/>
    </style:style>
    <style:style style:name="T61" style:parent-style-name="Car.predefinitoparagrafo" style:family="text">
      <style:text-properties style:font-name="Century Gothic"/>
    </style:style>
    <style:style style:name="TableRow62" style:family="table-row">
      <style:table-row-properties style:min-row-height="0.4243in" style:use-optimal-row-height="false"/>
    </style:style>
    <style:style style:name="TableCell63"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4" style:parent-style-name="Normale" style:family="paragraph">
      <style:text-properties style:font-name="Century Gothic" style:font-name-complex="Arial"/>
    </style:style>
    <style:style style:name="TableCell65"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66" style:parent-style-name="Normale" style:family="paragraph">
      <style:text-properties style:font-name="Century Gothic" style:font-name-complex="Arial"/>
    </style:style>
    <style:style style:name="TableRow67" style:family="table-row">
      <style:table-row-properties style:min-row-height="0.4243in" style:use-optimal-row-height="false"/>
    </style:style>
    <style:style style:name="TableCell68"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9" style:parent-style-name="Normale" style:family="paragraph">
      <style:text-properties style:font-name="Century Gothic" style:font-name-complex="Arial"/>
    </style:style>
    <style:style style:name="TableCell70"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71" style:parent-style-name="Normale" style:family="paragraph">
      <style:paragraph-properties>
        <style:tab-stops>
          <style:tab-stop style:type="left" style:position="1.3263in"/>
        </style:tab-stops>
      </style:paragraph-properties>
      <style:text-properties style:font-name="Century Gothic" style:font-name-complex="Arial"/>
    </style:style>
    <style:style style:name="P72" style:parent-style-name="Normale" style:family="paragraph">
      <style:paragraph-properties fo:widows="0" fo:orphans="0" fo:margin-bottom="0in"/>
      <style:text-properties style:font-name="Century Gothic" style:font-name-asian="Droid Sans" style:font-name-complex="Droid Sans"/>
    </style:style>
    <style:style style:name="P73" style:parent-style-name="Normale" style:family="paragraph">
      <style:paragraph-properties fo:widows="0" fo:orphans="0" fo:margin-bottom="0in"/>
      <style:text-properties style:font-name="Century Gothic" style:font-name-asian="Droid Sans" style:font-name-complex="Droid Sans"/>
    </style:style>
    <style:style style:name="P74" style:parent-style-name="Normale" style:family="paragraph">
      <style:paragraph-properties fo:widows="0" fo:orphans="0" fo:margin-bottom="0in"/>
      <style:text-properties style:font-name="Century Gothic" style:font-name-asian="Droid Sans" style:font-name-complex="Droid Sans"/>
    </style:style>
    <style:style style:name="P75" style:parent-style-name="Normale" style:family="paragraph">
      <style:paragraph-properties>
        <style:tab-stops>
          <style:tab-stop style:type="left" style:position="1.3263in"/>
        </style:tab-stops>
      </style:paragraph-properties>
    </style:style>
    <style:style style:name="T76" style:parent-style-name="Car.predefinitoparagrafo" style:family="text">
      <style:text-properties style:font-name="Century Gothic" style:font-name-asian="Droid Sans" style:font-name-complex="Droid Sans"/>
    </style:style>
    <style:style style:name="TableRow77" style:family="table-row">
      <style:table-row-properties style:min-row-height="0.4243in" style:use-optimal-row-height="false"/>
    </style:style>
    <style:style style:name="TableCell78" style:family="table-cell">
      <style:table-cell-properties fo:border-top="0.0069in solid #606D7A" fo:border-left="none" fo:border-bottom="none" fo:border-right="0.0069in solid #606D7A" style:writing-mode="lr-tb" fo:padding-top="0in" fo:padding-left="0.0486in" fo:padding-bottom="0in" fo:padding-right="0.0486in"/>
    </style:style>
    <style:style style:name="P79" style:parent-style-name="Normale" style:family="paragraph">
      <style:text-properties style:font-name="Century Gothic" style:font-name-complex="Arial"/>
    </style:style>
    <style:style style:name="TableCell80" style:family="table-cell">
      <style:table-cell-properties fo:border-top="0.0069in solid #606D7A" fo:border-left="0.0069in solid #606D7A" fo:border-bottom="none" fo:border-right="none" style:writing-mode="lr-tb" fo:padding-top="0in" fo:padding-left="0.0486in" fo:padding-bottom="0in" fo:padding-right="0.0486in"/>
    </style:style>
    <style:style style:name="P81" style:parent-style-name="Normale" style:family="paragraph">
      <style:text-properties style:font-name="Century Gothic" style:font-name-complex="Arial" style:font-weight-complex="bold"/>
    </style:style>
    <style:style style:name="P82" style:parent-style-name="TitoloDocumento" style:family="paragraph">
      <style:text-properties fo:font-size="12pt" style:font-size-asian="12pt" style:font-size-complex="12pt"/>
    </style:style>
    <style:style style:name="P83" style:parent-style-name="Normale" style:family="paragraph">
      <style:paragraph-properties fo:text-align="end" fo:margin-bottom="0in" fo:line-height="115%"/>
      <style:text-properties style:font-name="Garamond" style:font-name-asian="Arial" style:font-name-complex="Arial" fo:color="#1F3864" fo:font-size="20pt" style:font-size-asian="20pt" style:font-size-complex="20pt" style:language-asian="it" style:country-asian="IT"/>
    </style:style>
    <style:style style:name="P84" style:parent-style-name="Normale" style:family="paragraph">
      <style:paragraph-properties fo:margin-bottom="0in" fo:line-height="115%"/>
      <style:text-properties style:font-name="Droid Sans" style:font-name-asian="Droid Sans" style:font-name-complex="Droid Sans" fo:font-weight="bold" style:font-weight-asian="bold" fo:color="#000000" fo:font-size="18pt" style:font-size-asian="18pt" style:font-size-complex="18pt" style:language-asian="it" style:country-asian="IT"/>
    </style:style>
    <style:style style:name="P85" style:parent-style-name="Normale" style:family="paragraph">
      <style:paragraph-properties fo:margin-bottom="0in" fo:line-height="115%"/>
      <style:text-properties style:font-name="Arial" style:font-name-asian="Arial" style:font-name-complex="Arial" fo:color="#000000" style:language-asian="it" style:country-asian="IT"/>
    </style:style>
    <style:style style:name="P86" style:parent-style-name="GpsTitolo" style:family="paragraph">
      <style:text-properties style:font-name-asian="Droid Sans"/>
    </style:style>
    <style:style style:name="P87" style:parent-style-name="GpsTitolo" style:master-page-name="MP1" style:family="paragraph">
      <style:paragraph-properties fo:break-before="page"/>
    </style:style>
    <style:style style:name="T105" style:parent-style-name="Car.predefinitoparagrafo" style:family="text">
      <style:text-properties style:font-name-asian="Droid Sans" style:text-underline-type="single" style:text-underline-style="solid" style:text-underline-width="auto" style:text-underline-mode="continuous"/>
    </style:style>
    <style:style style:name="T106" style:parent-style-name="Car.predefinitoparagrafo" style:family="text">
      <style:text-properties style:font-name-asian="Droid Sans" fo:font-weight="bold" style:font-weight-asian="bold" style:text-underline-type="single" style:text-underline-style="solid" style:text-underline-width="auto" style:text-underline-mode="continuous"/>
    </style:style>
    <style:style style:name="T107" style:parent-style-name="Car.predefinitoparagrafo" style:family="text">
      <style:text-properties style:font-name-asian="Droid Sans" style:text-underline-type="single" style:text-underline-style="solid" style:text-underline-width="auto" style:text-underline-mode="continuous"/>
    </style:style>
    <style:style style:name="TableColumn109" style:family="table-column">
      <style:table-column-properties style:column-width="1.6423in" style:use-optimal-column-width="false"/>
    </style:style>
    <style:style style:name="TableColumn110" style:family="table-column">
      <style:table-column-properties style:column-width="1.0125in" style:use-optimal-column-width="false"/>
    </style:style>
    <style:style style:name="TableColumn111" style:family="table-column">
      <style:table-column-properties style:column-width="2.2708in" style:use-optimal-column-width="false"/>
    </style:style>
    <style:style style:name="TableColumn112" style:family="table-column">
      <style:table-column-properties style:column-width="1.6416in" style:use-optimal-column-width="false"/>
    </style:style>
    <style:style style:name="Table108" style:family="table">
      <style:table-properties style:width="6.5673in" fo:margin-left="0in" table:align="left"/>
    </style:style>
    <style:style style:name="TableRow113" style:family="table-row">
      <style:table-row-properties style:min-row-height="0.3944in" style:use-optimal-row-height="false"/>
    </style:style>
    <style:style style:name="TableCell114" style:family="table-cell">
      <style:table-cell-properties fo:border="0.0069in solid #FFFFFF" fo:background-color="#2F5496" style:writing-mode="lr-tb" style:vertical-align="middle" fo:padding-top="0in" fo:padding-left="0.075in" fo:padding-bottom="0in" fo:padding-right="0.075in"/>
    </style:style>
    <style:style style:name="P115" style:parent-style-name="Normale" style:family="paragraph">
      <style:paragraph-properties fo:widows="0" fo:orphans="0" fo:text-align="center" fo:margin-bottom="0in"/>
    </style:style>
    <style:style style:name="T116"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7" style:family="table-cell">
      <style:table-cell-properties fo:border="0.0069in solid #FFFFFF" fo:background-color="#2F5496" style:writing-mode="lr-tb" style:vertical-align="middle" fo:padding-top="0in" fo:padding-left="0.075in" fo:padding-bottom="0in" fo:padding-right="0.075in"/>
    </style:style>
    <style:style style:name="P118" style:parent-style-name="Normale" style:family="paragraph">
      <style:paragraph-properties fo:widows="0" fo:orphans="0" fo:text-align="center" fo:margin-bottom="0in"/>
    </style:style>
    <style:style style:name="T119"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20" style:family="table-cell">
      <style:table-cell-properties fo:border="0.0069in solid #FFFFFF" fo:background-color="#2F5496" style:writing-mode="lr-tb" style:vertical-align="middle" fo:padding-top="0in" fo:padding-left="0.075in" fo:padding-bottom="0in" fo:padding-right="0.075in"/>
    </style:style>
    <style:style style:name="P121" style:parent-style-name="Normale" style:family="paragraph">
      <style:paragraph-properties fo:widows="0" fo:orphans="0" fo:text-align="center" fo:margin-bottom="0in"/>
    </style:style>
    <style:style style:name="T122"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23" style:family="table-cell">
      <style:table-cell-properties fo:border="0.0069in solid #FFFFFF" fo:background-color="#2F5496" style:writing-mode="lr-tb" style:vertical-align="middle" fo:padding-top="0in" fo:padding-left="0.075in" fo:padding-bottom="0in" fo:padding-right="0.075in"/>
    </style:style>
    <style:style style:name="P124" style:parent-style-name="Normale" style:family="paragraph">
      <style:paragraph-properties fo:widows="0" fo:orphans="0" fo:text-align="center" fo:margin-bottom="0in"/>
    </style:style>
    <style:style style:name="T125"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Row126" style:family="table-row">
      <style:table-row-properties style:min-row-height="0.3645in" style:use-optimal-row-height="false"/>
    </style:style>
    <style:style style:name="TableCell127" style:family="table-cell">
      <style:table-cell-properties fo:border="0.0069in solid #FFFFFF" fo:background-color="#D9E2F3" style:writing-mode="lr-tb" style:vertical-align="middle" fo:padding-top="0in" fo:padding-left="0.075in" fo:padding-bottom="0in" fo:padding-right="0.075in"/>
    </style:style>
    <style:style style:name="P128" style:parent-style-name="Normale" style:family="paragraph">
      <style:paragraph-properties fo:widows="0" fo:orphans="0" fo:text-align="center" fo:margin-bottom="0in"/>
    </style:style>
    <style:style style:name="T129" style:parent-style-name="Car.predefinitoparagrafo" style:family="text">
      <style:text-properties style:font-name="Century Gothic" style:font-name-asian="Droid Sans" style:font-name-complex="Droid Sans"/>
    </style:style>
    <style:style style:name="T130" style:parent-style-name="Car.predefinitoparagrafo" style:family="text">
      <style:text-properties style:font-name="Century Gothic" style:font-name-asian="Droid Sans" style:font-name-complex="Droid Sans"/>
    </style:style>
    <style:style style:name="T131" style:parent-style-name="Car.predefinitoparagrafo" style:family="text">
      <style:text-properties style:font-name="Century Gothic" style:font-name-asian="Droid Sans" style:font-name-complex="Droid Sans"/>
    </style:style>
    <style:style style:name="T132" style:parent-style-name="Car.predefinitoparagrafo" style:family="text">
      <style:text-properties style:font-name="Century Gothic" style:font-name-asian="Droid Sans" style:font-name-complex="Droid Sans"/>
    </style:style>
    <style:style style:name="TableCell133" style:family="table-cell">
      <style:table-cell-properties fo:border="0.0069in solid #FFFFFF" fo:background-color="#D9E2F3" style:writing-mode="lr-tb" style:vertical-align="middle" fo:padding-top="0in" fo:padding-left="0.075in" fo:padding-bottom="0in" fo:padding-right="0.075in"/>
    </style:style>
    <style:style style:name="P134" style:parent-style-name="Normale" style:family="paragraph">
      <style:paragraph-properties fo:widows="0" fo:orphans="0" fo:text-align="center" fo:margin-bottom="0in"/>
    </style:style>
    <style:style style:name="T135" style:parent-style-name="Car.predefinitoparagrafo" style:family="text">
      <style:text-properties style:font-name="Century Gothic" style:font-name-asian="Droid Sans" style:font-name-complex="Droid Sans"/>
    </style:style>
    <style:style style:name="TableCell136" style:family="table-cell">
      <style:table-cell-properties fo:border="0.0069in solid #FFFFFF" fo:background-color="#D9E2F3" style:writing-mode="lr-tb" style:vertical-align="middle" fo:padding-top="0in" fo:padding-left="0.075in" fo:padding-bottom="0in" fo:padding-right="0.075in"/>
    </style:style>
    <style:style style:name="P137" style:parent-style-name="Normale" style:family="paragraph">
      <style:paragraph-properties fo:widows="0" fo:orphans="0" fo:text-align="center" fo:margin-bottom="0in"/>
    </style:style>
    <style:style style:name="T138" style:parent-style-name="Car.predefinitoparagrafo" style:family="text">
      <style:text-properties style:font-name="Century Gothic" style:font-name-asian="Droid Sans" style:font-name-complex="Droid Sans"/>
    </style:style>
    <style:style style:name="TableCell139" style:family="table-cell">
      <style:table-cell-properties fo:border="0.0069in solid #FFFFFF" fo:background-color="#D9E2F3" style:writing-mode="lr-tb" style:vertical-align="middle" fo:padding-top="0in" fo:padding-left="0.075in" fo:padding-bottom="0in" fo:padding-right="0.075in"/>
    </style:style>
    <style:style style:name="P140" style:parent-style-name="Normale" style:family="paragraph">
      <style:paragraph-properties fo:widows="0" fo:orphans="0" fo:text-align="center" fo:margin-bottom="0in"/>
      <style:text-properties style:font-name="Century Gothic" style:font-name-asian="Droid Sans" style:font-name-complex="Droid Sans"/>
    </style:style>
    <style:style style:name="P141" style:parent-style-name="Normale" style:family="paragraph">
      <style:paragraph-properties fo:widows="0" fo:orphans="0" fo:text-align="center" fo:margin-bottom="0in"/>
      <style:text-properties style:font-name="Century Gothic" style:font-name-asian="Droid Sans" style:font-name-complex="Droid Sans"/>
    </style:style>
    <style:style style:name="P142" style:parent-style-name="Normale" style:family="paragraph">
      <style:paragraph-properties fo:widows="0" fo:orphans="0" fo:text-align="center" fo:margin-bottom="0in"/>
      <style:text-properties style:font-name="Century Gothic" style:font-name-asian="Droid Sans" style:font-name-complex="Droid Sans"/>
    </style:style>
    <style:style style:name="P143" style:parent-style-name="Normale" style:family="paragraph">
      <style:paragraph-properties fo:widows="0" fo:orphans="0" fo:text-align="center" fo:margin-bottom="0in"/>
      <style:text-properties style:font-name="Century Gothic" style:font-name-asian="Droid Sans" style:font-name-complex="Droid Sans"/>
    </style:style>
    <style:style style:name="TableRow144" style:family="table-row">
      <style:table-row-properties style:min-row-height="0.3645in" style:use-optimal-row-height="false"/>
    </style:style>
    <style:style style:name="TableCell145" style:family="table-cell">
      <style:table-cell-properties fo:border="0.0069in solid #FFFFFF" fo:background-color="#D9E2F3" style:writing-mode="lr-tb" style:vertical-align="middle" fo:padding-top="0in" fo:padding-left="0.075in" fo:padding-bottom="0in" fo:padding-right="0.075in"/>
    </style:style>
    <style:style style:name="P146"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7" style:family="table-cell">
      <style:table-cell-properties fo:border="0.0069in solid #FFFFFF" fo:background-color="#D9E2F3" style:writing-mode="lr-tb" style:vertical-align="middle" fo:padding-top="0in" fo:padding-left="0.075in" fo:padding-bottom="0in" fo:padding-right="0.075in"/>
    </style:style>
    <style:style style:name="P148"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9" style:family="table-cell">
      <style:table-cell-properties fo:border="0.0069in solid #FFFFFF" fo:background-color="#D9E2F3" style:writing-mode="lr-tb" style:vertical-align="middle" fo:padding-top="0in" fo:padding-left="0.075in" fo:padding-bottom="0in" fo:padding-right="0.075in"/>
    </style:style>
    <style:style style:name="P150"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51" style:family="table-cell">
      <style:table-cell-properties fo:border="0.0069in solid #FFFFFF" fo:background-color="#D9E2F3" style:writing-mode="lr-tb" style:vertical-align="middle" fo:padding-top="0in" fo:padding-left="0.075in" fo:padding-bottom="0in" fo:padding-right="0.075in"/>
    </style:style>
    <style:style style:name="P152" style:parent-style-name="Normale" style:family="paragraph">
      <style:paragraph-properties fo:widows="0" fo:orphans="0" fo:text-align="center" fo:margin-bottom="0in"/>
      <style:text-properties style:font-name="Century Gothic" style:font-name-asian="Droid Sans" style:font-name-complex="Droid Sans"/>
    </style:style>
    <style:style style:name="P153" style:parent-style-name="Normale" style:family="paragraph">
      <style:paragraph-properties fo:widows="0" fo:orphans="0" fo:text-align="center" fo:margin-bottom="0in"/>
      <style:text-properties style:font-name="Century Gothic" style:font-name-asian="Droid Sans" style:font-name-complex="Droid Sans"/>
    </style:style>
    <style:style style:name="P154" style:parent-style-name="Normale" style:family="paragraph">
      <style:paragraph-properties fo:widows="0" fo:orphans="0" fo:text-align="center" fo:margin-bottom="0in"/>
      <style:text-properties style:font-name="Century Gothic" style:font-name-asian="Droid Sans" style:font-name-complex="Droid Sans"/>
    </style:style>
    <style:style style:name="P155" style:parent-style-name="Normale" style:family="paragraph">
      <style:paragraph-properties fo:break-before="page" fo:line-height="106%"/>
    </style:style>
    <style:style style:name="P156"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157" style:parent-style-name="Car.predefinitoparagrafo" style:family="text">
      <style:text-properties style:font-name="Calibri" style:font-name-asian="Times New Roman" style:font-name-complex="Times New Roman" style:language-asian="it" style:country-asian="IT"/>
    </style:style>
    <style:style style:name="T158" style:parent-style-name="Collegamentoipertestuale" style:family="text">
      <style:text-properties style:font-name-asian="Droid Sans"/>
    </style:style>
    <style:style style:name="P159"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160" style:parent-style-name="Car.predefinitoparagrafo" style:family="text">
      <style:text-properties style:font-name="Calibri" style:font-name-asian="Times New Roman" style:font-name-complex="Times New Roman" style:language-asian="it" style:country-asian="IT"/>
    </style:style>
    <style:style style:name="P161"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162" style:parent-style-name="Car.predefinitoparagrafo" style:family="text">
      <style:text-properties style:font-name="Calibri" style:font-name-asian="Times New Roman" style:font-name-complex="Times New Roman" style:language-asian="it" style:country-asian="IT"/>
    </style:style>
    <style:style style:name="P163"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164" style:parent-style-name="Car.predefinitoparagrafo" style:family="text">
      <style:text-properties style:font-name="Calibri" style:font-name-asian="Times New Roman" style:font-name-complex="Times New Roman" style:language-asian="it" style:country-asian="IT"/>
    </style:style>
    <style:style style:name="P165" style:parent-style-name="Normale" style:family="paragraph">
      <style:paragraph-properties fo:break-before="page" fo:line-height="106%"/>
    </style:style>
    <style:style style:name="P166" style:parent-style-name="GpsTitolo" style:family="paragraph">
      <style:paragraph-properties fo:margin-left="0in" fo:text-indent="0in">
        <style:tab-stops>
          <style:tab-stop style:type="left" style:position="0.25in"/>
        </style:tab-stops>
      </style:paragraph-properties>
    </style:style>
    <style:style style:name="T167" style:parent-style-name="Car.predefinitoparagrafo" style:family="text">
      <style:text-properties style:font-name-asian="Droid Sans"/>
    </style:style>
    <style:style style:name="P168" style:parent-style-name="Normale" style:family="paragraph">
      <style:paragraph-properties>
        <style:tab-stops>
          <style:tab-stop style:type="left" style:position="0.7166in"/>
        </style:tab-stops>
      </style:paragraph-properties>
    </style:style>
    <style:style style:name="P169" style:parent-style-name="Normale" style:family="paragraph">
      <style:paragraph-properties>
        <style:tab-stops>
          <style:tab-stop style:type="left" style:position="0.7166in"/>
        </style:tab-stops>
      </style:paragraph-properties>
    </style:style>
    <style:style style:name="P170" style:parent-style-name="GpsTitolo" style:family="paragraph">
      <style:paragraph-properties fo:margin-left="0.5in" fo:text-indent="-0.25in">
        <style:tab-stops>
          <style:tab-stop style:type="left" style:position="-0.25in"/>
        </style:tab-stops>
      </style:paragraph-properties>
    </style:style>
    <style:style style:name="TableColumn172" style:family="table-column">
      <style:table-column-properties style:column-width="1.5652in"/>
    </style:style>
    <style:style style:name="TableColumn173" style:family="table-column">
      <style:table-column-properties style:column-width="1.5652in"/>
    </style:style>
    <style:style style:name="TableColumn174" style:family="table-column">
      <style:table-column-properties style:column-width="1.5652in"/>
    </style:style>
    <style:style style:name="TableColumn175" style:family="table-column">
      <style:table-column-properties style:column-width="1.5652in"/>
    </style:style>
    <style:style style:name="Table171" style:family="table">
      <style:table-properties style:width="6.2611in" fo:margin-left="0in" table:align="lef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e" style:family="paragraph">
      <style:paragraph-properties fo:margin-bottom="0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e" style:family="paragraph">
      <style:paragraph-properties fo:margin-bottom="0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e" style:family="paragraph">
      <style:paragraph-properties fo:margin-bottom="0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e" style:family="paragraph">
      <style:paragraph-properties fo:margin-bottom="0in"/>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e" style:family="paragraph">
      <style:paragraph-properties fo:text-align="center" fo:margin-bottom="0in"/>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e" style:family="paragraph">
      <style:paragraph-properties fo:margin-bottom="0in"/>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e" style:family="paragraph">
      <style:paragraph-properties fo:text-align="center" fo:margin-bottom="0in"/>
    </style:style>
    <style:style style:name="TableRow194" style:family="table-row">
      <style:table-row-properties style:min-row-height="0.5736in"/>
    </style:style>
    <style:style style:name="TableCell195" style:family="table-cell">
      <style:table-cell-properties fo:border="0.0069in solid #000000" style:writing-mode="lr-tb" fo:padding-top="0in" fo:padding-left="0.075in" fo:padding-bottom="0in" fo:padding-right="0.075in"/>
    </style:style>
    <style:style style:name="P196" style:parent-style-name="Paragrafoelenco" style:family="paragraph">
      <style:paragraph-properties fo:margin-bottom="0in"/>
    </style:style>
    <style:style style:name="TableColumn198" style:family="table-column">
      <style:table-column-properties style:column-width="3.052in"/>
    </style:style>
    <style:style style:name="TableColumn199" style:family="table-column">
      <style:table-column-properties style:column-width="3.052in"/>
    </style:style>
    <style:style style:name="Table197" style:family="table">
      <style:table-properties style:width="6.1041in" fo:margin-left="0in" table:align="lef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e" style:family="paragraph">
      <style:paragraph-properties fo:margin-bottom="0i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e" style:family="paragraph">
      <style:paragraph-properties fo:margin-bottom="0in"/>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e" style:family="paragraph">
      <style:paragraph-properties fo:margin-bottom="0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e" style:family="paragraph">
      <style:paragraph-properties fo:margin-bottom="0in"/>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e" style:family="paragraph">
      <style:paragraph-properties fo:margin-bottom="0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e" style:family="paragraph">
      <style:paragraph-properties fo:margin-bottom="0in"/>
    </style:style>
    <style:style style:name="P215" style:parent-style-name="Paragrafoelenco" style:family="paragraph">
      <style:paragraph-properties fo:margin-bottom="0in"/>
    </style:style>
    <style:style style:name="TableRow216" style:family="table-row">
      <style:table-row-properties style:min-row-height="0.2222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e" style:family="paragraph">
      <style:paragraph-properties fo:text-align="center" fo:margin-bottom="0in"/>
    </style:style>
    <style:style style:name="TableRow219" style:family="table-row">
      <style:table-row-properties style:min-row-height="0.2222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e" style:family="paragraph">
      <style:paragraph-properties fo:text-align="center" fo:margin-bottom="0in"/>
    </style:style>
    <style:style style:name="P222" style:parent-style-name="GpsTitolo" style:family="paragraph">
      <style:paragraph-properties fo:border="none" fo:padding="0in" style:shadow="none">
        <style:tab-stops>
          <style:tab-stop style:type="left" style:position="0.25in"/>
        </style:tab-stops>
      </style:paragraph-properties>
    </style:style>
    <style:style style:name="P223" style:parent-style-name="GpsTitolo" style:family="paragraph">
      <style:paragraph-properties fo:border="none" fo:padding="0in" style:shadow="none">
        <style:tab-stops>
          <style:tab-stop style:type="left" style:position="0.25in"/>
        </style:tab-stops>
      </style:paragraph-properties>
    </style:style>
    <style:style style:name="TableColumn225" style:family="table-column">
      <style:table-column-properties style:column-width="1.5652in"/>
    </style:style>
    <style:style style:name="TableColumn226" style:family="table-column">
      <style:table-column-properties style:column-width="1.5652in"/>
    </style:style>
    <style:style style:name="TableColumn227" style:family="table-column">
      <style:table-column-properties style:column-width="1.5652in"/>
    </style:style>
    <style:style style:name="TableColumn228" style:family="table-column">
      <style:table-column-properties style:column-width="1.5652in"/>
    </style:style>
    <style:style style:name="Table224" style:family="table">
      <style:table-properties style:width="6.2611in" fo:margin-left="0in" table:align="lef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e" style:family="paragraph">
      <style:paragraph-properties fo:margin-bottom="0in"/>
    </style:style>
    <style:style style:name="TableCell232" style:family="table-cell">
      <style:table-cell-properties fo:border="0.0069in solid #000000" style:writing-mode="lr-tb" fo:padding-top="0in" fo:padding-left="0.075in" fo:padding-bottom="0in" fo:padding-right="0.075in"/>
    </style:style>
    <style:style style:name="P233" style:parent-style-name="Normale" style:family="paragraph">
      <style:paragraph-properties fo:margin-bottom="0in"/>
    </style:style>
    <style:style style:name="TableCell234" style:family="table-cell">
      <style:table-cell-properties fo:border="0.0069in solid #000000" style:writing-mode="lr-tb" fo:padding-top="0in" fo:padding-left="0.075in" fo:padding-bottom="0in" fo:padding-right="0.075in"/>
    </style:style>
    <style:style style:name="P235" style:parent-style-name="Normale" style:family="paragraph">
      <style:paragraph-properties fo:margin-bottom="0i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e" style:family="paragraph">
      <style:paragraph-properties fo:margin-bottom="0in"/>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e" style:family="paragraph">
      <style:paragraph-properties fo:text-align="center" fo:margin-bottom="0in"/>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e" style:family="paragraph">
      <style:paragraph-properties fo:margin-bottom="0in"/>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e" style:family="paragraph">
      <style:paragraph-properties fo:text-align="center" fo:margin-bottom="0in"/>
    </style:style>
    <style:style style:name="TableRow247" style:family="table-row">
      <style:table-row-properties style:min-row-height="0.5736in"/>
    </style:style>
    <style:style style:name="TableCell248" style:family="table-cell">
      <style:table-cell-properties fo:border="0.0069in solid #000000" style:writing-mode="lr-tb" fo:padding-top="0in" fo:padding-left="0.075in" fo:padding-bottom="0in" fo:padding-right="0.075in"/>
    </style:style>
    <style:style style:name="P249" style:parent-style-name="Paragrafoelenco" style:family="paragraph">
      <style:paragraph-properties fo:margin-bottom="0in"/>
    </style:style>
    <style:style style:name="TableColumn251" style:family="table-column">
      <style:table-column-properties style:column-width="3.052in"/>
    </style:style>
    <style:style style:name="TableColumn252" style:family="table-column">
      <style:table-column-properties style:column-width="3.052in"/>
    </style:style>
    <style:style style:name="Table250" style:family="table">
      <style:table-properties style:width="6.1041in" fo:margin-left="0in" table:align="lef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e" style:family="paragraph">
      <style:paragraph-properties fo:margin-bottom="0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e" style:family="paragraph">
      <style:paragraph-properties fo:margin-bottom="0in"/>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e" style:family="paragraph">
      <style:paragraph-properties fo:margin-bottom="0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e" style:family="paragraph">
      <style:paragraph-properties fo:margin-bottom="0in"/>
    </style:style>
    <style:style style:name="P263" style:parent-style-name="Normale" style:family="paragraph">
      <style:paragraph-properties fo:margin-bottom="0in"/>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e" style:family="paragraph">
      <style:paragraph-properties fo:margin-bottom="0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e" style:family="paragraph">
      <style:paragraph-properties fo:margin-bottom="0in"/>
    </style:style>
    <style:style style:name="P269" style:parent-style-name="Paragrafoelenco" style:family="paragraph">
      <style:paragraph-properties fo:margin-bottom="0in"/>
    </style:style>
    <style:style style:name="TableRow270" style:family="table-row">
      <style:table-row-properties style:min-row-height="0.2222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e" style:family="paragraph">
      <style:paragraph-properties fo:text-align="center" fo:margin-bottom="0in"/>
    </style:style>
    <style:style style:name="TableRow273" style:family="table-row">
      <style:table-row-properties style:min-row-height="0.2222in"/>
    </style:style>
    <style:style style:name="TableCell274" style:family="table-cell">
      <style:table-cell-properties fo:border="0.0069in solid #000000" style:writing-mode="lr-tb" fo:padding-top="0in" fo:padding-left="0.075in" fo:padding-bottom="0in" fo:padding-right="0.075in"/>
    </style:style>
    <style:style style:name="P275" style:parent-style-name="Normale" style:family="paragraph">
      <style:paragraph-properties fo:text-align="center" fo:margin-bottom="0in"/>
    </style:style>
    <style:style style:name="P276" style:parent-style-name="GpsTitolo" style:family="paragraph">
      <style:paragraph-properties fo:border="none" fo:padding="0in" style:shadow="none">
        <style:tab-stops>
          <style:tab-stop style:type="left" style:position="0.25in"/>
        </style:tab-stops>
      </style:paragraph-properties>
    </style:style>
    <style:style style:name="P277" style:parent-style-name="Normale" style:family="paragraph">
      <style:paragraph-properties>
        <style:tab-stops>
          <style:tab-stop style:type="left" style:position="0.7166in"/>
        </style:tab-stops>
      </style:paragraph-properties>
    </style:style>
    <style:style style:name="P278" style:parent-style-name="Normale" style:family="paragraph">
      <style:paragraph-properties>
        <style:tab-stops>
          <style:tab-stop style:type="left" style:position="0.7166in"/>
        </style:tab-stops>
      </style:paragraph-properties>
    </style:style>
    <style:style style:name="P279" style:parent-style-name="Normale" style:family="paragraph">
      <style:paragraph-properties>
        <style:tab-stops>
          <style:tab-stop style:type="left" style:position="0.7166in"/>
        </style:tab-stops>
      </style:paragraph-properties>
    </style:style>
    <style:style style:name="TableColumn281" style:family="table-column">
      <style:table-column-properties style:column-width="1.5652in"/>
    </style:style>
    <style:style style:name="TableColumn282" style:family="table-column">
      <style:table-column-properties style:column-width="1.5652in"/>
    </style:style>
    <style:style style:name="TableColumn283" style:family="table-column">
      <style:table-column-properties style:column-width="1.5652in"/>
    </style:style>
    <style:style style:name="TableColumn284" style:family="table-column">
      <style:table-column-properties style:column-width="1.5652in"/>
    </style:style>
    <style:style style:name="Table280" style:family="table">
      <style:table-properties style:width="6.2611in" fo:margin-left="0in" table:align="lef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e" style:family="paragraph">
      <style:paragraph-properties fo:margin-bottom="0i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e" style:family="paragraph">
      <style:paragraph-properties fo:margin-bottom="0in"/>
    </style:style>
    <style:style style:name="TableCell290" style:family="table-cell">
      <style:table-cell-properties fo:border="0.0069in solid #000000" style:writing-mode="lr-tb" fo:padding-top="0in" fo:padding-left="0.075in" fo:padding-bottom="0in" fo:padding-right="0.075in"/>
    </style:style>
    <style:style style:name="P291" style:parent-style-name="Normale" style:family="paragraph">
      <style:paragraph-properties fo:margin-bottom="0i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e" style:family="paragraph">
      <style:paragraph-properties fo:margin-bottom="0in"/>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e" style:family="paragraph">
      <style:paragraph-properties fo:text-align="center" fo:margin-bottom="0in"/>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e" style:family="paragraph">
      <style:paragraph-properties fo:margin-bottom="0in"/>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e" style:family="paragraph">
      <style:paragraph-properties fo:text-align="center" fo:margin-bottom="0in"/>
    </style:style>
    <style:style style:name="TableRow303" style:family="table-row">
      <style:table-row-properties style:min-row-height="0.5736in"/>
    </style:style>
    <style:style style:name="TableCell304" style:family="table-cell">
      <style:table-cell-properties fo:border="0.0069in solid #000000" style:writing-mode="lr-tb" fo:padding-top="0in" fo:padding-left="0.075in" fo:padding-bottom="0in" fo:padding-right="0.075in"/>
    </style:style>
    <style:style style:name="P305" style:parent-style-name="Paragrafoelenco" style:family="paragraph">
      <style:paragraph-properties fo:margin-bottom="0in"/>
    </style:style>
    <style:style style:name="TableColumn307" style:family="table-column">
      <style:table-column-properties style:column-width="3.052in"/>
    </style:style>
    <style:style style:name="TableColumn308" style:family="table-column">
      <style:table-column-properties style:column-width="3.052in"/>
    </style:style>
    <style:style style:name="Table306" style:family="table">
      <style:table-properties style:width="6.1041in" fo:margin-left="0in" table:align="lef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e" style:family="paragraph">
      <style:paragraph-properties fo:margin-bottom="0i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e" style:family="paragraph">
      <style:paragraph-properties fo:margin-bottom="0in"/>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e" style:family="paragraph">
      <style:paragraph-properties fo:margin-bottom="0in"/>
    </style:style>
    <style:style style:name="TableCell317" style:family="table-cell">
      <style:table-cell-properties fo:border="0.0069in solid #000000" style:writing-mode="lr-tb" fo:padding-top="0in" fo:padding-left="0.075in" fo:padding-bottom="0in" fo:padding-right="0.075in"/>
    </style:style>
    <style:style style:name="P318" style:parent-style-name="Normale" style:family="paragraph">
      <style:paragraph-properties fo:margin-bottom="0in"/>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e" style:family="paragraph">
      <style:paragraph-properties fo:margin-bottom="0in"/>
    </style:style>
    <style:style style:name="TableCell322" style:family="table-cell">
      <style:table-cell-properties fo:border="0.0069in solid #000000" style:writing-mode="lr-tb" fo:padding-top="0in" fo:padding-left="0.075in" fo:padding-bottom="0in" fo:padding-right="0.075in"/>
    </style:style>
    <style:style style:name="P323" style:parent-style-name="Normale" style:family="paragraph">
      <style:paragraph-properties fo:margin-bottom="0in"/>
    </style:style>
    <style:style style:name="P324" style:parent-style-name="Paragrafoelenco" style:family="paragraph">
      <style:paragraph-properties fo:margin-bottom="0in"/>
    </style:style>
    <style:style style:name="TableRow325" style:family="table-row">
      <style:table-row-properties style:min-row-height="0.2222i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e" style:family="paragraph">
      <style:paragraph-properties fo:text-align="center" fo:margin-bottom="0in"/>
    </style:style>
    <style:style style:name="TableRow328" style:family="table-row">
      <style:table-row-properties style:min-row-height="0.2222in"/>
    </style:style>
    <style:style style:name="TableCell329" style:family="table-cell">
      <style:table-cell-properties fo:border="0.0069in solid #000000" style:writing-mode="lr-tb" fo:padding-top="0in" fo:padding-left="0.075in" fo:padding-bottom="0in" fo:padding-right="0.075in"/>
    </style:style>
    <style:style style:name="P330" style:parent-style-name="Normale" style:family="paragraph">
      <style:paragraph-properties fo:text-align="center" fo:margin-bottom="0in"/>
    </style:style>
    <style:style style:name="P331" style:parent-style-name="Normale" style:family="paragraph">
      <style:paragraph-properties>
        <style:tab-stops>
          <style:tab-stop style:type="left" style:position="0.7166in"/>
        </style:tab-stops>
      </style:paragraph-properties>
    </style:style>
    <style:style style:name="TableColumn333" style:family="table-column">
      <style:table-column-properties style:column-width="1.5652in"/>
    </style:style>
    <style:style style:name="TableColumn334" style:family="table-column">
      <style:table-column-properties style:column-width="1.5652in"/>
    </style:style>
    <style:style style:name="TableColumn335" style:family="table-column">
      <style:table-column-properties style:column-width="1.5652in"/>
    </style:style>
    <style:style style:name="TableColumn336" style:family="table-column">
      <style:table-column-properties style:column-width="1.5652in"/>
    </style:style>
    <style:style style:name="Table332" style:family="table">
      <style:table-properties style:width="6.2611in" fo:margin-left="0in" table:align="lef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e" style:family="paragraph">
      <style:paragraph-properties fo:margin-bottom="0i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e" style:family="paragraph">
      <style:paragraph-properties fo:margin-bottom="0in"/>
    </style:style>
    <style:style style:name="TableCell342" style:family="table-cell">
      <style:table-cell-properties fo:border="0.0069in solid #000000" style:writing-mode="lr-tb" fo:padding-top="0in" fo:padding-left="0.075in" fo:padding-bottom="0in" fo:padding-right="0.075in"/>
    </style:style>
    <style:style style:name="P343" style:parent-style-name="Normale" style:family="paragraph">
      <style:paragraph-properties fo:margin-bottom="0in"/>
    </style:style>
    <style:style style:name="TableCell344" style:family="table-cell">
      <style:table-cell-properties fo:border="0.0069in solid #000000" style:writing-mode="lr-tb" fo:padding-top="0in" fo:padding-left="0.075in" fo:padding-bottom="0in" fo:padding-right="0.075in"/>
    </style:style>
    <style:style style:name="P345" style:parent-style-name="Normale" style:family="paragraph">
      <style:paragraph-properties fo:margin-bottom="0in"/>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e" style:family="paragraph">
      <style:paragraph-properties fo:text-align="center" fo:margin-bottom="0in"/>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e" style:family="paragraph">
      <style:paragraph-properties fo:margin-bottom="0in"/>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e" style:family="paragraph">
      <style:paragraph-properties fo:text-align="center" fo:margin-bottom="0in"/>
    </style:style>
    <style:style style:name="TableRow355" style:family="table-row">
      <style:table-row-properties style:min-row-height="0.5736in"/>
    </style:style>
    <style:style style:name="TableCell356" style:family="table-cell">
      <style:table-cell-properties fo:border="0.0069in solid #000000" style:writing-mode="lr-tb" fo:padding-top="0in" fo:padding-left="0.075in" fo:padding-bottom="0in" fo:padding-right="0.075in"/>
    </style:style>
    <style:style style:name="P357" style:parent-style-name="Paragrafoelenco" style:family="paragraph">
      <style:paragraph-properties fo:margin-bottom="0in"/>
    </style:style>
    <style:style style:name="TableColumn359" style:family="table-column">
      <style:table-column-properties style:column-width="3.052in"/>
    </style:style>
    <style:style style:name="TableColumn360" style:family="table-column">
      <style:table-column-properties style:column-width="3.052in"/>
    </style:style>
    <style:style style:name="Table358" style:family="table">
      <style:table-properties style:width="6.1041in" fo:margin-left="0in" table:align="left"/>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e" style:family="paragraph">
      <style:paragraph-properties fo:margin-bottom="0in"/>
    </style:style>
    <style:style style:name="TableCell364" style:family="table-cell">
      <style:table-cell-properties fo:border="0.0069in solid #000000" style:writing-mode="lr-tb" fo:padding-top="0in" fo:padding-left="0.075in" fo:padding-bottom="0in" fo:padding-right="0.075in"/>
    </style:style>
    <style:style style:name="P365" style:parent-style-name="Normale" style:family="paragraph">
      <style:paragraph-properties fo:margin-bottom="0in"/>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e" style:family="paragraph">
      <style:paragraph-properties fo:margin-bottom="0in"/>
    </style:style>
    <style:style style:name="TableCell369" style:family="table-cell">
      <style:table-cell-properties fo:border="0.0069in solid #000000" style:writing-mode="lr-tb" fo:padding-top="0in" fo:padding-left="0.075in" fo:padding-bottom="0in" fo:padding-right="0.075in"/>
    </style:style>
    <style:style style:name="P370" style:parent-style-name="Normale" style:family="paragraph">
      <style:paragraph-properties fo:margin-bottom="0in"/>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e" style:family="paragraph">
      <style:paragraph-properties fo:margin-bottom="0i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e" style:family="paragraph">
      <style:paragraph-properties fo:margin-bottom="0in"/>
    </style:style>
    <style:style style:name="P376" style:parent-style-name="Normale" style:family="paragraph">
      <style:paragraph-properties fo:margin-bottom="0in"/>
    </style:style>
    <style:style style:name="P377" style:parent-style-name="Normale" style:family="paragraph">
      <style:paragraph-properties fo:margin-bottom="0in"/>
    </style:style>
    <style:style style:name="P378" style:parent-style-name="Normale" style:family="paragraph">
      <style:paragraph-properties fo:margin-bottom="0in"/>
    </style:style>
    <style:style style:name="P379" style:parent-style-name="Normale" style:family="paragraph">
      <style:paragraph-properties fo:margin-bottom="0in"/>
    </style:style>
    <style:style style:name="P380" style:parent-style-name="Normale" style:family="paragraph">
      <style:paragraph-properties fo:margin-bottom="0in"/>
    </style:style>
    <style:style style:name="P381" style:parent-style-name="Normale" style:family="paragraph">
      <style:paragraph-properties fo:margin-bottom="0in"/>
    </style:style>
    <style:style style:name="P382" style:parent-style-name="Normale" style:family="paragraph">
      <style:paragraph-properties fo:margin-bottom="0in"/>
    </style:style>
    <style:style style:name="P383" style:parent-style-name="Normale" style:family="paragraph">
      <style:paragraph-properties fo:margin-bottom="0in"/>
    </style:style>
    <style:style style:name="P384" style:parent-style-name="Normale" style:family="paragraph">
      <style:paragraph-properties fo:margin-bottom="0in"/>
    </style:style>
    <style:style style:name="P385" style:parent-style-name="Paragrafoelenco" style:family="paragraph">
      <style:paragraph-properties fo:margin-bottom="0in"/>
    </style:style>
    <style:style style:name="TableRow386" style:family="table-row">
      <style:table-row-properties style:min-row-height="0.2222in"/>
    </style:style>
    <style:style style:name="TableCell387" style:family="table-cell">
      <style:table-cell-properties fo:border="0.0069in solid #000000" style:writing-mode="lr-tb" fo:padding-top="0in" fo:padding-left="0.075in" fo:padding-bottom="0in" fo:padding-right="0.075in"/>
    </style:style>
    <style:style style:name="P388" style:parent-style-name="Normale" style:family="paragraph">
      <style:paragraph-properties fo:text-align="center" fo:margin-bottom="0in"/>
    </style:style>
    <style:style style:name="TableRow389" style:family="table-row">
      <style:table-row-properties style:min-row-height="0.2222in"/>
    </style:style>
    <style:style style:name="TableCell390" style:family="table-cell">
      <style:table-cell-properties fo:border="0.0069in solid #000000" style:writing-mode="lr-tb" fo:padding-top="0in" fo:padding-left="0.075in" fo:padding-bottom="0in" fo:padding-right="0.075in"/>
    </style:style>
    <style:style style:name="P391" style:parent-style-name="Normale" style:family="paragraph">
      <style:paragraph-properties fo:text-align="center" fo:margin-bottom="0in"/>
    </style:style>
    <style:style style:name="P392" style:parent-style-name="Normale" style:family="paragraph">
      <style:paragraph-properties>
        <style:tab-stops>
          <style:tab-stop style:type="left" style:position="0.7166in"/>
        </style:tab-stops>
      </style:paragraph-properties>
    </style:style>
    <style:style style:name="P393" style:parent-style-name="Normale" style:family="paragraph">
      <style:paragraph-properties>
        <style:tab-stops>
          <style:tab-stop style:type="left" style:position="0.7166in"/>
        </style:tab-stops>
      </style:paragraph-properties>
    </style:style>
    <style:style style:name="P394" style:parent-style-name="Normale" style:family="paragraph">
      <style:paragraph-properties>
        <style:tab-stops>
          <style:tab-stop style:type="left" style:position="0.7166in"/>
        </style:tab-stops>
      </style:paragraph-properties>
    </style:style>
    <style:style style:name="P395" style:parent-style-name="Normale" style:family="paragraph">
      <style:paragraph-properties>
        <style:tab-stops>
          <style:tab-stop style:type="left" style:position="0.7166in"/>
        </style:tab-stops>
      </style:paragraph-properties>
    </style:style>
    <style:style style:name="P396" style:parent-style-name="Normale" style:family="paragraph">
      <style:paragraph-properties>
        <style:tab-stops>
          <style:tab-stop style:type="left" style:position="0.7166in"/>
        </style:tab-stops>
      </style:paragraph-properties>
    </style:style>
    <style:style style:name="P397" style:parent-style-name="Normale" style:family="paragraph">
      <style:paragraph-properties>
        <style:tab-stops>
          <style:tab-stop style:type="left" style:position="0.7166in"/>
        </style:tab-stops>
      </style:paragraph-properties>
    </style:style>
    <style:style style:name="P398" style:parent-style-name="Normale" style:family="paragraph">
      <style:paragraph-properties>
        <style:tab-stops>
          <style:tab-stop style:type="left" style:position="0.7166in"/>
        </style:tab-stops>
      </style:paragraph-properties>
    </style:style>
    <style:style style:name="P399" style:parent-style-name="Normale" style:family="paragraph">
      <style:paragraph-properties fo:margin-bottom="0in"/>
      <style:text-properties text:display="none"/>
    </style:style>
    <style:style style:name="P400" style:parent-style-name="Normale" style:family="paragraph">
      <style:paragraph-properties fo:break-before="page" fo:line-height="106%"/>
    </style:style>
    <style:style style:name="TableColumn402" style:family="table-column">
      <style:table-column-properties style:column-width="1.5652in"/>
    </style:style>
    <style:style style:name="TableColumn403" style:family="table-column">
      <style:table-column-properties style:column-width="1.5652in"/>
    </style:style>
    <style:style style:name="TableColumn404" style:family="table-column">
      <style:table-column-properties style:column-width="1.5652in"/>
    </style:style>
    <style:style style:name="TableColumn405" style:family="table-column">
      <style:table-column-properties style:column-width="1.5652in"/>
    </style:style>
    <style:style style:name="Table401" style:family="table">
      <style:table-properties style:width="6.2611in" fo:margin-left="0in" table:align="left"/>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e" style:family="paragraph">
      <style:paragraph-properties fo:margin-bottom="0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e" style:family="paragraph">
      <style:paragraph-properties fo:margin-bottom="0in"/>
    </style:style>
    <style:style style:name="TableCell411" style:family="table-cell">
      <style:table-cell-properties fo:border="0.0069in solid #000000" style:writing-mode="lr-tb" fo:padding-top="0in" fo:padding-left="0.075in" fo:padding-bottom="0in" fo:padding-right="0.075in"/>
    </style:style>
    <style:style style:name="P412" style:parent-style-name="Normale" style:family="paragraph">
      <style:paragraph-properties fo:margin-bottom="0in"/>
    </style:style>
    <style:style style:name="TableCell413" style:family="table-cell">
      <style:table-cell-properties fo:border="0.0069in solid #000000" style:writing-mode="lr-tb" fo:padding-top="0in" fo:padding-left="0.075in" fo:padding-bottom="0in" fo:padding-right="0.075in"/>
    </style:style>
    <style:style style:name="P414" style:parent-style-name="Normale" style:family="paragraph">
      <style:paragraph-properties fo:margin-bottom="0in"/>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e" style:family="paragraph">
      <style:paragraph-properties fo:text-align="center" fo:margin-bottom="0in"/>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e" style:family="paragraph">
      <style:paragraph-properties fo:margin-bottom="0in"/>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e" style:family="paragraph">
      <style:paragraph-properties fo:text-align="center" fo:margin-bottom="0in"/>
    </style:style>
    <style:style style:name="TableRow424" style:family="table-row">
      <style:table-row-properties style:min-row-height="0.5736in"/>
    </style:style>
    <style:style style:name="TableCell425" style:family="table-cell">
      <style:table-cell-properties fo:border="0.0069in solid #000000" style:writing-mode="lr-tb" fo:padding-top="0in" fo:padding-left="0.075in" fo:padding-bottom="0in" fo:padding-right="0.075in"/>
    </style:style>
    <style:style style:name="P426" style:parent-style-name="Paragrafoelenco" style:family="paragraph">
      <style:paragraph-properties fo:margin-bottom="0in"/>
    </style:style>
    <style:style style:name="TableColumn428" style:family="table-column">
      <style:table-column-properties style:column-width="3.052in"/>
    </style:style>
    <style:style style:name="TableColumn429" style:family="table-column">
      <style:table-column-properties style:column-width="3.052in"/>
    </style:style>
    <style:style style:name="Table427" style:family="table">
      <style:table-properties style:width="6.1041in" fo:margin-left="0in" table:align="lef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e" style:family="paragraph">
      <style:paragraph-properties fo:margin-bottom="0i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e" style:family="paragraph">
      <style:paragraph-properties fo:margin-bottom="0in"/>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e" style:family="paragraph">
      <style:paragraph-properties fo:margin-bottom="0in"/>
    </style:style>
    <style:style style:name="TableCell438" style:family="table-cell">
      <style:table-cell-properties fo:border="0.0069in solid #000000" style:writing-mode="lr-tb" fo:padding-top="0in" fo:padding-left="0.075in" fo:padding-bottom="0in" fo:padding-right="0.075in"/>
    </style:style>
    <style:style style:name="P439" style:parent-style-name="Normale" style:family="paragraph">
      <style:paragraph-properties fo:margin-bottom="0in"/>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e" style:family="paragraph">
      <style:paragraph-properties fo:margin-bottom="0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e" style:family="paragraph">
      <style:paragraph-properties fo:margin-bottom="0in"/>
    </style:style>
    <style:style style:name="P445" style:parent-style-name="Paragrafoelenco" style:family="paragraph">
      <style:paragraph-properties fo:margin-bottom="0in"/>
    </style:style>
    <style:style style:name="TableRow446" style:family="table-row">
      <style:table-row-properties style:min-row-height="0.2222in"/>
    </style:style>
    <style:style style:name="TableCell447" style:family="table-cell">
      <style:table-cell-properties fo:border="0.0069in solid #000000" style:writing-mode="lr-tb" fo:padding-top="0in" fo:padding-left="0.075in" fo:padding-bottom="0in" fo:padding-right="0.075in"/>
    </style:style>
    <style:style style:name="P448" style:parent-style-name="Normale" style:family="paragraph">
      <style:paragraph-properties fo:text-align="center" fo:margin-bottom="0in"/>
    </style:style>
    <style:style style:name="TableRow449" style:family="table-row">
      <style:table-row-properties style:min-row-height="0.2222in"/>
    </style:style>
    <style:style style:name="TableCell450" style:family="table-cell">
      <style:table-cell-properties fo:border="0.0069in solid #000000" style:writing-mode="lr-tb" fo:padding-top="0in" fo:padding-left="0.075in" fo:padding-bottom="0in" fo:padding-right="0.075in"/>
    </style:style>
    <style:style style:name="P451" style:parent-style-name="Normale" style:family="paragraph">
      <style:paragraph-properties fo:text-align="center" fo:margin-bottom="0in"/>
    </style:style>
    <style:style style:name="P452" style:parent-style-name="Normale" style:family="paragraph">
      <style:paragraph-properties>
        <style:tab-stops>
          <style:tab-stop style:type="left" style:position="0.7166in"/>
        </style:tab-stops>
      </style:paragraph-properties>
    </style:style>
    <style:style style:name="TableColumn454" style:family="table-column">
      <style:table-column-properties style:column-width="1.5652in"/>
    </style:style>
    <style:style style:name="TableColumn455" style:family="table-column">
      <style:table-column-properties style:column-width="1.5652in"/>
    </style:style>
    <style:style style:name="TableColumn456" style:family="table-column">
      <style:table-column-properties style:column-width="1.5652in"/>
    </style:style>
    <style:style style:name="TableColumn457" style:family="table-column">
      <style:table-column-properties style:column-width="1.5652in"/>
    </style:style>
    <style:style style:name="Table453" style:family="table">
      <style:table-properties style:width="6.2611in" fo:margin-left="0in" table:align="left"/>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Normale" style:family="paragraph">
      <style:paragraph-properties fo:margin-bottom="0in"/>
    </style:style>
    <style:style style:name="TableCell461" style:family="table-cell">
      <style:table-cell-properties fo:border="0.0069in solid #000000" style:writing-mode="lr-tb" fo:padding-top="0in" fo:padding-left="0.075in" fo:padding-bottom="0in" fo:padding-right="0.075in"/>
    </style:style>
    <style:style style:name="P462" style:parent-style-name="Normale" style:family="paragraph">
      <style:paragraph-properties fo:margin-bottom="0in"/>
    </style:style>
    <style:style style:name="TableCell463" style:family="table-cell">
      <style:table-cell-properties fo:border="0.0069in solid #000000" style:writing-mode="lr-tb" fo:padding-top="0in" fo:padding-left="0.075in" fo:padding-bottom="0in" fo:padding-right="0.075in"/>
    </style:style>
    <style:style style:name="P464" style:parent-style-name="Normale" style:family="paragraph">
      <style:paragraph-properties fo:margin-bottom="0in"/>
    </style:style>
    <style:style style:name="TableCell465" style:family="table-cell">
      <style:table-cell-properties fo:border="0.0069in solid #000000" style:writing-mode="lr-tb" fo:padding-top="0in" fo:padding-left="0.075in" fo:padding-bottom="0in" fo:padding-right="0.075in"/>
    </style:style>
    <style:style style:name="P466" style:parent-style-name="Normale" style:family="paragraph">
      <style:paragraph-properties fo:margin-bottom="0in"/>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e" style:family="paragraph">
      <style:paragraph-properties fo:text-align="center" fo:margin-bottom="0in"/>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e" style:family="paragraph">
      <style:paragraph-properties fo:margin-bottom="0in"/>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e" style:family="paragraph">
      <style:paragraph-properties fo:text-align="center" fo:margin-bottom="0in"/>
    </style:style>
    <style:style style:name="TableRow476" style:family="table-row">
      <style:table-row-properties style:min-row-height="0.5736in"/>
    </style:style>
    <style:style style:name="TableCell477" style:family="table-cell">
      <style:table-cell-properties fo:border="0.0069in solid #000000" style:writing-mode="lr-tb" fo:padding-top="0in" fo:padding-left="0.075in" fo:padding-bottom="0in" fo:padding-right="0.075in"/>
    </style:style>
    <style:style style:name="P478" style:parent-style-name="Paragrafoelenco" style:family="paragraph">
      <style:paragraph-properties fo:margin-bottom="0in"/>
    </style:style>
    <style:style style:name="TableColumn480" style:family="table-column">
      <style:table-column-properties style:column-width="3.052in"/>
    </style:style>
    <style:style style:name="TableColumn481" style:family="table-column">
      <style:table-column-properties style:column-width="3.052in"/>
    </style:style>
    <style:style style:name="Table479" style:family="table">
      <style:table-properties style:width="6.1041in" fo:margin-left="0in" table:align="left"/>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e" style:family="paragraph">
      <style:paragraph-properties fo:margin-bottom="0in"/>
    </style:style>
    <style:style style:name="TableCell485" style:family="table-cell">
      <style:table-cell-properties fo:border="0.0069in solid #000000" style:writing-mode="lr-tb" fo:padding-top="0in" fo:padding-left="0.075in" fo:padding-bottom="0in" fo:padding-right="0.075in"/>
    </style:style>
    <style:style style:name="P486" style:parent-style-name="Normale" style:family="paragraph">
      <style:paragraph-properties fo:margin-bottom="0in"/>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e" style:family="paragraph">
      <style:paragraph-properties fo:margin-bottom="0in"/>
    </style:style>
    <style:style style:name="TableCell490" style:family="table-cell">
      <style:table-cell-properties fo:border="0.0069in solid #000000" style:writing-mode="lr-tb" fo:padding-top="0in" fo:padding-left="0.075in" fo:padding-bottom="0in" fo:padding-right="0.075in"/>
    </style:style>
    <style:style style:name="P491" style:parent-style-name="Normale" style:family="paragraph">
      <style:paragraph-properties fo:margin-bottom="0in"/>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e" style:family="paragraph">
      <style:paragraph-properties fo:margin-bottom="0in"/>
    </style:style>
    <style:style style:name="TableCell495" style:family="table-cell">
      <style:table-cell-properties fo:border="0.0069in solid #000000" style:writing-mode="lr-tb" fo:padding-top="0in" fo:padding-left="0.075in" fo:padding-bottom="0in" fo:padding-right="0.075in"/>
    </style:style>
    <style:style style:name="P496" style:parent-style-name="Normale" style:family="paragraph">
      <style:paragraph-properties fo:margin-bottom="0in"/>
    </style:style>
    <style:style style:name="P497" style:parent-style-name="Paragrafoelenco" style:family="paragraph">
      <style:paragraph-properties fo:margin-bottom="0in"/>
    </style:style>
    <style:style style:name="TableRow498" style:family="table-row">
      <style:table-row-properties style:min-row-height="0.2222in"/>
    </style:style>
    <style:style style:name="TableCell499" style:family="table-cell">
      <style:table-cell-properties fo:border="0.0069in solid #000000" style:writing-mode="lr-tb" fo:padding-top="0in" fo:padding-left="0.075in" fo:padding-bottom="0in" fo:padding-right="0.075in"/>
    </style:style>
    <style:style style:name="P500" style:parent-style-name="Normale" style:family="paragraph">
      <style:paragraph-properties fo:text-align="center" fo:margin-bottom="0in"/>
    </style:style>
    <style:style style:name="TableRow501" style:family="table-row">
      <style:table-row-properties style:min-row-height="0.2222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e" style:family="paragraph">
      <style:paragraph-properties fo:text-align="center" fo:margin-bottom="0in"/>
    </style:style>
    <style:style style:name="P504" style:parent-style-name="Normale" style:family="paragraph">
      <style:paragraph-properties>
        <style:tab-stops>
          <style:tab-stop style:type="left" style:position="0.7166in"/>
        </style:tab-stops>
      </style:paragraph-properties>
    </style:style>
    <style:style style:name="P505" style:parent-style-name="Normale" style:family="paragraph">
      <style:paragraph-properties>
        <style:tab-stops>
          <style:tab-stop style:type="left" style:position="0.7166in"/>
        </style:tab-stops>
      </style:paragraph-properties>
    </style:style>
    <style:style style:name="P506" style:parent-style-name="Normale" style:family="paragraph">
      <style:paragraph-properties>
        <style:tab-stops>
          <style:tab-stop style:type="left" style:position="0.7166in"/>
        </style:tab-stops>
      </style:paragraph-properties>
    </style:style>
    <style:style style:name="P507" style:parent-style-name="Normale" style:family="paragraph">
      <style:paragraph-properties>
        <style:tab-stops>
          <style:tab-stop style:type="left" style:position="0.7166in"/>
        </style:tab-stops>
      </style:paragraph-properties>
    </style:style>
    <style:style style:name="P508" style:parent-style-name="Normale" style:family="paragraph">
      <style:paragraph-properties>
        <style:tab-stops>
          <style:tab-stop style:type="left" style:position="0.7166in"/>
        </style:tab-stops>
      </style:paragraph-properties>
    </style:style>
    <style:style style:name="P509" style:parent-style-name="Normale" style:family="paragraph">
      <style:paragraph-properties>
        <style:tab-stops>
          <style:tab-stop style:type="left" style:position="0.7166in"/>
        </style:tab-stops>
      </style:paragraph-properties>
    </style:style>
    <style:style style:name="P510" style:parent-style-name="Normale" style:family="paragraph">
      <style:paragraph-properties>
        <style:tab-stops>
          <style:tab-stop style:type="left" style:position="0.7166in"/>
        </style:tab-stops>
      </style:paragraph-properties>
    </style:style>
    <style:style style:name="P511" style:parent-style-name="Normale" style:family="paragraph">
      <style:paragraph-properties>
        <style:tab-stops>
          <style:tab-stop style:type="left" style:position="0.7166in"/>
        </style:tab-stops>
      </style:paragraph-properties>
    </style:style>
    <style:style style:name="P512" style:parent-style-name="Normale" style:family="paragraph">
      <style:paragraph-properties>
        <style:tab-stops>
          <style:tab-stop style:type="left" style:position="0.7166in"/>
        </style:tab-stops>
      </style:paragraph-properties>
    </style:style>
    <style:style style:name="P513" style:parent-style-name="Normale" style:family="paragraph">
      <style:paragraph-properties>
        <style:tab-stops>
          <style:tab-stop style:type="left" style:position="0.7166in"/>
        </style:tab-stops>
      </style:paragraph-properties>
    </style:style>
    <style:style style:name="P514" style:parent-style-name="Normale" style:family="paragraph">
      <style:paragraph-properties>
        <style:tab-stops>
          <style:tab-stop style:type="left" style:position="0.7166in"/>
        </style:tab-stops>
      </style:paragraph-properties>
    </style:style>
    <style:style style:name="P515" style:parent-style-name="GpsTitolo" style:family="paragraph">
      <style:paragraph-properties fo:margin-left="0.5in" fo:text-indent="-0.25in">
        <style:tab-stops>
          <style:tab-stop style:type="left" style:position="-0.25in"/>
        </style:tab-stops>
      </style:paragraph-properties>
    </style:style>
    <style:style style:name="TableColumn517" style:family="table-column">
      <style:table-column-properties style:column-width="1.5652in" style:use-optimal-column-width="false"/>
    </style:style>
    <style:style style:name="TableColumn518" style:family="table-column">
      <style:table-column-properties style:column-width="1.5652in" style:use-optimal-column-width="false"/>
    </style:style>
    <style:style style:name="TableColumn519" style:family="table-column">
      <style:table-column-properties style:column-width="1.5652in" style:use-optimal-column-width="false"/>
    </style:style>
    <style:style style:name="TableColumn520" style:family="table-column">
      <style:table-column-properties style:column-width="1.5652in" style:use-optimal-column-width="false"/>
    </style:style>
    <style:style style:name="Table516" style:family="table">
      <style:table-properties style:width="6.2611in" fo:margin-left="0in" table:align="left"/>
    </style:style>
    <style:style style:name="TableRow521" style:family="table-row">
      <style:table-row-properties style:use-optimal-row-height="false"/>
    </style:style>
    <style:style style:name="TableCell522" style:family="table-cell">
      <style:table-cell-properties fo:border="0.0069in solid #000000" style:writing-mode="lr-tb" fo:padding-top="0in" fo:padding-left="0.075in" fo:padding-bottom="0in" fo:padding-right="0.075in"/>
    </style:style>
    <style:style style:name="TableCell523" style:family="table-cell">
      <style:table-cell-properties fo:border="0.0069in solid #000000" style:writing-mode="lr-tb" fo:padding-top="0in" fo:padding-left="0.075in" fo:padding-bottom="0in" fo:padding-right="0.075in"/>
    </style:style>
    <style:style style:name="TableCell524" style:family="table-cell">
      <style:table-cell-properties fo:border="0.0069in solid #000000" style:writing-mode="lr-tb" fo:padding-top="0in" fo:padding-left="0.075in" fo:padding-bottom="0in" fo:padding-right="0.075in"/>
    </style:style>
    <style:style style:name="TableCell525" style:family="table-cell">
      <style:table-cell-properties fo:border="0.0069in solid #000000" style:writing-mode="lr-tb" fo:padding-top="0in" fo:padding-left="0.075in" fo:padding-bottom="0in" fo:padding-right="0.075in"/>
    </style:style>
    <style:style style:name="TableRow526" style:family="table-row">
      <style:table-row-properties style:use-optimal-row-height="false"/>
    </style:style>
    <style:style style:name="TableCell527" style:family="table-cell">
      <style:table-cell-properties fo:border="0.0069in solid #000000" style:writing-mode="lr-tb" fo:padding-top="0in" fo:padding-left="0.075in" fo:padding-bottom="0in" fo:padding-right="0.075in"/>
    </style:style>
    <style:style style:name="P528" style:parent-style-name="Normale" style:family="paragraph">
      <style:paragraph-properties fo:text-align="center"/>
    </style:style>
    <style:style style:name="TableRow529" style:family="table-row">
      <style:table-row-properties style:use-optimal-row-height="false"/>
    </style:style>
    <style:style style:name="TableCell530" style:family="table-cell">
      <style:table-cell-properties fo:border="0.0069in solid #000000" style:writing-mode="lr-tb" fo:padding-top="0in" fo:padding-left="0.075in" fo:padding-bottom="0in" fo:padding-right="0.075in"/>
    </style:style>
    <style:style style:name="TableRow531" style:family="table-row">
      <style:table-row-properties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Normale" style:family="paragraph">
      <style:paragraph-properties fo:text-align="center"/>
    </style:style>
    <style:style style:name="TableRow534" style:family="table-row">
      <style:table-row-properties style:min-row-height="0.5736in"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Paragrafoelenco" style:family="paragraph">
      <style:paragraph-properties style:contextual-spacing="false" style:vertical-align="baseline" fo:margin-bottom="0in"/>
    </style:style>
    <style:style style:name="TableColumn538" style:family="table-column">
      <style:table-column-properties style:column-width="3.052in" style:use-optimal-column-width="false"/>
    </style:style>
    <style:style style:name="TableColumn539" style:family="table-column">
      <style:table-column-properties style:column-width="3.052in" style:use-optimal-column-width="false"/>
    </style:style>
    <style:style style:name="Table537" style:family="table">
      <style:table-properties style:width="6.1041in" fo:margin-left="0in" table:align="left"/>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e" style:family="paragraph">
      <style:paragraph-properties fo:text-align="center"/>
    </style:style>
    <style:style style:name="TableCell543" style:family="table-cell">
      <style:table-cell-properties fo:border="0.0069in solid #000000" style:writing-mode="lr-tb" fo:padding-top="0in" fo:padding-left="0.075in" fo:padding-bottom="0in" fo:padding-right="0.075in"/>
    </style:style>
    <style:style style:name="P544" style:parent-style-name="Normale" style:family="paragraph">
      <style:paragraph-properties fo:text-align="center"/>
    </style:style>
    <style:style style:name="TableRow545" style:family="table-row">
      <style:table-row-properties style:use-optimal-row-height="false"/>
    </style:style>
    <style:style style:name="TableCell546" style:family="table-cell">
      <style:table-cell-properties fo:border="0.0069in solid #000000" style:writing-mode="lr-tb" fo:padding-top="0in" fo:padding-left="0.075in" fo:padding-bottom="0in" fo:padding-right="0.075in"/>
    </style:style>
    <style:style style:name="TableCell547" style:family="table-cell">
      <style:table-cell-properties fo:border="0.0069in solid #000000" style:writing-mode="lr-tb" fo:padding-top="0in" fo:padding-left="0.075in" fo:padding-bottom="0in" fo:padding-right="0.075in"/>
    </style:style>
    <style:style style:name="TableRow548" style:family="table-row">
      <style:table-row-properties style:use-optimal-row-height="false"/>
    </style:style>
    <style:style style:name="TableCell549" style:family="table-cell">
      <style:table-cell-properties fo:border="0.0069in solid #000000" style:writing-mode="lr-tb" fo:padding-top="0in" fo:padding-left="0.075in" fo:padding-bottom="0in" fo:padding-right="0.075in"/>
    </style:style>
    <style:style style:name="TableCell550" style:family="table-cell">
      <style:table-cell-properties fo:border="0.0069in solid #000000" style:writing-mode="lr-tb" fo:padding-top="0in" fo:padding-left="0.075in" fo:padding-bottom="0in" fo:padding-right="0.075in"/>
    </style:style>
    <style:style style:name="P551" style:parent-style-name="Paragrafoelenco" style:family="paragraph">
      <style:paragraph-properties style:contextual-spacing="false" style:vertical-align="baseline" fo:margin-bottom="0in"/>
    </style:style>
    <style:style style:name="TableRow552" style:family="table-row">
      <style:table-row-properties style:min-row-height="0.2222in" style:use-optimal-row-height="fals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e" style:family="paragraph">
      <style:paragraph-properties fo:text-align="center"/>
    </style:style>
    <style:style style:name="TableRow555" style:family="table-row">
      <style:table-row-properties style:min-row-height="0.4201in" style:use-optimal-row-height="false"/>
    </style:style>
    <style:style style:name="TableCell556" style:family="table-cell">
      <style:table-cell-properties fo:border="0.0069in solid #000000" style:writing-mode="lr-tb" fo:padding-top="0in" fo:padding-left="0.075in" fo:padding-bottom="0in" fo:padding-right="0.075in"/>
    </style:style>
    <style:style style:name="P557" style:parent-style-name="Normale" style:family="paragraph">
      <style:paragraph-properties fo:text-align="center"/>
    </style:style>
    <style:style style:name="P558" style:parent-style-name="Standard" style:family="paragraph">
      <style:text-properties fo:language="it" fo:country="IT"/>
    </style:style>
    <style:style style:name="P559" style:parent-style-name="Standard" style:family="paragraph">
      <style:text-properties fo:language="it" fo:country="IT"/>
    </style:style>
    <style:style style:name="TableColumn561" style:family="table-column">
      <style:table-column-properties style:column-width="1.5652in" style:use-optimal-column-width="false"/>
    </style:style>
    <style:style style:name="TableColumn562" style:family="table-column">
      <style:table-column-properties style:column-width="1.5652in" style:use-optimal-column-width="false"/>
    </style:style>
    <style:style style:name="TableColumn563" style:family="table-column">
      <style:table-column-properties style:column-width="1.5652in" style:use-optimal-column-width="false"/>
    </style:style>
    <style:style style:name="TableColumn564" style:family="table-column">
      <style:table-column-properties style:column-width="1.5652in" style:use-optimal-column-width="false"/>
    </style:style>
    <style:style style:name="Table560" style:family="table">
      <style:table-properties style:width="6.2611in" fo:margin-left="0in" table:align="left"/>
    </style:style>
    <style:style style:name="TableRow565" style:family="table-row">
      <style:table-row-properties style:use-optimal-row-height="false"/>
    </style:style>
    <style:style style:name="TableCell566" style:family="table-cell">
      <style:table-cell-properties fo:border="0.0069in solid #000000" style:writing-mode="lr-tb" fo:padding-top="0in" fo:padding-left="0.075in" fo:padding-bottom="0in" fo:padding-right="0.075in"/>
    </style:style>
    <style:style style:name="TableCell567" style:family="table-cell">
      <style:table-cell-properties fo:border="0.0069in solid #000000" style:writing-mode="lr-tb" fo:padding-top="0in" fo:padding-left="0.075in" fo:padding-bottom="0in" fo:padding-right="0.075in"/>
    </style:style>
    <style:style style:name="TableCell568" style:family="table-cell">
      <style:table-cell-properties fo:border="0.0069in solid #000000" style:writing-mode="lr-tb" fo:padding-top="0in" fo:padding-left="0.075in" fo:padding-bottom="0in" fo:padding-right="0.075in"/>
    </style:style>
    <style:style style:name="TableCell569" style:family="table-cell">
      <style:table-cell-properties fo:border="0.0069in solid #000000" style:writing-mode="lr-tb" fo:padding-top="0in" fo:padding-left="0.075in" fo:padding-bottom="0in" fo:padding-right="0.075in"/>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e" style:family="paragraph">
      <style:paragraph-properties fo:text-align="center"/>
    </style:style>
    <style:style style:name="TableRow573" style:family="table-row">
      <style:table-row-properties style:use-optimal-row-height="false"/>
    </style:style>
    <style:style style:name="TableCell574" style:family="table-cell">
      <style:table-cell-properties fo:border="0.0069in solid #000000" style:writing-mode="lr-tb" fo:padding-top="0in" fo:padding-left="0.075in" fo:padding-bottom="0in" fo:padding-right="0.075in"/>
    </style:style>
    <style:style style:name="TableRow575" style:family="table-row">
      <style:table-row-properties style:use-optimal-row-height="fals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e" style:family="paragraph">
      <style:paragraph-properties fo:text-align="center"/>
    </style:style>
    <style:style style:name="TableRow578" style:family="table-row">
      <style:table-row-properties style:min-row-height="0.5736in" style:use-optimal-row-height="false"/>
    </style:style>
    <style:style style:name="TableCell579" style:family="table-cell">
      <style:table-cell-properties fo:border="0.0069in solid #000000" style:writing-mode="lr-tb" fo:padding-top="0in" fo:padding-left="0.075in" fo:padding-bottom="0in" fo:padding-right="0.075in"/>
    </style:style>
    <style:style style:name="P580" style:parent-style-name="Paragrafoelenco" style:family="paragraph">
      <style:paragraph-properties style:contextual-spacing="false" style:vertical-align="baseline" fo:margin-bottom="0in"/>
    </style:style>
    <style:style style:name="TableColumn582" style:family="table-column">
      <style:table-column-properties style:column-width="3.052in" style:use-optimal-column-width="false"/>
    </style:style>
    <style:style style:name="TableColumn583" style:family="table-column">
      <style:table-column-properties style:column-width="3.052in" style:use-optimal-column-width="false"/>
    </style:style>
    <style:style style:name="Table581" style:family="table">
      <style:table-properties style:width="6.1041in" fo:margin-left="0in" table:align="left"/>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e" style:family="paragraph">
      <style:paragraph-properties fo:text-align="center"/>
    </style:style>
    <style:style style:name="TableCell587" style:family="table-cell">
      <style:table-cell-properties fo:border="0.0069in solid #000000" style:writing-mode="lr-tb" fo:padding-top="0in" fo:padding-left="0.075in" fo:padding-bottom="0in" fo:padding-right="0.075in"/>
    </style:style>
    <style:style style:name="P588" style:parent-style-name="Normale" style:family="paragraph">
      <style:paragraph-properties fo:text-align="center"/>
    </style:style>
    <style:style style:name="TableRow589" style:family="table-row">
      <style:table-row-properties style:use-optimal-row-height="false"/>
    </style:style>
    <style:style style:name="TableCell590" style:family="table-cell">
      <style:table-cell-properties fo:border="0.0069in solid #000000" style:writing-mode="lr-tb" fo:padding-top="0in" fo:padding-left="0.075in" fo:padding-bottom="0in" fo:padding-right="0.075in"/>
    </style:style>
    <style:style style:name="TableCell591" style:family="table-cell">
      <style:table-cell-properties fo:border="0.0069in solid #000000" style:writing-mode="lr-tb" fo:padding-top="0in" fo:padding-left="0.075in" fo:padding-bottom="0in" fo:padding-right="0.075in"/>
    </style:style>
    <style:style style:name="TableRow592" style:family="table-row">
      <style:table-row-properties style:use-optimal-row-height="false"/>
    </style:style>
    <style:style style:name="TableCell593" style:family="table-cell">
      <style:table-cell-properties fo:border="0.0069in solid #000000" style:writing-mode="lr-tb" fo:padding-top="0in" fo:padding-left="0.075in" fo:padding-bottom="0in" fo:padding-right="0.075in"/>
    </style:style>
    <style:style style:name="TableCell594" style:family="table-cell">
      <style:table-cell-properties fo:border="0.0069in solid #000000" style:writing-mode="lr-tb" fo:padding-top="0in" fo:padding-left="0.075in" fo:padding-bottom="0in" fo:padding-right="0.075in"/>
    </style:style>
    <style:style style:name="P595" style:parent-style-name="Paragrafoelenco" style:family="paragraph">
      <style:paragraph-properties style:contextual-spacing="false" style:vertical-align="baseline" fo:margin-bottom="0in"/>
    </style:style>
    <style:style style:name="TableRow596" style:family="table-row">
      <style:table-row-properties style:min-row-height="0.2222in" style:use-optimal-row-height="fals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e" style:family="paragraph">
      <style:paragraph-properties fo:text-align="center"/>
    </style:style>
    <style:style style:name="TableRow599" style:family="table-row">
      <style:table-row-properties style:min-row-height="0.4201in" style:use-optimal-row-height="false"/>
    </style:style>
    <style:style style:name="TableCell600" style:family="table-cell">
      <style:table-cell-properties fo:border="0.0069in solid #000000" style:writing-mode="lr-tb" fo:padding-top="0in" fo:padding-left="0.075in" fo:padding-bottom="0in" fo:padding-right="0.075in"/>
    </style:style>
    <style:style style:name="P601" style:parent-style-name="Normale" style:family="paragraph">
      <style:paragraph-properties fo:text-align="center"/>
    </style:style>
    <style:style style:name="P602" style:parent-style-name="Standard" style:family="paragraph">
      <style:text-properties fo:language="it" fo:country="IT"/>
    </style:style>
    <style:style style:name="P603" style:parent-style-name="Standard" style:family="paragraph">
      <style:text-properties fo:language="it" fo:country="IT"/>
    </style:style>
    <style:style style:name="TableColumn605" style:family="table-column">
      <style:table-column-properties style:column-width="1.5652in" style:use-optimal-column-width="false"/>
    </style:style>
    <style:style style:name="TableColumn606" style:family="table-column">
      <style:table-column-properties style:column-width="1.5652in" style:use-optimal-column-width="false"/>
    </style:style>
    <style:style style:name="TableColumn607" style:family="table-column">
      <style:table-column-properties style:column-width="1.5652in" style:use-optimal-column-width="false"/>
    </style:style>
    <style:style style:name="TableColumn608" style:family="table-column">
      <style:table-column-properties style:column-width="1.5652in" style:use-optimal-column-width="false"/>
    </style:style>
    <style:style style:name="Table604" style:family="table">
      <style:table-properties style:width="6.2611in" fo:margin-left="0in" table:align="left"/>
    </style:style>
    <style:style style:name="TableRow609" style:family="table-row">
      <style:table-row-properties style:use-optimal-row-height="false"/>
    </style:style>
    <style:style style:name="TableCell610" style:family="table-cell">
      <style:table-cell-properties fo:border="0.0069in solid #000000" style:writing-mode="lr-tb" fo:padding-top="0in" fo:padding-left="0.075in" fo:padding-bottom="0in" fo:padding-right="0.075in"/>
    </style:style>
    <style:style style:name="TableCell611" style:family="table-cell">
      <style:table-cell-properties fo:border="0.0069in solid #000000" style:writing-mode="lr-tb" fo:padding-top="0in" fo:padding-left="0.075in" fo:padding-bottom="0in" fo:padding-right="0.075in"/>
    </style:style>
    <style:style style:name="TableCell612" style:family="table-cell">
      <style:table-cell-properties fo:border="0.0069in solid #000000" style:writing-mode="lr-tb" fo:padding-top="0in" fo:padding-left="0.075in" fo:padding-bottom="0in" fo:padding-right="0.075in"/>
    </style:style>
    <style:style style:name="TableCell613" style:family="table-cell">
      <style:table-cell-properties fo:border="0.0069in solid #000000" style:writing-mode="lr-tb" fo:padding-top="0in" fo:padding-left="0.075in" fo:padding-bottom="0in" fo:padding-right="0.075in"/>
    </style:style>
    <style:style style:name="TableRow614" style:family="table-row">
      <style:table-row-properties style:use-optimal-row-height="false"/>
    </style:style>
    <style:style style:name="TableCell615" style:family="table-cell">
      <style:table-cell-properties fo:border="0.0069in solid #000000" style:writing-mode="lr-tb" fo:padding-top="0in" fo:padding-left="0.075in" fo:padding-bottom="0in" fo:padding-right="0.075in"/>
    </style:style>
    <style:style style:name="P616" style:parent-style-name="Normale" style:family="paragraph">
      <style:paragraph-properties fo:text-align="center"/>
    </style:style>
    <style:style style:name="TableRow617" style:family="table-row">
      <style:table-row-properties style:use-optimal-row-height="false"/>
    </style:style>
    <style:style style:name="TableCell618" style:family="table-cell">
      <style:table-cell-properties fo:border="0.0069in solid #000000" style:writing-mode="lr-tb" fo:padding-top="0in" fo:padding-left="0.075in" fo:padding-bottom="0in" fo:padding-right="0.075in"/>
    </style:style>
    <style:style style:name="TableRow619" style:family="table-row">
      <style:table-row-properties style:use-optimal-row-height="fals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e" style:family="paragraph">
      <style:paragraph-properties fo:text-align="center"/>
    </style:style>
    <style:style style:name="TableRow622" style:family="table-row">
      <style:table-row-properties style:min-row-height="0.5736in" style:use-optimal-row-height="false"/>
    </style:style>
    <style:style style:name="TableCell623" style:family="table-cell">
      <style:table-cell-properties fo:border="0.0069in solid #000000" style:writing-mode="lr-tb" fo:padding-top="0in" fo:padding-left="0.075in" fo:padding-bottom="0in" fo:padding-right="0.075in"/>
    </style:style>
    <style:style style:name="P624" style:parent-style-name="Paragrafoelenco" style:family="paragraph">
      <style:paragraph-properties style:contextual-spacing="false" style:vertical-align="baseline" fo:margin-bottom="0in"/>
    </style:style>
    <style:style style:name="TableColumn626" style:family="table-column">
      <style:table-column-properties style:column-width="3.052in" style:use-optimal-column-width="false"/>
    </style:style>
    <style:style style:name="TableColumn627" style:family="table-column">
      <style:table-column-properties style:column-width="3.052in" style:use-optimal-column-width="false"/>
    </style:style>
    <style:style style:name="Table625" style:family="table">
      <style:table-properties style:width="6.1041in" fo:margin-left="0in" table:align="left"/>
    </style:style>
    <style:style style:name="TableRow628" style:family="table-row">
      <style:table-row-properties style:use-optimal-row-height="false"/>
    </style:style>
    <style:style style:name="TableCell629" style:family="table-cell">
      <style:table-cell-properties fo:border="0.0069in solid #000000" style:writing-mode="lr-tb" fo:padding-top="0in" fo:padding-left="0.075in" fo:padding-bottom="0in" fo:padding-right="0.075in"/>
    </style:style>
    <style:style style:name="P630" style:parent-style-name="Normale" style:family="paragraph">
      <style:paragraph-properties fo:text-align="center"/>
    </style:style>
    <style:style style:name="TableCell631" style:family="table-cell">
      <style:table-cell-properties fo:border="0.0069in solid #000000" style:writing-mode="lr-tb" fo:padding-top="0in" fo:padding-left="0.075in" fo:padding-bottom="0in" fo:padding-right="0.075in"/>
    </style:style>
    <style:style style:name="P632" style:parent-style-name="Normale" style:family="paragraph">
      <style:paragraph-properties fo:text-align="center"/>
    </style:style>
    <style:style style:name="TableRow633" style:family="table-row">
      <style:table-row-properties style:use-optimal-row-height="false"/>
    </style:style>
    <style:style style:name="TableCell634" style:family="table-cell">
      <style:table-cell-properties fo:border="0.0069in solid #000000" style:writing-mode="lr-tb" fo:padding-top="0in" fo:padding-left="0.075in" fo:padding-bottom="0in" fo:padding-right="0.075in"/>
    </style:style>
    <style:style style:name="TableCell635" style:family="table-cell">
      <style:table-cell-properties fo:border="0.0069in solid #000000" style:writing-mode="lr-tb" fo:padding-top="0in" fo:padding-left="0.075in" fo:padding-bottom="0in" fo:padding-right="0.075in"/>
    </style:style>
    <style:style style:name="TableRow636" style:family="table-row">
      <style:table-row-properties style:use-optimal-row-height="false"/>
    </style:style>
    <style:style style:name="TableCell637" style:family="table-cell">
      <style:table-cell-properties fo:border="0.0069in solid #000000" style:writing-mode="lr-tb" fo:padding-top="0in" fo:padding-left="0.075in" fo:padding-bottom="0in" fo:padding-right="0.075in"/>
    </style:style>
    <style:style style:name="TableCell638" style:family="table-cell">
      <style:table-cell-properties fo:border="0.0069in solid #000000" style:writing-mode="lr-tb" fo:padding-top="0in" fo:padding-left="0.075in" fo:padding-bottom="0in" fo:padding-right="0.075in"/>
    </style:style>
    <style:style style:name="P639" style:parent-style-name="Paragrafoelenco" style:family="paragraph">
      <style:paragraph-properties style:contextual-spacing="false" style:vertical-align="baseline" fo:margin-bottom="0in"/>
    </style:style>
    <style:style style:name="TableRow640" style:family="table-row">
      <style:table-row-properties style:min-row-height="0.2222in" style:use-optimal-row-height="fals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e" style:family="paragraph">
      <style:paragraph-properties fo:text-align="center"/>
    </style:style>
    <style:style style:name="TableRow643" style:family="table-row">
      <style:table-row-properties style:min-row-height="0.4201in" style:use-optimal-row-height="false"/>
    </style:style>
    <style:style style:name="TableCell644" style:family="table-cell">
      <style:table-cell-properties fo:border="0.0069in solid #000000" style:writing-mode="lr-tb" fo:padding-top="0in" fo:padding-left="0.075in" fo:padding-bottom="0in" fo:padding-right="0.075in"/>
    </style:style>
    <style:style style:name="P645" style:parent-style-name="Normale" style:family="paragraph">
      <style:paragraph-properties fo:text-align="center"/>
    </style:style>
    <style:style style:name="P646" style:parent-style-name="Standard" style:family="paragraph">
      <style:text-properties fo:language="it" fo:country="IT"/>
    </style:style>
    <style:style style:name="P647" style:parent-style-name="Standard" style:family="paragraph">
      <style:text-properties fo:language="it" fo:country="IT"/>
    </style:style>
    <style:style style:name="P648" style:parent-style-name="Standard" style:family="paragraph">
      <style:text-properties fo:language="it" fo:country="IT"/>
    </style:style>
    <style:style style:name="P649" style:parent-style-name="Standard" style:family="paragraph">
      <style:text-properties fo:language="it" fo:country="IT"/>
    </style:style>
    <style:style style:name="TableColumn651" style:family="table-column">
      <style:table-column-properties style:column-width="1.5652in" style:use-optimal-column-width="false"/>
    </style:style>
    <style:style style:name="TableColumn652" style:family="table-column">
      <style:table-column-properties style:column-width="1.5652in" style:use-optimal-column-width="false"/>
    </style:style>
    <style:style style:name="TableColumn653" style:family="table-column">
      <style:table-column-properties style:column-width="1.5652in" style:use-optimal-column-width="false"/>
    </style:style>
    <style:style style:name="TableColumn654" style:family="table-column">
      <style:table-column-properties style:column-width="1.5652in" style:use-optimal-column-width="false"/>
    </style:style>
    <style:style style:name="Table650" style:family="table">
      <style:table-properties style:width="6.2611in" fo:margin-left="0in" table:align="left"/>
    </style:style>
    <style:style style:name="TableRow655" style:family="table-row">
      <style:table-row-properties style:use-optimal-row-height="false"/>
    </style:style>
    <style:style style:name="TableCell656" style:family="table-cell">
      <style:table-cell-properties fo:border="0.0069in solid #000000" style:writing-mode="lr-tb" fo:padding-top="0in" fo:padding-left="0.075in" fo:padding-bottom="0in" fo:padding-right="0.075in"/>
    </style:style>
    <style:style style:name="TableCell657" style:family="table-cell">
      <style:table-cell-properties fo:border="0.0069in solid #000000" style:writing-mode="lr-tb" fo:padding-top="0in" fo:padding-left="0.075in" fo:padding-bottom="0in" fo:padding-right="0.075in"/>
    </style:style>
    <style:style style:name="TableCell658" style:family="table-cell">
      <style:table-cell-properties fo:border="0.0069in solid #000000" style:writing-mode="lr-tb" fo:padding-top="0in" fo:padding-left="0.075in" fo:padding-bottom="0in" fo:padding-right="0.075in"/>
    </style:style>
    <style:style style:name="TableCell659" style:family="table-cell">
      <style:table-cell-properties fo:border="0.0069in solid #000000" style:writing-mode="lr-tb" fo:padding-top="0in" fo:padding-left="0.075in" fo:padding-bottom="0in" fo:padding-right="0.075in"/>
    </style:style>
    <style:style style:name="TableRow660" style:family="table-row">
      <style:table-row-properties style:use-optimal-row-height="false"/>
    </style:style>
    <style:style style:name="TableCell661" style:family="table-cell">
      <style:table-cell-properties fo:border="0.0069in solid #000000" style:writing-mode="lr-tb" fo:padding-top="0in" fo:padding-left="0.075in" fo:padding-bottom="0in" fo:padding-right="0.075in"/>
    </style:style>
    <style:style style:name="P662" style:parent-style-name="Normale" style:family="paragraph">
      <style:paragraph-properties fo:text-align="center"/>
    </style:style>
    <style:style style:name="TableRow663" style:family="table-row">
      <style:table-row-properties style:use-optimal-row-height="false"/>
    </style:style>
    <style:style style:name="TableCell664" style:family="table-cell">
      <style:table-cell-properties fo:border="0.0069in solid #000000" style:writing-mode="lr-tb" fo:padding-top="0in" fo:padding-left="0.075in" fo:padding-bottom="0in" fo:padding-right="0.075in"/>
    </style:style>
    <style:style style:name="TableRow665" style:family="table-row">
      <style:table-row-properties style:use-optimal-row-height="fals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e" style:family="paragraph">
      <style:paragraph-properties fo:text-align="center"/>
    </style:style>
    <style:style style:name="TableRow668" style:family="table-row">
      <style:table-row-properties style:min-row-height="0.5736in" style:use-optimal-row-height="false"/>
    </style:style>
    <style:style style:name="TableCell669" style:family="table-cell">
      <style:table-cell-properties fo:border="0.0069in solid #000000" style:writing-mode="lr-tb" fo:padding-top="0in" fo:padding-left="0.075in" fo:padding-bottom="0in" fo:padding-right="0.075in"/>
    </style:style>
    <style:style style:name="P670" style:parent-style-name="Paragrafoelenco" style:family="paragraph">
      <style:paragraph-properties style:contextual-spacing="false" style:vertical-align="baseline" fo:margin-bottom="0in"/>
    </style:style>
    <style:style style:name="TableColumn672" style:family="table-column">
      <style:table-column-properties style:column-width="3.052in" style:use-optimal-column-width="false"/>
    </style:style>
    <style:style style:name="TableColumn673" style:family="table-column">
      <style:table-column-properties style:column-width="3.052in" style:use-optimal-column-width="false"/>
    </style:style>
    <style:style style:name="Table671" style:family="table">
      <style:table-properties style:width="6.1041in" fo:margin-left="0in" table:align="left"/>
    </style:style>
    <style:style style:name="TableRow674" style:family="table-row">
      <style:table-row-properties style:use-optimal-row-height="false"/>
    </style:style>
    <style:style style:name="TableCell675" style:family="table-cell">
      <style:table-cell-properties fo:border="0.0069in solid #000000" style:writing-mode="lr-tb" fo:padding-top="0in" fo:padding-left="0.075in" fo:padding-bottom="0in" fo:padding-right="0.075in"/>
    </style:style>
    <style:style style:name="TableCell676" style:family="table-cell">
      <style:table-cell-properties fo:border="0.0069in solid #000000" style:writing-mode="lr-tb" fo:padding-top="0in" fo:padding-left="0.075in" fo:padding-bottom="0in" fo:padding-right="0.075in"/>
    </style:style>
    <style:style style:name="TableRow677" style:family="table-row">
      <style:table-row-properties style:use-optimal-row-height="false"/>
    </style:style>
    <style:style style:name="TableCell678" style:family="table-cell">
      <style:table-cell-properties fo:border="0.0069in solid #000000" style:writing-mode="lr-tb" fo:padding-top="0in" fo:padding-left="0.075in" fo:padding-bottom="0in" fo:padding-right="0.075in"/>
    </style:style>
    <style:style style:name="TableCell679" style:family="table-cell">
      <style:table-cell-properties fo:border="0.0069in solid #000000" style:writing-mode="lr-tb" fo:padding-top="0in" fo:padding-left="0.075in" fo:padding-bottom="0in" fo:padding-right="0.075in"/>
    </style:style>
    <style:style style:name="TableRow680" style:family="table-row">
      <style:table-row-properties style:use-optimal-row-height="false"/>
    </style:style>
    <style:style style:name="TableCell681" style:family="table-cell">
      <style:table-cell-properties fo:border="0.0069in solid #000000" style:writing-mode="lr-tb" fo:padding-top="0in" fo:padding-left="0.075in" fo:padding-bottom="0in" fo:padding-right="0.075in"/>
    </style:style>
    <style:style style:name="TableCell682" style:family="table-cell">
      <style:table-cell-properties fo:border="0.0069in solid #000000" style:writing-mode="lr-tb" fo:padding-top="0in" fo:padding-left="0.075in" fo:padding-bottom="0in" fo:padding-right="0.075in"/>
    </style:style>
    <style:style style:name="P683" style:parent-style-name="Textbody" style:family="paragraph">
      <style:paragraph-properties fo:margin-bottom="0in"/>
      <style:text-properties style:font-name="Calibri"/>
    </style:style>
    <style:style style:name="T684" style:parent-style-name="Car.predefinitoparagrafo" style:family="text">
      <style:text-properties style:font-name="Calibri"/>
    </style:style>
    <style:style style:name="T685" style:parent-style-name="Car.predefinitoparagrafo" style:family="text">
      <style:text-properties style:font-name="Calibri"/>
    </style:style>
    <style:style style:name="P686" style:parent-style-name="Paragrafoelenco" style:family="paragraph">
      <style:paragraph-properties style:contextual-spacing="false" style:vertical-align="baseline" fo:margin-bottom="0in"/>
    </style:style>
    <style:style style:name="TableRow687" style:family="table-row">
      <style:table-row-properties style:min-row-height="0.2222in" style:use-optimal-row-height="fals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e" style:family="paragraph">
      <style:paragraph-properties fo:text-align="center"/>
    </style:style>
    <style:style style:name="TableRow690" style:family="table-row">
      <style:table-row-properties style:min-row-height="0.2222in" style:use-optimal-row-height="false"/>
    </style:style>
    <style:style style:name="TableCell691" style:family="table-cell">
      <style:table-cell-properties fo:border="0.0069in solid #000000" style:writing-mode="lr-tb" fo:padding-top="0in" fo:padding-left="0.075in" fo:padding-bottom="0in" fo:padding-right="0.075in"/>
    </style:style>
    <style:style style:name="P692" style:parent-style-name="Normale" style:family="paragraph">
      <style:paragraph-properties fo:text-align="center"/>
    </style:style>
    <style:style style:name="P693" style:parent-style-name="Standard" style:family="paragraph">
      <style:text-properties fo:language="it" fo:country="IT"/>
    </style:style>
    <style:style style:name="P694" style:parent-style-name="Standard" style:family="paragraph">
      <style:text-properties fo:language="it" fo:country="IT"/>
    </style:style>
    <style:style style:name="P695" style:parent-style-name="Standard" style:family="paragraph">
      <style:text-properties fo:language="it" fo:country="IT"/>
    </style:style>
    <style:style style:name="TableColumn697" style:family="table-column">
      <style:table-column-properties style:column-width="1.5652in" style:use-optimal-column-width="false"/>
    </style:style>
    <style:style style:name="TableColumn698" style:family="table-column">
      <style:table-column-properties style:column-width="1.5652in" style:use-optimal-column-width="false"/>
    </style:style>
    <style:style style:name="TableColumn699" style:family="table-column">
      <style:table-column-properties style:column-width="1.5652in" style:use-optimal-column-width="false"/>
    </style:style>
    <style:style style:name="TableColumn700" style:family="table-column">
      <style:table-column-properties style:column-width="1.5652in" style:use-optimal-column-width="false"/>
    </style:style>
    <style:style style:name="Table696" style:family="table">
      <style:table-properties style:width="6.2611in" fo:margin-left="0in" table:align="left"/>
    </style:style>
    <style:style style:name="TableRow701" style:family="table-row">
      <style:table-row-properties style:use-optimal-row-height="false"/>
    </style:style>
    <style:style style:name="TableCell702" style:family="table-cell">
      <style:table-cell-properties fo:border="0.0069in solid #000000" style:writing-mode="lr-tb" fo:padding-top="0in" fo:padding-left="0.075in" fo:padding-bottom="0in" fo:padding-right="0.075in"/>
    </style:style>
    <style:style style:name="TableCell703" style:family="table-cell">
      <style:table-cell-properties fo:border="0.0069in solid #000000" style:writing-mode="lr-tb" fo:padding-top="0in" fo:padding-left="0.075in" fo:padding-bottom="0in" fo:padding-right="0.075in"/>
    </style:style>
    <style:style style:name="TableCell704" style:family="table-cell">
      <style:table-cell-properties fo:border="0.0069in solid #000000" style:writing-mode="lr-tb" fo:padding-top="0in" fo:padding-left="0.075in" fo:padding-bottom="0in" fo:padding-right="0.075in"/>
    </style:style>
    <style:style style:name="TableCell705" style:family="table-cell">
      <style:table-cell-properties fo:border="0.0069in solid #000000" style:writing-mode="lr-tb" fo:padding-top="0in" fo:padding-left="0.075in" fo:padding-bottom="0in" fo:padding-right="0.075in"/>
    </style:style>
    <style:style style:name="TableRow706" style:family="table-row">
      <style:table-row-properties style:use-optimal-row-height="fals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e" style:family="paragraph">
      <style:paragraph-properties fo:text-align="center"/>
    </style:style>
    <style:style style:name="TableRow709" style:family="table-row">
      <style:table-row-properties style:use-optimal-row-height="false"/>
    </style:style>
    <style:style style:name="TableCell710" style:family="table-cell">
      <style:table-cell-properties fo:border="0.0069in solid #000000" style:writing-mode="lr-tb" fo:padding-top="0in" fo:padding-left="0.075in" fo:padding-bottom="0in" fo:padding-right="0.075in"/>
    </style:style>
    <style:style style:name="TableRow711" style:family="table-row">
      <style:table-row-properties style:use-optimal-row-height="fals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e" style:family="paragraph">
      <style:paragraph-properties fo:text-align="center"/>
    </style:style>
    <style:style style:name="TableRow714" style:family="table-row">
      <style:table-row-properties style:min-row-height="0.5736in" style:use-optimal-row-height="false"/>
    </style:style>
    <style:style style:name="TableCell715" style:family="table-cell">
      <style:table-cell-properties fo:border="0.0069in solid #000000" style:writing-mode="lr-tb" fo:padding-top="0in" fo:padding-left="0.075in" fo:padding-bottom="0in" fo:padding-right="0.075in"/>
    </style:style>
    <style:style style:name="P716" style:parent-style-name="Paragrafoelenco" style:family="paragraph">
      <style:paragraph-properties style:contextual-spacing="false" style:vertical-align="baseline" fo:margin-bottom="0in"/>
    </style:style>
    <style:style style:name="TableColumn718" style:family="table-column">
      <style:table-column-properties style:column-width="3.052in" style:use-optimal-column-width="false"/>
    </style:style>
    <style:style style:name="TableColumn719" style:family="table-column">
      <style:table-column-properties style:column-width="3.052in" style:use-optimal-column-width="false"/>
    </style:style>
    <style:style style:name="Table717" style:family="table">
      <style:table-properties style:width="6.1041in" fo:margin-left="0in" table:align="left"/>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TableCell722" style:family="table-cell">
      <style:table-cell-properties fo:border="0.0069in solid #000000" style:writing-mode="lr-tb" fo:padding-top="0in" fo:padding-left="0.075in" fo:padding-bottom="0in" fo:padding-right="0.075in"/>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5in" fo:padding-bottom="0in" fo:padding-right="0.075in"/>
    </style:style>
    <style:style style:name="TableCell725" style:family="table-cell">
      <style:table-cell-properties fo:border="0.0069in solid #000000" style:writing-mode="lr-tb" fo:padding-top="0in" fo:padding-left="0.075in" fo:padding-bottom="0in" fo:padding-right="0.075in"/>
    </style:style>
    <style:style style:name="TableRow726" style:family="table-row">
      <style:table-row-properties style:use-optimal-row-height="false"/>
    </style:style>
    <style:style style:name="TableCell727" style:family="table-cell">
      <style:table-cell-properties fo:border="0.0069in solid #000000" style:writing-mode="lr-tb" fo:padding-top="0in" fo:padding-left="0.075in" fo:padding-bottom="0in" fo:padding-right="0.075in"/>
    </style:style>
    <style:style style:name="TableCell728" style:family="table-cell">
      <style:table-cell-properties fo:border="0.0069in solid #000000" style:writing-mode="lr-tb" fo:padding-top="0in" fo:padding-left="0.075in" fo:padding-bottom="0in" fo:padding-right="0.075in"/>
    </style:style>
    <style:style style:name="P729" style:parent-style-name="Paragrafoelenco" style:family="paragraph">
      <style:paragraph-properties style:contextual-spacing="false" style:vertical-align="baseline" fo:margin-bottom="0in"/>
    </style:style>
    <style:style style:name="TableRow730" style:family="table-row">
      <style:table-row-properties style:min-row-height="0.2222in"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Normale" style:family="paragraph">
      <style:paragraph-properties fo:text-align="center"/>
    </style:style>
    <style:style style:name="TableRow733" style:family="table-row">
      <style:table-row-properties style:min-row-height="0.4201in" style:use-optimal-row-height="false"/>
    </style:style>
    <style:style style:name="TableCell734" style:family="table-cell">
      <style:table-cell-properties fo:border="0.0069in solid #000000" style:writing-mode="lr-tb" fo:padding-top="0in" fo:padding-left="0.075in" fo:padding-bottom="0in" fo:padding-right="0.075in"/>
    </style:style>
    <style:style style:name="P735" style:parent-style-name="Normale" style:family="paragraph">
      <style:paragraph-properties fo:text-align="center"/>
    </style:style>
    <style:style style:name="P736" style:parent-style-name="Standard" style:family="paragraph">
      <style:text-properties fo:language="it" fo:country="IT"/>
    </style:style>
    <style:style style:name="P737" style:parent-style-name="GpsTitolo" style:family="paragraph">
      <style:paragraph-properties fo:border="none" fo:padding="0in" style:shadow="none">
        <style:tab-stops>
          <style:tab-stop style:type="left" style:position="0.25in"/>
        </style:tab-stops>
      </style:paragraph-properties>
    </style:style>
    <style:style style:name="P738" style:parent-style-name="GpsTitolo" style:family="paragraph">
      <style:paragraph-properties fo:margin-left="0.5in" fo:text-indent="-0.25in">
        <style:tab-stops>
          <style:tab-stop style:type="left" style:position="-0.25in"/>
        </style:tab-stops>
      </style:paragraph-properties>
    </style:style>
    <style:style style:name="P739" style:parent-style-name="GpsTitolo" style:family="paragraph">
      <style:paragraph-properties fo:border="none" fo:padding="0in" style:shadow="none">
        <style:tab-stops>
          <style:tab-stop style:type="left" style:position="-0.3in"/>
        </style:tab-stops>
      </style:paragraph-properties>
      <style:text-properties fo:font-size="11pt" style:font-size-asian="11pt" style:font-size-complex="11pt"/>
    </style:style>
    <style:style style:name="TableColumn741" style:family="table-column">
      <style:table-column-properties style:column-width="1.5652in"/>
    </style:style>
    <style:style style:name="TableColumn742" style:family="table-column">
      <style:table-column-properties style:column-width="1.5652in"/>
    </style:style>
    <style:style style:name="TableColumn743" style:family="table-column">
      <style:table-column-properties style:column-width="1.5652in"/>
    </style:style>
    <style:style style:name="TableColumn744" style:family="table-column">
      <style:table-column-properties style:column-width="1.5652in"/>
    </style:style>
    <style:style style:name="Table740" style:family="table">
      <style:table-properties style:width="6.2611in" fo:margin-left="0in" table:align="left"/>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e" style:family="paragraph">
      <style:paragraph-properties fo:margin-bottom="0in"/>
    </style:style>
    <style:style style:name="TableCell748" style:family="table-cell">
      <style:table-cell-properties fo:border="0.0069in solid #000000" style:writing-mode="lr-tb" fo:padding-top="0in" fo:padding-left="0.075in" fo:padding-bottom="0in" fo:padding-right="0.075in"/>
    </style:style>
    <style:style style:name="P749" style:parent-style-name="Normale" style:family="paragraph">
      <style:paragraph-properties fo:margin-bottom="0in"/>
    </style:style>
    <style:style style:name="TableCell750" style:family="table-cell">
      <style:table-cell-properties fo:border="0.0069in solid #000000" style:writing-mode="lr-tb" fo:padding-top="0in" fo:padding-left="0.075in" fo:padding-bottom="0in" fo:padding-right="0.075in"/>
    </style:style>
    <style:style style:name="P751" style:parent-style-name="Normale" style:family="paragraph">
      <style:paragraph-properties fo:margin-bottom="0in"/>
    </style:style>
    <style:style style:name="TableCell752" style:family="table-cell">
      <style:table-cell-properties fo:border="0.0069in solid #000000" style:writing-mode="lr-tb" fo:padding-top="0in" fo:padding-left="0.075in" fo:padding-bottom="0in" fo:padding-right="0.075in"/>
    </style:style>
    <style:style style:name="P753" style:parent-style-name="Normale" style:family="paragraph">
      <style:paragraph-properties fo:margin-bottom="0in"/>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e" style:family="paragraph">
      <style:paragraph-properties fo:text-align="center" fo:margin-bottom="0in"/>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e" style:family="paragraph">
      <style:paragraph-properties fo:margin-bottom="0in"/>
    </style:style>
    <style:style style:name="TableRow760" style:family="table-row">
      <style:table-row-properties/>
    </style:style>
    <style:style style:name="TableCell761" style:family="table-cell">
      <style:table-cell-properties fo:border="0.0069in solid #000000" style:writing-mode="lr-tb" fo:padding-top="0in" fo:padding-left="0.075in" fo:padding-bottom="0in" fo:padding-right="0.075in"/>
    </style:style>
    <style:style style:name="P762" style:parent-style-name="Normale" style:family="paragraph">
      <style:paragraph-properties fo:text-align="center" fo:margin-bottom="0in"/>
    </style:style>
    <style:style style:name="TableRow763" style:family="table-row">
      <style:table-row-properties style:min-row-height="0.5736in"/>
    </style:style>
    <style:style style:name="TableCell764" style:family="table-cell">
      <style:table-cell-properties fo:border="0.0069in solid #000000" style:writing-mode="lr-tb" fo:padding-top="0in" fo:padding-left="0.075in" fo:padding-bottom="0in" fo:padding-right="0.075in"/>
    </style:style>
    <style:style style:name="P765" style:parent-style-name="Paragrafoelenco" style:family="paragraph">
      <style:paragraph-properties fo:margin-bottom="0in"/>
    </style:style>
    <style:style style:name="TableColumn767" style:family="table-column">
      <style:table-column-properties style:column-width="3.052in"/>
    </style:style>
    <style:style style:name="TableColumn768" style:family="table-column">
      <style:table-column-properties style:column-width="3.052in"/>
    </style:style>
    <style:style style:name="Table766" style:family="table">
      <style:table-properties style:width="6.1041in" fo:margin-left="0in" table:align="left"/>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e" style:family="paragraph">
      <style:paragraph-properties fo:margin-bottom="0in"/>
    </style:style>
    <style:style style:name="TableCell772" style:family="table-cell">
      <style:table-cell-properties fo:border="0.0069in solid #000000" style:writing-mode="lr-tb" fo:padding-top="0in" fo:padding-left="0.075in" fo:padding-bottom="0in" fo:padding-right="0.075in"/>
    </style:style>
    <style:style style:name="P773" style:parent-style-name="Normale" style:family="paragraph">
      <style:paragraph-properties fo:margin-bottom="0in"/>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Normale" style:family="paragraph">
      <style:paragraph-properties fo:margin-bottom="0in"/>
    </style:style>
    <style:style style:name="TableCell777" style:family="table-cell">
      <style:table-cell-properties fo:border="0.0069in solid #000000" style:writing-mode="lr-tb" fo:padding-top="0in" fo:padding-left="0.075in" fo:padding-bottom="0in" fo:padding-right="0.075in"/>
    </style:style>
    <style:style style:name="P778" style:parent-style-name="Normale" style:family="paragraph">
      <style:paragraph-properties fo:margin-bottom="0in"/>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P781" style:parent-style-name="Normale" style:family="paragraph">
      <style:paragraph-properties fo:margin-bottom="0in"/>
    </style:style>
    <style:style style:name="TableCell782" style:family="table-cell">
      <style:table-cell-properties fo:border="0.0069in solid #000000" style:writing-mode="lr-tb" fo:padding-top="0in" fo:padding-left="0.075in" fo:padding-bottom="0in" fo:padding-right="0.075in"/>
    </style:style>
    <style:style style:name="P783" style:parent-style-name="Normale" style:family="paragraph">
      <style:paragraph-properties fo:margin-bottom="0in"/>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Normale" style:family="paragraph">
      <style:paragraph-properties fo:margin-bottom="0in"/>
    </style:style>
    <style:style style:name="TableCell787" style:family="table-cell">
      <style:table-cell-properties fo:border="0.0069in solid #000000" style:writing-mode="lr-tb" fo:padding-top="0in" fo:padding-left="0.075in" fo:padding-bottom="0in" fo:padding-right="0.075in"/>
    </style:style>
    <style:style style:name="P788" style:parent-style-name="Normale" style:family="paragraph">
      <style:paragraph-properties fo:margin-bottom="0in"/>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e" style:family="paragraph">
      <style:paragraph-properties fo:margin-bottom="0in"/>
    </style:style>
    <style:style style:name="TableCell792" style:family="table-cell">
      <style:table-cell-properties fo:border="0.0069in solid #000000" style:writing-mode="lr-tb" fo:padding-top="0in" fo:padding-left="0.075in" fo:padding-bottom="0in" fo:padding-right="0.075in"/>
    </style:style>
    <style:style style:name="P793" style:parent-style-name="Normale" style:family="paragraph">
      <style:paragraph-properties fo:margin-bottom="0in"/>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Normale" style:family="paragraph">
      <style:paragraph-properties fo:margin-bottom="0in"/>
    </style:style>
    <style:style style:name="TableCell797" style:family="table-cell">
      <style:table-cell-properties fo:border="0.0069in solid #000000" style:writing-mode="lr-tb" fo:padding-top="0in" fo:padding-left="0.075in" fo:padding-bottom="0in" fo:padding-right="0.075in"/>
    </style:style>
    <style:style style:name="P798" style:parent-style-name="Normale" style:family="paragraph">
      <style:paragraph-properties fo:margin-bottom="0in"/>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e" style:family="paragraph">
      <style:paragraph-properties fo:margin-bottom="0in"/>
    </style:style>
    <style:style style:name="TableCell802" style:family="table-cell">
      <style:table-cell-properties fo:border="0.0069in solid #000000" style:writing-mode="lr-tb" fo:padding-top="0in" fo:padding-left="0.075in" fo:padding-bottom="0in" fo:padding-right="0.075in"/>
    </style:style>
    <style:style style:name="P803" style:parent-style-name="Normale" style:family="paragraph">
      <style:paragraph-properties fo:margin-bottom="0in"/>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e" style:family="paragraph">
      <style:paragraph-properties fo:margin-bottom="0in"/>
    </style:style>
    <style:style style:name="TableCell807" style:family="table-cell">
      <style:table-cell-properties fo:border="0.0069in solid #000000" style:writing-mode="lr-tb" fo:padding-top="0in" fo:padding-left="0.075in" fo:padding-bottom="0in" fo:padding-right="0.075in"/>
    </style:style>
    <style:style style:name="P808" style:parent-style-name="Normale" style:family="paragraph">
      <style:paragraph-properties fo:margin-bottom="0in"/>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P811" style:parent-style-name="Normale" style:family="paragraph">
      <style:paragraph-properties fo:margin-bottom="0in"/>
    </style:style>
    <style:style style:name="TableCell812" style:family="table-cell">
      <style:table-cell-properties fo:border="0.0069in solid #000000" style:writing-mode="lr-tb" fo:padding-top="0in" fo:padding-left="0.075in" fo:padding-bottom="0in" fo:padding-right="0.075in"/>
    </style:style>
    <style:style style:name="P813" style:parent-style-name="Normale" style:family="paragraph">
      <style:paragraph-properties fo:margin-bottom="0in"/>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Normale" style:family="paragraph">
      <style:paragraph-properties fo:margin-bottom="0in"/>
    </style:style>
    <style:style style:name="TableCell817" style:family="table-cell">
      <style:table-cell-properties fo:border="0.0069in solid #000000" style:writing-mode="lr-tb" fo:padding-top="0in" fo:padding-left="0.075in" fo:padding-bottom="0in" fo:padding-right="0.075in"/>
    </style:style>
    <style:style style:name="P818" style:parent-style-name="Normale" style:family="paragraph">
      <style:paragraph-properties fo:margin-bottom="0in"/>
    </style:style>
    <style:style style:name="P819" style:parent-style-name="Paragrafoelenco" style:family="paragraph">
      <style:paragraph-properties fo:margin-bottom="0in"/>
    </style:style>
    <style:style style:name="TableRow820" style:family="table-row">
      <style:table-row-properties style:min-row-height="0.2222in"/>
    </style:style>
    <style:style style:name="TableCell821" style:family="table-cell">
      <style:table-cell-properties fo:border="0.0069in solid #000000" style:writing-mode="lr-tb" fo:padding-top="0in" fo:padding-left="0.075in" fo:padding-bottom="0in" fo:padding-right="0.075in"/>
    </style:style>
    <style:style style:name="P822" style:parent-style-name="Normale" style:family="paragraph">
      <style:paragraph-properties fo:text-align="center" fo:margin-bottom="0in"/>
    </style:style>
    <style:style style:name="TableRow823" style:family="table-row">
      <style:table-row-properties style:min-row-height="0.2222in"/>
    </style:style>
    <style:style style:name="TableCell824" style:family="table-cell">
      <style:table-cell-properties fo:border="0.0069in solid #000000" style:writing-mode="lr-tb" fo:padding-top="0in" fo:padding-left="0.075in" fo:padding-bottom="0in" fo:padding-right="0.075in"/>
    </style:style>
    <style:style style:name="P825" style:parent-style-name="Normale" style:family="paragraph">
      <style:paragraph-properties fo:text-align="center" fo:margin-bottom="0in"/>
    </style:style>
    <style:style style:name="TableColumn827" style:family="table-column">
      <style:table-column-properties style:column-width="1.5652in"/>
    </style:style>
    <style:style style:name="TableColumn828" style:family="table-column">
      <style:table-column-properties style:column-width="1.5652in"/>
    </style:style>
    <style:style style:name="TableColumn829" style:family="table-column">
      <style:table-column-properties style:column-width="1.5652in"/>
    </style:style>
    <style:style style:name="TableColumn830" style:family="table-column">
      <style:table-column-properties style:column-width="1.5652in"/>
    </style:style>
    <style:style style:name="Table826" style:family="table">
      <style:table-properties style:width="6.2611in" fo:margin-left="0in" table:align="left"/>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e" style:family="paragraph">
      <style:paragraph-properties fo:margin-bottom="0in"/>
    </style:style>
    <style:style style:name="TableCell834" style:family="table-cell">
      <style:table-cell-properties fo:border="0.0069in solid #000000" style:writing-mode="lr-tb" fo:padding-top="0in" fo:padding-left="0.075in" fo:padding-bottom="0in" fo:padding-right="0.075in"/>
    </style:style>
    <style:style style:name="P835" style:parent-style-name="Normale" style:family="paragraph">
      <style:paragraph-properties fo:margin-bottom="0in"/>
    </style:style>
    <style:style style:name="TableCell836" style:family="table-cell">
      <style:table-cell-properties fo:border="0.0069in solid #000000" style:writing-mode="lr-tb" fo:padding-top="0in" fo:padding-left="0.075in" fo:padding-bottom="0in" fo:padding-right="0.075in"/>
    </style:style>
    <style:style style:name="P837" style:parent-style-name="Normale" style:family="paragraph">
      <style:paragraph-properties fo:margin-bottom="0in"/>
    </style:style>
    <style:style style:name="TableCell838" style:family="table-cell">
      <style:table-cell-properties fo:border="0.0069in solid #000000" style:writing-mode="lr-tb" fo:padding-top="0in" fo:padding-left="0.075in" fo:padding-bottom="0in" fo:padding-right="0.075in"/>
    </style:style>
    <style:style style:name="P839" style:parent-style-name="Normale" style:family="paragraph">
      <style:paragraph-properties fo:margin-bottom="0in"/>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Normale" style:family="paragraph">
      <style:paragraph-properties fo:text-align="center" fo:margin-bottom="0in"/>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e" style:family="paragraph">
      <style:paragraph-properties fo:margin-bottom="0in"/>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e" style:family="paragraph">
      <style:paragraph-properties fo:text-align="center" fo:margin-bottom="0in"/>
    </style:style>
    <style:style style:name="TableRow849" style:family="table-row">
      <style:table-row-properties style:min-row-height="0.5736in"/>
    </style:style>
    <style:style style:name="TableCell850" style:family="table-cell">
      <style:table-cell-properties fo:border="0.0069in solid #000000" style:writing-mode="lr-tb" fo:padding-top="0in" fo:padding-left="0.075in" fo:padding-bottom="0in" fo:padding-right="0.075in"/>
    </style:style>
    <style:style style:name="P851" style:parent-style-name="Paragrafoelenco" style:family="paragraph">
      <style:paragraph-properties fo:margin-bottom="0in"/>
    </style:style>
    <style:style style:name="TableColumn853" style:family="table-column">
      <style:table-column-properties style:column-width="3.052in"/>
    </style:style>
    <style:style style:name="TableColumn854" style:family="table-column">
      <style:table-column-properties style:column-width="3.052in"/>
    </style:style>
    <style:style style:name="Table852" style:family="table">
      <style:table-properties style:width="6.1041in" fo:margin-left="0in" table:align="left"/>
    </style:style>
    <style:style style:name="TableRow855" style:family="table-row">
      <style:table-row-properties/>
    </style:style>
    <style:style style:name="TableCell856" style:family="table-cell">
      <style:table-cell-properties fo:border="0.0069in solid #000000" style:writing-mode="lr-tb" fo:padding-top="0in" fo:padding-left="0.075in" fo:padding-bottom="0in" fo:padding-right="0.075in"/>
    </style:style>
    <style:style style:name="P857" style:parent-style-name="Normale" style:family="paragraph">
      <style:paragraph-properties fo:margin-bottom="0in"/>
    </style:style>
    <style:style style:name="TableCell858" style:family="table-cell">
      <style:table-cell-properties fo:border="0.0069in solid #000000" style:writing-mode="lr-tb" fo:padding-top="0in" fo:padding-left="0.075in" fo:padding-bottom="0in" fo:padding-right="0.075in"/>
    </style:style>
    <style:style style:name="P859" style:parent-style-name="Normale" style:family="paragraph">
      <style:paragraph-properties fo:margin-bottom="0in"/>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Normale" style:family="paragraph">
      <style:paragraph-properties fo:margin-bottom="0in"/>
    </style:style>
    <style:style style:name="TableCell863" style:family="table-cell">
      <style:table-cell-properties fo:border="0.0069in solid #000000" style:writing-mode="lr-tb" fo:padding-top="0in" fo:padding-left="0.075in" fo:padding-bottom="0in" fo:padding-right="0.075in"/>
    </style:style>
    <style:style style:name="P864" style:parent-style-name="Normale" style:family="paragraph">
      <style:paragraph-properties fo:margin-bottom="0in"/>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e" style:family="paragraph">
      <style:paragraph-properties fo:margin-bottom="0in"/>
    </style:style>
    <style:style style:name="TableCell868" style:family="table-cell">
      <style:table-cell-properties fo:border="0.0069in solid #000000" style:writing-mode="lr-tb" fo:padding-top="0in" fo:padding-left="0.075in" fo:padding-bottom="0in" fo:padding-right="0.075in"/>
    </style:style>
    <style:style style:name="P869" style:parent-style-name="Normale" style:family="paragraph">
      <style:paragraph-properties fo:margin-bottom="0in"/>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e" style:family="paragraph">
      <style:paragraph-properties fo:margin-bottom="0in"/>
    </style:style>
    <style:style style:name="TableCell873" style:family="table-cell">
      <style:table-cell-properties fo:border="0.0069in solid #000000" style:writing-mode="lr-tb" fo:padding-top="0in" fo:padding-left="0.075in" fo:padding-bottom="0in" fo:padding-right="0.075in"/>
    </style:style>
    <style:style style:name="P874" style:parent-style-name="Normale" style:family="paragraph">
      <style:paragraph-properties fo:margin-bottom="0in"/>
    </style:style>
    <style:style style:name="TableRow875" style:family="table-row">
      <style:table-row-properties/>
    </style:style>
    <style:style style:name="TableCell876" style:family="table-cell">
      <style:table-cell-properties fo:border="0.0069in solid #000000" style:writing-mode="lr-tb" fo:padding-top="0in" fo:padding-left="0.075in" fo:padding-bottom="0in" fo:padding-right="0.075in"/>
    </style:style>
    <style:style style:name="P877" style:parent-style-name="Normale" style:family="paragraph">
      <style:paragraph-properties fo:margin-bottom="0in"/>
    </style:style>
    <style:style style:name="TableCell878" style:family="table-cell">
      <style:table-cell-properties fo:border="0.0069in solid #000000" style:writing-mode="lr-tb" fo:padding-top="0in" fo:padding-left="0.075in" fo:padding-bottom="0in" fo:padding-right="0.075in"/>
    </style:style>
    <style:style style:name="P879" style:parent-style-name="Normale" style:family="paragraph">
      <style:paragraph-properties fo:margin-bottom="0in"/>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e" style:family="paragraph">
      <style:paragraph-properties fo:margin-bottom="0in"/>
    </style:style>
    <style:style style:name="TableCell883" style:family="table-cell">
      <style:table-cell-properties fo:border="0.0069in solid #000000" style:writing-mode="lr-tb" fo:padding-top="0in" fo:padding-left="0.075in" fo:padding-bottom="0in" fo:padding-right="0.075in"/>
    </style:style>
    <style:style style:name="P884" style:parent-style-name="Normale" style:family="paragraph">
      <style:paragraph-properties fo:margin-bottom="0in"/>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e" style:family="paragraph">
      <style:paragraph-properties fo:margin-bottom="0in"/>
    </style:style>
    <style:style style:name="TableCell888" style:family="table-cell">
      <style:table-cell-properties fo:border="0.0069in solid #000000" style:writing-mode="lr-tb" fo:padding-top="0in" fo:padding-left="0.075in" fo:padding-bottom="0in" fo:padding-right="0.075in"/>
    </style:style>
    <style:style style:name="P889" style:parent-style-name="Normale" style:family="paragraph">
      <style:paragraph-properties fo:margin-bottom="0in"/>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e" style:family="paragraph">
      <style:paragraph-properties fo:margin-bottom="0in"/>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 style:family="paragraph">
      <style:paragraph-properties fo:margin-bottom="0in"/>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e" style:family="paragraph">
      <style:paragraph-properties fo:margin-bottom="0in"/>
    </style:style>
    <style:style style:name="TableCell898" style:family="table-cell">
      <style:table-cell-properties fo:border="0.0069in solid #000000" style:writing-mode="lr-tb" fo:padding-top="0in" fo:padding-left="0.075in" fo:padding-bottom="0in" fo:padding-right="0.075in"/>
    </style:style>
    <style:style style:name="P899" style:parent-style-name="Normale" style:family="paragraph">
      <style:paragraph-properties fo:margin-bottom="0in"/>
    </style:style>
    <style:style style:name="TableRow900" style:family="table-row">
      <style:table-row-properties/>
    </style:style>
    <style:style style:name="TableCell901" style:family="table-cell">
      <style:table-cell-properties fo:border="0.0069in solid #000000" style:writing-mode="lr-tb" fo:padding-top="0in" fo:padding-left="0.075in" fo:padding-bottom="0in" fo:padding-right="0.075in"/>
    </style:style>
    <style:style style:name="P902" style:parent-style-name="Normale" style:family="paragraph">
      <style:paragraph-properties fo:margin-bottom="0in"/>
    </style:style>
    <style:style style:name="TableCell903" style:family="table-cell">
      <style:table-cell-properties fo:border="0.0069in solid #000000" style:writing-mode="lr-tb" fo:padding-top="0in" fo:padding-left="0.075in" fo:padding-bottom="0in" fo:padding-right="0.075in"/>
    </style:style>
    <style:style style:name="P904" style:parent-style-name="Normale" style:family="paragraph">
      <style:paragraph-properties fo:margin-bottom="0in"/>
    </style:style>
    <style:style style:name="P905" style:parent-style-name="Paragrafoelenco" style:family="paragraph">
      <style:paragraph-properties fo:margin-bottom="0in"/>
    </style:style>
    <style:style style:name="TableRow906" style:family="table-row">
      <style:table-row-properties style:min-row-height="0.2222in"/>
    </style:style>
    <style:style style:name="TableCell907" style:family="table-cell">
      <style:table-cell-properties fo:border="0.0069in solid #000000" style:writing-mode="lr-tb" fo:padding-top="0in" fo:padding-left="0.075in" fo:padding-bottom="0in" fo:padding-right="0.075in"/>
    </style:style>
    <style:style style:name="P908" style:parent-style-name="Normale" style:family="paragraph">
      <style:paragraph-properties fo:text-align="center" fo:margin-bottom="0in"/>
    </style:style>
    <style:style style:name="TableRow909" style:family="table-row">
      <style:table-row-properties style:min-row-height="0.2222in"/>
    </style:style>
    <style:style style:name="TableCell910" style:family="table-cell">
      <style:table-cell-properties fo:border="0.0069in solid #000000" style:writing-mode="lr-tb" fo:padding-top="0in" fo:padding-left="0.075in" fo:padding-bottom="0in" fo:padding-right="0.075in"/>
    </style:style>
    <style:style style:name="P911" style:parent-style-name="Normale" style:family="paragraph">
      <style:paragraph-properties fo:text-align="center" fo:margin-bottom="0in"/>
    </style:style>
    <style:style style:name="TableColumn913" style:family="table-column">
      <style:table-column-properties style:column-width="1.5652in"/>
    </style:style>
    <style:style style:name="TableColumn914" style:family="table-column">
      <style:table-column-properties style:column-width="1.5652in"/>
    </style:style>
    <style:style style:name="TableColumn915" style:family="table-column">
      <style:table-column-properties style:column-width="1.5652in"/>
    </style:style>
    <style:style style:name="TableColumn916" style:family="table-column">
      <style:table-column-properties style:column-width="1.5652in"/>
    </style:style>
    <style:style style:name="Table912" style:family="table">
      <style:table-properties style:width="6.2611in" fo:margin-left="0in" table:align="left"/>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Normale" style:family="paragraph">
      <style:paragraph-properties fo:margin-bottom="0in"/>
    </style:style>
    <style:style style:name="TableCell920" style:family="table-cell">
      <style:table-cell-properties fo:border="0.0069in solid #000000" style:writing-mode="lr-tb" fo:padding-top="0in" fo:padding-left="0.075in" fo:padding-bottom="0in" fo:padding-right="0.075in"/>
    </style:style>
    <style:style style:name="P921" style:parent-style-name="Normale" style:family="paragraph">
      <style:paragraph-properties fo:margin-bottom="0i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e" style:family="paragraph">
      <style:paragraph-properties fo:margin-bottom="0in"/>
    </style:style>
    <style:style style:name="TableCell924" style:family="table-cell">
      <style:table-cell-properties fo:border="0.0069in solid #000000" style:writing-mode="lr-tb" fo:padding-top="0in" fo:padding-left="0.075in" fo:padding-bottom="0in" fo:padding-right="0.075in"/>
    </style:style>
    <style:style style:name="P925" style:parent-style-name="Normale" style:family="paragraph">
      <style:paragraph-properties fo:margin-bottom="0in"/>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P928" style:parent-style-name="Normale" style:family="paragraph">
      <style:paragraph-properties fo:text-align="center" fo:margin-bottom="0in"/>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e" style:family="paragraph">
      <style:paragraph-properties fo:margin-bottom="0in"/>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e" style:family="paragraph">
      <style:paragraph-properties fo:text-align="center" fo:margin-bottom="0in"/>
    </style:style>
    <style:style style:name="TableRow935" style:family="table-row">
      <style:table-row-properties style:min-row-height="0.5736in"/>
    </style:style>
    <style:style style:name="TableCell936" style:family="table-cell">
      <style:table-cell-properties fo:border="0.0069in solid #000000" style:writing-mode="lr-tb" fo:padding-top="0in" fo:padding-left="0.075in" fo:padding-bottom="0in" fo:padding-right="0.075in"/>
    </style:style>
    <style:style style:name="P937" style:parent-style-name="Paragrafoelenco" style:family="paragraph">
      <style:paragraph-properties fo:margin-bottom="0in"/>
    </style:style>
    <style:style style:name="TableColumn939" style:family="table-column">
      <style:table-column-properties style:column-width="3.052in"/>
    </style:style>
    <style:style style:name="TableColumn940" style:family="table-column">
      <style:table-column-properties style:column-width="3.052in"/>
    </style:style>
    <style:style style:name="Table938" style:family="table">
      <style:table-properties style:width="6.1041in" fo:margin-left="0in" table:align="left"/>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Normale" style:family="paragraph">
      <style:paragraph-properties fo:margin-bottom="0in"/>
    </style:style>
    <style:style style:name="TableCell944" style:family="table-cell">
      <style:table-cell-properties fo:border="0.0069in solid #000000" style:writing-mode="lr-tb" fo:padding-top="0in" fo:padding-left="0.075in" fo:padding-bottom="0in" fo:padding-right="0.075in"/>
    </style:style>
    <style:style style:name="P945" style:parent-style-name="Normale" style:family="paragraph">
      <style:paragraph-properties fo:margin-bottom="0in"/>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e" style:family="paragraph">
      <style:paragraph-properties fo:margin-bottom="0in"/>
    </style:style>
    <style:style style:name="TableCell949" style:family="table-cell">
      <style:table-cell-properties fo:border="0.0069in solid #000000" style:writing-mode="lr-tb" fo:padding-top="0in" fo:padding-left="0.075in" fo:padding-bottom="0in" fo:padding-right="0.075in"/>
    </style:style>
    <style:style style:name="P950" style:parent-style-name="Normale" style:family="paragraph">
      <style:paragraph-properties fo:margin-bottom="0in"/>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e" style:family="paragraph">
      <style:paragraph-properties fo:margin-bottom="0in"/>
    </style:style>
    <style:style style:name="TableCell954" style:family="table-cell">
      <style:table-cell-properties fo:border="0.0069in solid #000000" style:writing-mode="lr-tb" fo:padding-top="0in" fo:padding-left="0.075in" fo:padding-bottom="0in" fo:padding-right="0.075in"/>
    </style:style>
    <style:style style:name="P955" style:parent-style-name="Normale" style:family="paragraph">
      <style:paragraph-properties fo:margin-bottom="0in"/>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e" style:family="paragraph">
      <style:paragraph-properties fo:margin-bottom="0in"/>
    </style:style>
    <style:style style:name="TableCell959" style:family="table-cell">
      <style:table-cell-properties fo:border="0.0069in solid #000000" style:writing-mode="lr-tb" fo:padding-top="0in" fo:padding-left="0.075in" fo:padding-bottom="0in" fo:padding-right="0.075in"/>
    </style:style>
    <style:style style:name="P960" style:parent-style-name="Normale" style:family="paragraph">
      <style:paragraph-properties fo:margin-bottom="0in"/>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e" style:family="paragraph">
      <style:paragraph-properties fo:margin-bottom="0in"/>
    </style:style>
    <style:style style:name="TableCell964" style:family="table-cell">
      <style:table-cell-properties fo:border="0.0069in solid #000000" style:writing-mode="lr-tb" fo:padding-top="0in" fo:padding-left="0.075in" fo:padding-bottom="0in" fo:padding-right="0.075in"/>
    </style:style>
    <style:style style:name="P965" style:parent-style-name="Normale" style:family="paragraph">
      <style:paragraph-properties fo:margin-bottom="0in"/>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Normale" style:family="paragraph">
      <style:paragraph-properties fo:margin-bottom="0in"/>
    </style:style>
    <style:style style:name="TableCell969" style:family="table-cell">
      <style:table-cell-properties fo:border="0.0069in solid #000000" style:writing-mode="lr-tb" fo:padding-top="0in" fo:padding-left="0.075in" fo:padding-bottom="0in" fo:padding-right="0.075in"/>
    </style:style>
    <style:style style:name="P970" style:parent-style-name="Normale" style:family="paragraph">
      <style:paragraph-properties fo:margin-bottom="0in"/>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Normale" style:family="paragraph">
      <style:paragraph-properties fo:margin-bottom="0in"/>
    </style:style>
    <style:style style:name="TableCell974" style:family="table-cell">
      <style:table-cell-properties fo:border="0.0069in solid #000000" style:writing-mode="lr-tb" fo:padding-top="0in" fo:padding-left="0.075in" fo:padding-bottom="0in" fo:padding-right="0.075in"/>
    </style:style>
    <style:style style:name="P975" style:parent-style-name="Normale" style:family="paragraph">
      <style:paragraph-properties fo:margin-bottom="0in"/>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e" style:family="paragraph">
      <style:paragraph-properties fo:margin-bottom="0in"/>
    </style:style>
    <style:style style:name="TableCell979" style:family="table-cell">
      <style:table-cell-properties fo:border="0.0069in solid #000000" style:writing-mode="lr-tb" fo:padding-top="0in" fo:padding-left="0.075in" fo:padding-bottom="0in" fo:padding-right="0.075in"/>
    </style:style>
    <style:style style:name="P980" style:parent-style-name="Normale" style:family="paragraph">
      <style:paragraph-properties fo:margin-bottom="0in"/>
    </style:style>
    <style:style style:name="TableRow981" style:family="table-row">
      <style:table-row-properties/>
    </style:style>
    <style:style style:name="TableCell982" style:family="table-cell">
      <style:table-cell-properties fo:border="0.0069in solid #000000" style:writing-mode="lr-tb" fo:padding-top="0in" fo:padding-left="0.075in" fo:padding-bottom="0in" fo:padding-right="0.075in"/>
    </style:style>
    <style:style style:name="P983" style:parent-style-name="Normale" style:family="paragraph">
      <style:paragraph-properties fo:margin-bottom="0in"/>
    </style:style>
    <style:style style:name="TableCell984" style:family="table-cell">
      <style:table-cell-properties fo:border="0.0069in solid #000000" style:writing-mode="lr-tb" fo:padding-top="0in" fo:padding-left="0.075in" fo:padding-bottom="0in" fo:padding-right="0.075in"/>
    </style:style>
    <style:style style:name="P985" style:parent-style-name="Normale" style:family="paragraph">
      <style:paragraph-properties fo:margin-bottom="0in"/>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e" style:family="paragraph">
      <style:paragraph-properties fo:margin-bottom="0in"/>
    </style:style>
    <style:style style:name="TableCell989" style:family="table-cell">
      <style:table-cell-properties fo:border="0.0069in solid #000000" style:writing-mode="lr-tb" fo:padding-top="0in" fo:padding-left="0.075in" fo:padding-bottom="0in" fo:padding-right="0.075in"/>
    </style:style>
    <style:style style:name="P990" style:parent-style-name="Normale" style:family="paragraph">
      <style:paragraph-properties fo:margin-bottom="0in"/>
    </style:style>
    <style:style style:name="P991" style:parent-style-name="Paragrafoelenco" style:family="paragraph">
      <style:paragraph-properties fo:margin-bottom="0in"/>
    </style:style>
    <style:style style:name="TableRow992" style:family="table-row">
      <style:table-row-properties style:min-row-height="0.2222in"/>
    </style:style>
    <style:style style:name="TableCell993" style:family="table-cell">
      <style:table-cell-properties fo:border="0.0069in solid #000000" style:writing-mode="lr-tb" fo:padding-top="0in" fo:padding-left="0.075in" fo:padding-bottom="0in" fo:padding-right="0.075in"/>
    </style:style>
    <style:style style:name="P994" style:parent-style-name="Normale" style:family="paragraph">
      <style:paragraph-properties fo:text-align="center" fo:margin-bottom="0in"/>
    </style:style>
    <style:style style:name="TableRow995" style:family="table-row">
      <style:table-row-properties style:min-row-height="0.2222in"/>
    </style:style>
    <style:style style:name="TableCell996" style:family="table-cell">
      <style:table-cell-properties fo:border="0.0069in solid #000000" style:writing-mode="lr-tb" fo:padding-top="0in" fo:padding-left="0.075in" fo:padding-bottom="0in" fo:padding-right="0.075in"/>
    </style:style>
    <style:style style:name="P997" style:parent-style-name="Normale" style:family="paragraph">
      <style:paragraph-properties fo:text-align="center" fo:margin-bottom="0in"/>
    </style:style>
    <style:style style:name="TableColumn999" style:family="table-column">
      <style:table-column-properties style:column-width="1.5652in"/>
    </style:style>
    <style:style style:name="TableColumn1000" style:family="table-column">
      <style:table-column-properties style:column-width="1.5652in"/>
    </style:style>
    <style:style style:name="TableColumn1001" style:family="table-column">
      <style:table-column-properties style:column-width="1.5652in"/>
    </style:style>
    <style:style style:name="TableColumn1002" style:family="table-column">
      <style:table-column-properties style:column-width="1.5652in"/>
    </style:style>
    <style:style style:name="Table998" style:family="table">
      <style:table-properties style:width="6.2611in" fo:margin-left="0in" table:align="left"/>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e" style:family="paragraph">
      <style:paragraph-properties fo:margin-bottom="0in"/>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e" style:family="paragraph">
      <style:paragraph-properties fo:margin-bottom="0in"/>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e" style:family="paragraph">
      <style:paragraph-properties fo:margin-bottom="0in"/>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e" style:family="paragraph">
      <style:paragraph-properties fo:margin-bottom="0in"/>
    </style:style>
    <style:style style:name="TableRow1012" style:family="table-row">
      <style:table-row-properties/>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e" style:family="paragraph">
      <style:paragraph-properties fo:text-align="center" fo:margin-bottom="0in"/>
    </style:style>
    <style:style style:name="TableRow1015" style:family="table-row">
      <style:table-row-propertie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e" style:family="paragraph">
      <style:paragraph-properties fo:margin-bottom="0in"/>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e" style:family="paragraph">
      <style:paragraph-properties fo:text-align="center" fo:margin-bottom="0in"/>
    </style:style>
    <style:style style:name="TableRow1021" style:family="table-row">
      <style:table-row-properties style:min-row-height="0.5736in"/>
    </style:style>
    <style:style style:name="TableCell1022" style:family="table-cell">
      <style:table-cell-properties fo:border="0.0069in solid #000000" style:writing-mode="lr-tb" fo:padding-top="0in" fo:padding-left="0.075in" fo:padding-bottom="0in" fo:padding-right="0.075in"/>
    </style:style>
    <style:style style:name="P1023" style:parent-style-name="Paragrafoelenco" style:family="paragraph">
      <style:paragraph-properties fo:margin-bottom="0in"/>
    </style:style>
    <style:style style:name="TableColumn1025" style:family="table-column">
      <style:table-column-properties style:column-width="3.052in"/>
    </style:style>
    <style:style style:name="TableColumn1026" style:family="table-column">
      <style:table-column-properties style:column-width="3.052in"/>
    </style:style>
    <style:style style:name="Table1024" style:family="table">
      <style:table-properties style:width="6.1041in" fo:margin-left="0in" table:align="left"/>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e" style:family="paragraph">
      <style:paragraph-properties fo:margin-bottom="0in"/>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e" style:family="paragraph">
      <style:paragraph-properties fo:margin-bottom="0in"/>
    </style:style>
    <style:style style:name="TableRow1032" style:family="table-row">
      <style:table-row-properties/>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e" style:family="paragraph">
      <style:paragraph-properties fo:margin-bottom="0in"/>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e" style:family="paragraph">
      <style:paragraph-properties fo:margin-bottom="0in"/>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e" style:family="paragraph">
      <style:paragraph-properties fo:margin-bottom="0in"/>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e" style:family="paragraph">
      <style:paragraph-properties fo:margin-bottom="0in"/>
    </style:style>
    <style:style style:name="TableRow1042" style:family="table-row">
      <style:table-row-properties/>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e" style:family="paragraph">
      <style:paragraph-properties fo:margin-bottom="0in"/>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e" style:family="paragraph">
      <style:paragraph-properties fo:margin-bottom="0in"/>
    </style:style>
    <style:style style:name="TableRow1047" style:family="table-row">
      <style:table-row-propertie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e" style:family="paragraph">
      <style:paragraph-properties fo:margin-bottom="0in"/>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e" style:family="paragraph">
      <style:paragraph-properties fo:margin-bottom="0in"/>
    </style:style>
    <style:style style:name="TableRow1052" style:family="table-row">
      <style:table-row-properties/>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e" style:family="paragraph">
      <style:paragraph-properties fo:margin-bottom="0in"/>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e" style:family="paragraph">
      <style:paragraph-properties fo:margin-bottom="0in"/>
    </style:style>
    <style:style style:name="TableRow1057" style:family="table-row">
      <style:table-row-properties/>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e" style:family="paragraph">
      <style:paragraph-properties fo:margin-bottom="0in"/>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e" style:family="paragraph">
      <style:paragraph-properties fo:margin-bottom="0in"/>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e" style:family="paragraph">
      <style:paragraph-properties fo:margin-bottom="0in"/>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e" style:family="paragraph">
      <style:paragraph-properties fo:margin-bottom="0in"/>
    </style:style>
    <style:style style:name="TableRow1067" style:family="table-row">
      <style:table-row-properties/>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e" style:family="paragraph">
      <style:paragraph-properties fo:margin-bottom="0in"/>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e" style:family="paragraph">
      <style:paragraph-properties fo:margin-bottom="0in"/>
    </style:style>
    <style:style style:name="TableRow1072" style:family="table-row">
      <style:table-row-propertie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e" style:family="paragraph">
      <style:paragraph-properties fo:margin-bottom="0in"/>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e" style:family="paragraph">
      <style:paragraph-properties fo:margin-bottom="0in"/>
    </style:style>
    <style:style style:name="P1077" style:parent-style-name="Paragrafoelenco" style:family="paragraph">
      <style:paragraph-properties fo:margin-bottom="0in"/>
    </style:style>
    <style:style style:name="TableRow1078" style:family="table-row">
      <style:table-row-properties style:min-row-height="0.2222in"/>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e" style:family="paragraph">
      <style:paragraph-properties fo:text-align="center" fo:margin-bottom="0in"/>
    </style:style>
    <style:style style:name="TableRow1081" style:family="table-row">
      <style:table-row-properties style:min-row-height="0.2222in"/>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e" style:family="paragraph">
      <style:paragraph-properties fo:text-align="center" fo:margin-bottom="0in"/>
    </style:style>
    <style:style style:name="TableColumn1085" style:family="table-column">
      <style:table-column-properties style:column-width="1.5652in"/>
    </style:style>
    <style:style style:name="TableColumn1086" style:family="table-column">
      <style:table-column-properties style:column-width="1.5652in"/>
    </style:style>
    <style:style style:name="TableColumn1087" style:family="table-column">
      <style:table-column-properties style:column-width="1.5652in"/>
    </style:style>
    <style:style style:name="TableColumn1088" style:family="table-column">
      <style:table-column-properties style:column-width="1.5652in"/>
    </style:style>
    <style:style style:name="Table1084" style:family="table">
      <style:table-properties style:width="6.2611in" fo:margin-left="0in" table:align="left"/>
    </style:style>
    <style:style style:name="TableRow1089" style:family="table-row">
      <style:table-row-properties/>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e" style:family="paragraph">
      <style:paragraph-properties fo:margin-bottom="0in"/>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e" style:family="paragraph">
      <style:paragraph-properties fo:margin-bottom="0in"/>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e" style:family="paragraph">
      <style:paragraph-properties fo:margin-bottom="0in"/>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e" style:family="paragraph">
      <style:paragraph-properties fo:margin-bottom="0in"/>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e" style:family="paragraph">
      <style:paragraph-properties fo:text-align="center" fo:margin-bottom="0in"/>
    </style:style>
    <style:style style:name="TableRow1101" style:family="table-row">
      <style:table-row-properties/>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e" style:family="paragraph">
      <style:paragraph-properties fo:margin-bottom="0in"/>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e" style:family="paragraph">
      <style:paragraph-properties fo:text-align="center" fo:margin-bottom="0in"/>
    </style:style>
    <style:style style:name="TableRow1107" style:family="table-row">
      <style:table-row-properties style:min-row-height="0.5736in"/>
    </style:style>
    <style:style style:name="TableCell1108" style:family="table-cell">
      <style:table-cell-properties fo:border="0.0069in solid #000000" style:writing-mode="lr-tb" fo:padding-top="0in" fo:padding-left="0.075in" fo:padding-bottom="0in" fo:padding-right="0.075in"/>
    </style:style>
    <style:style style:name="P1109" style:parent-style-name="Paragrafoelenco" style:family="paragraph">
      <style:paragraph-properties fo:margin-bottom="0in"/>
    </style:style>
    <style:style style:name="TableColumn1111" style:family="table-column">
      <style:table-column-properties style:column-width="3.0715in"/>
    </style:style>
    <style:style style:name="TableColumn1112" style:family="table-column">
      <style:table-column-properties style:column-width="3.0326in"/>
    </style:style>
    <style:style style:name="Table1110" style:family="table">
      <style:table-properties style:width="6.1041in" fo:margin-left="0in" table:align="left"/>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e" style:family="paragraph">
      <style:paragraph-properties fo:margin-bottom="0in"/>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e" style:family="paragraph">
      <style:paragraph-properties fo:margin-bottom="0in"/>
    </style:style>
    <style:style style:name="TableRow1118" style:family="table-row">
      <style:table-row-properties/>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e" style:family="paragraph">
      <style:paragraph-properties fo:margin-bottom="0in"/>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e" style:family="paragraph">
      <style:paragraph-properties fo:margin-bottom="0in"/>
    </style:style>
    <style:style style:name="TableRow1123" style:family="table-row">
      <style:table-row-properties/>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e" style:family="paragraph">
      <style:paragraph-properties fo:margin-bottom="0in"/>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e" style:family="paragraph">
      <style:paragraph-properties fo:margin-bottom="0in"/>
    </style:style>
    <style:style style:name="P1128" style:parent-style-name="Normale" style:family="paragraph">
      <style:paragraph-properties fo:margin-bottom="0in"/>
    </style:style>
    <style:style style:name="P1129" style:parent-style-name="Normale" style:family="paragraph">
      <style:paragraph-properties fo:margin-bottom="0in"/>
    </style:style>
    <style:style style:name="TableRow1130" style:family="table-row">
      <style:table-row-propertie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e" style:family="paragraph">
      <style:paragraph-properties fo:margin-bottom="0in"/>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e" style:family="paragraph">
      <style:paragraph-properties fo:margin-bottom="0in"/>
    </style:style>
    <style:style style:name="TableRow1135" style:family="table-row">
      <style:table-row-propertie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e" style:family="paragraph">
      <style:paragraph-properties fo:margin-bottom="0in"/>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e" style:family="paragraph">
      <style:paragraph-properties fo:margin-bottom="0in"/>
    </style:style>
    <style:style style:name="TableRow1140" style:family="table-row">
      <style:table-row-propertie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e" style:family="paragraph">
      <style:paragraph-properties fo:margin-bottom="0in"/>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e" style:family="paragraph">
      <style:paragraph-properties fo:margin-bottom="0in"/>
    </style:style>
    <style:style style:name="TableRow1145" style:family="table-row">
      <style:table-row-propertie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e" style:family="paragraph">
      <style:paragraph-properties fo:margin-bottom="0in"/>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e" style:family="paragraph">
      <style:paragraph-properties fo:margin-bottom="0in"/>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e" style:family="paragraph">
      <style:paragraph-properties fo:margin-bottom="0in"/>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e" style:family="paragraph">
      <style:paragraph-properties fo:margin-bottom="0in"/>
    </style:style>
    <style:style style:name="TableRow1155" style:family="table-row">
      <style:table-row-propertie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e" style:family="paragraph">
      <style:paragraph-properties fo:margin-bottom="0in"/>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e" style:family="paragraph">
      <style:paragraph-properties fo:margin-bottom="0in"/>
    </style:style>
    <style:style style:name="TableRow1160" style:family="table-row">
      <style:table-row-propertie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e" style:family="paragraph">
      <style:paragraph-properties fo:margin-bottom="0in"/>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e" style:family="paragraph">
      <style:paragraph-properties fo:margin-bottom="0in"/>
    </style:style>
    <style:style style:name="P1165" style:parent-style-name="Paragrafoelenco" style:family="paragraph">
      <style:paragraph-properties fo:margin-bottom="0in"/>
    </style:style>
    <style:style style:name="TableRow1166" style:family="table-row">
      <style:table-row-properties style:min-row-height="0.2222in"/>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e" style:family="paragraph">
      <style:paragraph-properties fo:text-align="center" fo:margin-bottom="0in"/>
    </style:style>
    <style:style style:name="TableRow1169" style:family="table-row">
      <style:table-row-properties style:min-row-height="0.2222in"/>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e" style:family="paragraph">
      <style:paragraph-properties fo:text-align="center" fo:margin-bottom="0in"/>
    </style:style>
    <style:style style:name="TableColumn1173" style:family="table-column">
      <style:table-column-properties style:column-width="1.5652in"/>
    </style:style>
    <style:style style:name="TableColumn1174" style:family="table-column">
      <style:table-column-properties style:column-width="1.5652in"/>
    </style:style>
    <style:style style:name="TableColumn1175" style:family="table-column">
      <style:table-column-properties style:column-width="1.5652in"/>
    </style:style>
    <style:style style:name="TableColumn1176" style:family="table-column">
      <style:table-column-properties style:column-width="1.5652in"/>
    </style:style>
    <style:style style:name="Table1172" style:family="table">
      <style:table-properties style:width="6.2611in" fo:margin-left="0in" table:align="left"/>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e" style:family="paragraph">
      <style:paragraph-properties fo:margin-bottom="0in"/>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e" style:family="paragraph">
      <style:paragraph-properties fo:margin-bottom="0in"/>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e" style:family="paragraph">
      <style:paragraph-properties fo:margin-bottom="0in"/>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e" style:family="paragraph">
      <style:paragraph-properties fo:margin-bottom="0in"/>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e" style:family="paragraph">
      <style:paragraph-properties fo:text-align="center" fo:margin-bottom="0in"/>
    </style:style>
    <style:style style:name="TableRow1189" style:family="table-row">
      <style:table-row-propertie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e" style:family="paragraph">
      <style:paragraph-properties fo:margin-bottom="0in"/>
    </style:style>
    <style:style style:name="TableRow1192" style:family="table-row">
      <style:table-row-properties/>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e" style:family="paragraph">
      <style:paragraph-properties fo:text-align="center" fo:margin-bottom="0in"/>
    </style:style>
    <style:style style:name="TableRow1195" style:family="table-row">
      <style:table-row-properties style:min-row-height="0.5736in"/>
    </style:style>
    <style:style style:name="TableCell1196" style:family="table-cell">
      <style:table-cell-properties fo:border="0.0069in solid #000000" style:writing-mode="lr-tb" fo:padding-top="0in" fo:padding-left="0.075in" fo:padding-bottom="0in" fo:padding-right="0.075in"/>
    </style:style>
    <style:style style:name="P1197" style:parent-style-name="Paragrafoelenco" style:family="paragraph">
      <style:paragraph-properties fo:margin-bottom="0in"/>
    </style:style>
    <style:style style:name="TableColumn1199" style:family="table-column">
      <style:table-column-properties style:column-width="3.052in"/>
    </style:style>
    <style:style style:name="TableColumn1200" style:family="table-column">
      <style:table-column-properties style:column-width="3.052in"/>
    </style:style>
    <style:style style:name="Table1198" style:family="table">
      <style:table-properties style:width="6.1041in" fo:margin-left="0in" table:align="left"/>
    </style:style>
    <style:style style:name="TableRow1201" style:family="table-row">
      <style:table-row-properties/>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e" style:family="paragraph">
      <style:paragraph-properties fo:margin-bottom="0in"/>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e" style:family="paragraph">
      <style:paragraph-properties fo:margin-bottom="0in"/>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e" style:family="paragraph">
      <style:paragraph-properties fo:margin-bottom="0in"/>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e" style:family="paragraph">
      <style:paragraph-properties fo:margin-bottom="0in"/>
    </style:style>
    <style:style style:name="TableRow1211" style:family="table-row">
      <style:table-row-propertie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e" style:family="paragraph">
      <style:paragraph-properties fo:margin-bottom="0in"/>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e" style:family="paragraph">
      <style:paragraph-properties fo:margin-bottom="0in"/>
    </style:style>
    <style:style style:name="TableRow1216" style:family="table-row">
      <style:table-row-properties/>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e" style:family="paragraph">
      <style:paragraph-properties fo:margin-bottom="0in"/>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e" style:family="paragraph">
      <style:paragraph-properties fo:margin-bottom="0in"/>
    </style:style>
    <style:style style:name="TableRow1221" style:family="table-row">
      <style:table-row-propertie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e" style:family="paragraph">
      <style:paragraph-properties fo:margin-bottom="0in"/>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e" style:family="paragraph">
      <style:paragraph-properties fo:margin-bottom="0in"/>
    </style:style>
    <style:style style:name="TableRow1226" style:family="table-row">
      <style:table-row-properties/>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e" style:family="paragraph">
      <style:paragraph-properties fo:margin-bottom="0in"/>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e" style:family="paragraph">
      <style:paragraph-properties fo:margin-bottom="0in"/>
    </style:style>
    <style:style style:name="TableRow1231" style:family="table-row">
      <style:table-row-properties/>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e" style:family="paragraph">
      <style:paragraph-properties fo:margin-bottom="0in"/>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e" style:family="paragraph">
      <style:paragraph-properties fo:margin-bottom="0in"/>
    </style:style>
    <style:style style:name="TableRow1236" style:family="table-row">
      <style:table-row-properties/>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e" style:family="paragraph">
      <style:paragraph-properties fo:margin-bottom="0in"/>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e" style:family="paragraph">
      <style:paragraph-properties fo:margin-bottom="0in"/>
    </style:style>
    <style:style style:name="TableRow1241" style:family="table-row">
      <style:table-row-properties/>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e" style:family="paragraph">
      <style:paragraph-properties fo:margin-bottom="0in"/>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e" style:family="paragraph">
      <style:paragraph-properties fo:margin-bottom="0in"/>
    </style:style>
    <style:style style:name="TableRow1246" style:family="table-row">
      <style:table-row-properties/>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e" style:family="paragraph">
      <style:paragraph-properties fo:margin-bottom="0in"/>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e" style:family="paragraph">
      <style:paragraph-properties fo:margin-bottom="0in"/>
    </style:style>
    <style:style style:name="P1251" style:parent-style-name="Paragrafoelenco" style:family="paragraph">
      <style:paragraph-properties fo:margin-bottom="0in"/>
    </style:style>
    <style:style style:name="TableRow1252" style:family="table-row">
      <style:table-row-properties style:min-row-height="0.2222in"/>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e" style:family="paragraph">
      <style:paragraph-properties fo:text-align="center" fo:margin-bottom="0in"/>
    </style:style>
    <style:style style:name="TableRow1255" style:family="table-row">
      <style:table-row-properties style:min-row-height="0.2222in"/>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e" style:family="paragraph">
      <style:paragraph-properties fo:text-align="center" fo:margin-bottom="0in"/>
    </style:style>
    <style:style style:name="TableColumn1259" style:family="table-column">
      <style:table-column-properties style:column-width="1.5652in"/>
    </style:style>
    <style:style style:name="TableColumn1260" style:family="table-column">
      <style:table-column-properties style:column-width="1.5652in"/>
    </style:style>
    <style:style style:name="TableColumn1261" style:family="table-column">
      <style:table-column-properties style:column-width="1.5652in"/>
    </style:style>
    <style:style style:name="TableColumn1262" style:family="table-column">
      <style:table-column-properties style:column-width="1.5652in"/>
    </style:style>
    <style:style style:name="Table1258" style:family="table">
      <style:table-properties style:width="6.2611in" fo:margin-left="0in" table:align="left"/>
    </style:style>
    <style:style style:name="TableRow1263" style:family="table-row">
      <style:table-row-properties/>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e" style:family="paragraph">
      <style:paragraph-properties fo:margin-bottom="0in"/>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e" style:family="paragraph">
      <style:paragraph-properties fo:margin-bottom="0in"/>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e" style:family="paragraph">
      <style:paragraph-properties fo:margin-bottom="0in"/>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e" style:family="paragraph">
      <style:paragraph-properties fo:margin-bottom="0in"/>
    </style:style>
    <style:style style:name="TableRow1272" style:family="table-row">
      <style:table-row-properties/>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e" style:family="paragraph">
      <style:paragraph-properties fo:text-align="center" fo:margin-bottom="0in"/>
    </style:style>
    <style:style style:name="TableRow1275" style:family="table-row">
      <style:table-row-properties/>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e" style:family="paragraph">
      <style:paragraph-properties fo:margin-bottom="0in"/>
    </style:style>
    <style:style style:name="TableRow1278" style:family="table-row">
      <style:table-row-properties/>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e" style:family="paragraph">
      <style:paragraph-properties fo:text-align="center" fo:margin-bottom="0in"/>
    </style:style>
    <style:style style:name="TableRow1281" style:family="table-row">
      <style:table-row-properties style:min-row-height="0.5736in"/>
    </style:style>
    <style:style style:name="TableCell1282" style:family="table-cell">
      <style:table-cell-properties fo:border="0.0069in solid #000000" style:writing-mode="lr-tb" fo:padding-top="0in" fo:padding-left="0.075in" fo:padding-bottom="0in" fo:padding-right="0.075in"/>
    </style:style>
    <style:style style:name="P1283" style:parent-style-name="Paragrafoelenco" style:family="paragraph">
      <style:paragraph-properties fo:margin-bottom="0in"/>
    </style:style>
    <style:style style:name="TableColumn1285" style:family="table-column">
      <style:table-column-properties style:column-width="3.052in"/>
    </style:style>
    <style:style style:name="TableColumn1286" style:family="table-column">
      <style:table-column-properties style:column-width="3.052in"/>
    </style:style>
    <style:style style:name="Table1284" style:family="table">
      <style:table-properties style:width="6.1041in" fo:margin-left="0in" table:align="left"/>
    </style:style>
    <style:style style:name="TableRow1287" style:family="table-row">
      <style:table-row-properties/>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e" style:family="paragraph">
      <style:paragraph-properties fo:margin-bottom="0in"/>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e" style:family="paragraph">
      <style:paragraph-properties fo:margin-bottom="0in"/>
    </style:style>
    <style:style style:name="TableRow1292" style:family="table-row">
      <style:table-row-properties/>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e" style:family="paragraph">
      <style:paragraph-properties fo:margin-bottom="0in"/>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e" style:family="paragraph">
      <style:paragraph-properties fo:margin-bottom="0in"/>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e" style:family="paragraph">
      <style:paragraph-properties fo:margin-bottom="0in"/>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e" style:family="paragraph">
      <style:paragraph-properties fo:margin-bottom="0in"/>
    </style:style>
    <style:style style:name="TableRow1302" style:family="table-row">
      <style:table-row-properties/>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e" style:family="paragraph">
      <style:paragraph-properties fo:margin-bottom="0in"/>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e" style:family="paragraph">
      <style:paragraph-properties fo:margin-bottom="0in"/>
    </style:style>
    <style:style style:name="TableRow1307" style:family="table-row">
      <style:table-row-properties/>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e" style:family="paragraph">
      <style:paragraph-properties fo:margin-bottom="0in"/>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e" style:family="paragraph">
      <style:paragraph-properties fo:margin-bottom="0in"/>
    </style:style>
    <style:style style:name="TableRow1312" style:family="table-row">
      <style:table-row-properties/>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e" style:family="paragraph">
      <style:paragraph-properties fo:margin-bottom="0in"/>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e" style:family="paragraph">
      <style:paragraph-properties fo:margin-bottom="0in"/>
    </style:style>
    <style:style style:name="TableRow1317" style:family="table-row">
      <style:table-row-properties/>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e" style:family="paragraph">
      <style:paragraph-properties fo:margin-bottom="0in"/>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e" style:family="paragraph">
      <style:paragraph-properties fo:margin-bottom="0in"/>
    </style:style>
    <style:style style:name="TableRow1322" style:family="table-row">
      <style:table-row-properties/>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e" style:family="paragraph">
      <style:paragraph-properties fo:margin-bottom="0in"/>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e" style:family="paragraph">
      <style:paragraph-properties fo:margin-bottom="0in"/>
    </style:style>
    <style:style style:name="TableRow1327" style:family="table-row">
      <style:table-row-properties/>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e" style:family="paragraph">
      <style:paragraph-properties fo:margin-bottom="0in"/>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e" style:family="paragraph">
      <style:paragraph-properties fo:margin-bottom="0in"/>
    </style:style>
    <style:style style:name="TableRow1332" style:family="table-row">
      <style:table-row-properties/>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e" style:family="paragraph">
      <style:paragraph-properties fo:margin-bottom="0in"/>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e" style:family="paragraph">
      <style:paragraph-properties fo:margin-bottom="0in"/>
    </style:style>
    <style:style style:name="P1337" style:parent-style-name="Paragrafoelenco" style:family="paragraph">
      <style:paragraph-properties fo:margin-bottom="0in"/>
    </style:style>
    <style:style style:name="TableRow1338" style:family="table-row">
      <style:table-row-properties style:min-row-height="0.2222in"/>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e" style:family="paragraph">
      <style:paragraph-properties fo:text-align="center" fo:margin-bottom="0in"/>
    </style:style>
    <style:style style:name="TableRow1341" style:family="table-row">
      <style:table-row-properties style:min-row-height="0.2222in"/>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e" style:family="paragraph">
      <style:paragraph-properties fo:text-align="center" fo:margin-bottom="0in"/>
    </style:style>
    <style:style style:name="TableColumn1345" style:family="table-column">
      <style:table-column-properties style:column-width="1.5652in"/>
    </style:style>
    <style:style style:name="TableColumn1346" style:family="table-column">
      <style:table-column-properties style:column-width="1.5652in"/>
    </style:style>
    <style:style style:name="TableColumn1347" style:family="table-column">
      <style:table-column-properties style:column-width="1.5652in"/>
    </style:style>
    <style:style style:name="TableColumn1348" style:family="table-column">
      <style:table-column-properties style:column-width="1.5652in"/>
    </style:style>
    <style:style style:name="Table1344" style:family="table">
      <style:table-properties style:width="6.2611in" fo:margin-left="0in" table:align="left"/>
    </style:style>
    <style:style style:name="TableRow1349" style:family="table-row">
      <style:table-row-properties/>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e" style:family="paragraph">
      <style:paragraph-properties fo:margin-bottom="0in"/>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e" style:family="paragraph">
      <style:paragraph-properties fo:margin-bottom="0in"/>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e" style:family="paragraph">
      <style:paragraph-properties fo:margin-bottom="0in"/>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 style:family="paragraph">
      <style:paragraph-properties fo:margin-bottom="0in"/>
    </style:style>
    <style:style style:name="TableRow1358" style:family="table-row">
      <style:table-row-properties/>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e" style:family="paragraph">
      <style:paragraph-properties fo:text-align="center" fo:margin-bottom="0in"/>
    </style:style>
    <style:style style:name="TableRow1361" style:family="table-row">
      <style:table-row-properties/>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e" style:family="paragraph">
      <style:paragraph-properties fo:margin-bottom="0in"/>
    </style:style>
    <style:style style:name="TableRow1364" style:family="table-row">
      <style:table-row-properties/>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e" style:family="paragraph">
      <style:paragraph-properties fo:text-align="center" fo:margin-bottom="0in"/>
    </style:style>
    <style:style style:name="TableRow1367" style:family="table-row">
      <style:table-row-properties style:min-row-height="0.5736in"/>
    </style:style>
    <style:style style:name="TableCell1368" style:family="table-cell">
      <style:table-cell-properties fo:border="0.0069in solid #000000" style:writing-mode="lr-tb" fo:padding-top="0in" fo:padding-left="0.075in" fo:padding-bottom="0in" fo:padding-right="0.075in"/>
    </style:style>
    <style:style style:name="P1369" style:parent-style-name="Paragrafoelenco" style:family="paragraph">
      <style:paragraph-properties fo:margin-bottom="0in"/>
    </style:style>
    <style:style style:name="TableColumn1371" style:family="table-column">
      <style:table-column-properties style:column-width="3.052in"/>
    </style:style>
    <style:style style:name="TableColumn1372" style:family="table-column">
      <style:table-column-properties style:column-width="3.052in"/>
    </style:style>
    <style:style style:name="Table1370" style:family="table">
      <style:table-properties style:width="6.1041in" fo:margin-left="0in" table:align="left"/>
    </style:style>
    <style:style style:name="TableRow1373" style:family="table-row">
      <style:table-row-properties/>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e" style:family="paragraph">
      <style:paragraph-properties fo:margin-bottom="0in"/>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e" style:family="paragraph">
      <style:paragraph-properties fo:margin-bottom="0in"/>
    </style:style>
    <style:style style:name="TableRow1378" style:family="table-row">
      <style:table-row-propertie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e" style:family="paragraph">
      <style:paragraph-properties fo:margin-bottom="0in"/>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e" style:family="paragraph">
      <style:paragraph-properties fo:margin-bottom="0in"/>
    </style:style>
    <style:style style:name="TableRow1383" style:family="table-row">
      <style:table-row-properties/>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e" style:family="paragraph">
      <style:paragraph-properties fo:margin-bottom="0in"/>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e" style:family="paragraph">
      <style:paragraph-properties fo:margin-bottom="0in"/>
    </style:style>
    <style:style style:name="TableRow1388" style:family="table-row">
      <style:table-row-properties/>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e" style:family="paragraph">
      <style:paragraph-properties fo:margin-bottom="0in"/>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e" style:family="paragraph">
      <style:paragraph-properties fo:margin-bottom="0in"/>
    </style:style>
    <style:style style:name="P1393" style:parent-style-name="Normale" style:family="paragraph">
      <style:paragraph-properties fo:margin-bottom="0in"/>
    </style:style>
    <style:style style:name="TableRow1394" style:family="table-row">
      <style:table-row-properties/>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e" style:family="paragraph">
      <style:paragraph-properties fo:margin-bottom="0in"/>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e" style:family="paragraph">
      <style:paragraph-properties fo:margin-bottom="0in"/>
    </style:style>
    <style:style style:name="TableRow1399" style:family="table-row">
      <style:table-row-propertie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e" style:family="paragraph">
      <style:paragraph-properties fo:margin-bottom="0in"/>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e" style:family="paragraph">
      <style:paragraph-properties fo:margin-bottom="0in"/>
    </style:style>
    <style:style style:name="TableRow1404" style:family="table-row">
      <style:table-row-propertie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e" style:family="paragraph">
      <style:paragraph-properties fo:margin-bottom="0in"/>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e" style:family="paragraph">
      <style:paragraph-properties fo:margin-bottom="0in"/>
    </style:style>
    <style:style style:name="TableRow1409" style:family="table-row">
      <style:table-row-properties/>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e" style:family="paragraph">
      <style:paragraph-properties fo:margin-bottom="0in"/>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e" style:family="paragraph">
      <style:paragraph-properties fo:margin-bottom="0in"/>
    </style:style>
    <style:style style:name="TableRow1414" style:family="table-row">
      <style:table-row-properties/>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e" style:family="paragraph">
      <style:paragraph-properties fo:margin-bottom="0in"/>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e" style:family="paragraph">
      <style:paragraph-properties fo:margin-bottom="0in"/>
    </style:style>
    <style:style style:name="TableRow1419" style:family="table-row">
      <style:table-row-properties/>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e" style:family="paragraph">
      <style:paragraph-properties fo:margin-bottom="0in"/>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e" style:family="paragraph">
      <style:paragraph-properties fo:margin-bottom="0in"/>
    </style:style>
    <style:style style:name="P1424" style:parent-style-name="Paragrafoelenco" style:family="paragraph">
      <style:paragraph-properties fo:margin-bottom="0in"/>
    </style:style>
    <style:style style:name="TableRow1425" style:family="table-row">
      <style:table-row-properties style:min-row-height="0.2222in"/>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e" style:family="paragraph">
      <style:paragraph-properties fo:text-align="center" fo:margin-bottom="0in"/>
    </style:style>
    <style:style style:name="TableRow1428" style:family="table-row">
      <style:table-row-properties style:min-row-height="0.2222in"/>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e" style:family="paragraph">
      <style:paragraph-properties fo:text-align="center" fo:margin-bottom="0in"/>
    </style:style>
    <style:style style:name="TableColumn1432" style:family="table-column">
      <style:table-column-properties style:column-width="1.5652in"/>
    </style:style>
    <style:style style:name="TableColumn1433" style:family="table-column">
      <style:table-column-properties style:column-width="1.5652in"/>
    </style:style>
    <style:style style:name="TableColumn1434" style:family="table-column">
      <style:table-column-properties style:column-width="1.5652in"/>
    </style:style>
    <style:style style:name="TableColumn1435" style:family="table-column">
      <style:table-column-properties style:column-width="1.5652in"/>
    </style:style>
    <style:style style:name="Table1431" style:family="table">
      <style:table-properties style:width="6.2611in" fo:margin-left="0in" table:align="left"/>
    </style:style>
    <style:style style:name="TableRow1436" style:family="table-row">
      <style:table-row-properties/>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e" style:family="paragraph">
      <style:paragraph-properties fo:margin-bottom="0in"/>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e" style:family="paragraph">
      <style:paragraph-properties fo:margin-bottom="0in"/>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e" style:family="paragraph">
      <style:paragraph-properties fo:margin-bottom="0in"/>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e" style:family="paragraph">
      <style:paragraph-properties fo:margin-bottom="0in"/>
    </style:style>
    <style:style style:name="TableRow1445" style:family="table-row">
      <style:table-row-properties/>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e" style:family="paragraph">
      <style:paragraph-properties fo:text-align="center" fo:margin-bottom="0in"/>
    </style:style>
    <style:style style:name="TableRow1448" style:family="table-row">
      <style:table-row-properties/>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e" style:family="paragraph">
      <style:paragraph-properties fo:margin-bottom="0in"/>
    </style:style>
    <style:style style:name="TableRow1451" style:family="table-row">
      <style:table-row-properties/>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e" style:family="paragraph">
      <style:paragraph-properties fo:text-align="center" fo:margin-bottom="0in"/>
    </style:style>
    <style:style style:name="TableRow1454" style:family="table-row">
      <style:table-row-properties style:min-row-height="0.5736in"/>
    </style:style>
    <style:style style:name="TableCell1455" style:family="table-cell">
      <style:table-cell-properties fo:border="0.0069in solid #000000" style:writing-mode="lr-tb" fo:padding-top="0in" fo:padding-left="0.075in" fo:padding-bottom="0in" fo:padding-right="0.075in"/>
    </style:style>
    <style:style style:name="P1456" style:parent-style-name="Paragrafoelenco" style:family="paragraph">
      <style:paragraph-properties fo:margin-bottom="0in"/>
    </style:style>
    <style:style style:name="TableColumn1458" style:family="table-column">
      <style:table-column-properties style:column-width="3.052in"/>
    </style:style>
    <style:style style:name="TableColumn1459" style:family="table-column">
      <style:table-column-properties style:column-width="3.052in"/>
    </style:style>
    <style:style style:name="Table1457" style:family="table">
      <style:table-properties style:width="6.1041in" fo:margin-left="0in" table:align="left"/>
    </style:style>
    <style:style style:name="TableRow1460" style:family="table-row">
      <style:table-row-properties/>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e" style:family="paragraph">
      <style:paragraph-properties fo:margin-bottom="0in"/>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e" style:family="paragraph">
      <style:paragraph-properties fo:margin-bottom="0in"/>
    </style:style>
    <style:style style:name="TableRow1465" style:family="table-row">
      <style:table-row-properties/>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e" style:family="paragraph">
      <style:paragraph-properties fo:margin-bottom="0in"/>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e" style:family="paragraph">
      <style:paragraph-properties fo:margin-bottom="0in"/>
    </style:style>
    <style:style style:name="TableRow1470" style:family="table-row">
      <style:table-row-properties/>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e" style:family="paragraph">
      <style:paragraph-properties fo:margin-bottom="0in"/>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e" style:family="paragraph">
      <style:paragraph-properties fo:margin-bottom="0in"/>
    </style:style>
    <style:style style:name="TableRow1475" style:family="table-row">
      <style:table-row-properties/>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e" style:family="paragraph">
      <style:paragraph-properties fo:margin-bottom="0in"/>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e" style:family="paragraph">
      <style:paragraph-properties fo:margin-bottom="0in"/>
    </style:style>
    <style:style style:name="P1480" style:parent-style-name="Normale" style:family="paragraph">
      <style:paragraph-properties fo:margin-bottom="0in"/>
    </style:style>
    <style:style style:name="TableRow1481" style:family="table-row">
      <style:table-row-properties/>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e" style:family="paragraph">
      <style:paragraph-properties fo:margin-bottom="0in"/>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e" style:family="paragraph">
      <style:paragraph-properties fo:margin-bottom="0in"/>
    </style:style>
    <style:style style:name="P1486" style:parent-style-name="Normale" style:family="paragraph">
      <style:paragraph-properties fo:margin-bottom="0in"/>
    </style:style>
    <style:style style:name="TableRow1487" style:family="table-row">
      <style:table-row-properties/>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e" style:family="paragraph">
      <style:paragraph-properties fo:margin-bottom="0in"/>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e" style:family="paragraph">
      <style:paragraph-properties fo:margin-bottom="0in"/>
    </style:style>
    <style:style style:name="TableRow1492" style:family="table-row">
      <style:table-row-properties/>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e" style:family="paragraph">
      <style:paragraph-properties fo:margin-bottom="0in"/>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e" style:family="paragraph">
      <style:paragraph-properties fo:margin-bottom="0in"/>
    </style:style>
    <style:style style:name="TableRow1497" style:family="table-row">
      <style:table-row-propertie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e" style:family="paragraph">
      <style:paragraph-properties fo:margin-bottom="0in"/>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e" style:family="paragraph">
      <style:paragraph-properties fo:margin-bottom="0in"/>
    </style:style>
    <style:style style:name="TableRow1502" style:family="table-row">
      <style:table-row-properties/>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e" style:family="paragraph">
      <style:paragraph-properties fo:margin-bottom="0in"/>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e" style:family="paragraph">
      <style:paragraph-properties fo:margin-bottom="0in"/>
    </style:style>
    <style:style style:name="TableRow1507" style:family="table-row">
      <style:table-row-properties/>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e" style:family="paragraph">
      <style:paragraph-properties fo:margin-bottom="0in"/>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e" style:family="paragraph">
      <style:paragraph-properties fo:margin-bottom="0in"/>
    </style:style>
    <style:style style:name="P1512" style:parent-style-name="Paragrafoelenco" style:family="paragraph">
      <style:paragraph-properties fo:margin-bottom="0in"/>
    </style:style>
    <style:style style:name="TableRow1513" style:family="table-row">
      <style:table-row-properties style:min-row-height="0.2222in"/>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e" style:family="paragraph">
      <style:paragraph-properties fo:text-align="center" fo:margin-bottom="0in"/>
    </style:style>
    <style:style style:name="TableRow1516" style:family="table-row">
      <style:table-row-properties style:min-row-height="0.2222in"/>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e" style:family="paragraph">
      <style:paragraph-properties fo:margin-bottom="0in"/>
    </style:style>
    <style:style style:name="TableColumn1520" style:family="table-column">
      <style:table-column-properties style:column-width="1.5652in"/>
    </style:style>
    <style:style style:name="TableColumn1521" style:family="table-column">
      <style:table-column-properties style:column-width="1.5652in"/>
    </style:style>
    <style:style style:name="TableColumn1522" style:family="table-column">
      <style:table-column-properties style:column-width="1.5652in"/>
    </style:style>
    <style:style style:name="TableColumn1523" style:family="table-column">
      <style:table-column-properties style:column-width="1.5652in"/>
    </style:style>
    <style:style style:name="Table1519" style:family="table">
      <style:table-properties style:width="6.2611in" fo:margin-left="0in" table:align="left"/>
    </style:style>
    <style:style style:name="TableRow1524" style:family="table-row">
      <style:table-row-propertie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e" style:family="paragraph">
      <style:paragraph-properties fo:margin-bottom="0in"/>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e" style:family="paragraph">
      <style:paragraph-properties fo:margin-bottom="0in"/>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e" style:family="paragraph">
      <style:paragraph-properties fo:margin-bottom="0in"/>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e" style:family="paragraph">
      <style:paragraph-properties fo:margin-bottom="0in"/>
    </style:style>
    <style:style style:name="TableRow1533" style:family="table-row">
      <style:table-row-properties/>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e" style:family="paragraph">
      <style:paragraph-properties fo:text-align="center" fo:margin-bottom="0in"/>
    </style:style>
    <style:style style:name="TableRow1536" style:family="table-row">
      <style:table-row-properties/>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e" style:family="paragraph">
      <style:paragraph-properties fo:margin-bottom="0in"/>
    </style:style>
    <style:style style:name="TableRow1539" style:family="table-row">
      <style:table-row-properties/>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e" style:family="paragraph">
      <style:paragraph-properties fo:text-align="center" fo:margin-bottom="0in"/>
    </style:style>
    <style:style style:name="TableRow1542" style:family="table-row">
      <style:table-row-properties style:min-row-height="0.5736in"/>
    </style:style>
    <style:style style:name="TableCell1543" style:family="table-cell">
      <style:table-cell-properties fo:border="0.0069in solid #000000" style:writing-mode="lr-tb" fo:padding-top="0in" fo:padding-left="0.075in" fo:padding-bottom="0in" fo:padding-right="0.075in"/>
    </style:style>
    <style:style style:name="P1544" style:parent-style-name="Paragrafoelenco" style:family="paragraph">
      <style:paragraph-properties fo:margin-bottom="0in"/>
    </style:style>
    <style:style style:name="TableColumn1546" style:family="table-column">
      <style:table-column-properties style:column-width="1.1743in"/>
    </style:style>
    <style:style style:name="TableColumn1547" style:family="table-column">
      <style:table-column-properties style:column-width="4.9298in"/>
    </style:style>
    <style:style style:name="Table1545" style:family="table">
      <style:table-properties style:width="6.1041in" fo:margin-left="0in" table:align="left"/>
    </style:style>
    <style:style style:name="TableRow1548" style:family="table-row">
      <style:table-row-properties/>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e" style:family="paragraph">
      <style:paragraph-properties fo:margin-bottom="0in"/>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e" style:family="paragraph">
      <style:paragraph-properties fo:margin-bottom="0in"/>
    </style:style>
    <style:style style:name="TableRow1553" style:family="table-row">
      <style:table-row-properties/>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e" style:family="paragraph">
      <style:paragraph-properties fo:margin-bottom="0in"/>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e" style:family="paragraph">
      <style:paragraph-properties fo:margin-bottom="0in"/>
    </style:style>
    <style:style style:name="TableRow1558" style:family="table-row">
      <style:table-row-properties/>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e" style:family="paragraph">
      <style:paragraph-properties fo:margin-bottom="0in"/>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e" style:family="paragraph">
      <style:paragraph-properties fo:margin-bottom="0in"/>
    </style:style>
    <style:style style:name="TableRow1563" style:family="table-row">
      <style:table-row-properties/>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e" style:family="paragraph">
      <style:paragraph-properties fo:margin-bottom="0in"/>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e" style:family="paragraph">
      <style:paragraph-properties fo:margin-bottom="0in"/>
    </style:style>
    <style:style style:name="P1568" style:parent-style-name="Normale" style:family="paragraph">
      <style:paragraph-properties fo:margin-bottom="0in"/>
    </style:style>
    <style:style style:name="TableRow1569" style:family="table-row">
      <style:table-row-properties/>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e" style:family="paragraph">
      <style:paragraph-properties fo:margin-bottom="0in"/>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 style:family="paragraph">
      <style:paragraph-properties fo:margin-bottom="0in"/>
    </style:style>
    <style:style style:name="TableRow1574" style:family="table-row">
      <style:table-row-properties/>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e" style:family="paragraph">
      <style:paragraph-properties fo:margin-bottom="0in"/>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e" style:family="paragraph">
      <style:paragraph-properties fo:margin-bottom="0in"/>
    </style:style>
    <style:style style:name="TableRow1579" style:family="table-row">
      <style:table-row-properties/>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e" style:family="paragraph">
      <style:paragraph-properties fo:margin-bottom="0in"/>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e" style:family="paragraph">
      <style:paragraph-properties fo:margin-bottom="0in"/>
    </style:style>
    <style:style style:name="TableRow1584" style:family="table-row">
      <style:table-row-properties/>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e" style:family="paragraph">
      <style:paragraph-properties fo:margin-bottom="0in"/>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e" style:family="paragraph">
      <style:paragraph-properties fo:margin-bottom="0in"/>
    </style:style>
    <style:style style:name="TableRow1589" style:family="table-row">
      <style:table-row-properties/>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e" style:family="paragraph">
      <style:paragraph-properties fo:margin-bottom="0in"/>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e" style:family="paragraph">
      <style:paragraph-properties fo:margin-bottom="0in"/>
    </style:style>
    <style:style style:name="TableRow1594" style:family="table-row">
      <style:table-row-properties/>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e" style:family="paragraph">
      <style:paragraph-properties fo:margin-bottom="0in"/>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e" style:family="paragraph">
      <style:paragraph-properties fo:margin-bottom="0in"/>
    </style:style>
    <style:style style:name="P1599" style:parent-style-name="Paragrafoelenco" style:family="paragraph">
      <style:paragraph-properties fo:margin-bottom="0in"/>
    </style:style>
    <style:style style:name="TableRow1600" style:family="table-row">
      <style:table-row-properties style:min-row-height="0.2222in"/>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e" style:family="paragraph">
      <style:paragraph-properties fo:text-align="center" fo:margin-bottom="0in"/>
    </style:style>
    <style:style style:name="TableRow1603" style:family="table-row">
      <style:table-row-properties style:min-row-height="0.2222in"/>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e" style:family="paragraph">
      <style:paragraph-properties fo:text-align="center" fo:margin-bottom="0in"/>
    </style:style>
    <style:style style:name="TableColumn1607" style:family="table-column">
      <style:table-column-properties style:column-width="1.5652in"/>
    </style:style>
    <style:style style:name="TableColumn1608" style:family="table-column">
      <style:table-column-properties style:column-width="1.5652in"/>
    </style:style>
    <style:style style:name="TableColumn1609" style:family="table-column">
      <style:table-column-properties style:column-width="1.5652in"/>
    </style:style>
    <style:style style:name="TableColumn1610" style:family="table-column">
      <style:table-column-properties style:column-width="1.5652in"/>
    </style:style>
    <style:style style:name="Table1606" style:family="table">
      <style:table-properties style:width="6.2611in" fo:margin-left="0in" table:align="left"/>
    </style:style>
    <style:style style:name="TableRow1611" style:family="table-row">
      <style:table-row-properties/>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e" style:family="paragraph">
      <style:paragraph-properties fo:margin-bottom="0in"/>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e" style:family="paragraph">
      <style:paragraph-properties fo:margin-bottom="0in"/>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e" style:family="paragraph">
      <style:paragraph-properties fo:margin-bottom="0in"/>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e" style:family="paragraph">
      <style:paragraph-properties fo:margin-bottom="0in"/>
    </style:style>
    <style:style style:name="TableRow1620" style:family="table-row">
      <style:table-row-propertie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e" style:family="paragraph">
      <style:paragraph-properties fo:text-align="center" fo:margin-bottom="0in"/>
    </style:style>
    <style:style style:name="TableRow1623" style:family="table-row">
      <style:table-row-properties/>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e" style:family="paragraph">
      <style:paragraph-properties fo:margin-bottom="0in"/>
    </style:style>
    <style:style style:name="TableRow1626" style:family="table-row">
      <style:table-row-properties/>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e" style:family="paragraph">
      <style:paragraph-properties fo:text-align="center" fo:margin-bottom="0in"/>
    </style:style>
    <style:style style:name="TableRow1629" style:family="table-row">
      <style:table-row-properties style:min-row-height="0.5736in"/>
    </style:style>
    <style:style style:name="TableCell1630" style:family="table-cell">
      <style:table-cell-properties fo:border="0.0069in solid #000000" style:writing-mode="lr-tb" fo:padding-top="0in" fo:padding-left="0.075in" fo:padding-bottom="0in" fo:padding-right="0.075in"/>
    </style:style>
    <style:style style:name="P1631" style:parent-style-name="Paragrafoelenco" style:family="paragraph">
      <style:paragraph-properties fo:margin-bottom="0in"/>
    </style:style>
    <style:style style:name="TableColumn1633" style:family="table-column">
      <style:table-column-properties style:column-width="3.052in"/>
    </style:style>
    <style:style style:name="TableColumn1634" style:family="table-column">
      <style:table-column-properties style:column-width="3.052in"/>
    </style:style>
    <style:style style:name="Table1632" style:family="table">
      <style:table-properties style:width="6.1041in" fo:margin-left="0in" table:align="left"/>
    </style:style>
    <style:style style:name="TableRow1635" style:family="table-row">
      <style:table-row-properties/>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e" style:family="paragraph">
      <style:paragraph-properties fo:margin-bottom="0in"/>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e" style:family="paragraph">
      <style:paragraph-properties fo:margin-bottom="0in"/>
    </style:style>
    <style:style style:name="TableRow1640" style:family="table-row">
      <style:table-row-properties/>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e" style:family="paragraph">
      <style:paragraph-properties fo:margin-bottom="0in"/>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e" style:family="paragraph">
      <style:paragraph-properties fo:margin-bottom="0in"/>
    </style:style>
    <style:style style:name="TableRow1645" style:family="table-row">
      <style:table-row-properties/>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e" style:family="paragraph">
      <style:paragraph-properties fo:margin-bottom="0in"/>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e" style:family="paragraph">
      <style:paragraph-properties fo:margin-bottom="0in"/>
    </style:style>
    <style:style style:name="TableRow1650" style:family="table-row">
      <style:table-row-properties/>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e" style:family="paragraph">
      <style:paragraph-properties fo:margin-bottom="0in"/>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e" style:family="paragraph">
      <style:paragraph-properties fo:margin-bottom="0in"/>
    </style:style>
    <style:style style:name="P1655" style:parent-style-name="Normale" style:family="paragraph">
      <style:paragraph-properties fo:margin-bottom="0in"/>
    </style:style>
    <style:style style:name="TableRow1656" style:family="table-row">
      <style:table-row-properties/>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e" style:family="paragraph">
      <style:paragraph-properties fo:margin-bottom="0in"/>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e" style:family="paragraph">
      <style:paragraph-properties fo:margin-bottom="0in"/>
    </style:style>
    <style:style style:name="TableRow1661" style:family="table-row">
      <style:table-row-properties/>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e" style:family="paragraph">
      <style:paragraph-properties fo:margin-bottom="0in"/>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e" style:family="paragraph">
      <style:paragraph-properties fo:margin-bottom="0in"/>
    </style:style>
    <style:style style:name="TableRow1666" style:family="table-row">
      <style:table-row-properties/>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e" style:family="paragraph">
      <style:paragraph-properties fo:margin-bottom="0in"/>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e" style:family="paragraph">
      <style:paragraph-properties fo:margin-bottom="0in"/>
    </style:style>
    <style:style style:name="TableRow1671" style:family="table-row">
      <style:table-row-properties/>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e" style:family="paragraph">
      <style:paragraph-properties fo:margin-bottom="0in"/>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e" style:family="paragraph">
      <style:paragraph-properties fo:margin-bottom="0in"/>
    </style:style>
    <style:style style:name="TableRow1676" style:family="table-row">
      <style:table-row-properties/>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le" style:family="paragraph">
      <style:paragraph-properties fo:margin-bottom="0in"/>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e" style:family="paragraph">
      <style:paragraph-properties fo:margin-bottom="0in"/>
    </style:style>
    <style:style style:name="TableRow1681" style:family="table-row">
      <style:table-row-properties/>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e" style:family="paragraph">
      <style:paragraph-properties fo:margin-bottom="0in"/>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e" style:family="paragraph">
      <style:paragraph-properties fo:margin-bottom="0in"/>
    </style:style>
    <style:style style:name="P1686" style:parent-style-name="Paragrafoelenco" style:family="paragraph">
      <style:paragraph-properties fo:margin-bottom="0in"/>
    </style:style>
    <style:style style:name="TableRow1687" style:family="table-row">
      <style:table-row-properties style:min-row-height="0.2222in"/>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e" style:family="paragraph">
      <style:paragraph-properties fo:text-align="center" fo:margin-bottom="0in"/>
    </style:style>
    <style:style style:name="TableRow1690" style:family="table-row">
      <style:table-row-properties style:min-row-height="0.2222in"/>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e" style:family="paragraph">
      <style:paragraph-properties fo:text-align="center" fo:margin-bottom="0in"/>
    </style:style>
    <style:style style:name="TableColumn1694" style:family="table-column">
      <style:table-column-properties style:column-width="1.5652in"/>
    </style:style>
    <style:style style:name="TableColumn1695" style:family="table-column">
      <style:table-column-properties style:column-width="1.5652in"/>
    </style:style>
    <style:style style:name="TableColumn1696" style:family="table-column">
      <style:table-column-properties style:column-width="1.5652in"/>
    </style:style>
    <style:style style:name="TableColumn1697" style:family="table-column">
      <style:table-column-properties style:column-width="1.5652in"/>
    </style:style>
    <style:style style:name="Table1693" style:family="table">
      <style:table-properties style:width="6.2611in" fo:margin-left="0in" table:align="left"/>
    </style:style>
    <style:style style:name="TableRow1698" style:family="table-row">
      <style:table-row-properties/>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e" style:family="paragraph">
      <style:paragraph-properties fo:margin-bottom="0in"/>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e" style:family="paragraph">
      <style:paragraph-properties fo:margin-bottom="0in"/>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e" style:family="paragraph">
      <style:paragraph-properties fo:margin-bottom="0in"/>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e" style:family="paragraph">
      <style:paragraph-properties fo:margin-bottom="0in"/>
    </style:style>
    <style:style style:name="TableRow1707" style:family="table-row">
      <style:table-row-properties/>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e" style:family="paragraph">
      <style:paragraph-properties fo:text-align="center" fo:margin-bottom="0in"/>
    </style:style>
    <style:style style:name="TableRow1710" style:family="table-row">
      <style:table-row-properties/>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e" style:family="paragraph">
      <style:paragraph-properties fo:margin-bottom="0in"/>
    </style:style>
    <style:style style:name="TableRow1713" style:family="table-row">
      <style:table-row-properties/>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e" style:family="paragraph">
      <style:paragraph-properties fo:text-align="center" fo:margin-bottom="0in"/>
    </style:style>
    <style:style style:name="TableRow1716" style:family="table-row">
      <style:table-row-properties style:min-row-height="0.5736in"/>
    </style:style>
    <style:style style:name="TableCell1717" style:family="table-cell">
      <style:table-cell-properties fo:border="0.0069in solid #000000" style:writing-mode="lr-tb" fo:padding-top="0in" fo:padding-left="0.075in" fo:padding-bottom="0in" fo:padding-right="0.075in"/>
    </style:style>
    <style:style style:name="P1718" style:parent-style-name="Paragrafoelenco" style:family="paragraph">
      <style:paragraph-properties fo:margin-bottom="0in"/>
    </style:style>
    <style:style style:name="TableColumn1720" style:family="table-column">
      <style:table-column-properties style:column-width="3.052in"/>
    </style:style>
    <style:style style:name="TableColumn1721" style:family="table-column">
      <style:table-column-properties style:column-width="3.052in"/>
    </style:style>
    <style:style style:name="Table1719" style:family="table">
      <style:table-properties style:width="6.1041in" fo:margin-left="0in" table:align="left"/>
    </style:style>
    <style:style style:name="TableRow1722" style:family="table-row">
      <style:table-row-properties/>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e" style:family="paragraph">
      <style:paragraph-properties fo:margin-bottom="0in"/>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e" style:family="paragraph">
      <style:paragraph-properties fo:margin-bottom="0in"/>
    </style:style>
    <style:style style:name="TableRow1727" style:family="table-row">
      <style:table-row-properties/>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e" style:family="paragraph">
      <style:paragraph-properties fo:margin-bottom="0in"/>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e" style:family="paragraph">
      <style:paragraph-properties fo:margin-bottom="0in"/>
    </style:style>
    <style:style style:name="TableRow1732" style:family="table-row">
      <style:table-row-properties/>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e" style:family="paragraph">
      <style:paragraph-properties fo:margin-bottom="0in"/>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e" style:family="paragraph">
      <style:paragraph-properties fo:margin-bottom="0in"/>
    </style:style>
    <style:style style:name="TableRow1737" style:family="table-row">
      <style:table-row-properties/>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e" style:family="paragraph">
      <style:paragraph-properties fo:margin-bottom="0in"/>
    </style:style>
    <style:style style:name="TableCell1740" style:family="table-cell">
      <style:table-cell-properties fo:border="0.0069in solid #000000" style:writing-mode="lr-tb" fo:padding-top="0in" fo:padding-left="0.075in" fo:padding-bottom="0in" fo:padding-right="0.075in"/>
    </style:style>
    <style:style style:name="P1741" style:parent-style-name="Normale" style:family="paragraph">
      <style:paragraph-properties fo:margin-bottom="0in"/>
    </style:style>
    <style:style style:name="P1742" style:parent-style-name="Normale" style:family="paragraph">
      <style:paragraph-properties fo:margin-bottom="0in"/>
    </style:style>
    <style:style style:name="TableRow1743" style:family="table-row">
      <style:table-row-properties/>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le" style:family="paragraph">
      <style:paragraph-properties fo:margin-bottom="0in"/>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e" style:family="paragraph">
      <style:paragraph-properties fo:margin-bottom="0in"/>
    </style:style>
    <style:style style:name="TableRow1748" style:family="table-row">
      <style:table-row-properties/>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e" style:family="paragraph">
      <style:paragraph-properties fo:margin-bottom="0in"/>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e" style:family="paragraph">
      <style:paragraph-properties fo:margin-bottom="0in"/>
    </style:style>
    <style:style style:name="TableRow1753" style:family="table-row">
      <style:table-row-properties/>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e" style:family="paragraph">
      <style:paragraph-properties fo:margin-bottom="0in"/>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e" style:family="paragraph">
      <style:paragraph-properties fo:margin-bottom="0in"/>
    </style:style>
    <style:style style:name="TableRow1758" style:family="table-row">
      <style:table-row-properties/>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e" style:family="paragraph">
      <style:paragraph-properties fo:margin-bottom="0in"/>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e" style:family="paragraph">
      <style:paragraph-properties fo:margin-bottom="0in"/>
    </style:style>
    <style:style style:name="TableRow1763" style:family="table-row">
      <style:table-row-properties/>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e" style:family="paragraph">
      <style:paragraph-properties fo:margin-bottom="0in"/>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e" style:family="paragraph">
      <style:paragraph-properties fo:margin-bottom="0in"/>
    </style:style>
    <style:style style:name="TableRow1768" style:family="table-row">
      <style:table-row-properties/>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e" style:family="paragraph">
      <style:paragraph-properties fo:margin-bottom="0in"/>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e" style:family="paragraph">
      <style:paragraph-properties fo:margin-bottom="0in"/>
    </style:style>
    <style:style style:name="P1773" style:parent-style-name="Paragrafoelenco" style:family="paragraph">
      <style:paragraph-properties fo:margin-bottom="0in"/>
    </style:style>
    <style:style style:name="TableRow1774" style:family="table-row">
      <style:table-row-properties style:min-row-height="0.2222in"/>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e" style:family="paragraph">
      <style:paragraph-properties fo:text-align="center" fo:margin-bottom="0in"/>
    </style:style>
    <style:style style:name="TableRow1777" style:family="table-row">
      <style:table-row-properties style:min-row-height="0.2222in"/>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e" style:family="paragraph">
      <style:paragraph-properties fo:text-align="center" fo:margin-bottom="0in"/>
    </style:style>
    <style:style style:name="TableColumn1781" style:family="table-column">
      <style:table-column-properties style:column-width="1.5652in"/>
    </style:style>
    <style:style style:name="TableColumn1782" style:family="table-column">
      <style:table-column-properties style:column-width="1.5652in"/>
    </style:style>
    <style:style style:name="TableColumn1783" style:family="table-column">
      <style:table-column-properties style:column-width="1.5652in"/>
    </style:style>
    <style:style style:name="TableColumn1784" style:family="table-column">
      <style:table-column-properties style:column-width="1.5652in"/>
    </style:style>
    <style:style style:name="Table1780" style:family="table">
      <style:table-properties style:width="6.2611in" fo:margin-left="0in" table:align="left"/>
    </style:style>
    <style:style style:name="TableRow1785" style:family="table-row">
      <style:table-row-properties/>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e" style:family="paragraph">
      <style:paragraph-properties fo:margin-bottom="0in"/>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e" style:family="paragraph">
      <style:paragraph-properties fo:margin-bottom="0in"/>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e" style:family="paragraph">
      <style:paragraph-properties fo:margin-bottom="0in"/>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e" style:family="paragraph">
      <style:paragraph-properties fo:margin-bottom="0in"/>
    </style:style>
    <style:style style:name="TableRow1794" style:family="table-row">
      <style:table-row-properties/>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e" style:family="paragraph">
      <style:paragraph-properties fo:text-align="center" fo:margin-bottom="0in"/>
    </style:style>
    <style:style style:name="TableRow1797" style:family="table-row">
      <style:table-row-properties/>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e" style:family="paragraph">
      <style:paragraph-properties fo:margin-bottom="0in"/>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e" style:family="paragraph">
      <style:paragraph-properties fo:text-align="center" fo:margin-bottom="0in"/>
    </style:style>
    <style:style style:name="TableRow1803" style:family="table-row">
      <style:table-row-properties style:min-row-height="0.5736in"/>
    </style:style>
    <style:style style:name="TableCell1804" style:family="table-cell">
      <style:table-cell-properties fo:border="0.0069in solid #000000" style:writing-mode="lr-tb" fo:padding-top="0in" fo:padding-left="0.075in" fo:padding-bottom="0in" fo:padding-right="0.075in"/>
    </style:style>
    <style:style style:name="P1805" style:parent-style-name="Paragrafoelenco" style:family="paragraph">
      <style:paragraph-properties fo:margin-bottom="0in"/>
    </style:style>
    <style:style style:name="TableColumn1807" style:family="table-column">
      <style:table-column-properties style:column-width="3.052in"/>
    </style:style>
    <style:style style:name="TableColumn1808" style:family="table-column">
      <style:table-column-properties style:column-width="3.052in"/>
    </style:style>
    <style:style style:name="Table1806" style:family="table">
      <style:table-properties style:width="6.1041in" fo:margin-left="0in" table:align="left"/>
    </style:style>
    <style:style style:name="TableRow1809" style:family="table-row">
      <style:table-row-properties/>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e" style:family="paragraph">
      <style:paragraph-properties fo:margin-bottom="0in"/>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e" style:family="paragraph">
      <style:paragraph-properties fo:margin-bottom="0in"/>
    </style:style>
    <style:style style:name="TableRow1814" style:family="table-row">
      <style:table-row-properties/>
    </style:style>
    <style:style style:name="TableCell1815" style:family="table-cell">
      <style:table-cell-properties fo:border="0.0069in solid #000000" style:writing-mode="lr-tb" fo:padding-top="0in" fo:padding-left="0.075in" fo:padding-bottom="0in" fo:padding-right="0.075in"/>
    </style:style>
    <style:style style:name="P1816" style:parent-style-name="Normale" style:family="paragraph">
      <style:paragraph-properties fo:margin-bottom="0in"/>
    </style:style>
    <style:style style:name="TableCell1817" style:family="table-cell">
      <style:table-cell-properties fo:border="0.0069in solid #000000" style:writing-mode="lr-tb" fo:padding-top="0in" fo:padding-left="0.075in" fo:padding-bottom="0in" fo:padding-right="0.075in"/>
    </style:style>
    <style:style style:name="P1818" style:parent-style-name="Normale" style:family="paragraph">
      <style:paragraph-properties fo:margin-bottom="0in"/>
    </style:style>
    <style:style style:name="TableRow1819" style:family="table-row">
      <style:table-row-properties/>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e" style:family="paragraph">
      <style:paragraph-properties fo:margin-bottom="0in"/>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e" style:family="paragraph">
      <style:paragraph-properties fo:margin-bottom="0in"/>
    </style:style>
    <style:style style:name="TableRow1824" style:family="table-row">
      <style:table-row-properties/>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e" style:family="paragraph">
      <style:paragraph-properties fo:margin-bottom="0in"/>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e" style:family="paragraph">
      <style:paragraph-properties fo:margin-bottom="0in"/>
    </style:style>
    <style:style style:name="P1829" style:parent-style-name="Normale" style:family="paragraph">
      <style:paragraph-properties fo:margin-bottom="0in"/>
    </style:style>
    <style:style style:name="TableRow1830" style:family="table-row">
      <style:table-row-properties/>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e" style:family="paragraph">
      <style:paragraph-properties fo:margin-bottom="0in"/>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e" style:family="paragraph">
      <style:paragraph-properties fo:margin-bottom="0in"/>
    </style:style>
    <style:style style:name="TableRow1835" style:family="table-row">
      <style:table-row-properties/>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e" style:family="paragraph">
      <style:paragraph-properties fo:margin-bottom="0in"/>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e" style:family="paragraph">
      <style:paragraph-properties fo:margin-bottom="0in"/>
    </style:style>
    <style:style style:name="TableRow1840" style:family="table-row">
      <style:table-row-properties/>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e" style:family="paragraph">
      <style:paragraph-properties fo:margin-bottom="0in"/>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e" style:family="paragraph">
      <style:paragraph-properties fo:margin-bottom="0in"/>
    </style:style>
    <style:style style:name="TableRow1845" style:family="table-row">
      <style:table-row-properties/>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e" style:family="paragraph">
      <style:paragraph-properties fo:margin-bottom="0in"/>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e" style:family="paragraph">
      <style:paragraph-properties fo:margin-bottom="0in"/>
    </style:style>
    <style:style style:name="TableRow1850" style:family="table-row">
      <style:table-row-properties/>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e" style:family="paragraph">
      <style:paragraph-properties fo:margin-bottom="0in"/>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e" style:family="paragraph">
      <style:paragraph-properties fo:margin-bottom="0in"/>
    </style:style>
    <style:style style:name="TableRow1855" style:family="table-row">
      <style:table-row-properties/>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e" style:family="paragraph">
      <style:paragraph-properties fo:margin-bottom="0in"/>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e" style:family="paragraph">
      <style:paragraph-properties fo:margin-bottom="0in"/>
    </style:style>
    <style:style style:name="P1860" style:parent-style-name="Paragrafoelenco" style:family="paragraph">
      <style:paragraph-properties fo:margin-bottom="0in"/>
    </style:style>
    <style:style style:name="TableRow1861" style:family="table-row">
      <style:table-row-properties style:min-row-height="0.2222in"/>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e" style:family="paragraph">
      <style:paragraph-properties fo:text-align="center" fo:margin-bottom="0in"/>
    </style:style>
    <style:style style:name="TableRow1864" style:family="table-row">
      <style:table-row-properties style:min-row-height="0.2222in"/>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e" style:family="paragraph">
      <style:paragraph-properties fo:text-align="center" fo:margin-bottom="0in"/>
    </style:style>
    <style:style style:name="TableColumn1868" style:family="table-column">
      <style:table-column-properties style:column-width="1.5652in"/>
    </style:style>
    <style:style style:name="TableColumn1869" style:family="table-column">
      <style:table-column-properties style:column-width="1.5652in"/>
    </style:style>
    <style:style style:name="TableColumn1870" style:family="table-column">
      <style:table-column-properties style:column-width="1.5652in"/>
    </style:style>
    <style:style style:name="TableColumn1871" style:family="table-column">
      <style:table-column-properties style:column-width="1.5652in"/>
    </style:style>
    <style:style style:name="Table1867" style:family="table">
      <style:table-properties style:width="6.2611in" fo:margin-left="0in" table:align="left"/>
    </style:style>
    <style:style style:name="TableRow1872" style:family="table-row">
      <style:table-row-properties/>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e" style:family="paragraph">
      <style:paragraph-properties fo:margin-bottom="0in"/>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e" style:family="paragraph">
      <style:paragraph-properties fo:margin-bottom="0in"/>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e" style:family="paragraph">
      <style:paragraph-properties fo:margin-bottom="0in"/>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e" style:family="paragraph">
      <style:paragraph-properties fo:margin-bottom="0in"/>
    </style:style>
    <style:style style:name="TableRow1881" style:family="table-row">
      <style:table-row-properties/>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e" style:family="paragraph">
      <style:paragraph-properties fo:text-align="center" fo:margin-bottom="0in"/>
    </style:style>
    <style:style style:name="TableRow1884" style:family="table-row">
      <style:table-row-properties/>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e" style:family="paragraph">
      <style:paragraph-properties fo:margin-bottom="0in"/>
    </style:style>
    <style:style style:name="TableRow1887" style:family="table-row">
      <style:table-row-properties/>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e" style:family="paragraph">
      <style:paragraph-properties fo:text-align="center" fo:margin-bottom="0in"/>
    </style:style>
    <style:style style:name="TableRow1890" style:family="table-row">
      <style:table-row-properties style:min-row-height="0.5736in"/>
    </style:style>
    <style:style style:name="TableCell1891" style:family="table-cell">
      <style:table-cell-properties fo:border="0.0069in solid #000000" style:writing-mode="lr-tb" fo:padding-top="0in" fo:padding-left="0.075in" fo:padding-bottom="0in" fo:padding-right="0.075in"/>
    </style:style>
    <style:style style:name="P1892" style:parent-style-name="Paragrafoelenco" style:family="paragraph">
      <style:paragraph-properties fo:margin-bottom="0in"/>
    </style:style>
    <style:style style:name="TableColumn1894" style:family="table-column">
      <style:table-column-properties style:column-width="3.052in"/>
    </style:style>
    <style:style style:name="TableColumn1895" style:family="table-column">
      <style:table-column-properties style:column-width="3.052in"/>
    </style:style>
    <style:style style:name="Table1893" style:family="table">
      <style:table-properties style:width="6.1041in" fo:margin-left="0in" table:align="left"/>
    </style:style>
    <style:style style:name="TableRow1896" style:family="table-row">
      <style:table-row-properties/>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e" style:family="paragraph">
      <style:paragraph-properties fo:margin-bottom="0in"/>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e" style:family="paragraph">
      <style:paragraph-properties fo:margin-bottom="0in"/>
    </style:style>
    <style:style style:name="TableRow1901" style:family="table-row">
      <style:table-row-properties/>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e" style:family="paragraph">
      <style:paragraph-properties fo:margin-bottom="0in"/>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e" style:family="paragraph">
      <style:paragraph-properties fo:margin-bottom="0in"/>
    </style:style>
    <style:style style:name="TableRow1906" style:family="table-row">
      <style:table-row-properties/>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e" style:family="paragraph">
      <style:paragraph-properties fo:margin-bottom="0in"/>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e" style:family="paragraph">
      <style:paragraph-properties fo:margin-bottom="0in"/>
    </style:style>
    <style:style style:name="TableRow1911" style:family="table-row">
      <style:table-row-properties/>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e" style:family="paragraph">
      <style:paragraph-properties fo:margin-bottom="0in"/>
    </style:style>
    <style:style style:name="TableCell1914" style:family="table-cell">
      <style:table-cell-properties fo:border="0.0069in solid #000000" style:writing-mode="lr-tb" fo:padding-top="0in" fo:padding-left="0.075in" fo:padding-bottom="0in" fo:padding-right="0.075in"/>
    </style:style>
    <style:style style:name="P1915" style:parent-style-name="Normale" style:family="paragraph">
      <style:paragraph-properties fo:margin-bottom="0in"/>
    </style:style>
    <style:style style:name="P1916" style:parent-style-name="Normale" style:family="paragraph">
      <style:paragraph-properties fo:margin-bottom="0in"/>
    </style:style>
    <style:style style:name="TableRow1917" style:family="table-row">
      <style:table-row-properties/>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e" style:family="paragraph">
      <style:paragraph-properties fo:margin-bottom="0in"/>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e" style:family="paragraph">
      <style:paragraph-properties fo:margin-bottom="0in"/>
    </style:style>
    <style:style style:name="TableRow1922" style:family="table-row">
      <style:table-row-properties/>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e" style:family="paragraph">
      <style:paragraph-properties fo:margin-bottom="0in"/>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e" style:family="paragraph">
      <style:paragraph-properties fo:margin-bottom="0in"/>
    </style:style>
    <style:style style:name="TableRow1927" style:family="table-row">
      <style:table-row-properties/>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e" style:family="paragraph">
      <style:paragraph-properties fo:margin-bottom="0in"/>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e" style:family="paragraph">
      <style:paragraph-properties fo:margin-bottom="0in"/>
    </style:style>
    <style:style style:name="TableRow1932" style:family="table-row">
      <style:table-row-properties/>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e" style:family="paragraph">
      <style:paragraph-properties fo:margin-bottom="0in"/>
    </style:style>
    <style:style style:name="TableCell1935" style:family="table-cell">
      <style:table-cell-properties fo:border="0.0069in solid #000000" style:writing-mode="lr-tb" fo:padding-top="0in" fo:padding-left="0.075in" fo:padding-bottom="0in" fo:padding-right="0.075in"/>
    </style:style>
    <style:style style:name="P1936" style:parent-style-name="Normale" style:family="paragraph">
      <style:paragraph-properties fo:margin-bottom="0in"/>
    </style:style>
    <style:style style:name="TableRow1937" style:family="table-row">
      <style:table-row-properties/>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e" style:family="paragraph">
      <style:paragraph-properties fo:margin-bottom="0in"/>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e" style:family="paragraph">
      <style:paragraph-properties fo:margin-bottom="0in"/>
    </style:style>
    <style:style style:name="TableRow1942" style:family="table-row">
      <style:table-row-properties/>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e" style:family="paragraph">
      <style:paragraph-properties fo:margin-bottom="0in"/>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e" style:family="paragraph">
      <style:paragraph-properties fo:margin-bottom="0in"/>
    </style:style>
    <style:style style:name="P1947" style:parent-style-name="Paragrafoelenco" style:family="paragraph">
      <style:paragraph-properties fo:margin-bottom="0in"/>
    </style:style>
    <style:style style:name="TableRow1948" style:family="table-row">
      <style:table-row-properties style:min-row-height="0.2222in"/>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e" style:family="paragraph">
      <style:paragraph-properties fo:text-align="center" fo:margin-bottom="0in"/>
    </style:style>
    <style:style style:name="TableRow1951" style:family="table-row">
      <style:table-row-properties style:min-row-height="0.2222in"/>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e" style:family="paragraph">
      <style:paragraph-properties fo:text-align="center" fo:margin-bottom="0in"/>
    </style:style>
    <style:style style:name="TableColumn1955" style:family="table-column">
      <style:table-column-properties style:column-width="1.5652in"/>
    </style:style>
    <style:style style:name="TableColumn1956" style:family="table-column">
      <style:table-column-properties style:column-width="1.5652in"/>
    </style:style>
    <style:style style:name="TableColumn1957" style:family="table-column">
      <style:table-column-properties style:column-width="1.5652in"/>
    </style:style>
    <style:style style:name="TableColumn1958" style:family="table-column">
      <style:table-column-properties style:column-width="1.5652in"/>
    </style:style>
    <style:style style:name="Table1954" style:family="table">
      <style:table-properties style:width="6.2611in" fo:margin-left="0in" table:align="left"/>
    </style:style>
    <style:style style:name="TableRow1959" style:family="table-row">
      <style:table-row-properties/>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e" style:family="paragraph">
      <style:paragraph-properties fo:margin-bottom="0in"/>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e" style:family="paragraph">
      <style:paragraph-properties fo:margin-bottom="0in"/>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e" style:family="paragraph">
      <style:paragraph-properties fo:margin-bottom="0in"/>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e" style:family="paragraph">
      <style:paragraph-properties fo:margin-bottom="0in"/>
    </style:style>
    <style:style style:name="TableRow1968" style:family="table-row">
      <style:table-row-properties/>
    </style:style>
    <style:style style:name="TableCell1969" style:family="table-cell">
      <style:table-cell-properties fo:border="0.0069in solid #000000" style:writing-mode="lr-tb" fo:padding-top="0in" fo:padding-left="0.075in" fo:padding-bottom="0in" fo:padding-right="0.075in"/>
    </style:style>
    <style:style style:name="P1970" style:parent-style-name="Normale" style:family="paragraph">
      <style:paragraph-properties fo:text-align="center" fo:margin-bottom="0in"/>
    </style:style>
    <style:style style:name="TableRow1971" style:family="table-row">
      <style:table-row-properties/>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e" style:family="paragraph">
      <style:paragraph-properties fo:margin-bottom="0in"/>
    </style:style>
    <style:style style:name="TableRow1974" style:family="table-row">
      <style:table-row-properties/>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e" style:family="paragraph">
      <style:paragraph-properties fo:text-align="center" fo:margin-bottom="0in"/>
    </style:style>
    <style:style style:name="TableRow1977" style:family="table-row">
      <style:table-row-properties style:min-row-height="0.5736in"/>
    </style:style>
    <style:style style:name="TableCell1978" style:family="table-cell">
      <style:table-cell-properties fo:border="0.0069in solid #000000" style:writing-mode="lr-tb" fo:padding-top="0in" fo:padding-left="0.075in" fo:padding-bottom="0in" fo:padding-right="0.075in"/>
    </style:style>
    <style:style style:name="P1979" style:parent-style-name="Paragrafoelenco" style:family="paragraph">
      <style:paragraph-properties fo:margin-bottom="0in"/>
    </style:style>
    <style:style style:name="TableColumn1981" style:family="table-column">
      <style:table-column-properties style:column-width="3.052in"/>
    </style:style>
    <style:style style:name="TableColumn1982" style:family="table-column">
      <style:table-column-properties style:column-width="3.052in"/>
    </style:style>
    <style:style style:name="Table1980" style:family="table">
      <style:table-properties style:width="6.1041in" fo:margin-left="0in" table:align="left"/>
    </style:style>
    <style:style style:name="TableRow1983" style:family="table-row">
      <style:table-row-properties/>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e" style:family="paragraph">
      <style:paragraph-properties fo:margin-bottom="0in"/>
    </style:style>
    <style:style style:name="TableCell1986" style:family="table-cell">
      <style:table-cell-properties fo:border="0.0069in solid #000000" style:writing-mode="lr-tb" fo:padding-top="0in" fo:padding-left="0.075in" fo:padding-bottom="0in" fo:padding-right="0.075in"/>
    </style:style>
    <style:style style:name="P1987" style:parent-style-name="Normale" style:family="paragraph">
      <style:paragraph-properties fo:margin-bottom="0in"/>
    </style:style>
    <style:style style:name="TableRow1988" style:family="table-row">
      <style:table-row-properties/>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e" style:family="paragraph">
      <style:paragraph-properties fo:margin-bottom="0in"/>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e" style:family="paragraph">
      <style:paragraph-properties fo:margin-bottom="0in"/>
    </style:style>
    <style:style style:name="TableRow1993" style:family="table-row">
      <style:table-row-properties/>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e" style:family="paragraph">
      <style:paragraph-properties fo:margin-bottom="0in"/>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e" style:family="paragraph">
      <style:paragraph-properties fo:margin-bottom="0in"/>
    </style:style>
    <style:style style:name="TableRow1998" style:family="table-row">
      <style:table-row-properties/>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e" style:family="paragraph">
      <style:paragraph-properties fo:margin-bottom="0in"/>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e" style:family="paragraph">
      <style:paragraph-properties fo:margin-bottom="0in"/>
    </style:style>
    <style:style style:name="P2003" style:parent-style-name="Normale" style:family="paragraph">
      <style:paragraph-properties fo:margin-bottom="0in"/>
    </style:style>
    <style:style style:name="TableRow2004" style:family="table-row">
      <style:table-row-properties/>
    </style:style>
    <style:style style:name="TableCell2005" style:family="table-cell">
      <style:table-cell-properties fo:border="0.0069in solid #000000" style:writing-mode="lr-tb" fo:padding-top="0in" fo:padding-left="0.075in" fo:padding-bottom="0in" fo:padding-right="0.075in"/>
    </style:style>
    <style:style style:name="P2006" style:parent-style-name="Normale" style:family="paragraph">
      <style:paragraph-properties fo:margin-bottom="0in"/>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e" style:family="paragraph">
      <style:paragraph-properties fo:margin-bottom="0in"/>
    </style:style>
    <style:style style:name="TableRow2009" style:family="table-row">
      <style:table-row-properties/>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e" style:family="paragraph">
      <style:paragraph-properties fo:margin-bottom="0in"/>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e" style:family="paragraph">
      <style:paragraph-properties fo:margin-bottom="0in"/>
    </style:style>
    <style:style style:name="TableRow2014" style:family="table-row">
      <style:table-row-properties/>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e" style:family="paragraph">
      <style:paragraph-properties fo:margin-bottom="0in"/>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e" style:family="paragraph">
      <style:paragraph-properties fo:margin-bottom="0in"/>
    </style:style>
    <style:style style:name="TableRow2019" style:family="table-row">
      <style:table-row-properties/>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e" style:family="paragraph">
      <style:paragraph-properties fo:margin-bottom="0in"/>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e" style:family="paragraph">
      <style:paragraph-properties fo:margin-bottom="0in"/>
    </style:style>
    <style:style style:name="TableRow2024" style:family="table-row">
      <style:table-row-properties/>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e" style:family="paragraph">
      <style:paragraph-properties fo:margin-bottom="0in"/>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e" style:family="paragraph">
      <style:paragraph-properties fo:margin-bottom="0in"/>
    </style:style>
    <style:style style:name="TableRow2029" style:family="table-row">
      <style:table-row-properties/>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e" style:family="paragraph">
      <style:paragraph-properties fo:margin-bottom="0in"/>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e" style:family="paragraph">
      <style:paragraph-properties fo:margin-bottom="0in"/>
    </style:style>
    <style:style style:name="P2034" style:parent-style-name="Paragrafoelenco" style:family="paragraph">
      <style:paragraph-properties fo:margin-bottom="0in"/>
    </style:style>
    <style:style style:name="TableRow2035" style:family="table-row">
      <style:table-row-properties style:min-row-height="0.2222in"/>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e" style:family="paragraph">
      <style:paragraph-properties fo:text-align="center" fo:margin-bottom="0in"/>
    </style:style>
    <style:style style:name="TableRow2038" style:family="table-row">
      <style:table-row-properties style:min-row-height="0.2222in"/>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e" style:family="paragraph">
      <style:paragraph-properties fo:text-align="center" fo:margin-bottom="0in"/>
    </style:style>
    <style:style style:name="P2041" style:parent-style-name="Normale" style:family="paragraph">
      <style:paragraph-properties fo:line-height="106%"/>
    </style:style>
    <style:style style:name="P2042" style:parent-style-name="Normale" style:family="paragraph">
      <style:paragraph-properties fo:line-height="106%"/>
    </style:style>
    <style:style style:name="P2043" style:parent-style-name="Normale" style:family="paragraph">
      <style:paragraph-properties>
        <style:tab-stops>
          <style:tab-stop style:type="left" style:position="0.7166in"/>
        </style:tab-stops>
      </style:paragraph-properties>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bookmark-start text:name="_Hlk90232264"/>Test Case Specification</text:p>
            <text:p text:style-name="TitoloDocumento">Progetto</text:p>
            <text:p text:style-name="TitoloDocumento"><text:span text:style-name="T41">GuardaTV<text:s/></text:span><text:line-break/></text:p>
            <table:table table:style-name="Table42">
              <table:table-columns>
                <table:table-column table:style-name="TableColumn43"/>
                <table:table-column table:style-name="TableColumn44"/>
              </table:table-columns>
              <table:table-row table:style-name="TableRow45">
                <table:table-cell table:style-name="TableCell46">
                  <text:p text:style-name="P47">Riferimento</text:p>
                </table:table-cell>
                <table:table-cell table:style-name="TableCell48">
                  <text:p text:style-name="P49"/>
                </table:table-cell>
              </table:table-row>
              <table:table-row table:style-name="TableRow50">
                <table:table-cell table:style-name="TableCell51">
                  <text:p text:style-name="P52">Versione</text:p>
                </table:table-cell>
                <table:table-cell table:style-name="TableCell53">
                  <text:p text:style-name="Normale"><text:span text:style-name="T54">0.</text:span><text:span text:style-name="T55">2</text:span></text:p>
                </table:table-cell>
              </table:table-row>
              <table:table-row table:style-name="TableRow56">
                <table:table-cell table:style-name="TableCell57">
                  <text:p text:style-name="P58">Data</text:p>
                </table:table-cell>
                <table:table-cell table:style-name="TableCell59">
                  <text:p text:style-name="Normale"><text:span text:style-name="T60">12/11</text:span><text:span text:style-name="T61">/2021</text:span></text:p>
                </table:table-cell>
              </table:table-row>
              <table:table-row table:style-name="TableRow62">
                <table:table-cell table:style-name="TableCell63">
                  <text:p text:style-name="P64">Destinatario</text:p>
                </table:table-cell>
                <table:table-cell table:style-name="TableCell65">
                  <text:p text:style-name="P66">Studenti di Ingegneria del Software 2021/22</text:p>
                </table:table-cell>
              </table:table-row>
              <table:table-row table:style-name="TableRow67">
                <table:table-cell table:style-name="TableCell68">
                  <text:p text:style-name="P69">Presentato da</text:p>
                </table:table-cell>
                <table:table-cell table:style-name="TableCell70">
                  <text:p text:style-name="P71">Gruppo 16:</text:p>
                  <text:p text:style-name="P72">N. Cacace</text:p>
                  <text:p text:style-name="P73">S. Pastore</text:p>
                  <text:p text:style-name="P74">A. Prezioso</text:p>
                  <text:p text:style-name="P75"><text:span text:style-name="T76">A. Ricchetti</text:span></text:p>
                </table:table-cell>
              </table:table-row>
              <table:table-row table:style-name="TableRow77">
                <table:table-cell table:style-name="TableCell78">
                  <text:p text:style-name="P79">Approvato da</text:p>
                </table:table-cell>
                <table:table-cell table:style-name="TableCell80">
                  <text:p text:style-name="P81"/>
                </table:table-cell>
              </table:table-row>
            </table:table>
            <text:p text:style-name="P82"/>
            <text:p text:style-name="P83"/>
          </table:table-cell>
        </table:table-row>
      </table:table>
      <text:p text:style-name="P84"><text:s text:c="3"/></text:p>
      <text:p text:style-name="P85"/>
      <text:h text:style-name="P86" text:outline-level="1"><text:bookmark-start text:name="_Toc465941687"/><text:bookmark-end text:name="_Hlk90232264"/></text:h>
      <text:p text:style-name="P87"><text:bookmark-start text:name="_Hlk87601953"/><text:soft-page-break/><text:span text:style-name="T105">Revision</text:span><text:span text:style-name="T106"><text:s/></text:span><text:span text:style-name="T107">History</text:span><text:bookmark-end text:name="_Toc465941687"/></text:p>
      <text:p text:style-name="Normale"/>
      <table:table table:style-name="Table108">
        <table:table-columns>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text:span text:style-name="T116">Data</text:span></text:p>
          </table:table-cell>
          <table:table-cell table:style-name="TableCell117">
            <text:p text:style-name="P118"><text:span text:style-name="T119">Versione</text:span></text:p>
          </table:table-cell>
          <table:table-cell table:style-name="TableCell120">
            <text:p text:style-name="P121"><text:span text:style-name="T122">Descrizione</text:span></text:p>
          </table:table-cell>
          <table:table-cell table:style-name="TableCell123">
            <text:p text:style-name="P124"><text:span text:style-name="T125">Autori</text:span></text:p>
          </table:table-cell>
        </table:table-row>
        <table:table-row table:style-name="TableRow126">
          <table:table-cell table:style-name="TableCell127">
            <text:p text:style-name="P128"><text:span text:style-name="T129">10</text:span><text:span text:style-name="T130">/1</text:span><text:span text:style-name="T131">1</text:span><text:span text:style-name="T132">/2021</text:span></text:p>
          </table:table-cell>
          <table:table-cell table:style-name="TableCell133">
            <text:p text:style-name="P134"><text:span text:style-name="T135">0.1</text:span></text:p>
          </table:table-cell>
          <table:table-cell table:style-name="TableCell136">
            <text:p text:style-name="P137"><text:span text:style-name="T138">Prima stesura</text:span></text:p>
          </table:table-cell>
          <table:table-cell table:style-name="TableCell139">
            <text:p text:style-name="P140">N. Cacace</text:p>
            <text:p text:style-name="P141">S. Pastore</text:p>
            <text:p text:style-name="P142">A. Prezioso</text:p>
            <text:p text:style-name="P143">A. Ricchetti</text:p>
          </table:table-cell>
        </table:table-row>
        <table:table-row table:style-name="TableRow144">
          <table:table-cell table:style-name="TableCell145">
            <text:p text:style-name="P146">12/11/2021</text:p>
          </table:table-cell>
          <table:table-cell table:style-name="TableCell147">
            <text:p text:style-name="P148">0.2</text:p>
          </table:table-cell>
          <table:table-cell table:style-name="TableCell149">
            <text:p text:style-name="P150">Modifiche e Revisione<text:s/></text:p>
          </table:table-cell>
          <table:table-cell table:style-name="TableCell151">
            <text:p text:style-name="P152">N. Cacace</text:p>
            <text:p text:style-name="P153">S. Pastore</text:p>
            <text:p text:style-name="P154">A. Prezioso</text:p>
          </table:table-cell>
        </table:table-row>
      </table:table>
      <text:p text:style-name="Normale"/>
      <text:p text:style-name="Normale"><text:bookmark-end text:name="_Hlk87601953"/></text:p>
      <text:p text:style-name="P155"/>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56"><text:a xlink:href="#_Toc90232324" office:target-frame-name="_top" xlink:show="replace"><text:span text:style-name="Collegamentoipertestuale">1.</text:span><text:span text:style-name="T157"><text:tab/></text:span><text:span text:style-name="T158">Test Case di Sistema</text:span><text:tab/>4</text:a></text:p>
          <text:p text:style-name="P159"><text:a xlink:href="#_Toc90232325" office:target-frame-name="_top" xlink:show="replace"><text:span text:style-name="Collegamentoipertestuale">1.1.</text:span><text:span text:style-name="T160"><text:tab/></text:span><text:span text:style-name="Collegamentoipertestuale">Creazione nuova Lista</text:span><text:tab/>4</text:a></text:p>
          <text:p text:style-name="P161"><text:a xlink:href="#_Toc90232326" office:target-frame-name="_top" xlink:show="replace"><text:span text:style-name="Collegamentoipertestuale">1.2.</text:span><text:span text:style-name="T162"><text:tab/></text:span><text:span text:style-name="Collegamentoipertestuale">Recensione contenuto</text:span><text:tab/>7</text:a></text:p>
          <text:p text:style-name="P163"><text:a xlink:href="#_Toc90232327" office:target-frame-name="_top" xlink:show="replace"><text:span text:style-name="Collegamentoipertestuale">1.3.</text:span><text:span text:style-name="T164"><text:tab/></text:span><text:span text:style-name="Collegamentoipertestuale">Aggiunta contenuto</text:span><text:tab/>9</text:a></text:p>
        </text:index-body>
      </text:table-of-content>
      <text:p text:style-name="Normale"/>
      <text:p text:style-name="Normale"/>
      <text:p text:style-name="P165"><text:bookmark-start text:name="_Hlk90232406"/></text:p>
      <text:list text:style-name="LFO1" text:continue-numbering="true">
        <text:list-item>
          <text:p text:style-name="P166"><text:tab/><text:bookmark-start text:name="_Toc90232324"/><text:span text:style-name="T167">Test Case di Sistema</text:span><text:bookmark-end text:name="_Toc90232324"/></text:p>
        </text:list-item>
      </text:list>
      <text:p text:style-name="P168"/>
      <text:p text:style-name="P169"><text:bookmark-end text:name="_Hlk90232406"/></text:p>
      <text:list text:style-name="LFO2" text:continue-numbering="true">
        <text:list-item>
          <text:list>
            <text:list-item>
              <text:p text:style-name="P170"><text:bookmark-start text:name="_Toc90232325"/>Creazione nuova Lista<text:bookmark-end text:name="_Toc90232325"/></text:p>
            </text:list-item>
          </text:list>
        </text:list-item>
      </text:list>
      <table:table table:style-name="Table171">
        <table:table-columns>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Test case ID</text:p>
          </table:table-cell>
          <table:table-cell table:style-name="TableCell179">
            <text:p text:style-name="P180">TC_NF_4_01</text:p>
          </table:table-cell>
          <table:table-cell table:style-name="TableCell181">
            <text:p text:style-name="P182">Test Frame</text:p>
          </table:table-cell>
          <table:table-cell table:style-name="TableCell183">
            <text:p text:style-name="P184">LN1</text:p>
          </table:table-cell>
        </table:table-row>
        <table:table-row table:style-name="TableRow185">
          <table:table-cell table:style-name="TableCell186" table:number-columns-spanned="4">
            <text:p text:style-name="P187">Pre-condizione:</text:p>
          </table:table-cell>
          <table:covered-table-cell/>
          <table:covered-table-cell/>
          <table:covered-table-cell/>
        </table:table-row>
        <table:table-row table:style-name="TableRow188">
          <table:table-cell table:style-name="TableCell189" table:number-columns-spanned="4">
            <text:p text:style-name="P190">L’utente si trova nella pagina dedicata alla creazione delle liste</text:p>
          </table:table-cell>
          <table:covered-table-cell/>
          <table:covered-table-cell/>
          <table:covered-table-cell/>
        </table:table-row>
        <table:table-row table:style-name="TableRow191">
          <table:table-cell table:style-name="TableCell192" table:number-columns-spanned="4">
            <text:p text:style-name="P193">Flusso di eventi</text:p>
          </table:table-cell>
          <table:covered-table-cell/>
          <table:covered-table-cell/>
          <table:covered-table-cell/>
        </table:table-row>
        <table:table-row table:style-name="TableRow194">
          <table:table-cell table:style-name="TableCell195" table:number-columns-spanned="4">
            <text:list text:style-name="LFO3" text:continue-numbering="true">
              <text:list-item>
                <text:p text:style-name="P196">L’utente ha inserito i seguenti input:</text:p>
              </text:list-item>
            </text:list>
            <table:table table:style-name="Table197">
              <table:table-columns>
                <table:table-column table:style-name="TableColumn198"/>
                <table:table-column table:style-name="TableColumn199"/>
              </table:table-columns>
              <table:table-row table:style-name="TableRow200">
                <table:table-cell table:style-name="TableCell201">
                  <text:p text:style-name="P202">Input</text:p>
                </table:table-cell>
                <table:table-cell table:style-name="TableCell203">
                  <text:p text:style-name="P204">Valore</text:p>
                </table:table-cell>
              </table:table-row>
              <table:table-row table:style-name="TableRow205">
                <table:table-cell table:style-name="TableCell206">
                  <text:p text:style-name="P207">Nome</text:p>
                </table:table-cell>
                <table:table-cell table:style-name="TableCell208">
                  <text:p text:style-name="P209"/>
                </table:table-cell>
              </table:table-row>
              <table:table-row table:style-name="TableRow210">
                <table:table-cell table:style-name="TableCell211">
                  <text:p text:style-name="P212">Descrizione</text:p>
                </table:table-cell>
                <table:table-cell table:style-name="TableCell213">
                  <text:p text:style-name="P214"/>
                </table:table-cell>
              </table:table-row>
            </table:table>
            <text:list text:style-name="LFO3" text:continue-numbering="true">
              <text:list-item>
                <text:p text:style-name="P215">L’utente clicca sul pulsante conferma.</text:p>
              </text:list-item>
            </text:list>
          </table:table-cell>
          <table:covered-table-cell/>
          <table:covered-table-cell/>
          <table:covered-table-cell/>
        </table:table-row>
        <table:table-row table:style-name="TableRow216">
          <table:table-cell table:style-name="TableCell217" table:number-columns-spanned="4">
            <text:p text:style-name="P218">Oracolo</text:p>
          </table:table-cell>
          <table:covered-table-cell/>
          <table:covered-table-cell/>
          <table:covered-table-cell/>
        </table:table-row>
        <table:table-row table:style-name="TableRow219">
          <table:table-cell table:style-name="TableCell220" table:number-columns-spanned="4">
            <text:p text:style-name="P221">La creazione della nuova lista non va a buon fine perché il campo “Nome” è vuoto</text:p>
          </table:table-cell>
          <table:covered-table-cell/>
          <table:covered-table-cell/>
          <table:covered-table-cell/>
        </table:table-row>
      </table:table>
      <text:p text:style-name="P222"/>
      <text:p text:style-name="P223"/>
      <table:table table:style-name="Table224">
        <table:table-columns>
          <table:table-column table:style-name="TableColumn225"/>
          <table:table-column table:style-name="TableColumn226"/>
          <table:table-column table:style-name="TableColumn227"/>
          <table:table-column table:style-name="TableColumn228"/>
        </table:table-columns>
        <table:table-row table:style-name="TableRow229">
          <table:table-cell table:style-name="TableCell230">
            <text:p text:style-name="P231">Test case ID</text:p>
          </table:table-cell>
          <table:table-cell table:style-name="TableCell232">
            <text:p text:style-name="P233">TC_NF_4_02</text:p>
          </table:table-cell>
          <table:table-cell table:style-name="TableCell234">
            <text:p text:style-name="P235">Test Frame</text:p>
          </table:table-cell>
          <table:table-cell table:style-name="TableCell236">
            <text:p text:style-name="P237">LN3</text:p>
          </table:table-cell>
        </table:table-row>
        <table:table-row table:style-name="TableRow238">
          <table:table-cell table:style-name="TableCell239" table:number-columns-spanned="4">
            <text:p text:style-name="P240">Pre-condizione:</text:p>
          </table:table-cell>
          <table:covered-table-cell/>
          <table:covered-table-cell/>
          <table:covered-table-cell/>
        </table:table-row>
        <table:table-row table:style-name="TableRow241">
          <table:table-cell table:style-name="TableCell242" table:number-columns-spanned="4">
            <text:p text:style-name="P243">L’utente si trova nella pagina dedicata alla creazione delle liste</text:p>
          </table:table-cell>
          <table:covered-table-cell/>
          <table:covered-table-cell/>
          <table:covered-table-cell/>
        </table:table-row>
        <table:table-row table:style-name="TableRow244">
          <table:table-cell table:style-name="TableCell245" table:number-columns-spanned="4">
            <text:p text:style-name="P246">Flusso di eventi</text:p>
          </table:table-cell>
          <table:covered-table-cell/>
          <table:covered-table-cell/>
          <table:covered-table-cell/>
        </table:table-row>
        <table:table-row table:style-name="TableRow247">
          <table:table-cell table:style-name="TableCell248" table:number-columns-spanned="4">
            <text:list text:style-name="LFO4" text:continue-numbering="true">
              <text:list-item>
                <text:p text:style-name="P249">L’utente ha inserito i seguenti input:</text:p>
              </text:list-item>
            </text:list>
            <table:table table:style-name="Table250">
              <table:table-columns>
                <table:table-column table:style-name="TableColumn251"/>
                <table:table-column table:style-name="TableColumn252"/>
              </table:table-columns>
              <table:table-row table:style-name="TableRow253">
                <table:table-cell table:style-name="TableCell254">
                  <text:p text:style-name="P255">Input</text:p>
                </table:table-cell>
                <table:table-cell table:style-name="TableCell256">
                  <text:p text:style-name="P257">Valore</text:p>
                </table:table-cell>
              </table:table-row>
              <table:table-row table:style-name="TableRow258">
                <table:table-cell table:style-name="TableCell259">
                  <text:p text:style-name="P260">Nome</text:p>
                </table:table-cell>
                <table:table-cell table:style-name="TableCell261">
                  <text:p text:style-name="P262">AAAAAAAAAAAAAAAAAAAAAAAAAAAAAA</text:p>
                  <text:p text:style-name="P263">AAAAAAAAAAAAAAAAAAAAAAAAAAAAAA</text:p>
                </table:table-cell>
              </table:table-row>
              <table:table-row table:style-name="TableRow264">
                <table:table-cell table:style-name="TableCell265">
                  <text:p text:style-name="P266">Descrizione</text:p>
                </table:table-cell>
                <table:table-cell table:style-name="TableCell267">
                  <text:p text:style-name="P268"/>
                </table:table-cell>
              </table:table-row>
            </table:table>
            <text:list text:style-name="LFO4" text:continue-numbering="true">
              <text:list-item>
                <text:p text:style-name="P269">L’utente clicca sul pulsante conferma.</text:p>
              </text:list-item>
            </text:list>
          </table:table-cell>
          <table:covered-table-cell/>
          <table:covered-table-cell/>
          <table:covered-table-cell/>
        </table:table-row>
        <table:table-row table:style-name="TableRow270">
          <table:table-cell table:style-name="TableCell271" table:number-columns-spanned="4">
            <text:p text:style-name="P272">Oracolo</text:p>
          </table:table-cell>
          <table:covered-table-cell/>
          <table:covered-table-cell/>
          <table:covered-table-cell/>
        </table:table-row>
        <table:table-row table:style-name="TableRow273">
          <table:table-cell table:style-name="TableCell274" table:number-columns-spanned="4">
            <text:p text:style-name="P275">La creazione della nuova lista non va a buon fine perché il campo “Nome” <text:s/>non rispetta la lunghezza massima</text:p>
          </table:table-cell>
          <table:covered-table-cell/>
          <table:covered-table-cell/>
          <table:covered-table-cell/>
        </table:table-row>
      </table:table>
      <text:p text:style-name="P276"/>
      <text:p text:style-name="P277"/>
      <text:p text:style-name="P278"/>
      <text:p text:style-name="P279"/>
      <table:table table:style-name="Table280">
        <table:table-columns>
          <table:table-column table:style-name="TableColumn281"/>
          <table:table-column table:style-name="TableColumn282"/>
          <table:table-column table:style-name="TableColumn283"/>
          <table:table-column table:style-name="TableColumn284"/>
        </table:table-columns>
        <table:table-row table:style-name="TableRow285">
          <table:table-cell table:style-name="TableCell286">
            <text:p text:style-name="P287">Test case ID</text:p>
          </table:table-cell>
          <table:table-cell table:style-name="TableCell288">
            <text:p text:style-name="P289">TC_NF_4_03</text:p>
          </table:table-cell>
          <table:table-cell table:style-name="TableCell290">
            <text:p text:style-name="P291">Test Frame</text:p>
          </table:table-cell>
          <table:table-cell table:style-name="TableCell292">
            <text:p text:style-name="P293">LN2, FN2</text:p>
          </table:table-cell>
        </table:table-row>
        <table:table-row table:style-name="TableRow294">
          <table:table-cell table:style-name="TableCell295" table:number-columns-spanned="4">
            <text:p text:style-name="P296">Pre-condizione:</text:p>
          </table:table-cell>
          <table:covered-table-cell/>
          <table:covered-table-cell/>
          <table:covered-table-cell/>
        </table:table-row>
        <table:table-row table:style-name="TableRow297">
          <table:table-cell table:style-name="TableCell298" table:number-columns-spanned="4">
            <text:p text:style-name="P299">L’utente si trova nella pagina dedicata alla creazione delle liste</text:p>
          </table:table-cell>
          <table:covered-table-cell/>
          <table:covered-table-cell/>
          <table:covered-table-cell/>
        </table:table-row>
        <table:table-row table:style-name="TableRow300">
          <table:table-cell table:style-name="TableCell301" table:number-columns-spanned="4">
            <text:p text:style-name="P302">Flusso di eventi</text:p>
          </table:table-cell>
          <table:covered-table-cell/>
          <table:covered-table-cell/>
          <table:covered-table-cell/>
        </table:table-row>
        <table:table-row table:style-name="TableRow303">
          <table:table-cell table:style-name="TableCell304" table:number-columns-spanned="4">
            <text:list text:style-name="LFO5" text:continue-numbering="true">
              <text:list-item>
                <text:p text:style-name="P305">L’utente ha inserito i seguenti input:</text:p>
              </text:list-item>
            </text:list>
            <table:table table:style-name="Table306">
              <table:table-columns>
                <table:table-column table:style-name="TableColumn307"/>
                <table:table-column table:style-name="TableColumn308"/>
              </table:table-columns>
              <table:table-row table:style-name="TableRow309">
                <table:table-cell table:style-name="TableCell310">
                  <text:p text:style-name="P311">Input</text:p>
                </table:table-cell>
                <table:table-cell table:style-name="TableCell312">
                  <text:p text:style-name="P313">Valore</text:p>
                </table:table-cell>
              </table:table-row>
              <table:table-row table:style-name="TableRow314">
                <table:table-cell table:style-name="TableCell315">
                  <text:p text:style-name="P316">Nome</text:p>
                </table:table-cell>
                <table:table-cell table:style-name="TableCell317">
                  <text:p text:style-name="P318">N!ccol*,’s</text:p>
                </table:table-cell>
              </table:table-row>
              <table:table-row table:style-name="TableRow319">
                <table:table-cell table:style-name="TableCell320">
                  <text:p text:style-name="P321">Descrizione</text:p>
                </table:table-cell>
                <table:table-cell table:style-name="TableCell322">
                  <text:p text:style-name="P323"/>
                </table:table-cell>
              </table:table-row>
            </table:table>
            <text:list text:style-name="LFO5" text:continue-numbering="true">
              <text:list-item>
                <text:p text:style-name="P324">L’utente clicca sul pulsante conferma.</text:p>
              </text:list-item>
            </text:list>
          </table:table-cell>
          <table:covered-table-cell/>
          <table:covered-table-cell/>
          <table:covered-table-cell/>
        </table:table-row>
        <table:table-row table:style-name="TableRow325">
          <table:table-cell table:style-name="TableCell326" table:number-columns-spanned="4">
            <text:p text:style-name="P327">Oracolo</text:p>
          </table:table-cell>
          <table:covered-table-cell/>
          <table:covered-table-cell/>
          <table:covered-table-cell/>
        </table:table-row>
        <table:table-row table:style-name="TableRow328">
          <table:table-cell table:style-name="TableCell329" table:number-columns-spanned="4">
            <text:p text:style-name="P330">La creazione della nuova lista non va a buon fine perché il formato del campo “Nome” non è corretto</text:p>
          </table:table-cell>
          <table:covered-table-cell/>
          <table:covered-table-cell/>
          <table:covered-table-cell/>
        </table:table-row>
      </table:table>
      <text:p text:style-name="P331"/>
      <table:table table:style-name="Table332">
        <table:table-columns>
          <table:table-column table:style-name="TableColumn333"/>
          <table:table-column table:style-name="TableColumn334"/>
          <table:table-column table:style-name="TableColumn335"/>
          <table:table-column table:style-name="TableColumn336"/>
        </table:table-columns>
        <table:table-row table:style-name="TableRow337">
          <table:table-cell table:style-name="TableCell338">
            <text:p text:style-name="P339">Test case ID</text:p>
          </table:table-cell>
          <table:table-cell table:style-name="TableCell340">
            <text:p text:style-name="P341">TC_NF_4_04</text:p>
          </table:table-cell>
          <table:table-cell table:style-name="TableCell342">
            <text:p text:style-name="P343">Test Frame</text:p>
          </table:table-cell>
          <table:table-cell table:style-name="TableCell344">
            <text:p text:style-name="P345">LN2, FN1, LD2</text:p>
          </table:table-cell>
        </table:table-row>
        <table:table-row table:style-name="TableRow346">
          <table:table-cell table:style-name="TableCell347" table:number-columns-spanned="4">
            <text:p text:style-name="P348">Pre-condizione:</text:p>
          </table:table-cell>
          <table:covered-table-cell/>
          <table:covered-table-cell/>
          <table:covered-table-cell/>
        </table:table-row>
        <table:table-row table:style-name="TableRow349">
          <table:table-cell table:style-name="TableCell350" table:number-columns-spanned="4">
            <text:p text:style-name="P351">L’utente si trova nella pagina dedicata alla creazione delle liste</text:p>
          </table:table-cell>
          <table:covered-table-cell/>
          <table:covered-table-cell/>
          <table:covered-table-cell/>
        </table:table-row>
        <table:table-row table:style-name="TableRow352">
          <table:table-cell table:style-name="TableCell353" table:number-columns-spanned="4">
            <text:p text:style-name="P354">Flusso di eventi</text:p>
          </table:table-cell>
          <table:covered-table-cell/>
          <table:covered-table-cell/>
          <table:covered-table-cell/>
        </table:table-row>
        <table:table-row table:style-name="TableRow355">
          <table:table-cell table:style-name="TableCell356" table:number-columns-spanned="4">
            <text:list text:style-name="LFO6" text:continue-numbering="true">
              <text:list-item>
                <text:p text:style-name="P357">L’utente ha inserito i seguenti input:</text:p>
              </text:list-item>
            </text:list>
            <table:table table:style-name="Table358">
              <table:table-columns>
                <table:table-column table:style-name="TableColumn359"/>
                <table:table-column table:style-name="TableColumn360"/>
              </table:table-columns>
              <table:table-row table:style-name="TableRow361">
                <table:table-cell table:style-name="TableCell362">
                  <text:p text:style-name="P363">Input</text:p>
                </table:table-cell>
                <table:table-cell table:style-name="TableCell364">
                  <text:p text:style-name="P365">Valore</text:p>
                </table:table-cell>
              </table:table-row>
              <table:table-row table:style-name="TableRow366">
                <table:table-cell table:style-name="TableCell367">
                  <text:p text:style-name="P368">Nome</text:p>
                </table:table-cell>
                <table:table-cell table:style-name="TableCell369">
                  <text:p text:style-name="P370">Preferiti</text:p>
                </table:table-cell>
              </table:table-row>
              <table:table-row table:style-name="TableRow371">
                <table:table-cell table:style-name="TableCell372">
                  <text:p text:style-name="P373">Descrizione</text:p>
                </table:table-cell>
                <table:table-cell table:style-name="TableCell374">
                  <text:p text:style-name="P375">AAAAAAAAAAAAAAAAAAAAAAAAAAAAAA</text:p>
                  <text:p text:style-name="P376">AAAAAAAAAAAAAAAAAAAAAAAAAAAAAA</text:p>
                  <text:p text:style-name="P377">AAAAAAAAAAAAAAAAAAAAAAAAAAAAAA</text:p>
                  <text:p text:style-name="P378">AAAAAAAAAAAAAAAAAAAAAAAAAAAAAA</text:p>
                  <text:p text:style-name="P379">AAAAAAAAAAAAAAAAAAAAAAAAAAAAAA</text:p>
                  <text:p text:style-name="P380">AAAAAAAAAAAAAAAAAAAAAAAAAAAAAA</text:p>
                  <text:p text:style-name="P381">AAAAAAAAAAAAAAAAAAAAAAAAAAAAAA</text:p>
                  <text:p text:style-name="P382">AAAAAAAAAAAAAAAAAAAAAAAAAAAAAA</text:p>
                  <text:p text:style-name="P383">AAAAAAAAAAAAAAAAAAAAAAAAAAAAAA</text:p>
                  <text:p text:style-name="P384">AAAAAAAAAAAAAAAAAAAAAAAAAAAAAA</text:p>
                </table:table-cell>
              </table:table-row>
            </table:table>
            <text:list text:style-name="LFO6" text:continue-numbering="true">
              <text:list-item>
                <text:p text:style-name="P385">L’utente clicca sul pulsante conferma.</text:p>
              </text:list-item>
            </text:list>
          </table:table-cell>
          <table:covered-table-cell/>
          <table:covered-table-cell/>
          <table:covered-table-cell/>
        </table:table-row>
        <table:table-row table:style-name="TableRow386">
          <table:table-cell table:style-name="TableCell387" table:number-columns-spanned="4">
            <text:p text:style-name="P388">Oracolo</text:p>
          </table:table-cell>
          <table:covered-table-cell/>
          <table:covered-table-cell/>
          <table:covered-table-cell/>
        </table:table-row>
        <table:table-row table:style-name="TableRow389">
          <table:table-cell table:style-name="TableCell390" table:number-columns-spanned="4">
            <text:p text:style-name="P391">La creazione della nuova lista non va a buon fine perché il campo “Descrizione” non rispetta la lunghezza massima</text:p>
          </table:table-cell>
          <table:covered-table-cell/>
          <table:covered-table-cell/>
          <table:covered-table-cell/>
        </table:table-row>
      </table:table>
      <text:p text:style-name="P392"/>
      <text:p text:style-name="P393"/>
      <text:p text:style-name="P394"/>
      <text:p text:style-name="P395"/>
      <text:p text:style-name="P396"/>
      <text:p text:style-name="P397"/>
      <text:p text:style-name="P398"/>
      <text:p text:style-name="P399"/>
      <text:p text:style-name="P400"/>
      <table:table table:style-name="Table401">
        <table:table-columns>
          <table:table-column table:style-name="TableColumn402"/>
          <table:table-column table:style-name="TableColumn403"/>
          <table:table-column table:style-name="TableColumn404"/>
          <table:table-column table:style-name="TableColumn405"/>
        </table:table-columns>
        <table:table-row table:style-name="TableRow406">
          <table:table-cell table:style-name="TableCell407">
            <text:p text:style-name="P408">Test case ID</text:p>
          </table:table-cell>
          <table:table-cell table:style-name="TableCell409">
            <text:p text:style-name="P410">TC_NF_4_05</text:p>
          </table:table-cell>
          <table:table-cell table:style-name="TableCell411">
            <text:p text:style-name="P412">Test Frame</text:p>
          </table:table-cell>
          <table:table-cell table:style-name="TableCell413">
            <text:p text:style-name="P414">LN2, FN1, LD1, FD2</text:p>
          </table:table-cell>
        </table:table-row>
        <table:table-row table:style-name="TableRow415">
          <table:table-cell table:style-name="TableCell416" table:number-columns-spanned="4">
            <text:p text:style-name="P417">Pre-condizione:</text:p>
          </table:table-cell>
          <table:covered-table-cell/>
          <table:covered-table-cell/>
          <table:covered-table-cell/>
        </table:table-row>
        <table:table-row table:style-name="TableRow418">
          <table:table-cell table:style-name="TableCell419" table:number-columns-spanned="4">
            <text:p text:style-name="P420">L’utente si trova nella pagina dedicata alla creazione delle liste</text:p>
          </table:table-cell>
          <table:covered-table-cell/>
          <table:covered-table-cell/>
          <table:covered-table-cell/>
        </table:table-row>
        <table:table-row table:style-name="TableRow421">
          <table:table-cell table:style-name="TableCell422" table:number-columns-spanned="4">
            <text:p text:style-name="P423">Flusso di eventi</text:p>
          </table:table-cell>
          <table:covered-table-cell/>
          <table:covered-table-cell/>
          <table:covered-table-cell/>
        </table:table-row>
        <table:table-row table:style-name="TableRow424">
          <table:table-cell table:style-name="TableCell425" table:number-columns-spanned="4">
            <text:list text:style-name="LFO7" text:continue-numbering="true">
              <text:list-item>
                <text:p text:style-name="P426">L’utente ha inserito i seguenti input:</text:p>
              </text:list-item>
            </text:list>
            <table:table table:style-name="Table427">
              <table:table-columns>
                <table:table-column table:style-name="TableColumn428"/>
                <table:table-column table:style-name="TableColumn429"/>
              </table:table-columns>
              <table:table-row table:style-name="TableRow430">
                <table:table-cell table:style-name="TableCell431">
                  <text:p text:style-name="P432">Input</text:p>
                </table:table-cell>
                <table:table-cell table:style-name="TableCell433">
                  <text:p text:style-name="P434">Valore</text:p>
                </table:table-cell>
              </table:table-row>
              <table:table-row table:style-name="TableRow435">
                <table:table-cell table:style-name="TableCell436">
                  <text:p text:style-name="P437">Nome</text:p>
                </table:table-cell>
                <table:table-cell table:style-name="TableCell438">
                  <text:p text:style-name="P439">Preferiti</text:p>
                </table:table-cell>
              </table:table-row>
              <table:table-row table:style-name="TableRow440">
                <table:table-cell table:style-name="TableCell441">
                  <text:p text:style-name="P442">Descrizione</text:p>
                </table:table-cell>
                <table:table-cell table:style-name="TableCell443">
                  <text:p text:style-name="P444">I mi€! Pr£f&amp;r?t%</text:p>
                </table:table-cell>
              </table:table-row>
            </table:table>
            <text:list text:style-name="LFO7" text:continue-numbering="true">
              <text:list-item>
                <text:p text:style-name="P445">L’utente clicca sul pulsante conferma.</text:p>
              </text:list-item>
            </text:list>
          </table:table-cell>
          <table:covered-table-cell/>
          <table:covered-table-cell/>
          <table:covered-table-cell/>
        </table:table-row>
        <table:table-row table:style-name="TableRow446">
          <table:table-cell table:style-name="TableCell447" table:number-columns-spanned="4">
            <text:p text:style-name="P448">Oracolo</text:p>
          </table:table-cell>
          <table:covered-table-cell/>
          <table:covered-table-cell/>
          <table:covered-table-cell/>
        </table:table-row>
        <table:table-row table:style-name="TableRow449">
          <table:table-cell table:style-name="TableCell450" table:number-columns-spanned="4">
            <text:p text:style-name="P451">La creazione della nuova lista non va a buon fine perché il formato del campo “Descrizione” non è corretto</text:p>
          </table:table-cell>
          <table:covered-table-cell/>
          <table:covered-table-cell/>
          <table:covered-table-cell/>
        </table:table-row>
      </table:table>
      <text:p text:style-name="P452"/>
      <table:table table:style-name="Table453">
        <table:table-columns>
          <table:table-column table:style-name="TableColumn454"/>
          <table:table-column table:style-name="TableColumn455"/>
          <table:table-column table:style-name="TableColumn456"/>
          <table:table-column table:style-name="TableColumn457"/>
        </table:table-columns>
        <table:table-row table:style-name="TableRow458">
          <table:table-cell table:style-name="TableCell459">
            <text:p text:style-name="P460">Test case ID</text:p>
          </table:table-cell>
          <table:table-cell table:style-name="TableCell461">
            <text:p text:style-name="P462">TC_NF_4_06</text:p>
          </table:table-cell>
          <table:table-cell table:style-name="TableCell463">
            <text:p text:style-name="P464">Test Frame</text:p>
          </table:table-cell>
          <table:table-cell table:style-name="TableCell465">
            <text:p text:style-name="P466">LN2, FN1, LD1, FD1</text:p>
          </table:table-cell>
        </table:table-row>
        <table:table-row table:style-name="TableRow467">
          <table:table-cell table:style-name="TableCell468" table:number-columns-spanned="4">
            <text:p text:style-name="P469">Pre-condizione:</text:p>
          </table:table-cell>
          <table:covered-table-cell/>
          <table:covered-table-cell/>
          <table:covered-table-cell/>
        </table:table-row>
        <table:table-row table:style-name="TableRow470">
          <table:table-cell table:style-name="TableCell471" table:number-columns-spanned="4">
            <text:p text:style-name="P472">L’utente si trova nella pagina dedicata alla creazione delle liste</text:p>
          </table:table-cell>
          <table:covered-table-cell/>
          <table:covered-table-cell/>
          <table:covered-table-cell/>
        </table:table-row>
        <table:table-row table:style-name="TableRow473">
          <table:table-cell table:style-name="TableCell474" table:number-columns-spanned="4">
            <text:p text:style-name="P475">Flusso di eventi</text:p>
          </table:table-cell>
          <table:covered-table-cell/>
          <table:covered-table-cell/>
          <table:covered-table-cell/>
        </table:table-row>
        <table:table-row table:style-name="TableRow476">
          <table:table-cell table:style-name="TableCell477" table:number-columns-spanned="4">
            <text:list text:style-name="LFO8" text:continue-numbering="true">
              <text:list-item>
                <text:p text:style-name="P478">L’utente ha inserito i seguenti input:</text:p>
              </text:list-item>
            </text:list>
            <table:table table:style-name="Table479">
              <table:table-columns>
                <table:table-column table:style-name="TableColumn480"/>
                <table:table-column table:style-name="TableColumn481"/>
              </table:table-columns>
              <table:table-row table:style-name="TableRow482">
                <table:table-cell table:style-name="TableCell483">
                  <text:p text:style-name="P484">Input</text:p>
                </table:table-cell>
                <table:table-cell table:style-name="TableCell485">
                  <text:p text:style-name="P486">Valore</text:p>
                </table:table-cell>
              </table:table-row>
              <table:table-row table:style-name="TableRow487">
                <table:table-cell table:style-name="TableCell488">
                  <text:p text:style-name="P489">Nome</text:p>
                </table:table-cell>
                <table:table-cell table:style-name="TableCell490">
                  <text:p text:style-name="P491">Preferiti</text:p>
                </table:table-cell>
              </table:table-row>
              <table:table-row table:style-name="TableRow492">
                <table:table-cell table:style-name="TableCell493">
                  <text:p text:style-name="P494">Descrizione</text:p>
                </table:table-cell>
                <table:table-cell table:style-name="TableCell495">
                  <text:p text:style-name="P496">I mi€! Pr£f&amp;r?t%</text:p>
                </table:table-cell>
              </table:table-row>
            </table:table>
            <text:list text:style-name="LFO8" text:continue-numbering="true">
              <text:list-item>
                <text:p text:style-name="P497">L’utente clicca sul pulsante conferma.</text:p>
              </text:list-item>
            </text:list>
          </table:table-cell>
          <table:covered-table-cell/>
          <table:covered-table-cell/>
          <table:covered-table-cell/>
        </table:table-row>
        <table:table-row table:style-name="TableRow498">
          <table:table-cell table:style-name="TableCell499" table:number-columns-spanned="4">
            <text:p text:style-name="P500">Oracolo</text:p>
          </table:table-cell>
          <table:covered-table-cell/>
          <table:covered-table-cell/>
          <table:covered-table-cell/>
        </table:table-row>
        <table:table-row table:style-name="TableRow501">
          <table:table-cell table:style-name="TableCell502" table:number-columns-spanned="4">
            <text:p text:style-name="P503">La creazione della nuova lista va a buon fine<text:s/></text:p>
          </table:table-cell>
          <table:covered-table-cell/>
          <table:covered-table-cell/>
          <table:covered-table-cell/>
        </table:table-row>
      </table:table>
      <text:p text:style-name="P504"/>
      <text:p text:style-name="P505"/>
      <text:p text:style-name="P506"/>
      <text:p text:style-name="P507"/>
      <text:p text:style-name="P508"/>
      <text:p text:style-name="P509"/>
      <text:p text:style-name="P510"/>
      <text:p text:style-name="P511"/>
      <text:p text:style-name="P512"/>
      <text:p text:style-name="P513"/>
      <text:p text:style-name="P514"/>
      <text:list text:style-name="LFO2" text:continue-numbering="true">
        <text:list-item>
          <text:list>
            <text:list-item>
              <text:p text:style-name="P515"><text:bookmark-start text:name="_Toc90232326"/><text:soft-page-break/>Recensione contenuto<text:bookmark-end text:name="_Toc90232326"/></text:p>
            </text:list-item>
          </text:list>
        </text:list-item>
      </text:list>
      <text:p text:style-name="Standard"/>
      <table:table table:style-name="Table516">
        <table:table-columns>
          <table:table-column table:style-name="TableColumn517"/>
          <table:table-column table:style-name="TableColumn518"/>
          <table:table-column table:style-name="TableColumn519"/>
          <table:table-column table:style-name="TableColumn520"/>
        </table:table-columns>
        <table:table-row table:style-name="TableRow521">
          <table:table-cell table:style-name="TableCell522">
            <text:p text:style-name="Normale">Test case ID</text:p>
          </table:table-cell>
          <table:table-cell table:style-name="TableCell523">
            <text:p text:style-name="Normale">TC_RW_10_01</text:p>
          </table:table-cell>
          <table:table-cell table:style-name="TableCell524">
            <text:p text:style-name="Normale">Test Frame</text:p>
          </table:table-cell>
          <table:table-cell table:style-name="TableCell525">
            <text:p text:style-name="Normale">LP1</text:p>
          </table:table-cell>
        </table:table-row>
        <table:table-row table:style-name="TableRow526">
          <table:table-cell table:style-name="TableCell527" table:number-columns-spanned="4">
            <text:p text:style-name="P528">Pre-condizione:</text:p>
          </table:table-cell>
          <table:covered-table-cell/>
          <table:covered-table-cell/>
          <table:covered-table-cell/>
        </table:table-row>
        <table:table-row table:style-name="TableRow529">
          <table:table-cell table:style-name="TableCell530" table:number-columns-spanned="4">
            <text:p text:style-name="Normale"><text:bookmark-start text:name="__DdeLink__3931_2242507735"/>L’utente si trova nella pagina di un contenuto<text:bookmark-end text:name="__DdeLink__3931_2242507735"/></text:p>
          </table:table-cell>
          <table:covered-table-cell/>
          <table:covered-table-cell/>
          <table:covered-table-cell/>
        </table:table-row>
        <table:table-row table:style-name="TableRow531">
          <table:table-cell table:style-name="TableCell532" table:number-columns-spanned="4">
            <text:p text:style-name="P533">Flusso di eventi</text:p>
          </table:table-cell>
          <table:covered-table-cell/>
          <table:covered-table-cell/>
          <table:covered-table-cell/>
        </table:table-row>
        <table:table-row table:style-name="TableRow534">
          <table:table-cell table:style-name="TableCell535" table:number-columns-spanned="4">
            <text:list text:style-name="LFO25" text:continue-numbering="true">
              <text:list-item>
                <text:p text:style-name="P536">L’utente ha inserito i seguenti input:</text:p>
              </text:list-item>
            </text:list>
            <table:table table:style-name="Table537">
              <table:table-columns>
                <table:table-column table:style-name="TableColumn538"/>
                <table:table-column table:style-name="TableColumn539"/>
              </table:table-columns>
              <table:table-row table:style-name="TableRow540">
                <table:table-cell table:style-name="TableCell541">
                  <text:p text:style-name="P542">Input</text:p>
                </table:table-cell>
                <table:table-cell table:style-name="TableCell543">
                  <text:p text:style-name="P544">Valore</text:p>
                </table:table-cell>
              </table:table-row>
              <table:table-row table:style-name="TableRow545">
                <table:table-cell table:style-name="TableCell546">
                  <text:p text:style-name="Normale">Punteggio</text:p>
                </table:table-cell>
                <table:table-cell table:style-name="TableCell547">
                  <text:p text:style-name="Normale"/>
                </table:table-cell>
              </table:table-row>
              <table:table-row table:style-name="TableRow548">
                <table:table-cell table:style-name="TableCell549">
                  <text:p text:style-name="Normale">Descrizione</text:p>
                </table:table-cell>
                <table:table-cell table:style-name="TableCell550">
                  <text:p text:style-name="Normale"/>
                </table:table-cell>
              </table:table-row>
            </table:table>
            <text:list text:style-name="LFO25" text:continue-numbering="true">
              <text:list-item>
                <text:p text:style-name="P551">L’utente clicca sul pulsante conferma.</text:p>
              </text:list-item>
            </text:list>
          </table:table-cell>
          <table:covered-table-cell/>
          <table:covered-table-cell/>
          <table:covered-table-cell/>
        </table:table-row>
        <table:table-row table:style-name="TableRow552">
          <table:table-cell table:style-name="TableCell553" table:number-columns-spanned="4">
            <text:p text:style-name="P554">Oracolo</text:p>
          </table:table-cell>
          <table:covered-table-cell/>
          <table:covered-table-cell/>
          <table:covered-table-cell/>
        </table:table-row>
        <table:table-row table:style-name="TableRow555">
          <table:table-cell table:style-name="TableCell556" table:number-columns-spanned="4">
            <text:p text:style-name="P557">L’aggiunta di una nuova recensione non va a buon fine perché il campo “Punteggio” è vuoto.</text:p>
          </table:table-cell>
          <table:covered-table-cell/>
          <table:covered-table-cell/>
          <table:covered-table-cell/>
        </table:table-row>
      </table:table>
      <text:p text:style-name="P558"/>
      <text:p text:style-name="P559"/>
      <table:table table:style-name="Table560">
        <table:table-columns>
          <table:table-column table:style-name="TableColumn561"/>
          <table:table-column table:style-name="TableColumn562"/>
          <table:table-column table:style-name="TableColumn563"/>
          <table:table-column table:style-name="TableColumn564"/>
        </table:table-columns>
        <table:table-row table:style-name="TableRow565">
          <table:table-cell table:style-name="TableCell566">
            <text:p text:style-name="Normale">Test case ID</text:p>
          </table:table-cell>
          <table:table-cell table:style-name="TableCell567">
            <text:p text:style-name="Normale">TC_RW_10_02</text:p>
          </table:table-cell>
          <table:table-cell table:style-name="TableCell568">
            <text:p text:style-name="Normale">Test Frame</text:p>
          </table:table-cell>
          <table:table-cell table:style-name="TableCell569">
            <text:p text:style-name="Normale">LP3</text:p>
          </table:table-cell>
        </table:table-row>
        <table:table-row table:style-name="TableRow570">
          <table:table-cell table:style-name="TableCell571" table:number-columns-spanned="4">
            <text:p text:style-name="P572">Pre-condizione:</text:p>
          </table:table-cell>
          <table:covered-table-cell/>
          <table:covered-table-cell/>
          <table:covered-table-cell/>
        </table:table-row>
        <table:table-row table:style-name="TableRow573">
          <table:table-cell table:style-name="TableCell574" table:number-columns-spanned="4">
            <text:p text:style-name="Normale">L’utente si trova nella pagina di un contenuto</text:p>
          </table:table-cell>
          <table:covered-table-cell/>
          <table:covered-table-cell/>
          <table:covered-table-cell/>
        </table:table-row>
        <table:table-row table:style-name="TableRow575">
          <table:table-cell table:style-name="TableCell576" table:number-columns-spanned="4">
            <text:p text:style-name="P577">Flusso di eventi</text:p>
          </table:table-cell>
          <table:covered-table-cell/>
          <table:covered-table-cell/>
          <table:covered-table-cell/>
        </table:table-row>
        <table:table-row table:style-name="TableRow578">
          <table:table-cell table:style-name="TableCell579" table:number-columns-spanned="4">
            <text:list text:style-name="LFO26" text:continue-numbering="true">
              <text:list-item>
                <text:p text:style-name="P580">L’utente ha inserito i seguenti input:</text:p>
              </text:list-item>
            </text:list>
            <table:table table:style-name="Table581">
              <table:table-columns>
                <table:table-column table:style-name="TableColumn582"/>
                <table:table-column table:style-name="TableColumn583"/>
              </table:table-columns>
              <table:table-row table:style-name="TableRow584">
                <table:table-cell table:style-name="TableCell585">
                  <text:p text:style-name="P586">Input</text:p>
                </table:table-cell>
                <table:table-cell table:style-name="TableCell587">
                  <text:p text:style-name="P588">Valore</text:p>
                </table:table-cell>
              </table:table-row>
              <table:table-row table:style-name="TableRow589">
                <table:table-cell table:style-name="TableCell590">
                  <text:p text:style-name="Normale">Punteggio</text:p>
                </table:table-cell>
                <table:table-cell table:style-name="TableCell591">
                  <text:p text:style-name="Normale">50</text:p>
                </table:table-cell>
              </table:table-row>
              <table:table-row table:style-name="TableRow592">
                <table:table-cell table:style-name="TableCell593">
                  <text:p text:style-name="Normale">Descrizione</text:p>
                </table:table-cell>
                <table:table-cell table:style-name="TableCell594">
                  <text:p text:style-name="Normale"/>
                </table:table-cell>
              </table:table-row>
            </table:table>
            <text:list text:style-name="LFO26" text:continue-numbering="true">
              <text:list-item>
                <text:p text:style-name="P595">L’utente clicca sul pulsante conferma.</text:p>
              </text:list-item>
            </text:list>
          </table:table-cell>
          <table:covered-table-cell/>
          <table:covered-table-cell/>
          <table:covered-table-cell/>
        </table:table-row>
        <table:table-row table:style-name="TableRow596">
          <table:table-cell table:style-name="TableCell597" table:number-columns-spanned="4">
            <text:p text:style-name="P598">Oracolo</text:p>
          </table:table-cell>
          <table:covered-table-cell/>
          <table:covered-table-cell/>
          <table:covered-table-cell/>
        </table:table-row>
        <table:table-row table:style-name="TableRow599">
          <table:table-cell table:style-name="TableCell600" table:number-columns-spanned="4">
            <text:p text:style-name="P601">L’aggiunta di una nuova recensione non va a buon fine perché il campo “Punteggio” non rispetta la lunghezza massima</text:p>
          </table:table-cell>
          <table:covered-table-cell/>
          <table:covered-table-cell/>
          <table:covered-table-cell/>
        </table:table-row>
      </table:table>
      <text:p text:style-name="P602"/>
      <text:p text:style-name="P603"/>
      <table:table table:style-name="Table604">
        <table:table-columns>
          <table:table-column table:style-name="TableColumn605"/>
          <table:table-column table:style-name="TableColumn606"/>
          <table:table-column table:style-name="TableColumn607"/>
          <table:table-column table:style-name="TableColumn608"/>
        </table:table-columns>
        <table:table-row table:style-name="TableRow609">
          <table:table-cell table:style-name="TableCell610">
            <text:p text:style-name="Normale">Test case ID</text:p>
          </table:table-cell>
          <table:table-cell table:style-name="TableCell611">
            <text:p text:style-name="Normale">TC_RW_10_03</text:p>
          </table:table-cell>
          <table:table-cell table:style-name="TableCell612">
            <text:p text:style-name="Normale">Test Frame</text:p>
          </table:table-cell>
          <table:table-cell table:style-name="TableCell613">
            <text:p text:style-name="Normale">LP2, FP2</text:p>
          </table:table-cell>
        </table:table-row>
        <table:table-row table:style-name="TableRow614">
          <table:table-cell table:style-name="TableCell615" table:number-columns-spanned="4">
            <text:p text:style-name="P616">Pre-condizione:</text:p>
          </table:table-cell>
          <table:covered-table-cell/>
          <table:covered-table-cell/>
          <table:covered-table-cell/>
        </table:table-row>
        <table:table-row table:style-name="TableRow617">
          <table:table-cell table:style-name="TableCell618" table:number-columns-spanned="4">
            <text:p text:style-name="Normale">L’utente si trova nella pagina di un contenuto</text:p>
          </table:table-cell>
          <table:covered-table-cell/>
          <table:covered-table-cell/>
          <table:covered-table-cell/>
        </table:table-row>
        <text:soft-page-break/>
        <table:table-row table:style-name="TableRow619">
          <table:table-cell table:style-name="TableCell620" table:number-columns-spanned="4">
            <text:p text:style-name="P621">Flusso di eventi</text:p>
          </table:table-cell>
          <table:covered-table-cell/>
          <table:covered-table-cell/>
          <table:covered-table-cell/>
        </table:table-row>
        <table:table-row table:style-name="TableRow622">
          <table:table-cell table:style-name="TableCell623" table:number-columns-spanned="4">
            <text:list text:style-name="LFO27" text:continue-numbering="true">
              <text:list-item>
                <text:p text:style-name="P624">L’utente ha inserito i seguenti input:</text:p>
              </text:list-item>
            </text:list>
            <table:table table:style-name="Table625">
              <table:table-columns>
                <table:table-column table:style-name="TableColumn626"/>
                <table:table-column table:style-name="TableColumn627"/>
              </table:table-columns>
              <table:table-row table:style-name="TableRow628">
                <table:table-cell table:style-name="TableCell629">
                  <text:p text:style-name="P630">Input</text:p>
                </table:table-cell>
                <table:table-cell table:style-name="TableCell631">
                  <text:p text:style-name="P632">Valore</text:p>
                </table:table-cell>
              </table:table-row>
              <table:table-row table:style-name="TableRow633">
                <table:table-cell table:style-name="TableCell634">
                  <text:p text:style-name="Normale">Punteggio</text:p>
                </table:table-cell>
                <table:table-cell table:style-name="TableCell635">
                  <text:p text:style-name="Normale">6</text:p>
                </table:table-cell>
              </table:table-row>
              <table:table-row table:style-name="TableRow636">
                <table:table-cell table:style-name="TableCell637">
                  <text:p text:style-name="Normale">Descrizione</text:p>
                </table:table-cell>
                <table:table-cell table:style-name="TableCell638">
                  <text:p text:style-name="Normale"/>
                </table:table-cell>
              </table:table-row>
            </table:table>
            <text:list text:style-name="LFO27" text:continue-numbering="true">
              <text:list-item>
                <text:p text:style-name="P639">L’utente clicca sul pulsante conferma.</text:p>
              </text:list-item>
            </text:list>
          </table:table-cell>
          <table:covered-table-cell/>
          <table:covered-table-cell/>
          <table:covered-table-cell/>
        </table:table-row>
        <table:table-row table:style-name="TableRow640">
          <table:table-cell table:style-name="TableCell641" table:number-columns-spanned="4">
            <text:p text:style-name="P642">Oracolo</text:p>
          </table:table-cell>
          <table:covered-table-cell/>
          <table:covered-table-cell/>
          <table:covered-table-cell/>
        </table:table-row>
        <table:table-row table:style-name="TableRow643">
          <table:table-cell table:style-name="TableCell644" table:number-columns-spanned="4">
            <text:p text:style-name="P645">L’aggiunta di una nuova recensione non va a buon fine perché il formato del campo “Punteggio” non è corretto.</text:p>
          </table:table-cell>
          <table:covered-table-cell/>
          <table:covered-table-cell/>
          <table:covered-table-cell/>
        </table:table-row>
      </table:table>
      <text:p text:style-name="P646"/>
      <text:p text:style-name="P647"/>
      <text:p text:style-name="P648"/>
      <text:p text:style-name="P649"/>
      <table:table table:style-name="Table650">
        <table:table-columns>
          <table:table-column table:style-name="TableColumn651"/>
          <table:table-column table:style-name="TableColumn652"/>
          <table:table-column table:style-name="TableColumn653"/>
          <table:table-column table:style-name="TableColumn654"/>
        </table:table-columns>
        <table:table-row table:style-name="TableRow655">
          <table:table-cell table:style-name="TableCell656">
            <text:p text:style-name="Normale">Test case ID</text:p>
          </table:table-cell>
          <table:table-cell table:style-name="TableCell657">
            <text:p text:style-name="Normale">TC_RW_10</text:p>
          </table:table-cell>
          <table:table-cell table:style-name="TableCell658">
            <text:p text:style-name="Normale">Test Frame</text:p>
          </table:table-cell>
          <table:table-cell table:style-name="TableCell659">
            <text:p text:style-name="Normale">LP2, FP1, LD2</text:p>
          </table:table-cell>
        </table:table-row>
        <table:table-row table:style-name="TableRow660">
          <table:table-cell table:style-name="TableCell661" table:number-columns-spanned="4">
            <text:p text:style-name="P662">Pre-condizione:</text:p>
          </table:table-cell>
          <table:covered-table-cell/>
          <table:covered-table-cell/>
          <table:covered-table-cell/>
        </table:table-row>
        <table:table-row table:style-name="TableRow663">
          <table:table-cell table:style-name="TableCell664" table:number-columns-spanned="4">
            <text:p text:style-name="Normale">L’utente si trova nella pagina di un contenuto</text:p>
          </table:table-cell>
          <table:covered-table-cell/>
          <table:covered-table-cell/>
          <table:covered-table-cell/>
        </table:table-row>
        <table:table-row table:style-name="TableRow665">
          <table:table-cell table:style-name="TableCell666" table:number-columns-spanned="4">
            <text:p text:style-name="P667">Flusso di eventi</text:p>
          </table:table-cell>
          <table:covered-table-cell/>
          <table:covered-table-cell/>
          <table:covered-table-cell/>
        </table:table-row>
        <table:table-row table:style-name="TableRow668">
          <table:table-cell table:style-name="TableCell669" table:number-columns-spanned="4">
            <text:list text:style-name="LFO25" text:continue-numbering="true">
              <text:list-item>
                <text:p text:style-name="P670">L’utente ha inserito i seguenti input:</text:p>
              </text:list-item>
            </text:list>
            <table:table table:style-name="Table671">
              <table:table-columns>
                <table:table-column table:style-name="TableColumn672"/>
                <table:table-column table:style-name="TableColumn673"/>
              </table:table-columns>
              <table:table-row table:style-name="TableRow674">
                <table:table-cell table:style-name="TableCell675">
                  <text:p text:style-name="Normale">Input</text:p>
                </table:table-cell>
                <table:table-cell table:style-name="TableCell676">
                  <text:p text:style-name="Normale">Valore</text:p>
                </table:table-cell>
              </table:table-row>
              <table:table-row table:style-name="TableRow677">
                <table:table-cell table:style-name="TableCell678">
                  <text:p text:style-name="Normale">Punteggio</text:p>
                </table:table-cell>
                <table:table-cell table:style-name="TableCell679">
                  <text:p text:style-name="Normale">1</text:p>
                </table:table-cell>
              </table:table-row>
              <table:table-row table:style-name="TableRow680">
                <table:table-cell table:style-name="TableCell681">
                  <text:p text:style-name="Normale">Descrizione</text:p>
                </table:table-cell>
                <table:table-cell table:style-name="TableCell682">
                  <text:p text:style-name="P683"><text:bookmark-start text:name="term-output"/><text:bookmark-end text:name="term-output"/>AAAAAAAAAAAAAAAAAAAAAAAAAAAAAAAAAAAAAAAAAAAAAAAAAAAAAAAAAAAAAAAAAAAAAAAAAAAAAAAAAAAAAAAAAAAAAAAAAAAAAAAAAAAAAAAAAAAAAAAAAAAAAAAAAAAAAAAAAAAAAAAA</text:p>
                  <text:p text:style-name="Textbody"><text:bookmark-start text:name="term-output1"/><text:bookmark-end text:name="term-output1"/><text:span text:style-name="T684">AAAAAAAAAAAAAAAAAAAAAAAAAAAAAAAAAAAAAAAAAAAAAAAAAAAAAAAAAAAAAAAAAAAAAAAAAAAAAAAAAAAAAAAAAAAAAAAAAAAAAAAAAAAAA</text:span><text:bookmark-start text:name="term-output2"/><text:bookmark-end text:name="term-output2"/><text:span text:style-name="T685">AA</text:span></text:p>
                </table:table-cell>
              </table:table-row>
            </table:table>
            <text:list text:style-name="LFO26" text:continue-numbering="true">
              <text:list-item>
                <text:p text:style-name="P686">L’utente clicca sul pulsante conferma.</text:p>
              </text:list-item>
            </text:list>
          </table:table-cell>
          <table:covered-table-cell/>
          <table:covered-table-cell/>
          <table:covered-table-cell/>
        </table:table-row>
        <table:table-row table:style-name="TableRow687">
          <table:table-cell table:style-name="TableCell688" table:number-columns-spanned="4">
            <text:p text:style-name="P689">Oracolo</text:p>
          </table:table-cell>
          <table:covered-table-cell/>
          <table:covered-table-cell/>
          <table:covered-table-cell/>
        </table:table-row>
        <table:table-row table:style-name="TableRow690">
          <table:table-cell table:style-name="TableCell691" table:number-columns-spanned="4">
            <text:p text:style-name="P692">L’aggiunta di una nuova recensione non va a buon fine perché il campo “Testo” supera la lunghezza massima.</text:p>
          </table:table-cell>
          <table:covered-table-cell/>
          <table:covered-table-cell/>
          <table:covered-table-cell/>
        </table:table-row>
      </table:table>
      <text:p text:style-name="P693"/>
      <text:p text:style-name="P694"/>
      <text:p text:style-name="P695"/>
      <table:table table:style-name="Table696">
        <table:table-columns>
          <table:table-column table:style-name="TableColumn697"/>
          <table:table-column table:style-name="TableColumn698"/>
          <table:table-column table:style-name="TableColumn699"/>
          <table:table-column table:style-name="TableColumn700"/>
        </table:table-columns>
        <table:table-row table:style-name="TableRow701">
          <table:table-cell table:style-name="TableCell702">
            <text:soft-page-break/>
            <text:p text:style-name="Normale">Test case ID</text:p>
          </table:table-cell>
          <table:table-cell table:style-name="TableCell703">
            <text:p text:style-name="Normale">TC_RW_10</text:p>
          </table:table-cell>
          <table:table-cell table:style-name="TableCell704">
            <text:p text:style-name="Normale">Test Frame</text:p>
          </table:table-cell>
          <table:table-cell table:style-name="TableCell705">
            <text:p text:style-name="Normale">LP2, FP1, LD1</text:p>
          </table:table-cell>
        </table:table-row>
        <table:table-row table:style-name="TableRow706">
          <table:table-cell table:style-name="TableCell707" table:number-columns-spanned="4">
            <text:p text:style-name="P708">Pre-condizione:</text:p>
          </table:table-cell>
          <table:covered-table-cell/>
          <table:covered-table-cell/>
          <table:covered-table-cell/>
        </table:table-row>
        <table:table-row table:style-name="TableRow709">
          <table:table-cell table:style-name="TableCell710" table:number-columns-spanned="4">
            <text:p text:style-name="Normale">L’utente si trova nella pagina di un contenuto</text:p>
          </table:table-cell>
          <table:covered-table-cell/>
          <table:covered-table-cell/>
          <table:covered-table-cell/>
        </table:table-row>
        <table:table-row table:style-name="TableRow711">
          <table:table-cell table:style-name="TableCell712" table:number-columns-spanned="4">
            <text:p text:style-name="P713">Flusso di eventi</text:p>
          </table:table-cell>
          <table:covered-table-cell/>
          <table:covered-table-cell/>
          <table:covered-table-cell/>
        </table:table-row>
        <table:table-row table:style-name="TableRow714">
          <table:table-cell table:style-name="TableCell715" table:number-columns-spanned="4">
            <text:list text:style-name="LFO25" text:continue-numbering="true">
              <text:list-item>
                <text:p text:style-name="P716">L’utente ha inserito i seguenti input:</text:p>
              </text:list-item>
            </text:list>
            <table:table table:style-name="Table717">
              <table:table-columns>
                <table:table-column table:style-name="TableColumn718"/>
                <table:table-column table:style-name="TableColumn719"/>
              </table:table-columns>
              <table:table-row table:style-name="TableRow720">
                <table:table-cell table:style-name="TableCell721">
                  <text:p text:style-name="Normale">Input</text:p>
                </table:table-cell>
                <table:table-cell table:style-name="TableCell722">
                  <text:p text:style-name="Normale">Valore</text:p>
                </table:table-cell>
              </table:table-row>
              <table:table-row table:style-name="TableRow723">
                <table:table-cell table:style-name="TableCell724">
                  <text:p text:style-name="Normale">Punteggio</text:p>
                </table:table-cell>
                <table:table-cell table:style-name="TableCell725">
                  <text:p text:style-name="Normale">4</text:p>
                </table:table-cell>
              </table:table-row>
              <table:table-row table:style-name="TableRow726">
                <table:table-cell table:style-name="TableCell727">
                  <text:p text:style-name="Normale">Testo</text:p>
                </table:table-cell>
                <table:table-cell table:style-name="TableCell728">
                  <text:p text:style-name="Normale">Film ricco di colpi di scena, attori mediocri.</text:p>
                </table:table-cell>
              </table:table-row>
            </table:table>
            <text:list text:style-name="LFO26" text:continue-numbering="true">
              <text:list-item>
                <text:p text:style-name="P729">L’utente clicca sul pulsante conferma.</text:p>
              </text:list-item>
            </text:list>
          </table:table-cell>
          <table:covered-table-cell/>
          <table:covered-table-cell/>
          <table:covered-table-cell/>
        </table:table-row>
        <table:table-row table:style-name="TableRow730">
          <table:table-cell table:style-name="TableCell731" table:number-columns-spanned="4">
            <text:p text:style-name="P732">Oracolo</text:p>
          </table:table-cell>
          <table:covered-table-cell/>
          <table:covered-table-cell/>
          <table:covered-table-cell/>
        </table:table-row>
        <table:table-row table:style-name="TableRow733">
          <table:table-cell table:style-name="TableCell734" table:number-columns-spanned="4">
            <text:p text:style-name="P735">L’aggiunta di una nuova recensione va a buon fine .</text:p>
          </table:table-cell>
          <table:covered-table-cell/>
          <table:covered-table-cell/>
          <table:covered-table-cell/>
        </table:table-row>
      </table:table>
      <text:p text:style-name="P736"/>
      <text:p text:style-name="P737"/>
      <text:list text:style-name="LFO2" text:continue-numbering="true">
        <text:list-item>
          <text:list>
            <text:list-item>
              <text:p text:style-name="P738"><text:bookmark-start text:name="_Toc90232327"/>Aggiunta contenuto<text:bookmark-end text:name="_Toc90232327"/></text:p>
            </text:list-item>
          </text:list>
        </text:list-item>
      </text:list>
      <text:p text:style-name="P739"/>
      <table:table table:style-name="Table740">
        <table:table-columns>
          <table:table-column table:style-name="TableColumn741"/>
          <table:table-column table:style-name="TableColumn742"/>
          <table:table-column table:style-name="TableColumn743"/>
          <table:table-column table:style-name="TableColumn744"/>
        </table:table-columns>
        <table:table-row table:style-name="TableRow745">
          <table:table-cell table:style-name="TableCell746">
            <text:p text:style-name="P747">Test case ID</text:p>
          </table:table-cell>
          <table:table-cell table:style-name="TableCell748">
            <text:p text:style-name="P749">TC_AC_17_01.1</text:p>
          </table:table-cell>
          <table:table-cell table:style-name="TableCell750">
            <text:p text:style-name="P751">Test Frame</text:p>
          </table:table-cell>
          <table:table-cell table:style-name="TableCell752">
            <text:p text:style-name="P753">LI1</text:p>
          </table:table-cell>
        </table:table-row>
        <table:table-row table:style-name="TableRow754">
          <table:table-cell table:style-name="TableCell755" table:number-columns-spanned="4">
            <text:p text:style-name="P756">Pre-condizione:</text:p>
          </table:table-cell>
          <table:covered-table-cell/>
          <table:covered-table-cell/>
          <table:covered-table-cell/>
        </table:table-row>
        <table:table-row table:style-name="TableRow757">
          <table:table-cell table:style-name="TableCell758" table:number-columns-spanned="4">
            <text:p text:style-name="P759">L’utente interagisce con il comando per effettuare l’ aggiunta del contenuto</text:p>
          </table:table-cell>
          <table:covered-table-cell/>
          <table:covered-table-cell/>
          <table:covered-table-cell/>
        </table:table-row>
        <table:table-row table:style-name="TableRow760">
          <table:table-cell table:style-name="TableCell761" table:number-columns-spanned="4">
            <text:p text:style-name="P762">Flusso di eventi</text:p>
          </table:table-cell>
          <table:covered-table-cell/>
          <table:covered-table-cell/>
          <table:covered-table-cell/>
        </table:table-row>
        <table:table-row table:style-name="TableRow763">
          <table:table-cell table:style-name="TableCell764" table:number-columns-spanned="4">
            <text:list text:style-name="LFO20" text:continue-numbering="true">
              <text:list-item>
                <text:p text:style-name="P765">L’utente ha inserito i seguenti input:</text:p>
              </text:list-item>
            </text:list>
            <table:table table:style-name="Table766">
              <table:table-columns>
                <table:table-column table:style-name="TableColumn767"/>
                <table:table-column table:style-name="TableColumn768"/>
              </table:table-columns>
              <table:table-row table:style-name="TableRow769">
                <table:table-cell table:style-name="TableCell770">
                  <text:p text:style-name="P771">Input</text:p>
                </table:table-cell>
                <table:table-cell table:style-name="TableCell772">
                  <text:p text:style-name="P773">Valore</text:p>
                </table:table-cell>
              </table:table-row>
              <table:table-row table:style-name="TableRow774">
                <table:table-cell table:style-name="TableCell775">
                  <text:p text:style-name="P776">ID</text:p>
                </table:table-cell>
                <table:table-cell table:style-name="TableCell777">
                  <text:p text:style-name="P778"/>
                </table:table-cell>
              </table:table-row>
              <table:table-row table:style-name="TableRow779">
                <table:table-cell table:style-name="TableCell780">
                  <text:p text:style-name="P781">Titolo<text:s/></text:p>
                </table:table-cell>
                <table:table-cell table:style-name="TableCell782">
                  <text:p text:style-name="P783"/>
                </table:table-cell>
              </table:table-row>
              <table:table-row table:style-name="TableRow784">
                <table:table-cell table:style-name="TableCell785">
                  <text:p text:style-name="P786">Descrizione<text:s/></text:p>
                </table:table-cell>
                <table:table-cell table:style-name="TableCell787">
                  <text:p text:style-name="P788"/>
                </table:table-cell>
              </table:table-row>
              <table:table-row table:style-name="TableRow789">
                <table:table-cell table:style-name="TableCell790">
                  <text:p text:style-name="P791">Genere</text:p>
                </table:table-cell>
                <table:table-cell table:style-name="TableCell792">
                  <text:p text:style-name="P793"/>
                </table:table-cell>
              </table:table-row>
              <table:table-row table:style-name="TableRow794">
                <table:table-cell table:style-name="TableCell795">
                  <text:p text:style-name="P796">Regista</text:p>
                </table:table-cell>
                <table:table-cell table:style-name="TableCell797">
                  <text:p text:style-name="P798"/>
                </table:table-cell>
              </table:table-row>
              <table:table-row table:style-name="TableRow799">
                <table:table-cell table:style-name="TableCell800">
                  <text:p text:style-name="P801">Durata</text:p>
                </table:table-cell>
                <table:table-cell table:style-name="TableCell802">
                  <text:p text:style-name="P803"/>
                </table:table-cell>
              </table:table-row>
              <table:table-row table:style-name="TableRow804">
                <table:table-cell table:style-name="TableCell805">
                  <text:p text:style-name="P806">Data di uscita</text:p>
                </table:table-cell>
                <table:table-cell table:style-name="TableCell807">
                  <text:p text:style-name="P808"/>
                </table:table-cell>
              </table:table-row>
              <table:table-row table:style-name="TableRow809">
                <table:table-cell table:style-name="TableCell810">
                  <text:p text:style-name="P811">Immagine del contenuto</text:p>
                </table:table-cell>
                <table:table-cell table:style-name="TableCell812">
                  <text:p text:style-name="P813"/>
                </table:table-cell>
              </table:table-row>
              <table:table-row table:style-name="TableRow814">
                <table:table-cell table:style-name="TableCell815">
                  <text:p text:style-name="P816">Video trailer</text:p>
                </table:table-cell>
                <table:table-cell table:style-name="TableCell817">
                  <text:p text:style-name="P818"/>
                </table:table-cell>
              </table:table-row>
            </table:table>
            <text:list text:style-name="LFO20" text:continue-numbering="true">
              <text:list-item>
                <text:p text:style-name="P819">L’utente clicca sul pulsante conferma.</text:p>
              </text:list-item>
            </text:list>
          </table:table-cell>
          <table:covered-table-cell/>
          <table:covered-table-cell/>
          <table:covered-table-cell/>
        </table:table-row>
        <table:table-row table:style-name="TableRow820">
          <table:table-cell table:style-name="TableCell821" table:number-columns-spanned="4">
            <text:p text:style-name="P822">Oracolo</text:p>
          </table:table-cell>
          <table:covered-table-cell/>
          <table:covered-table-cell/>
          <table:covered-table-cell/>
        </table:table-row>
        <table:table-row table:style-name="TableRow823">
          <table:table-cell table:style-name="TableCell824" table:number-columns-spanned="4">
            <text:p text:style-name="P825">L’aggiunta del contenuto non va a buon fine perché il campo “ID” è vuoto</text:p>
          </table:table-cell>
          <table:covered-table-cell/>
          <table:covered-table-cell/>
          <table:covered-table-cell/>
        </table:table-row>
      </table:table>
      <text:p text:style-name="Normale"/>
      <table:table table:style-name="Table826">
        <table:table-columns>
          <table:table-column table:style-name="TableColumn827"/>
          <table:table-column table:style-name="TableColumn828"/>
          <table:table-column table:style-name="TableColumn829"/>
          <table:table-column table:style-name="TableColumn830"/>
        </table:table-columns>
        <table:table-row table:style-name="TableRow831">
          <table:table-cell table:style-name="TableCell832">
            <text:soft-page-break/>
            <text:p text:style-name="P833">Test case ID</text:p>
          </table:table-cell>
          <table:table-cell table:style-name="TableCell834">
            <text:p text:style-name="P835">TC_AC_17_01.2</text:p>
          </table:table-cell>
          <table:table-cell table:style-name="TableCell836">
            <text:p text:style-name="P837">Test Frame</text:p>
          </table:table-cell>
          <table:table-cell table:style-name="TableCell838">
            <text:p text:style-name="P839">LI1</text:p>
          </table:table-cell>
        </table:table-row>
        <table:table-row table:style-name="TableRow840">
          <table:table-cell table:style-name="TableCell841" table:number-columns-spanned="4">
            <text:p text:style-name="P842">Pre-condizione:</text:p>
          </table:table-cell>
          <table:covered-table-cell/>
          <table:covered-table-cell/>
          <table:covered-table-cell/>
        </table:table-row>
        <table:table-row table:style-name="TableRow843">
          <table:table-cell table:style-name="TableCell844" table:number-columns-spanned="4">
            <text:p text:style-name="P845">L’utente interagisce con il comando per effettuare l’ aggiunta del contenuto</text:p>
          </table:table-cell>
          <table:covered-table-cell/>
          <table:covered-table-cell/>
          <table:covered-table-cell/>
        </table:table-row>
        <table:table-row table:style-name="TableRow846">
          <table:table-cell table:style-name="TableCell847" table:number-columns-spanned="4">
            <text:p text:style-name="P848">Flusso di eventi</text:p>
          </table:table-cell>
          <table:covered-table-cell/>
          <table:covered-table-cell/>
          <table:covered-table-cell/>
        </table:table-row>
        <table:table-row table:style-name="TableRow849">
          <table:table-cell table:style-name="TableCell850" table:number-columns-spanned="4">
            <text:list text:style-name="LFO10" text:continue-numbering="true">
              <text:list-item>
                <text:p text:style-name="P851">L’utente ha inserito i seguenti input:</text:p>
              </text:list-item>
            </text:list>
            <table:table table:style-name="Table852">
              <table:table-columns>
                <table:table-column table:style-name="TableColumn853"/>
                <table:table-column table:style-name="TableColumn854"/>
              </table:table-columns>
              <table:table-row table:style-name="TableRow855">
                <table:table-cell table:style-name="TableCell856">
                  <text:p text:style-name="P857">Input</text:p>
                </table:table-cell>
                <table:table-cell table:style-name="TableCell858">
                  <text:p text:style-name="P859">Valore</text:p>
                </table:table-cell>
              </table:table-row>
              <table:table-row table:style-name="TableRow860">
                <table:table-cell table:style-name="TableCell861">
                  <text:p text:style-name="P862">ID <text:s text:c="15"/></text:p>
                </table:table-cell>
                <table:table-cell table:style-name="TableCell863">
                  <text:p text:style-name="P864">0000-0000-0023-4560</text:p>
                </table:table-cell>
              </table:table-row>
              <table:table-row table:style-name="TableRow865">
                <table:table-cell table:style-name="TableCell866">
                  <text:p text:style-name="P867">Titolo<text:s/></text:p>
                </table:table-cell>
                <table:table-cell table:style-name="TableCell868">
                  <text:p text:style-name="P869"/>
                </table:table-cell>
              </table:table-row>
              <table:table-row table:style-name="TableRow870">
                <table:table-cell table:style-name="TableCell871">
                  <text:p text:style-name="P872">Descrizione<text:s/></text:p>
                </table:table-cell>
                <table:table-cell table:style-name="TableCell873">
                  <text:p text:style-name="P874"/>
                </table:table-cell>
              </table:table-row>
              <table:table-row table:style-name="TableRow875">
                <table:table-cell table:style-name="TableCell876">
                  <text:p text:style-name="P877">Genere</text:p>
                </table:table-cell>
                <table:table-cell table:style-name="TableCell878">
                  <text:p text:style-name="P879"/>
                </table:table-cell>
              </table:table-row>
              <table:table-row table:style-name="TableRow880">
                <table:table-cell table:style-name="TableCell881">
                  <text:p text:style-name="P882">Regista</text:p>
                </table:table-cell>
                <table:table-cell table:style-name="TableCell883">
                  <text:p text:style-name="P884"/>
                </table:table-cell>
              </table:table-row>
              <table:table-row table:style-name="TableRow885">
                <table:table-cell table:style-name="TableCell886">
                  <text:p text:style-name="P887">Durata</text:p>
                </table:table-cell>
                <table:table-cell table:style-name="TableCell888">
                  <text:p text:style-name="P889"/>
                </table:table-cell>
              </table:table-row>
              <table:table-row table:style-name="TableRow890">
                <table:table-cell table:style-name="TableCell891">
                  <text:p text:style-name="P892">Data di uscita</text:p>
                </table:table-cell>
                <table:table-cell table:style-name="TableCell893">
                  <text:p text:style-name="P894"/>
                </table:table-cell>
              </table:table-row>
              <table:table-row table:style-name="TableRow895">
                <table:table-cell table:style-name="TableCell896">
                  <text:p text:style-name="P897">Immagine del contenuto</text:p>
                </table:table-cell>
                <table:table-cell table:style-name="TableCell898">
                  <text:p text:style-name="P899"/>
                </table:table-cell>
              </table:table-row>
              <table:table-row table:style-name="TableRow900">
                <table:table-cell table:style-name="TableCell901">
                  <text:p text:style-name="P902">Video trailer</text:p>
                </table:table-cell>
                <table:table-cell table:style-name="TableCell903">
                  <text:p text:style-name="P904"/>
                </table:table-cell>
              </table:table-row>
            </table:table>
            <text:list text:style-name="LFO10" text:continue-numbering="true">
              <text:list-item>
                <text:p text:style-name="P905">L’utente clicca sul pulsante conferma.</text:p>
              </text:list-item>
            </text:list>
          </table:table-cell>
          <table:covered-table-cell/>
          <table:covered-table-cell/>
          <table:covered-table-cell/>
        </table:table-row>
        <table:table-row table:style-name="TableRow906">
          <table:table-cell table:style-name="TableCell907" table:number-columns-spanned="4">
            <text:p text:style-name="P908">Oracolo</text:p>
          </table:table-cell>
          <table:covered-table-cell/>
          <table:covered-table-cell/>
          <table:covered-table-cell/>
        </table:table-row>
        <table:table-row table:style-name="TableRow909">
          <table:table-cell table:style-name="TableCell910" table:number-columns-spanned="4">
            <text:p text:style-name="P911">L’aggiunta del contenuto non va a buon fine perché Il campo “ID” non rispetta la lunghezza massima.</text:p>
          </table:table-cell>
          <table:covered-table-cell/>
          <table:covered-table-cell/>
          <table:covered-table-cell/>
        </table:table-row>
      </table:table>
      <text:p text:style-name="Normale"/>
      <table:table table:style-name="Table912">
        <table:table-columns>
          <table:table-column table:style-name="TableColumn913"/>
          <table:table-column table:style-name="TableColumn914"/>
          <table:table-column table:style-name="TableColumn915"/>
          <table:table-column table:style-name="TableColumn916"/>
        </table:table-columns>
        <table:table-row table:style-name="TableRow917">
          <table:table-cell table:style-name="TableCell918">
            <text:p text:style-name="P919">Test case ID</text:p>
          </table:table-cell>
          <table:table-cell table:style-name="TableCell920">
            <text:p text:style-name="P921">TC_AC_17_02</text:p>
          </table:table-cell>
          <table:table-cell table:style-name="TableCell922">
            <text:p text:style-name="P923">Test Frame</text:p>
          </table:table-cell>
          <table:table-cell table:style-name="TableCell924">
            <text:p text:style-name="P925">LI2, FI2</text:p>
          </table:table-cell>
        </table:table-row>
        <table:table-row table:style-name="TableRow926">
          <table:table-cell table:style-name="TableCell927" table:number-columns-spanned="4">
            <text:p text:style-name="P928">Pre-condizione:</text:p>
          </table:table-cell>
          <table:covered-table-cell/>
          <table:covered-table-cell/>
          <table:covered-table-cell/>
        </table:table-row>
        <table:table-row table:style-name="TableRow929">
          <table:table-cell table:style-name="TableCell930" table:number-columns-spanned="4">
            <text:p text:style-name="P931">L’utente interagisce con il comando per effettuare l’ aggiunta del contenuto</text:p>
          </table:table-cell>
          <table:covered-table-cell/>
          <table:covered-table-cell/>
          <table:covered-table-cell/>
        </table:table-row>
        <table:table-row table:style-name="TableRow932">
          <table:table-cell table:style-name="TableCell933" table:number-columns-spanned="4">
            <text:p text:style-name="P934">Flusso di eventi</text:p>
          </table:table-cell>
          <table:covered-table-cell/>
          <table:covered-table-cell/>
          <table:covered-table-cell/>
        </table:table-row>
        <table:table-row table:style-name="TableRow935">
          <table:table-cell table:style-name="TableCell936" table:number-columns-spanned="4">
            <text:list text:style-name="LFO11" text:continue-numbering="true">
              <text:list-item>
                <text:p text:style-name="P937">L’utente ha inserito i seguenti input:</text:p>
              </text:list-item>
            </text:list>
            <table:table table:style-name="Table938">
              <table:table-columns>
                <table:table-column table:style-name="TableColumn939"/>
                <table:table-column table:style-name="TableColumn940"/>
              </table:table-columns>
              <table:table-row table:style-name="TableRow941">
                <table:table-cell table:style-name="TableCell942">
                  <text:p text:style-name="P943">Input</text:p>
                </table:table-cell>
                <table:table-cell table:style-name="TableCell944">
                  <text:p text:style-name="P945">Valore</text:p>
                </table:table-cell>
              </table:table-row>
              <table:table-row table:style-name="TableRow946">
                <table:table-cell table:style-name="TableCell947">
                  <text:p text:style-name="P948">ID <text:s text:c="15"/></text:p>
                </table:table-cell>
                <table:table-cell table:style-name="TableCell949">
                  <text:p text:style-name="P950">0000000000023</text:p>
                </table:table-cell>
              </table:table-row>
              <table:table-row table:style-name="TableRow951">
                <table:table-cell table:style-name="TableCell952">
                  <text:p text:style-name="P953">Titolo<text:s/></text:p>
                </table:table-cell>
                <table:table-cell table:style-name="TableCell954">
                  <text:p text:style-name="P955"/>
                </table:table-cell>
              </table:table-row>
              <table:table-row table:style-name="TableRow956">
                <table:table-cell table:style-name="TableCell957">
                  <text:p text:style-name="P958">Descrizione<text:s/></text:p>
                </table:table-cell>
                <table:table-cell table:style-name="TableCell959">
                  <text:p text:style-name="P960"/>
                </table:table-cell>
              </table:table-row>
              <table:table-row table:style-name="TableRow961">
                <table:table-cell table:style-name="TableCell962">
                  <text:p text:style-name="P963">Genere</text:p>
                </table:table-cell>
                <table:table-cell table:style-name="TableCell964">
                  <text:p text:style-name="P965"/>
                </table:table-cell>
              </table:table-row>
              <table:table-row table:style-name="TableRow966">
                <table:table-cell table:style-name="TableCell967">
                  <text:p text:style-name="P968">Regista</text:p>
                </table:table-cell>
                <table:table-cell table:style-name="TableCell969">
                  <text:p text:style-name="P970"/>
                </table:table-cell>
              </table:table-row>
              <table:table-row table:style-name="TableRow971">
                <table:table-cell table:style-name="TableCell972">
                  <text:p text:style-name="P973">Durata</text:p>
                </table:table-cell>
                <table:table-cell table:style-name="TableCell974">
                  <text:p text:style-name="P975"/>
                </table:table-cell>
              </table:table-row>
              <table:table-row table:style-name="TableRow976">
                <table:table-cell table:style-name="TableCell977">
                  <text:p text:style-name="P978">Data di uscita</text:p>
                </table:table-cell>
                <table:table-cell table:style-name="TableCell979">
                  <text:p text:style-name="P980"/>
                </table:table-cell>
              </table:table-row>
              <table:table-row table:style-name="TableRow981">
                <table:table-cell table:style-name="TableCell982">
                  <text:p text:style-name="P983">Immagine del contenuto</text:p>
                </table:table-cell>
                <table:table-cell table:style-name="TableCell984">
                  <text:p text:style-name="P985"/>
                </table:table-cell>
              </table:table-row>
              <table:table-row table:style-name="TableRow986">
                <table:table-cell table:style-name="TableCell987">
                  <text:p text:style-name="P988">Video trailer</text:p>
                </table:table-cell>
                <table:table-cell table:style-name="TableCell989">
                  <text:p text:style-name="P990"/>
                </table:table-cell>
              </table:table-row>
            </table:table>
            <text:list text:style-name="LFO11" text:continue-numbering="true">
              <text:list-item>
                <text:p text:style-name="P991">L’utente clicca sul pulsante conferma.</text:p>
              </text:list-item>
            </text:list>
          </table:table-cell>
          <table:covered-table-cell/>
          <table:covered-table-cell/>
          <table:covered-table-cell/>
        </table:table-row>
        <table:table-row table:style-name="TableRow992">
          <table:table-cell table:style-name="TableCell993" table:number-columns-spanned="4">
            <text:p text:style-name="P994">Oracolo</text:p>
          </table:table-cell>
          <table:covered-table-cell/>
          <table:covered-table-cell/>
          <table:covered-table-cell/>
        </table:table-row>
        <table:table-row table:style-name="TableRow995">
          <table:table-cell table:style-name="TableCell996" table:number-columns-spanned="4">
            <text:p text:style-name="P997">L’aggiunta del contenuto non va a buon fine perché il campo “ID” non rispetta il formato</text:p>
          </table:table-cell>
          <table:covered-table-cell/>
          <table:covered-table-cell/>
          <table:covered-table-cell/>
        </table:table-row>
      </table:table>
      <text:p text:style-name="Normale"/>
      <text:p text:style-name="Normale"/>
      <text:p text:style-name="Normale"/>
      <text:p text:style-name="Normale"/>
      <table:table table:style-name="Table998">
        <table:table-columns>
          <table:table-column table:style-name="TableColumn999"/>
          <table:table-column table:style-name="TableColumn1000"/>
          <table:table-column table:style-name="TableColumn1001"/>
          <table:table-column table:style-name="TableColumn1002"/>
        </table:table-columns>
        <table:table-row table:style-name="TableRow1003">
          <table:table-cell table:style-name="TableCell1004">
            <text:soft-page-break/>
            <text:p text:style-name="P1005">Test case ID</text:p>
          </table:table-cell>
          <table:table-cell table:style-name="TableCell1006">
            <text:p text:style-name="P1007">TC_AC_17_03</text:p>
          </table:table-cell>
          <table:table-cell table:style-name="TableCell1008">
            <text:p text:style-name="P1009">Test Frame</text:p>
          </table:table-cell>
          <table:table-cell table:style-name="TableCell1010">
            <text:p text:style-name="P1011">LI2, FI1, LT1</text:p>
          </table:table-cell>
        </table:table-row>
        <table:table-row table:style-name="TableRow1012">
          <table:table-cell table:style-name="TableCell1013" table:number-columns-spanned="4">
            <text:p text:style-name="P1014">Pre-condizione:</text:p>
          </table:table-cell>
          <table:covered-table-cell/>
          <table:covered-table-cell/>
          <table:covered-table-cell/>
        </table:table-row>
        <table:table-row table:style-name="TableRow1015">
          <table:table-cell table:style-name="TableCell1016" table:number-columns-spanned="4">
            <text:p text:style-name="P1017">L’utente interagisce con il comando per effettuare l’ aggiunta del contenuto</text:p>
          </table:table-cell>
          <table:covered-table-cell/>
          <table:covered-table-cell/>
          <table:covered-table-cell/>
        </table:table-row>
        <table:table-row table:style-name="TableRow1018">
          <table:table-cell table:style-name="TableCell1019" table:number-columns-spanned="4">
            <text:p text:style-name="P1020">Flusso di eventi</text:p>
          </table:table-cell>
          <table:covered-table-cell/>
          <table:covered-table-cell/>
          <table:covered-table-cell/>
        </table:table-row>
        <table:table-row table:style-name="TableRow1021">
          <table:table-cell table:style-name="TableCell1022" table:number-columns-spanned="4">
            <text:list text:style-name="LFO12" text:continue-numbering="true">
              <text:list-item>
                <text:p text:style-name="P1023">L’utente ha inserito i seguenti input:</text:p>
              </text:list-item>
            </text:list>
            <table:table table:style-name="Table1024">
              <table:table-columns>
                <table:table-column table:style-name="TableColumn1025"/>
                <table:table-column table:style-name="TableColumn1026"/>
              </table:table-columns>
              <table:table-row table:style-name="TableRow1027">
                <table:table-cell table:style-name="TableCell1028">
                  <text:p text:style-name="P1029">Input</text:p>
                </table:table-cell>
                <table:table-cell table:style-name="TableCell1030">
                  <text:p text:style-name="P1031">Valore</text:p>
                </table:table-cell>
              </table:table-row>
              <table:table-row table:style-name="TableRow1032">
                <table:table-cell table:style-name="TableCell1033">
                  <text:p text:style-name="P1034">ID <text:s text:c="15"/></text:p>
                </table:table-cell>
                <table:table-cell table:style-name="TableCell1035">
                  <text:p text:style-name="P1036">00000-0000-0023</text:p>
                </table:table-cell>
              </table:table-row>
              <table:table-row table:style-name="TableRow1037">
                <table:table-cell table:style-name="TableCell1038">
                  <text:p text:style-name="P1039">Titolo<text:s/></text:p>
                </table:table-cell>
                <table:table-cell table:style-name="TableCell1040">
                  <text:p text:style-name="P1041"/>
                </table:table-cell>
              </table:table-row>
              <table:table-row table:style-name="TableRow1042">
                <table:table-cell table:style-name="TableCell1043">
                  <text:p text:style-name="P1044">Descrizione<text:s/></text:p>
                </table:table-cell>
                <table:table-cell table:style-name="TableCell1045">
                  <text:p text:style-name="P1046"/>
                </table:table-cell>
              </table:table-row>
              <table:table-row table:style-name="TableRow1047">
                <table:table-cell table:style-name="TableCell1048">
                  <text:p text:style-name="P1049">Genere</text:p>
                </table:table-cell>
                <table:table-cell table:style-name="TableCell1050">
                  <text:p text:style-name="P1051"/>
                </table:table-cell>
              </table:table-row>
              <table:table-row table:style-name="TableRow1052">
                <table:table-cell table:style-name="TableCell1053">
                  <text:p text:style-name="P1054">Regista</text:p>
                </table:table-cell>
                <table:table-cell table:style-name="TableCell1055">
                  <text:p text:style-name="P1056"/>
                </table:table-cell>
              </table:table-row>
              <table:table-row table:style-name="TableRow1057">
                <table:table-cell table:style-name="TableCell1058">
                  <text:p text:style-name="P1059">Durata</text:p>
                </table:table-cell>
                <table:table-cell table:style-name="TableCell1060">
                  <text:p text:style-name="P1061"/>
                </table:table-cell>
              </table:table-row>
              <table:table-row table:style-name="TableRow1062">
                <table:table-cell table:style-name="TableCell1063">
                  <text:p text:style-name="P1064">Data di uscita</text:p>
                </table:table-cell>
                <table:table-cell table:style-name="TableCell1065">
                  <text:p text:style-name="P1066"/>
                </table:table-cell>
              </table:table-row>
              <table:table-row table:style-name="TableRow1067">
                <table:table-cell table:style-name="TableCell1068">
                  <text:p text:style-name="P1069">Immagine del contenuto</text:p>
                </table:table-cell>
                <table:table-cell table:style-name="TableCell1070">
                  <text:p text:style-name="P1071"/>
                </table:table-cell>
              </table:table-row>
              <table:table-row table:style-name="TableRow1072">
                <table:table-cell table:style-name="TableCell1073">
                  <text:p text:style-name="P1074">Video trailer</text:p>
                </table:table-cell>
                <table:table-cell table:style-name="TableCell1075">
                  <text:p text:style-name="P1076"/>
                </table:table-cell>
              </table:table-row>
            </table:table>
            <text:list text:style-name="LFO12" text:continue-numbering="true">
              <text:list-item>
                <text:p text:style-name="P1077">L’utente clicca sul pulsante conferma.</text:p>
              </text:list-item>
            </text:list>
          </table:table-cell>
          <table:covered-table-cell/>
          <table:covered-table-cell/>
          <table:covered-table-cell/>
        </table:table-row>
        <table:table-row table:style-name="TableRow1078">
          <table:table-cell table:style-name="TableCell1079" table:number-columns-spanned="4">
            <text:p text:style-name="P1080">Oracolo</text:p>
          </table:table-cell>
          <table:covered-table-cell/>
          <table:covered-table-cell/>
          <table:covered-table-cell/>
        </table:table-row>
        <table:table-row table:style-name="TableRow1081">
          <table:table-cell table:style-name="TableCell1082" table:number-columns-spanned="4">
            <text:p text:style-name="P1083">L’aggiunta del contenuto non va a buon fine perché il campo “Titolo” è vuoto</text:p>
          </table:table-cell>
          <table:covered-table-cell/>
          <table:covered-table-cell/>
          <table:covered-table-cell/>
        </table:table-row>
      </table:table>
      <text:p text:style-name="Normale"/>
      <table:table table:style-name="Table1084">
        <table:table-columns>
          <table:table-column table:style-name="TableColumn1085"/>
          <table:table-column table:style-name="TableColumn1086"/>
          <table:table-column table:style-name="TableColumn1087"/>
          <table:table-column table:style-name="TableColumn1088"/>
        </table:table-columns>
        <table:table-row table:style-name="TableRow1089">
          <table:table-cell table:style-name="TableCell1090">
            <text:p text:style-name="P1091">Test case ID</text:p>
          </table:table-cell>
          <table:table-cell table:style-name="TableCell1092">
            <text:p text:style-name="P1093">TC_AC_17_04</text:p>
          </table:table-cell>
          <table:table-cell table:style-name="TableCell1094">
            <text:p text:style-name="P1095">Test Frame</text:p>
          </table:table-cell>
          <table:table-cell table:style-name="TableCell1096">
            <text:p text:style-name="P1097">LI2, FI1, LT3</text:p>
          </table:table-cell>
        </table:table-row>
        <table:table-row table:style-name="TableRow1098">
          <table:table-cell table:style-name="TableCell1099" table:number-columns-spanned="4">
            <text:p text:style-name="P1100">Pre-condizione:</text:p>
          </table:table-cell>
          <table:covered-table-cell/>
          <table:covered-table-cell/>
          <table:covered-table-cell/>
        </table:table-row>
        <table:table-row table:style-name="TableRow1101">
          <table:table-cell table:style-name="TableCell1102" table:number-columns-spanned="4">
            <text:p text:style-name="P1103">L’utente interagisce con il comando per effettuare l’ aggiunta del contenuto</text:p>
          </table:table-cell>
          <table:covered-table-cell/>
          <table:covered-table-cell/>
          <table:covered-table-cell/>
        </table:table-row>
        <table:table-row table:style-name="TableRow1104">
          <table:table-cell table:style-name="TableCell1105" table:number-columns-spanned="4">
            <text:p text:style-name="P1106">Flusso di eventi</text:p>
          </table:table-cell>
          <table:covered-table-cell/>
          <table:covered-table-cell/>
          <table:covered-table-cell/>
        </table:table-row>
        <table:table-row table:style-name="TableRow1107">
          <table:table-cell table:style-name="TableCell1108" table:number-columns-spanned="4">
            <text:list text:style-name="LFO13" text:continue-numbering="true">
              <text:list-item>
                <text:p text:style-name="P1109">L’utente ha inserito i seguenti input:</text:p>
              </text:list-item>
            </text:list>
            <table:table table:style-name="Table1110">
              <table:table-columns>
                <table:table-column table:style-name="TableColumn1111"/>
                <table:table-column table:style-name="TableColumn1112"/>
              </table:table-columns>
              <table:table-row table:style-name="TableRow1113">
                <table:table-cell table:style-name="TableCell1114">
                  <text:p text:style-name="P1115">Input</text:p>
                </table:table-cell>
                <table:table-cell table:style-name="TableCell1116">
                  <text:p text:style-name="P1117">Valore</text:p>
                </table:table-cell>
              </table:table-row>
              <table:table-row table:style-name="TableRow1118">
                <table:table-cell table:style-name="TableCell1119">
                  <text:p text:style-name="P1120">ID <text:s text:c="15"/></text:p>
                </table:table-cell>
                <table:table-cell table:style-name="TableCell1121">
                  <text:p text:style-name="P1122">00000-0000-0023</text:p>
                </table:table-cell>
              </table:table-row>
              <table:table-row table:style-name="TableRow1123">
                <table:table-cell table:style-name="TableCell1124">
                  <text:p text:style-name="P1125">Titolo<text:s/></text:p>
                </table:table-cell>
                <table:table-cell table:style-name="TableCell1126">
                  <text:p text:style-name="P1127">La vita è bellaaaaaaaaaaaaaaaaaaaaaaaaaaaa</text:p>
                  <text:p text:style-name="P1128">aaaaaaaaaaaaaaaaaaaaaaaaaaaaaaaaaaaaaaa</text:p>
                  <text:p text:style-name="P1129">aaaaaaaaaaaaaaaaaaaaaaaaaaaaaaaaaaaaaaa</text:p>
                </table:table-cell>
              </table:table-row>
              <table:table-row table:style-name="TableRow1130">
                <table:table-cell table:style-name="TableCell1131">
                  <text:p text:style-name="P1132">Descrizione<text:s/></text:p>
                </table:table-cell>
                <table:table-cell table:style-name="TableCell1133">
                  <text:p text:style-name="P1134"/>
                </table:table-cell>
              </table:table-row>
              <table:table-row table:style-name="TableRow1135">
                <table:table-cell table:style-name="TableCell1136">
                  <text:p text:style-name="P1137">Genere</text:p>
                </table:table-cell>
                <table:table-cell table:style-name="TableCell1138">
                  <text:p text:style-name="P1139"/>
                </table:table-cell>
              </table:table-row>
              <table:table-row table:style-name="TableRow1140">
                <table:table-cell table:style-name="TableCell1141">
                  <text:p text:style-name="P1142">Regista</text:p>
                </table:table-cell>
                <table:table-cell table:style-name="TableCell1143">
                  <text:p text:style-name="P1144"/>
                </table:table-cell>
              </table:table-row>
              <table:table-row table:style-name="TableRow1145">
                <table:table-cell table:style-name="TableCell1146">
                  <text:p text:style-name="P1147">Durata</text:p>
                </table:table-cell>
                <table:table-cell table:style-name="TableCell1148">
                  <text:p text:style-name="P1149"/>
                </table:table-cell>
              </table:table-row>
              <table:table-row table:style-name="TableRow1150">
                <table:table-cell table:style-name="TableCell1151">
                  <text:p text:style-name="P1152">Data di uscita</text:p>
                </table:table-cell>
                <table:table-cell table:style-name="TableCell1153">
                  <text:p text:style-name="P1154"/>
                </table:table-cell>
              </table:table-row>
              <table:table-row table:style-name="TableRow1155">
                <table:table-cell table:style-name="TableCell1156">
                  <text:p text:style-name="P1157">Immagine del contenuto</text:p>
                </table:table-cell>
                <table:table-cell table:style-name="TableCell1158">
                  <text:p text:style-name="P1159"/>
                </table:table-cell>
              </table:table-row>
              <table:table-row table:style-name="TableRow1160">
                <table:table-cell table:style-name="TableCell1161">
                  <text:p text:style-name="P1162">Video trailer</text:p>
                </table:table-cell>
                <table:table-cell table:style-name="TableCell1163">
                  <text:p text:style-name="P1164"/>
                </table:table-cell>
              </table:table-row>
            </table:table>
            <text:list text:style-name="LFO13" text:continue-numbering="true">
              <text:list-item>
                <text:p text:style-name="P1165">L’utente clicca sul pulsante conferma.</text:p>
              </text:list-item>
            </text:list>
          </table:table-cell>
          <table:covered-table-cell/>
          <table:covered-table-cell/>
          <table:covered-table-cell/>
        </table:table-row>
        <table:table-row table:style-name="TableRow1166">
          <table:table-cell table:style-name="TableCell1167" table:number-columns-spanned="4">
            <text:p text:style-name="P1168">Oracolo</text:p>
          </table:table-cell>
          <table:covered-table-cell/>
          <table:covered-table-cell/>
          <table:covered-table-cell/>
        </table:table-row>
        <table:table-row table:style-name="TableRow1169">
          <table:table-cell table:style-name="TableCell1170" table:number-columns-spanned="4">
            <text:p text:style-name="P1171">L’aggiunta del contenuto non va a buon fine perché il campo “Titolo” supera la lunghezza massima</text:p>
          </table:table-cell>
          <table:covered-table-cell/>
          <table:covered-table-cell/>
          <table:covered-table-cell/>
        </table:table-row>
      </table:table>
      <text:p text:style-name="Normale"/>
      <text:p text:style-name="Normale"/>
      <text:p text:style-name="Normale"/>
      <text:p text:style-name="Normale"/>
      <table:table table:style-name="Table1172">
        <table:table-columns>
          <table:table-column table:style-name="TableColumn1173"/>
          <table:table-column table:style-name="TableColumn1174"/>
          <table:table-column table:style-name="TableColumn1175"/>
          <table:table-column table:style-name="TableColumn1176"/>
        </table:table-columns>
        <table:table-row table:style-name="TableRow1177">
          <table:table-cell table:style-name="TableCell1178">
            <text:soft-page-break/>
            <text:p text:style-name="P1179">Test case ID</text:p>
          </table:table-cell>
          <table:table-cell table:style-name="TableCell1180">
            <text:p text:style-name="P1181">TC_AC_17_05</text:p>
          </table:table-cell>
          <table:table-cell table:style-name="TableCell1182">
            <text:p text:style-name="P1183">Test Frame</text:p>
          </table:table-cell>
          <table:table-cell table:style-name="TableCell1184">
            <text:p text:style-name="P1185">LI1, FI1, LT2, LD1</text:p>
          </table:table-cell>
        </table:table-row>
        <table:table-row table:style-name="TableRow1186">
          <table:table-cell table:style-name="TableCell1187" table:number-columns-spanned="4">
            <text:p text:style-name="P1188">Pre-condizione:</text:p>
          </table:table-cell>
          <table:covered-table-cell/>
          <table:covered-table-cell/>
          <table:covered-table-cell/>
        </table:table-row>
        <table:table-row table:style-name="TableRow1189">
          <table:table-cell table:style-name="TableCell1190" table:number-columns-spanned="4">
            <text:p text:style-name="P1191">L’utente interagisce con il comando per effettuare l’ aggiunta del contenuto</text:p>
          </table:table-cell>
          <table:covered-table-cell/>
          <table:covered-table-cell/>
          <table:covered-table-cell/>
        </table:table-row>
        <table:table-row table:style-name="TableRow1192">
          <table:table-cell table:style-name="TableCell1193" table:number-columns-spanned="4">
            <text:p text:style-name="P1194">Flusso di eventi</text:p>
          </table:table-cell>
          <table:covered-table-cell/>
          <table:covered-table-cell/>
          <table:covered-table-cell/>
        </table:table-row>
        <table:table-row table:style-name="TableRow1195">
          <table:table-cell table:style-name="TableCell1196" table:number-columns-spanned="4">
            <text:list text:style-name="LFO14" text:continue-numbering="true">
              <text:list-item>
                <text:p text:style-name="P1197">L’utente ha inserito i seguenti input:</text:p>
              </text:list-item>
            </text:list>
            <table:table table:style-name="Table1198">
              <table:table-columns>
                <table:table-column table:style-name="TableColumn1199"/>
                <table:table-column table:style-name="TableColumn1200"/>
              </table:table-columns>
              <table:table-row table:style-name="TableRow1201">
                <table:table-cell table:style-name="TableCell1202">
                  <text:p text:style-name="P1203">Input</text:p>
                </table:table-cell>
                <table:table-cell table:style-name="TableCell1204">
                  <text:p text:style-name="P1205">Valore</text:p>
                </table:table-cell>
              </table:table-row>
              <table:table-row table:style-name="TableRow1206">
                <table:table-cell table:style-name="TableCell1207">
                  <text:p text:style-name="P1208">ID <text:s text:c="15"/></text:p>
                </table:table-cell>
                <table:table-cell table:style-name="TableCell1209">
                  <text:p text:style-name="P1210">00000-0000-0023</text:p>
                </table:table-cell>
              </table:table-row>
              <table:table-row table:style-name="TableRow1211">
                <table:table-cell table:style-name="TableCell1212">
                  <text:p text:style-name="P1213">Titolo<text:s/></text:p>
                </table:table-cell>
                <table:table-cell table:style-name="TableCell1214">
                  <text:p text:style-name="P1215">La vita è bella</text:p>
                </table:table-cell>
              </table:table-row>
              <table:table-row table:style-name="TableRow1216">
                <table:table-cell table:style-name="TableCell1217">
                  <text:p text:style-name="P1218">Descrizione<text:s/></text:p>
                </table:table-cell>
                <table:table-cell table:style-name="TableCell1219">
                  <text:p text:style-name="P1220"/>
                </table:table-cell>
              </table:table-row>
              <table:table-row table:style-name="TableRow1221">
                <table:table-cell table:style-name="TableCell1222">
                  <text:p text:style-name="P1223">Genere</text:p>
                </table:table-cell>
                <table:table-cell table:style-name="TableCell1224">
                  <text:p text:style-name="P1225"/>
                </table:table-cell>
              </table:table-row>
              <table:table-row table:style-name="TableRow1226">
                <table:table-cell table:style-name="TableCell1227">
                  <text:p text:style-name="P1228">Regista</text:p>
                </table:table-cell>
                <table:table-cell table:style-name="TableCell1229">
                  <text:p text:style-name="P1230"/>
                </table:table-cell>
              </table:table-row>
              <table:table-row table:style-name="TableRow1231">
                <table:table-cell table:style-name="TableCell1232">
                  <text:p text:style-name="P1233">Durata</text:p>
                </table:table-cell>
                <table:table-cell table:style-name="TableCell1234">
                  <text:p text:style-name="P1235"/>
                </table:table-cell>
              </table:table-row>
              <table:table-row table:style-name="TableRow1236">
                <table:table-cell table:style-name="TableCell1237">
                  <text:p text:style-name="P1238">Data di uscita</text:p>
                </table:table-cell>
                <table:table-cell table:style-name="TableCell1239">
                  <text:p text:style-name="P1240"/>
                </table:table-cell>
              </table:table-row>
              <table:table-row table:style-name="TableRow1241">
                <table:table-cell table:style-name="TableCell1242">
                  <text:p text:style-name="P1243">Immagine del contenuto</text:p>
                </table:table-cell>
                <table:table-cell table:style-name="TableCell1244">
                  <text:p text:style-name="P1245"/>
                </table:table-cell>
              </table:table-row>
              <table:table-row table:style-name="TableRow1246">
                <table:table-cell table:style-name="TableCell1247">
                  <text:p text:style-name="P1248">Video trailer</text:p>
                </table:table-cell>
                <table:table-cell table:style-name="TableCell1249">
                  <text:p text:style-name="P1250"/>
                </table:table-cell>
              </table:table-row>
            </table:table>
            <text:list text:style-name="LFO14" text:continue-numbering="true">
              <text:list-item>
                <text:p text:style-name="P1251">L’utente clicca sul pulsante conferma.</text:p>
              </text:list-item>
            </text:list>
          </table:table-cell>
          <table:covered-table-cell/>
          <table:covered-table-cell/>
          <table:covered-table-cell/>
        </table:table-row>
        <table:table-row table:style-name="TableRow1252">
          <table:table-cell table:style-name="TableCell1253" table:number-columns-spanned="4">
            <text:p text:style-name="P1254">Oracolo</text:p>
          </table:table-cell>
          <table:covered-table-cell/>
          <table:covered-table-cell/>
          <table:covered-table-cell/>
        </table:table-row>
        <table:table-row table:style-name="TableRow1255">
          <table:table-cell table:style-name="TableCell1256" table:number-columns-spanned="4">
            <text:p text:style-name="P1257">L’aggiunta del contenuto non va a buon fine perché il campo “Descrizione” <text:s/>è vuoto</text:p>
          </table:table-cell>
          <table:covered-table-cell/>
          <table:covered-table-cell/>
          <table:covered-table-cell/>
        </table:table-row>
      </table:table>
      <text:p text:style-name="Normale"/>
      <text:p text:style-name="Normale"/>
      <table:table table:style-name="Table1258">
        <table:table-columns>
          <table:table-column table:style-name="TableColumn1259"/>
          <table:table-column table:style-name="TableColumn1260"/>
          <table:table-column table:style-name="TableColumn1261"/>
          <table:table-column table:style-name="TableColumn1262"/>
        </table:table-columns>
        <table:table-row table:style-name="TableRow1263">
          <table:table-cell table:style-name="TableCell1264">
            <text:p text:style-name="P1265">Test case ID</text:p>
          </table:table-cell>
          <table:table-cell table:style-name="TableCell1266">
            <text:p text:style-name="P1267">TC_AC_17_06</text:p>
          </table:table-cell>
          <table:table-cell table:style-name="TableCell1268">
            <text:p text:style-name="P1269">Test Frame</text:p>
          </table:table-cell>
          <table:table-cell table:style-name="TableCell1270">
            <text:p text:style-name="P1271">LI1, FI1, LT2, LD3</text:p>
          </table:table-cell>
        </table:table-row>
        <table:table-row table:style-name="TableRow1272">
          <table:table-cell table:style-name="TableCell1273" table:number-columns-spanned="4">
            <text:p text:style-name="P1274">Pre-condizione:</text:p>
          </table:table-cell>
          <table:covered-table-cell/>
          <table:covered-table-cell/>
          <table:covered-table-cell/>
        </table:table-row>
        <table:table-row table:style-name="TableRow1275">
          <table:table-cell table:style-name="TableCell1276" table:number-columns-spanned="4">
            <text:p text:style-name="P1277">L’utente interagisce con il comando per effettuare l’ aggiunta del contenuto</text:p>
          </table:table-cell>
          <table:covered-table-cell/>
          <table:covered-table-cell/>
          <table:covered-table-cell/>
        </table:table-row>
        <table:table-row table:style-name="TableRow1278">
          <table:table-cell table:style-name="TableCell1279" table:number-columns-spanned="4">
            <text:p text:style-name="P1280">Flusso di eventi</text:p>
          </table:table-cell>
          <table:covered-table-cell/>
          <table:covered-table-cell/>
          <table:covered-table-cell/>
        </table:table-row>
        <table:table-row table:style-name="TableRow1281">
          <table:table-cell table:style-name="TableCell1282" table:number-columns-spanned="4">
            <text:list text:style-name="LFO15" text:continue-numbering="true">
              <text:list-item>
                <text:p text:style-name="P1283">L’utente ha inserito i seguenti input:</text:p>
              </text:list-item>
            </text:list>
            <table:table table:style-name="Table1284">
              <table:table-columns>
                <table:table-column table:style-name="TableColumn1285"/>
                <table:table-column table:style-name="TableColumn1286"/>
              </table:table-columns>
              <table:table-row table:style-name="TableRow1287">
                <table:table-cell table:style-name="TableCell1288">
                  <text:p text:style-name="P1289">Input</text:p>
                </table:table-cell>
                <table:table-cell table:style-name="TableCell1290">
                  <text:p text:style-name="P1291">Valore</text:p>
                </table:table-cell>
              </table:table-row>
              <table:table-row table:style-name="TableRow1292">
                <table:table-cell table:style-name="TableCell1293">
                  <text:p text:style-name="P1294">ID <text:s text:c="15"/></text:p>
                </table:table-cell>
                <table:table-cell table:style-name="TableCell1295">
                  <text:p text:style-name="P1296">00000-0000-0023</text:p>
                </table:table-cell>
              </table:table-row>
              <table:table-row table:style-name="TableRow1297">
                <table:table-cell table:style-name="TableCell1298">
                  <text:p text:style-name="P1299">Titolo<text:s/></text:p>
                </table:table-cell>
                <table:table-cell table:style-name="TableCell1300">
                  <text:p text:style-name="P1301">La vita è bella</text:p>
                </table:table-cell>
              </table:table-row>
              <table:table-row table:style-name="TableRow1302">
                <table:table-cell table:style-name="TableCell1303">
                  <text:p text:style-name="P1304">Descrizione<text:s/></text:p>
                </table:table-cell>
                <table:table-cell table:style-name="TableCell1305">
                  <text:p text:style-name="P1306">Durante la dittatura fascista, Guido Orefice, giovane ebreo trasferitosi nella campagna toscana, conosce una maestra elementare, Dora, e con lei costruisce una famiglia. L'aggravarsi delle Leggi Razziali e i rastrellamenti nazisti portano l'uomo ad essere deportato in campo di concentramento con il figlioletto Giosuè. Per proteggere il piccolo dagli orrori dello sterminio, Guido costruisce eroicamente un elaborato mondo di vertiginose fantasie</text:p>
                </table:table-cell>
              </table:table-row>
              <table:table-row table:style-name="TableRow1307">
                <table:table-cell table:style-name="TableCell1308">
                  <text:p text:style-name="P1309">Genere</text:p>
                </table:table-cell>
                <table:table-cell table:style-name="TableCell1310">
                  <text:p text:style-name="P1311"/>
                </table:table-cell>
              </table:table-row>
              <table:table-row table:style-name="TableRow1312">
                <table:table-cell table:style-name="TableCell1313">
                  <text:p text:style-name="P1314">Regista</text:p>
                </table:table-cell>
                <table:table-cell table:style-name="TableCell1315">
                  <text:p text:style-name="P1316"/>
                </table:table-cell>
              </table:table-row>
              <table:table-row table:style-name="TableRow1317">
                <table:table-cell table:style-name="TableCell1318">
                  <text:p text:style-name="P1319">Durata</text:p>
                </table:table-cell>
                <table:table-cell table:style-name="TableCell1320">
                  <text:p text:style-name="P1321"/>
                </table:table-cell>
              </table:table-row>
              <table:table-row table:style-name="TableRow1322">
                <table:table-cell table:style-name="TableCell1323">
                  <text:p text:style-name="P1324">Data di uscita</text:p>
                </table:table-cell>
                <table:table-cell table:style-name="TableCell1325">
                  <text:p text:style-name="P1326"/>
                </table:table-cell>
              </table:table-row>
              <table:table-row table:style-name="TableRow1327">
                <table:table-cell table:style-name="TableCell1328">
                  <text:p text:style-name="P1329">Immagine del contenuto</text:p>
                </table:table-cell>
                <table:table-cell table:style-name="TableCell1330">
                  <text:p text:style-name="P1331"/>
                </table:table-cell>
              </table:table-row>
              <text:soft-page-break/>
              <table:table-row table:style-name="TableRow1332">
                <table:table-cell table:style-name="TableCell1333">
                  <text:p text:style-name="P1334">Video trailer</text:p>
                </table:table-cell>
                <table:table-cell table:style-name="TableCell1335">
                  <text:p text:style-name="P1336"/>
                </table:table-cell>
              </table:table-row>
            </table:table>
            <text:list text:style-name="LFO15" text:continue-numbering="true">
              <text:list-item>
                <text:p text:style-name="P1337">L’utente clicca sul pulsante conferma.</text:p>
              </text:list-item>
            </text:list>
          </table:table-cell>
          <table:covered-table-cell/>
          <table:covered-table-cell/>
          <table:covered-table-cell/>
        </table:table-row>
        <text:soft-page-break/>
        <table:table-row table:style-name="TableRow1338">
          <table:table-cell table:style-name="TableCell1339" table:number-columns-spanned="4">
            <text:p text:style-name="P1340">Oracolo</text:p>
          </table:table-cell>
          <table:covered-table-cell/>
          <table:covered-table-cell/>
          <table:covered-table-cell/>
        </table:table-row>
        <table:table-row table:style-name="TableRow1341">
          <table:table-cell table:style-name="TableCell1342" table:number-columns-spanned="4">
            <text:p text:style-name="P1343">L’aggiunta del contenuto non va a buon fine perché il campo <text:s/>“Descrizione” supera la lunghezza massima</text:p>
          </table:table-cell>
          <table:covered-table-cell/>
          <table:covered-table-cell/>
          <table:covered-table-cell/>
        </table:table-row>
      </table:table>
      <text:p text:style-name="Normale"/>
      <table:table table:style-name="Table1344">
        <table:table-columns>
          <table:table-column table:style-name="TableColumn1345"/>
          <table:table-column table:style-name="TableColumn1346"/>
          <table:table-column table:style-name="TableColumn1347"/>
          <table:table-column table:style-name="TableColumn1348"/>
        </table:table-columns>
        <table:table-row table:style-name="TableRow1349">
          <table:table-cell table:style-name="TableCell1350">
            <text:p text:style-name="P1351">Test case ID</text:p>
          </table:table-cell>
          <table:table-cell table:style-name="TableCell1352">
            <text:p text:style-name="P1353">TC_AC_17_07</text:p>
          </table:table-cell>
          <table:table-cell table:style-name="TableCell1354">
            <text:p text:style-name="P1355">Test Frame</text:p>
          </table:table-cell>
          <table:table-cell table:style-name="TableCell1356">
            <text:p text:style-name="P1357">LI2, FI1, LT2, LD2, LG1</text:p>
          </table:table-cell>
        </table:table-row>
        <table:table-row table:style-name="TableRow1358">
          <table:table-cell table:style-name="TableCell1359" table:number-columns-spanned="4">
            <text:p text:style-name="P1360">Pre-condizione:</text:p>
          </table:table-cell>
          <table:covered-table-cell/>
          <table:covered-table-cell/>
          <table:covered-table-cell/>
        </table:table-row>
        <table:table-row table:style-name="TableRow1361">
          <table:table-cell table:style-name="TableCell1362" table:number-columns-spanned="4">
            <text:p text:style-name="P1363">L’utente interagisce con il comando per effettuare l’ aggiunta del contenuto</text:p>
          </table:table-cell>
          <table:covered-table-cell/>
          <table:covered-table-cell/>
          <table:covered-table-cell/>
        </table:table-row>
        <table:table-row table:style-name="TableRow1364">
          <table:table-cell table:style-name="TableCell1365" table:number-columns-spanned="4">
            <text:p text:style-name="P1366">Flusso di eventi</text:p>
          </table:table-cell>
          <table:covered-table-cell/>
          <table:covered-table-cell/>
          <table:covered-table-cell/>
        </table:table-row>
        <table:table-row table:style-name="TableRow1367">
          <table:table-cell table:style-name="TableCell1368" table:number-columns-spanned="4">
            <text:list text:style-name="LFO16" text:continue-numbering="true">
              <text:list-item>
                <text:p text:style-name="P1369">L’utente ha inserito i seguenti input:</text:p>
              </text:list-item>
            </text:list>
            <table:table table:style-name="Table1370">
              <table:table-columns>
                <table:table-column table:style-name="TableColumn1371"/>
                <table:table-column table:style-name="TableColumn1372"/>
              </table:table-columns>
              <table:table-row table:style-name="TableRow1373">
                <table:table-cell table:style-name="TableCell1374">
                  <text:p text:style-name="P1375">Input</text:p>
                </table:table-cell>
                <table:table-cell table:style-name="TableCell1376">
                  <text:p text:style-name="P1377">Valore</text:p>
                </table:table-cell>
              </table:table-row>
              <table:table-row table:style-name="TableRow1378">
                <table:table-cell table:style-name="TableCell1379">
                  <text:p text:style-name="P1380">ID <text:s text:c="15"/></text:p>
                </table:table-cell>
                <table:table-cell table:style-name="TableCell1381">
                  <text:p text:style-name="P1382">00000-0000-0023</text:p>
                </table:table-cell>
              </table:table-row>
              <table:table-row table:style-name="TableRow1383">
                <table:table-cell table:style-name="TableCell1384">
                  <text:p text:style-name="P1385">Titolo<text:s/></text:p>
                </table:table-cell>
                <table:table-cell table:style-name="TableCell1386">
                  <text:p text:style-name="P1387">La vita è bella</text:p>
                </table:table-cell>
              </table:table-row>
              <table:table-row table:style-name="TableRow1388">
                <table:table-cell table:style-name="TableCell1389">
                  <text:p text:style-name="P1390">Descrizione<text:s/></text:p>
                </table:table-cell>
                <table:table-cell table:style-name="TableCell1391">
                  <text:p text:style-name="P1392">Film ambientato negli anni 30 , parla della storia d’amore tra Giudo e Dora e dell’amico</text:p>
                  <text:p text:style-name="P1393">Ferruccio.</text:p>
                </table:table-cell>
              </table:table-row>
              <table:table-row table:style-name="TableRow1394">
                <table:table-cell table:style-name="TableCell1395">
                  <text:p text:style-name="P1396">Genere</text:p>
                </table:table-cell>
                <table:table-cell table:style-name="TableCell1397">
                  <text:p text:style-name="P1398"/>
                </table:table-cell>
              </table:table-row>
              <table:table-row table:style-name="TableRow1399">
                <table:table-cell table:style-name="TableCell1400">
                  <text:p text:style-name="P1401">Regista</text:p>
                </table:table-cell>
                <table:table-cell table:style-name="TableCell1402">
                  <text:p text:style-name="P1403"/>
                </table:table-cell>
              </table:table-row>
              <table:table-row table:style-name="TableRow1404">
                <table:table-cell table:style-name="TableCell1405">
                  <text:p text:style-name="P1406">Durata</text:p>
                </table:table-cell>
                <table:table-cell table:style-name="TableCell1407">
                  <text:p text:style-name="P1408"/>
                </table:table-cell>
              </table:table-row>
              <table:table-row table:style-name="TableRow1409">
                <table:table-cell table:style-name="TableCell1410">
                  <text:p text:style-name="P1411">Data di uscita</text:p>
                </table:table-cell>
                <table:table-cell table:style-name="TableCell1412">
                  <text:p text:style-name="P1413"/>
                </table:table-cell>
              </table:table-row>
              <table:table-row table:style-name="TableRow1414">
                <table:table-cell table:style-name="TableCell1415">
                  <text:p text:style-name="P1416">Immagine del contenuto</text:p>
                </table:table-cell>
                <table:table-cell table:style-name="TableCell1417">
                  <text:p text:style-name="P1418"/>
                </table:table-cell>
              </table:table-row>
              <table:table-row table:style-name="TableRow1419">
                <table:table-cell table:style-name="TableCell1420">
                  <text:p text:style-name="P1421">Video trailer</text:p>
                </table:table-cell>
                <table:table-cell table:style-name="TableCell1422">
                  <text:p text:style-name="P1423"/>
                </table:table-cell>
              </table:table-row>
            </table:table>
            <text:list text:style-name="LFO16" text:continue-numbering="true">
              <text:list-item>
                <text:p text:style-name="P1424">L’utente clicca sul pulsante conferma.</text:p>
              </text:list-item>
            </text:list>
          </table:table-cell>
          <table:covered-table-cell/>
          <table:covered-table-cell/>
          <table:covered-table-cell/>
        </table:table-row>
        <table:table-row table:style-name="TableRow1425">
          <table:table-cell table:style-name="TableCell1426" table:number-columns-spanned="4">
            <text:p text:style-name="P1427">Oracolo</text:p>
          </table:table-cell>
          <table:covered-table-cell/>
          <table:covered-table-cell/>
          <table:covered-table-cell/>
        </table:table-row>
        <table:table-row table:style-name="TableRow1428">
          <table:table-cell table:style-name="TableCell1429" table:number-columns-spanned="4">
            <text:p text:style-name="P1430">L’aggiunta del contenuto non va a buon fine perché il campo “Genere” <text:s/>è vuoto</text:p>
          </table:table-cell>
          <table:covered-table-cell/>
          <table:covered-table-cell/>
          <table:covered-table-cell/>
        </table:table-row>
      </table:table>
      <text:p text:style-name="Normale"/>
      <table:table table:style-name="Table1431">
        <table:table-columns>
          <table:table-column table:style-name="TableColumn1432"/>
          <table:table-column table:style-name="TableColumn1433"/>
          <table:table-column table:style-name="TableColumn1434"/>
          <table:table-column table:style-name="TableColumn1435"/>
        </table:table-columns>
        <table:table-row table:style-name="TableRow1436">
          <table:table-cell table:style-name="TableCell1437">
            <text:p text:style-name="P1438">Test case ID</text:p>
          </table:table-cell>
          <table:table-cell table:style-name="TableCell1439">
            <text:p text:style-name="P1440">TC_AC_17_08</text:p>
          </table:table-cell>
          <table:table-cell table:style-name="TableCell1441">
            <text:p text:style-name="P1442">Test Frame</text:p>
          </table:table-cell>
          <table:table-cell table:style-name="TableCell1443">
            <text:p text:style-name="P1444">LI2, FI1, LT2, LD2, LG3</text:p>
          </table:table-cell>
        </table:table-row>
        <table:table-row table:style-name="TableRow1445">
          <table:table-cell table:style-name="TableCell1446" table:number-columns-spanned="4">
            <text:p text:style-name="P1447">Pre-condizione:</text:p>
          </table:table-cell>
          <table:covered-table-cell/>
          <table:covered-table-cell/>
          <table:covered-table-cell/>
        </table:table-row>
        <table:table-row table:style-name="TableRow1448">
          <table:table-cell table:style-name="TableCell1449" table:number-columns-spanned="4">
            <text:p text:style-name="P1450">L’utente interagisce con il comando per effettuare l’ aggiunta del contenuto</text:p>
          </table:table-cell>
          <table:covered-table-cell/>
          <table:covered-table-cell/>
          <table:covered-table-cell/>
        </table:table-row>
        <table:table-row table:style-name="TableRow1451">
          <table:table-cell table:style-name="TableCell1452" table:number-columns-spanned="4">
            <text:p text:style-name="P1453">Flusso di eventi</text:p>
          </table:table-cell>
          <table:covered-table-cell/>
          <table:covered-table-cell/>
          <table:covered-table-cell/>
        </table:table-row>
        <table:table-row table:style-name="TableRow1454">
          <table:table-cell table:style-name="TableCell1455" table:number-columns-spanned="4">
            <text:list text:style-name="LFO17" text:continue-numbering="true">
              <text:list-item>
                <text:p text:style-name="P1456">L’utente ha inserito i seguenti input:</text:p>
              </text:list-item>
            </text:list>
            <table:table table:style-name="Table1457">
              <table:table-columns>
                <table:table-column table:style-name="TableColumn1458"/>
                <table:table-column table:style-name="TableColumn1459"/>
              </table:table-columns>
              <table:table-row table:style-name="TableRow1460">
                <table:table-cell table:style-name="TableCell1461">
                  <text:p text:style-name="P1462">Input</text:p>
                </table:table-cell>
                <table:table-cell table:style-name="TableCell1463">
                  <text:p text:style-name="P1464">Valore</text:p>
                </table:table-cell>
              </table:table-row>
              <table:table-row table:style-name="TableRow1465">
                <table:table-cell table:style-name="TableCell1466">
                  <text:p text:style-name="P1467">ID <text:s text:c="15"/></text:p>
                </table:table-cell>
                <table:table-cell table:style-name="TableCell1468">
                  <text:p text:style-name="P1469">00000-0000-0023</text:p>
                </table:table-cell>
              </table:table-row>
              <table:table-row table:style-name="TableRow1470">
                <table:table-cell table:style-name="TableCell1471">
                  <text:p text:style-name="P1472">Titolo<text:s/></text:p>
                </table:table-cell>
                <table:table-cell table:style-name="TableCell1473">
                  <text:p text:style-name="P1474">La vita è bella</text:p>
                </table:table-cell>
              </table:table-row>
              <table:table-row table:style-name="TableRow1475">
                <table:table-cell table:style-name="TableCell1476">
                  <text:p text:style-name="P1477">Descrizione<text:s/></text:p>
                </table:table-cell>
                <table:table-cell table:style-name="TableCell1478">
                  <text:p text:style-name="P1479">Film ambientato negli anni 30 , parla della storia d’amore tra Giudo e Dora e dell’amico</text:p>
                  <text:p text:style-name="P1480">Ferruccio.</text:p>
                </table:table-cell>
              </table:table-row>
              <table:table-row table:style-name="TableRow1481">
                <table:table-cell table:style-name="TableCell1482">
                  <text:p text:style-name="P1483">Genere</text:p>
                </table:table-cell>
                <table:table-cell table:style-name="TableCell1484">
                  <text:p text:style-name="P1485">Drammaticooooooooooooooooooooooooooo</text:p>
                  <text:p text:style-name="P1486">ooooooooooooooo</text:p>
                </table:table-cell>
              </table:table-row>
              <table:table-row table:style-name="TableRow1487">
                <table:table-cell table:style-name="TableCell1488">
                  <text:p text:style-name="P1489">Regista</text:p>
                </table:table-cell>
                <table:table-cell table:style-name="TableCell1490">
                  <text:p text:style-name="P1491"/>
                </table:table-cell>
              </table:table-row>
              <table:table-row table:style-name="TableRow1492">
                <table:table-cell table:style-name="TableCell1493">
                  <text:p text:style-name="P1494">Durata</text:p>
                </table:table-cell>
                <table:table-cell table:style-name="TableCell1495">
                  <text:p text:style-name="P1496"/>
                </table:table-cell>
              </table:table-row>
              <table:table-row table:style-name="TableRow1497">
                <table:table-cell table:style-name="TableCell1498">
                  <text:p text:style-name="P1499">Data di uscita</text:p>
                </table:table-cell>
                <table:table-cell table:style-name="TableCell1500">
                  <text:p text:style-name="P1501"/>
                </table:table-cell>
              </table:table-row>
              <text:soft-page-break/>
              <table:table-row table:style-name="TableRow1502">
                <table:table-cell table:style-name="TableCell1503">
                  <text:p text:style-name="P1504">Immagine del contenuto</text:p>
                </table:table-cell>
                <table:table-cell table:style-name="TableCell1505">
                  <text:p text:style-name="P1506"/>
                </table:table-cell>
              </table:table-row>
              <table:table-row table:style-name="TableRow1507">
                <table:table-cell table:style-name="TableCell1508">
                  <text:p text:style-name="P1509">Video trailer</text:p>
                </table:table-cell>
                <table:table-cell table:style-name="TableCell1510">
                  <text:p text:style-name="P1511"/>
                </table:table-cell>
              </table:table-row>
            </table:table>
            <text:list text:style-name="LFO17" text:continue-numbering="true">
              <text:list-item>
                <text:p text:style-name="P1512">L’utente clicca sul pulsante conferma.</text:p>
              </text:list-item>
            </text:list>
          </table:table-cell>
          <table:covered-table-cell/>
          <table:covered-table-cell/>
          <table:covered-table-cell/>
        </table:table-row>
        <text:soft-page-break/>
        <table:table-row table:style-name="TableRow1513">
          <table:table-cell table:style-name="TableCell1514" table:number-columns-spanned="4">
            <text:p text:style-name="P1515">Oracolo</text:p>
          </table:table-cell>
          <table:covered-table-cell/>
          <table:covered-table-cell/>
          <table:covered-table-cell/>
        </table:table-row>
        <table:table-row table:style-name="TableRow1516">
          <table:table-cell table:style-name="TableCell1517" table:number-columns-spanned="4">
            <text:p text:style-name="P1518">L’aggiunta del contenuto non va a buon fine perché il campo “Genere” <text:s/>supera la lunghezza massima</text:p>
          </table:table-cell>
          <table:covered-table-cell/>
          <table:covered-table-cell/>
          <table:covered-table-cell/>
        </table:table-row>
      </table:table>
      <text:p text:style-name="Normale"/>
      <table:table table:style-name="Table1519">
        <table:table-columns>
          <table:table-column table:style-name="TableColumn1520"/>
          <table:table-column table:style-name="TableColumn1521"/>
          <table:table-column table:style-name="TableColumn1522"/>
          <table:table-column table:style-name="TableColumn1523"/>
        </table:table-columns>
        <table:table-row table:style-name="TableRow1524">
          <table:table-cell table:style-name="TableCell1525">
            <text:p text:style-name="P1526">Test case ID</text:p>
          </table:table-cell>
          <table:table-cell table:style-name="TableCell1527">
            <text:p text:style-name="P1528">TC_AC_17_09</text:p>
          </table:table-cell>
          <table:table-cell table:style-name="TableCell1529">
            <text:p text:style-name="P1530">Test Frame</text:p>
          </table:table-cell>
          <table:table-cell table:style-name="TableCell1531">
            <text:p text:style-name="P1532">LI2, FI1, LT2, LD2, LG2, FG2</text:p>
          </table:table-cell>
        </table:table-row>
        <table:table-row table:style-name="TableRow1533">
          <table:table-cell table:style-name="TableCell1534" table:number-columns-spanned="4">
            <text:p text:style-name="P1535">Pre-condizione:</text:p>
          </table:table-cell>
          <table:covered-table-cell/>
          <table:covered-table-cell/>
          <table:covered-table-cell/>
        </table:table-row>
        <table:table-row table:style-name="TableRow1536">
          <table:table-cell table:style-name="TableCell1537" table:number-columns-spanned="4">
            <text:p text:style-name="P1538">L’utente interagisce con il comando per effettuare l’ aggiunta del contenuto</text:p>
          </table:table-cell>
          <table:covered-table-cell/>
          <table:covered-table-cell/>
          <table:covered-table-cell/>
        </table:table-row>
        <table:table-row table:style-name="TableRow1539">
          <table:table-cell table:style-name="TableCell1540" table:number-columns-spanned="4">
            <text:p text:style-name="P1541">Flusso di eventi</text:p>
          </table:table-cell>
          <table:covered-table-cell/>
          <table:covered-table-cell/>
          <table:covered-table-cell/>
        </table:table-row>
        <table:table-row table:style-name="TableRow1542">
          <table:table-cell table:style-name="TableCell1543" table:number-columns-spanned="4">
            <text:list text:style-name="LFO18" text:continue-numbering="true">
              <text:list-item>
                <text:p text:style-name="P1544">L’utente ha inserito i seguenti input:</text:p>
              </text:list-item>
            </text:list>
            <table:table table:style-name="Table1545">
              <table:table-columns>
                <table:table-column table:style-name="TableColumn1546"/>
                <table:table-column table:style-name="TableColumn1547"/>
              </table:table-columns>
              <table:table-row table:style-name="TableRow1548">
                <table:table-cell table:style-name="TableCell1549">
                  <text:p text:style-name="P1550">Input</text:p>
                </table:table-cell>
                <table:table-cell table:style-name="TableCell1551">
                  <text:p text:style-name="P1552">Valore</text:p>
                </table:table-cell>
              </table:table-row>
              <table:table-row table:style-name="TableRow1553">
                <table:table-cell table:style-name="TableCell1554">
                  <text:p text:style-name="P1555">ID <text:s text:c="15"/></text:p>
                </table:table-cell>
                <table:table-cell table:style-name="TableCell1556">
                  <text:p text:style-name="P1557">00000-0000-0023</text:p>
                </table:table-cell>
              </table:table-row>
              <table:table-row table:style-name="TableRow1558">
                <table:table-cell table:style-name="TableCell1559">
                  <text:p text:style-name="P1560">Titolo<text:s/></text:p>
                </table:table-cell>
                <table:table-cell table:style-name="TableCell1561">
                  <text:p text:style-name="P1562">La vita è bella</text:p>
                </table:table-cell>
              </table:table-row>
              <table:table-row table:style-name="TableRow1563">
                <table:table-cell table:style-name="TableCell1564">
                  <text:p text:style-name="P1565">Descrizione<text:s/></text:p>
                </table:table-cell>
                <table:table-cell table:style-name="TableCell1566">
                  <text:p text:style-name="P1567">Film ambientato negli anni 30 , parla della storia d’amore tra Giudo e Dora e dell’amico</text:p>
                  <text:p text:style-name="P1568">Ferruccio.</text:p>
                </table:table-cell>
              </table:table-row>
              <table:table-row table:style-name="TableRow1569">
                <table:table-cell table:style-name="TableCell1570">
                  <text:p text:style-name="P1571">Genere</text:p>
                </table:table-cell>
                <table:table-cell table:style-name="TableCell1572">
                  <text:p text:style-name="P1573">ROM4NTIC0</text:p>
                </table:table-cell>
              </table:table-row>
              <table:table-row table:style-name="TableRow1574">
                <table:table-cell table:style-name="TableCell1575">
                  <text:p text:style-name="P1576">Regista</text:p>
                </table:table-cell>
                <table:table-cell table:style-name="TableCell1577">
                  <text:p text:style-name="P1578"/>
                </table:table-cell>
              </table:table-row>
              <table:table-row table:style-name="TableRow1579">
                <table:table-cell table:style-name="TableCell1580">
                  <text:p text:style-name="P1581">Durata</text:p>
                </table:table-cell>
                <table:table-cell table:style-name="TableCell1582">
                  <text:p text:style-name="P1583"/>
                </table:table-cell>
              </table:table-row>
              <table:table-row table:style-name="TableRow1584">
                <table:table-cell table:style-name="TableCell1585">
                  <text:p text:style-name="P1586">Data di uscita</text:p>
                </table:table-cell>
                <table:table-cell table:style-name="TableCell1587">
                  <text:p text:style-name="P1588"/>
                </table:table-cell>
              </table:table-row>
              <table:table-row table:style-name="TableRow1589">
                <table:table-cell table:style-name="TableCell1590">
                  <text:p text:style-name="P1591">Immagine del contenuto</text:p>
                </table:table-cell>
                <table:table-cell table:style-name="TableCell1592">
                  <text:p text:style-name="P1593"/>
                </table:table-cell>
              </table:table-row>
              <table:table-row table:style-name="TableRow1594">
                <table:table-cell table:style-name="TableCell1595">
                  <text:p text:style-name="P1596">Video trailer</text:p>
                </table:table-cell>
                <table:table-cell table:style-name="TableCell1597">
                  <text:p text:style-name="P1598"/>
                </table:table-cell>
              </table:table-row>
            </table:table>
            <text:list text:style-name="LFO18" text:continue-numbering="true">
              <text:list-item>
                <text:p text:style-name="P1599">L’utente clicca sul pulsante conferma.</text:p>
              </text:list-item>
            </text:list>
          </table:table-cell>
          <table:covered-table-cell/>
          <table:covered-table-cell/>
          <table:covered-table-cell/>
        </table:table-row>
        <table:table-row table:style-name="TableRow1600">
          <table:table-cell table:style-name="TableCell1601" table:number-columns-spanned="4">
            <text:p text:style-name="P1602">Oracolo</text:p>
          </table:table-cell>
          <table:covered-table-cell/>
          <table:covered-table-cell/>
          <table:covered-table-cell/>
        </table:table-row>
        <table:table-row table:style-name="TableRow1603">
          <table:table-cell table:style-name="TableCell1604" table:number-columns-spanned="4">
            <text:p text:style-name="P1605">L’aggiunta del contenuto non va a buon fine perché il campo “Genere” <text:s/>non rispetta il formato</text:p>
          </table:table-cell>
          <table:covered-table-cell/>
          <table:covered-table-cell/>
          <table:covered-table-cell/>
        </table:table-row>
      </table:table>
      <text:p text:style-name="Normale"/>
      <table:table table:style-name="Table1606">
        <table:table-columns>
          <table:table-column table:style-name="TableColumn1607"/>
          <table:table-column table:style-name="TableColumn1608"/>
          <table:table-column table:style-name="TableColumn1609"/>
          <table:table-column table:style-name="TableColumn1610"/>
        </table:table-columns>
        <table:table-row table:style-name="TableRow1611">
          <table:table-cell table:style-name="TableCell1612">
            <text:p text:style-name="P1613">Test case ID</text:p>
          </table:table-cell>
          <table:table-cell table:style-name="TableCell1614">
            <text:p text:style-name="P1615">TC_AC_17_10</text:p>
          </table:table-cell>
          <table:table-cell table:style-name="TableCell1616">
            <text:p text:style-name="P1617">Test Frame</text:p>
          </table:table-cell>
          <table:table-cell table:style-name="TableCell1618">
            <text:p text:style-name="P1619">LI2, FI1, LT2, LD2, LG2, FG1, LR1</text:p>
          </table:table-cell>
        </table:table-row>
        <table:table-row table:style-name="TableRow1620">
          <table:table-cell table:style-name="TableCell1621" table:number-columns-spanned="4">
            <text:p text:style-name="P1622">Pre-condizione:</text:p>
          </table:table-cell>
          <table:covered-table-cell/>
          <table:covered-table-cell/>
          <table:covered-table-cell/>
        </table:table-row>
        <table:table-row table:style-name="TableRow1623">
          <table:table-cell table:style-name="TableCell1624" table:number-columns-spanned="4">
            <text:p text:style-name="P1625">L’utente interagisce con il comando per effettuare l’ aggiunta del contenuto</text:p>
          </table:table-cell>
          <table:covered-table-cell/>
          <table:covered-table-cell/>
          <table:covered-table-cell/>
        </table:table-row>
        <table:table-row table:style-name="TableRow1626">
          <table:table-cell table:style-name="TableCell1627" table:number-columns-spanned="4">
            <text:p text:style-name="P1628">Flusso di eventi</text:p>
          </table:table-cell>
          <table:covered-table-cell/>
          <table:covered-table-cell/>
          <table:covered-table-cell/>
        </table:table-row>
        <table:table-row table:style-name="TableRow1629">
          <table:table-cell table:style-name="TableCell1630" table:number-columns-spanned="4">
            <text:list text:style-name="LFO19" text:continue-numbering="true">
              <text:list-item>
                <text:p text:style-name="P1631">L’utente ha inserito i seguenti input:</text:p>
              </text:list-item>
            </text:list>
            <table:table table:style-name="Table1632">
              <table:table-columns>
                <table:table-column table:style-name="TableColumn1633"/>
                <table:table-column table:style-name="TableColumn1634"/>
              </table:table-columns>
              <table:table-row table:style-name="TableRow1635">
                <table:table-cell table:style-name="TableCell1636">
                  <text:p text:style-name="P1637">Input</text:p>
                </table:table-cell>
                <table:table-cell table:style-name="TableCell1638">
                  <text:p text:style-name="P1639">Valore</text:p>
                </table:table-cell>
              </table:table-row>
              <table:table-row table:style-name="TableRow1640">
                <table:table-cell table:style-name="TableCell1641">
                  <text:p text:style-name="P1642">ID <text:s text:c="15"/></text:p>
                </table:table-cell>
                <table:table-cell table:style-name="TableCell1643">
                  <text:p text:style-name="P1644">0000-0000-0023</text:p>
                </table:table-cell>
              </table:table-row>
              <table:table-row table:style-name="TableRow1645">
                <table:table-cell table:style-name="TableCell1646">
                  <text:p text:style-name="P1647">Titolo<text:s/></text:p>
                </table:table-cell>
                <table:table-cell table:style-name="TableCell1648">
                  <text:p text:style-name="P1649">La vita è bella</text:p>
                </table:table-cell>
              </table:table-row>
              <table:table-row table:style-name="TableRow1650">
                <table:table-cell table:style-name="TableCell1651">
                  <text:p text:style-name="P1652">Descrizione<text:s/></text:p>
                </table:table-cell>
                <table:table-cell table:style-name="TableCell1653">
                  <text:p text:style-name="P1654">Film ambientato negli anni 30 , parla della storia d’amore tra Giudo e Dora e dell’amico</text:p>
                  <text:p text:style-name="P1655">Ferruccio.</text:p>
                </table:table-cell>
              </table:table-row>
              <table:table-row table:style-name="TableRow1656">
                <table:table-cell table:style-name="TableCell1657">
                  <text:p text:style-name="P1658">Genere</text:p>
                </table:table-cell>
                <table:table-cell table:style-name="TableCell1659">
                  <text:p text:style-name="P1660">Romantico</text:p>
                </table:table-cell>
              </table:table-row>
              <table:table-row table:style-name="TableRow1661">
                <table:table-cell table:style-name="TableCell1662">
                  <text:p text:style-name="P1663">Regista</text:p>
                </table:table-cell>
                <table:table-cell table:style-name="TableCell1664">
                  <text:p text:style-name="P1665"/>
                </table:table-cell>
              </table:table-row>
              <text:soft-page-break/>
              <table:table-row table:style-name="TableRow1666">
                <table:table-cell table:style-name="TableCell1667">
                  <text:p text:style-name="P1668">Durata</text:p>
                </table:table-cell>
                <table:table-cell table:style-name="TableCell1669">
                  <text:p text:style-name="P1670"/>
                </table:table-cell>
              </table:table-row>
              <table:table-row table:style-name="TableRow1671">
                <table:table-cell table:style-name="TableCell1672">
                  <text:p text:style-name="P1673">Data di uscita</text:p>
                </table:table-cell>
                <table:table-cell table:style-name="TableCell1674">
                  <text:p text:style-name="P1675"/>
                </table:table-cell>
              </table:table-row>
              <table:table-row table:style-name="TableRow1676">
                <table:table-cell table:style-name="TableCell1677">
                  <text:p text:style-name="P1678">Immagine del contenuto</text:p>
                </table:table-cell>
                <table:table-cell table:style-name="TableCell1679">
                  <text:p text:style-name="P1680"/>
                </table:table-cell>
              </table:table-row>
              <table:table-row table:style-name="TableRow1681">
                <table:table-cell table:style-name="TableCell1682">
                  <text:p text:style-name="P1683">Video trailer</text:p>
                </table:table-cell>
                <table:table-cell table:style-name="TableCell1684">
                  <text:p text:style-name="P1685"/>
                </table:table-cell>
              </table:table-row>
            </table:table>
            <text:list text:style-name="LFO19" text:continue-numbering="true">
              <text:list-item>
                <text:p text:style-name="P1686">L’utente clicca sul pulsante conferma.</text:p>
              </text:list-item>
            </text:list>
          </table:table-cell>
          <table:covered-table-cell/>
          <table:covered-table-cell/>
          <table:covered-table-cell/>
        </table:table-row>
        <text:soft-page-break/>
        <table:table-row table:style-name="TableRow1687">
          <table:table-cell table:style-name="TableCell1688" table:number-columns-spanned="4">
            <text:p text:style-name="P1689">Oracolo</text:p>
          </table:table-cell>
          <table:covered-table-cell/>
          <table:covered-table-cell/>
          <table:covered-table-cell/>
        </table:table-row>
        <table:table-row table:style-name="TableRow1690">
          <table:table-cell table:style-name="TableCell1691" table:number-columns-spanned="4">
            <text:p text:style-name="P1692">L’aggiunta del contenuto non va a buon fine perché il campo “Regista” <text:s/>è vuoto</text:p>
          </table:table-cell>
          <table:covered-table-cell/>
          <table:covered-table-cell/>
          <table:covered-table-cell/>
        </table:table-row>
      </table:table>
      <text:p text:style-name="Normale"/>
      <table:table table:style-name="Table1693">
        <table:table-columns>
          <table:table-column table:style-name="TableColumn1694"/>
          <table:table-column table:style-name="TableColumn1695"/>
          <table:table-column table:style-name="TableColumn1696"/>
          <table:table-column table:style-name="TableColumn1697"/>
        </table:table-columns>
        <table:table-row table:style-name="TableRow1698">
          <table:table-cell table:style-name="TableCell1699">
            <text:p text:style-name="P1700">Test case ID</text:p>
          </table:table-cell>
          <table:table-cell table:style-name="TableCell1701">
            <text:p text:style-name="P1702">TC_AC_17_11</text:p>
          </table:table-cell>
          <table:table-cell table:style-name="TableCell1703">
            <text:p text:style-name="P1704">Test Frame</text:p>
          </table:table-cell>
          <table:table-cell table:style-name="TableCell1705">
            <text:p text:style-name="P1706">LI2, FI1, LT2, LD2, LG2, FG1, LR3</text:p>
          </table:table-cell>
        </table:table-row>
        <table:table-row table:style-name="TableRow1707">
          <table:table-cell table:style-name="TableCell1708" table:number-columns-spanned="4">
            <text:p text:style-name="P1709">Pre-condizione:</text:p>
          </table:table-cell>
          <table:covered-table-cell/>
          <table:covered-table-cell/>
          <table:covered-table-cell/>
        </table:table-row>
        <table:table-row table:style-name="TableRow1710">
          <table:table-cell table:style-name="TableCell1711" table:number-columns-spanned="4">
            <text:p text:style-name="P1712">L’utente interagisce con il comando per effettuare l’ aggiunta del contenuto</text:p>
          </table:table-cell>
          <table:covered-table-cell/>
          <table:covered-table-cell/>
          <table:covered-table-cell/>
        </table:table-row>
        <table:table-row table:style-name="TableRow1713">
          <table:table-cell table:style-name="TableCell1714" table:number-columns-spanned="4">
            <text:p text:style-name="P1715">Flusso di eventi</text:p>
          </table:table-cell>
          <table:covered-table-cell/>
          <table:covered-table-cell/>
          <table:covered-table-cell/>
        </table:table-row>
        <table:table-row table:style-name="TableRow1716">
          <table:table-cell table:style-name="TableCell1717" table:number-columns-spanned="4">
            <text:list text:style-name="LFO21" text:continue-numbering="true">
              <text:list-item>
                <text:p text:style-name="P1718">L’utente ha inserito i seguenti input:</text:p>
              </text:list-item>
            </text:list>
            <table:table table:style-name="Table1719">
              <table:table-columns>
                <table:table-column table:style-name="TableColumn1720"/>
                <table:table-column table:style-name="TableColumn1721"/>
              </table:table-columns>
              <table:table-row table:style-name="TableRow1722">
                <table:table-cell table:style-name="TableCell1723">
                  <text:p text:style-name="P1724">Input</text:p>
                </table:table-cell>
                <table:table-cell table:style-name="TableCell1725">
                  <text:p text:style-name="P1726">Valore</text:p>
                </table:table-cell>
              </table:table-row>
              <table:table-row table:style-name="TableRow1727">
                <table:table-cell table:style-name="TableCell1728">
                  <text:p text:style-name="P1729">ID <text:s text:c="15"/></text:p>
                </table:table-cell>
                <table:table-cell table:style-name="TableCell1730">
                  <text:p text:style-name="P1731">0000-0000-0023</text:p>
                </table:table-cell>
              </table:table-row>
              <table:table-row table:style-name="TableRow1732">
                <table:table-cell table:style-name="TableCell1733">
                  <text:p text:style-name="P1734">Titolo<text:s/></text:p>
                </table:table-cell>
                <table:table-cell table:style-name="TableCell1735">
                  <text:p text:style-name="P1736">La vita è bella</text:p>
                </table:table-cell>
              </table:table-row>
              <table:table-row table:style-name="TableRow1737">
                <table:table-cell table:style-name="TableCell1738">
                  <text:p text:style-name="P1739">Descrizione<text:s/></text:p>
                </table:table-cell>
                <table:table-cell table:style-name="TableCell1740">
                  <text:p text:style-name="P1741">Film ambientato negli anni 30 , parla della storia d’amore tra Giudo e Dora e dell’amico</text:p>
                  <text:p text:style-name="P1742">Ferruccio.</text:p>
                </table:table-cell>
              </table:table-row>
              <table:table-row table:style-name="TableRow1743">
                <table:table-cell table:style-name="TableCell1744">
                  <text:p text:style-name="P1745">Genere</text:p>
                </table:table-cell>
                <table:table-cell table:style-name="TableCell1746">
                  <text:p text:style-name="P1747">Romantico</text:p>
                </table:table-cell>
              </table:table-row>
              <table:table-row table:style-name="TableRow1748">
                <table:table-cell table:style-name="TableCell1749">
                  <text:p text:style-name="P1750">Regista</text:p>
                </table:table-cell>
                <table:table-cell table:style-name="TableCell1751">
                  <text:p text:style-name="P1752">Roberto Benigniiiiiiiiiiiiiiiiiiiiiiiiiiiiiiiiiiii</text:p>
                </table:table-cell>
              </table:table-row>
              <table:table-row table:style-name="TableRow1753">
                <table:table-cell table:style-name="TableCell1754">
                  <text:p text:style-name="P1755">Durata</text:p>
                </table:table-cell>
                <table:table-cell table:style-name="TableCell1756">
                  <text:p text:style-name="P1757"/>
                </table:table-cell>
              </table:table-row>
              <table:table-row table:style-name="TableRow1758">
                <table:table-cell table:style-name="TableCell1759">
                  <text:p text:style-name="P1760">Data di uscita</text:p>
                </table:table-cell>
                <table:table-cell table:style-name="TableCell1761">
                  <text:p text:style-name="P1762"/>
                </table:table-cell>
              </table:table-row>
              <table:table-row table:style-name="TableRow1763">
                <table:table-cell table:style-name="TableCell1764">
                  <text:p text:style-name="P1765">Immagine del contenuto</text:p>
                </table:table-cell>
                <table:table-cell table:style-name="TableCell1766">
                  <text:p text:style-name="P1767"/>
                </table:table-cell>
              </table:table-row>
              <table:table-row table:style-name="TableRow1768">
                <table:table-cell table:style-name="TableCell1769">
                  <text:p text:style-name="P1770">Video trailer</text:p>
                </table:table-cell>
                <table:table-cell table:style-name="TableCell1771">
                  <text:p text:style-name="P1772"/>
                </table:table-cell>
              </table:table-row>
            </table:table>
            <text:list text:style-name="LFO21" text:continue-numbering="true">
              <text:list-item>
                <text:p text:style-name="P1773">L’utente clicca sul pulsante conferma.</text:p>
              </text:list-item>
            </text:list>
          </table:table-cell>
          <table:covered-table-cell/>
          <table:covered-table-cell/>
          <table:covered-table-cell/>
        </table:table-row>
        <table:table-row table:style-name="TableRow1774">
          <table:table-cell table:style-name="TableCell1775" table:number-columns-spanned="4">
            <text:p text:style-name="P1776">Oracolo</text:p>
          </table:table-cell>
          <table:covered-table-cell/>
          <table:covered-table-cell/>
          <table:covered-table-cell/>
        </table:table-row>
        <table:table-row table:style-name="TableRow1777">
          <table:table-cell table:style-name="TableCell1778" table:number-columns-spanned="4">
            <text:p text:style-name="P1779">L’aggiunta del contenuto non va a buon fine perché il campo “Regista” <text:s/>supera la lunghezza massima</text:p>
          </table:table-cell>
          <table:covered-table-cell/>
          <table:covered-table-cell/>
          <table:covered-table-cell/>
        </table:table-row>
      </table:table>
      <text:p text:style-name="Normale"/>
      <table:table table:style-name="Table1780">
        <table:table-columns>
          <table:table-column table:style-name="TableColumn1781"/>
          <table:table-column table:style-name="TableColumn1782"/>
          <table:table-column table:style-name="TableColumn1783"/>
          <table:table-column table:style-name="TableColumn1784"/>
        </table:table-columns>
        <table:table-row table:style-name="TableRow1785">
          <table:table-cell table:style-name="TableCell1786">
            <text:p text:style-name="P1787">Test case ID</text:p>
          </table:table-cell>
          <table:table-cell table:style-name="TableCell1788">
            <text:p text:style-name="P1789">TC_AC_17_12</text:p>
          </table:table-cell>
          <table:table-cell table:style-name="TableCell1790">
            <text:p text:style-name="P1791">Test Frame</text:p>
          </table:table-cell>
          <table:table-cell table:style-name="TableCell1792">
            <text:p text:style-name="P1793">LI2, FI1, LT2, LD2, LG2, FG1, LR2, FD2</text:p>
          </table:table-cell>
        </table:table-row>
        <table:table-row table:style-name="TableRow1794">
          <table:table-cell table:style-name="TableCell1795" table:number-columns-spanned="4">
            <text:p text:style-name="P1796">Pre-condizione:</text:p>
          </table:table-cell>
          <table:covered-table-cell/>
          <table:covered-table-cell/>
          <table:covered-table-cell/>
        </table:table-row>
        <table:table-row table:style-name="TableRow1797">
          <table:table-cell table:style-name="TableCell1798" table:number-columns-spanned="4">
            <text:p text:style-name="P1799">L’utente interagisce con il comando per effettuare l’ aggiunta del contenuto</text:p>
          </table:table-cell>
          <table:covered-table-cell/>
          <table:covered-table-cell/>
          <table:covered-table-cell/>
        </table:table-row>
        <table:table-row table:style-name="TableRow1800">
          <table:table-cell table:style-name="TableCell1801" table:number-columns-spanned="4">
            <text:p text:style-name="P1802">Flusso di eventi</text:p>
          </table:table-cell>
          <table:covered-table-cell/>
          <table:covered-table-cell/>
          <table:covered-table-cell/>
        </table:table-row>
        <table:table-row table:style-name="TableRow1803">
          <table:table-cell table:style-name="TableCell1804" table:number-columns-spanned="4">
            <text:list text:style-name="LFO22" text:continue-numbering="true">
              <text:list-item>
                <text:p text:style-name="P1805">L’utente ha inserito i seguenti input:</text:p>
              </text:list-item>
            </text:list>
            <table:table table:style-name="Table1806">
              <table:table-columns>
                <table:table-column table:style-name="TableColumn1807"/>
                <table:table-column table:style-name="TableColumn1808"/>
              </table:table-columns>
              <table:table-row table:style-name="TableRow1809">
                <table:table-cell table:style-name="TableCell1810">
                  <text:p text:style-name="P1811">Input</text:p>
                </table:table-cell>
                <table:table-cell table:style-name="TableCell1812">
                  <text:p text:style-name="P1813">Valore</text:p>
                </table:table-cell>
              </table:table-row>
              <table:table-row table:style-name="TableRow1814">
                <table:table-cell table:style-name="TableCell1815">
                  <text:p text:style-name="P1816">ID <text:s text:c="15"/></text:p>
                </table:table-cell>
                <table:table-cell table:style-name="TableCell1817">
                  <text:p text:style-name="P1818">0000-0000-0023</text:p>
                </table:table-cell>
              </table:table-row>
              <table:table-row table:style-name="TableRow1819">
                <table:table-cell table:style-name="TableCell1820">
                  <text:p text:style-name="P1821">Titolo<text:s/></text:p>
                </table:table-cell>
                <table:table-cell table:style-name="TableCell1822">
                  <text:p text:style-name="P1823">La vita è bella</text:p>
                </table:table-cell>
              </table:table-row>
              <table:table-row table:style-name="TableRow1824">
                <table:table-cell table:style-name="TableCell1825">
                  <text:p text:style-name="P1826">Descrizione<text:s/></text:p>
                </table:table-cell>
                <table:table-cell table:style-name="TableCell1827">
                  <text:p text:style-name="P1828">Film ambientato negli anni 30 , parla della storia d’amore tra Giudo e Dora e dell’amico</text:p>
                  <text:p text:style-name="P1829">Ferruccio.</text:p>
                </table:table-cell>
              </table:table-row>
              <table:table-row table:style-name="TableRow1830">
                <table:table-cell table:style-name="TableCell1831">
                  <text:p text:style-name="P1832">Genere</text:p>
                </table:table-cell>
                <table:table-cell table:style-name="TableCell1833">
                  <text:p text:style-name="P1834">Romantico</text:p>
                </table:table-cell>
              </table:table-row>
              <text:soft-page-break/>
              <table:table-row table:style-name="TableRow1835">
                <table:table-cell table:style-name="TableCell1836">
                  <text:p text:style-name="P1837">Regista</text:p>
                </table:table-cell>
                <table:table-cell table:style-name="TableCell1838">
                  <text:p text:style-name="P1839">Roberto Benigni</text:p>
                </table:table-cell>
              </table:table-row>
              <table:table-row table:style-name="TableRow1840">
                <table:table-cell table:style-name="TableCell1841">
                  <text:p text:style-name="P1842">Durata</text:p>
                </table:table-cell>
                <table:table-cell table:style-name="TableCell1843">
                  <text:p text:style-name="P1844">124</text:p>
                </table:table-cell>
              </table:table-row>
              <table:table-row table:style-name="TableRow1845">
                <table:table-cell table:style-name="TableCell1846">
                  <text:p text:style-name="P1847">Data di uscita</text:p>
                </table:table-cell>
                <table:table-cell table:style-name="TableCell1848">
                  <text:p text:style-name="P1849"/>
                </table:table-cell>
              </table:table-row>
              <table:table-row table:style-name="TableRow1850">
                <table:table-cell table:style-name="TableCell1851">
                  <text:p text:style-name="P1852">Immagine del contenuto</text:p>
                </table:table-cell>
                <table:table-cell table:style-name="TableCell1853">
                  <text:p text:style-name="P1854"/>
                </table:table-cell>
              </table:table-row>
              <table:table-row table:style-name="TableRow1855">
                <table:table-cell table:style-name="TableCell1856">
                  <text:p text:style-name="P1857">Video trailer</text:p>
                </table:table-cell>
                <table:table-cell table:style-name="TableCell1858">
                  <text:p text:style-name="P1859"/>
                </table:table-cell>
              </table:table-row>
            </table:table>
            <text:list text:style-name="LFO22" text:continue-numbering="true">
              <text:list-item>
                <text:p text:style-name="P1860">L’utente clicca sul pulsante conferma.</text:p>
              </text:list-item>
            </text:list>
          </table:table-cell>
          <table:covered-table-cell/>
          <table:covered-table-cell/>
          <table:covered-table-cell/>
        </table:table-row>
        <text:soft-page-break/>
        <table:table-row table:style-name="TableRow1861">
          <table:table-cell table:style-name="TableCell1862" table:number-columns-spanned="4">
            <text:p text:style-name="P1863">Oracolo</text:p>
          </table:table-cell>
          <table:covered-table-cell/>
          <table:covered-table-cell/>
          <table:covered-table-cell/>
        </table:table-row>
        <table:table-row table:style-name="TableRow1864">
          <table:table-cell table:style-name="TableCell1865" table:number-columns-spanned="4">
            <text:p text:style-name="P1866">L’aggiunta del contenuto non va a buon fine perché il campo “Durata” <text:s/>non rispetta il formato</text:p>
          </table:table-cell>
          <table:covered-table-cell/>
          <table:covered-table-cell/>
          <table:covered-table-cell/>
        </table:table-row>
      </table:table>
      <text:p text:style-name="Normale"/>
      <table:table table:style-name="Table1867">
        <table:table-columns>
          <table:table-column table:style-name="TableColumn1868"/>
          <table:table-column table:style-name="TableColumn1869"/>
          <table:table-column table:style-name="TableColumn1870"/>
          <table:table-column table:style-name="TableColumn1871"/>
        </table:table-columns>
        <table:table-row table:style-name="TableRow1872">
          <table:table-cell table:style-name="TableCell1873">
            <text:p text:style-name="P1874">Test case ID</text:p>
          </table:table-cell>
          <table:table-cell table:style-name="TableCell1875">
            <text:p text:style-name="P1876">TC_AC_17_13</text:p>
          </table:table-cell>
          <table:table-cell table:style-name="TableCell1877">
            <text:p text:style-name="P1878">Test Frame</text:p>
          </table:table-cell>
          <table:table-cell table:style-name="TableCell1879">
            <text:p text:style-name="P1880">LI2, FI1, LT2, LD2, LG2, FG1, LR2, FD1, FR2</text:p>
          </table:table-cell>
        </table:table-row>
        <table:table-row table:style-name="TableRow1881">
          <table:table-cell table:style-name="TableCell1882" table:number-columns-spanned="4">
            <text:p text:style-name="P1883">Pre-condizione:</text:p>
          </table:table-cell>
          <table:covered-table-cell/>
          <table:covered-table-cell/>
          <table:covered-table-cell/>
        </table:table-row>
        <table:table-row table:style-name="TableRow1884">
          <table:table-cell table:style-name="TableCell1885" table:number-columns-spanned="4">
            <text:p text:style-name="P1886">L’utente interagisce con il comando per effettuare l’ aggiunta del contenuto</text:p>
          </table:table-cell>
          <table:covered-table-cell/>
          <table:covered-table-cell/>
          <table:covered-table-cell/>
        </table:table-row>
        <table:table-row table:style-name="TableRow1887">
          <table:table-cell table:style-name="TableCell1888" table:number-columns-spanned="4">
            <text:p text:style-name="P1889">Flusso di eventi</text:p>
          </table:table-cell>
          <table:covered-table-cell/>
          <table:covered-table-cell/>
          <table:covered-table-cell/>
        </table:table-row>
        <table:table-row table:style-name="TableRow1890">
          <table:table-cell table:style-name="TableCell1891" table:number-columns-spanned="4">
            <text:list text:style-name="LFO23" text:continue-numbering="true">
              <text:list-item>
                <text:p text:style-name="P1892">L’utente ha inserito i seguenti input:</text:p>
              </text:list-item>
            </text:list>
            <table:table table:style-name="Table1893">
              <table:table-columns>
                <table:table-column table:style-name="TableColumn1894"/>
                <table:table-column table:style-name="TableColumn1895"/>
              </table:table-columns>
              <table:table-row table:style-name="TableRow1896">
                <table:table-cell table:style-name="TableCell1897">
                  <text:p text:style-name="P1898">Input</text:p>
                </table:table-cell>
                <table:table-cell table:style-name="TableCell1899">
                  <text:p text:style-name="P1900">Valore</text:p>
                </table:table-cell>
              </table:table-row>
              <table:table-row table:style-name="TableRow1901">
                <table:table-cell table:style-name="TableCell1902">
                  <text:p text:style-name="P1903">ID <text:s text:c="15"/></text:p>
                </table:table-cell>
                <table:table-cell table:style-name="TableCell1904">
                  <text:p text:style-name="P1905">0000-0000-0023</text:p>
                </table:table-cell>
              </table:table-row>
              <table:table-row table:style-name="TableRow1906">
                <table:table-cell table:style-name="TableCell1907">
                  <text:p text:style-name="P1908">Titolo<text:s/></text:p>
                </table:table-cell>
                <table:table-cell table:style-name="TableCell1909">
                  <text:p text:style-name="P1910">La vita è bella</text:p>
                </table:table-cell>
              </table:table-row>
              <table:table-row table:style-name="TableRow1911">
                <table:table-cell table:style-name="TableCell1912">
                  <text:p text:style-name="P1913">Descrizione<text:s/></text:p>
                </table:table-cell>
                <table:table-cell table:style-name="TableCell1914">
                  <text:p text:style-name="P1915">Film ambientato negli anni 30 , parla della storia d’amore tra Giudo e Dora e dell’amico</text:p>
                  <text:p text:style-name="P1916">Ferruccio.</text:p>
                </table:table-cell>
              </table:table-row>
              <table:table-row table:style-name="TableRow1917">
                <table:table-cell table:style-name="TableCell1918">
                  <text:p text:style-name="P1919">Genere</text:p>
                </table:table-cell>
                <table:table-cell table:style-name="TableCell1920">
                  <text:p text:style-name="P1921">Romantico</text:p>
                </table:table-cell>
              </table:table-row>
              <table:table-row table:style-name="TableRow1922">
                <table:table-cell table:style-name="TableCell1923">
                  <text:p text:style-name="P1924">Regista</text:p>
                </table:table-cell>
                <table:table-cell table:style-name="TableCell1925">
                  <text:p text:style-name="P1926">Roberto Benigni</text:p>
                </table:table-cell>
              </table:table-row>
              <table:table-row table:style-name="TableRow1927">
                <table:table-cell table:style-name="TableCell1928">
                  <text:p text:style-name="P1929">Durata</text:p>
                </table:table-cell>
                <table:table-cell table:style-name="TableCell1930">
                  <text:p text:style-name="P1931">02:04:00</text:p>
                </table:table-cell>
              </table:table-row>
              <table:table-row table:style-name="TableRow1932">
                <table:table-cell table:style-name="TableCell1933">
                  <text:p text:style-name="P1934">Data di uscita</text:p>
                </table:table-cell>
                <table:table-cell table:style-name="TableCell1935">
                  <text:p text:style-name="P1936">18/dicembre/97</text:p>
                </table:table-cell>
              </table:table-row>
              <table:table-row table:style-name="TableRow1937">
                <table:table-cell table:style-name="TableCell1938">
                  <text:p text:style-name="P1939">Immagine del contenuto</text:p>
                </table:table-cell>
                <table:table-cell table:style-name="TableCell1940">
                  <text:p text:style-name="P1941"/>
                </table:table-cell>
              </table:table-row>
              <table:table-row table:style-name="TableRow1942">
                <table:table-cell table:style-name="TableCell1943">
                  <text:p text:style-name="P1944">Video trailer</text:p>
                </table:table-cell>
                <table:table-cell table:style-name="TableCell1945">
                  <text:p text:style-name="P1946"/>
                </table:table-cell>
              </table:table-row>
            </table:table>
            <text:list text:style-name="LFO23" text:continue-numbering="true">
              <text:list-item>
                <text:p text:style-name="P1947">L’utente clicca sul pulsante conferma.</text:p>
              </text:list-item>
            </text:list>
          </table:table-cell>
          <table:covered-table-cell/>
          <table:covered-table-cell/>
          <table:covered-table-cell/>
        </table:table-row>
        <table:table-row table:style-name="TableRow1948">
          <table:table-cell table:style-name="TableCell1949" table:number-columns-spanned="4">
            <text:p text:style-name="P1950">Oracolo</text:p>
          </table:table-cell>
          <table:covered-table-cell/>
          <table:covered-table-cell/>
          <table:covered-table-cell/>
        </table:table-row>
        <table:table-row table:style-name="TableRow1951">
          <table:table-cell table:style-name="TableCell1952" table:number-columns-spanned="4">
            <text:p text:style-name="P1953">L’aggiunta del contenuto non va a buon fine perché il campo “Data di uscita” <text:s/>non rispetta il formato</text:p>
          </table:table-cell>
          <table:covered-table-cell/>
          <table:covered-table-cell/>
          <table:covered-table-cell/>
        </table:table-row>
      </table:table>
      <text:p text:style-name="Normale"/>
      <table:table table:style-name="Table1954">
        <table:table-columns>
          <table:table-column table:style-name="TableColumn1955"/>
          <table:table-column table:style-name="TableColumn1956"/>
          <table:table-column table:style-name="TableColumn1957"/>
          <table:table-column table:style-name="TableColumn1958"/>
        </table:table-columns>
        <table:table-row table:style-name="TableRow1959">
          <table:table-cell table:style-name="TableCell1960">
            <text:p text:style-name="P1961">Test case ID</text:p>
          </table:table-cell>
          <table:table-cell table:style-name="TableCell1962">
            <text:p text:style-name="P1963">TC_AC_17_14</text:p>
          </table:table-cell>
          <table:table-cell table:style-name="TableCell1964">
            <text:p text:style-name="P1965">Test Frame</text:p>
          </table:table-cell>
          <table:table-cell table:style-name="TableCell1966">
            <text:p text:style-name="P1967">LI2, FI1, LT2, LD2, LG2, FG1, LR2, FD1, FR1</text:p>
          </table:table-cell>
        </table:table-row>
        <table:table-row table:style-name="TableRow1968">
          <table:table-cell table:style-name="TableCell1969" table:number-columns-spanned="4">
            <text:p text:style-name="P1970">Pre-condizione:</text:p>
          </table:table-cell>
          <table:covered-table-cell/>
          <table:covered-table-cell/>
          <table:covered-table-cell/>
        </table:table-row>
        <table:table-row table:style-name="TableRow1971">
          <table:table-cell table:style-name="TableCell1972" table:number-columns-spanned="4">
            <text:p text:style-name="P1973">L’utente interagisce con il comando per effettuare l’ aggiunta del contenuto</text:p>
          </table:table-cell>
          <table:covered-table-cell/>
          <table:covered-table-cell/>
          <table:covered-table-cell/>
        </table:table-row>
        <table:table-row table:style-name="TableRow1974">
          <table:table-cell table:style-name="TableCell1975" table:number-columns-spanned="4">
            <text:p text:style-name="P1976">Flusso di eventi</text:p>
          </table:table-cell>
          <table:covered-table-cell/>
          <table:covered-table-cell/>
          <table:covered-table-cell/>
        </table:table-row>
        <table:table-row table:style-name="TableRow1977">
          <table:table-cell table:style-name="TableCell1978" table:number-columns-spanned="4">
            <text:list text:style-name="LFO24" text:continue-numbering="true">
              <text:list-item>
                <text:p text:style-name="P1979">L’utente ha inserito i seguenti input:</text:p>
              </text:list-item>
            </text:list>
            <table:table table:style-name="Table1980">
              <table:table-columns>
                <table:table-column table:style-name="TableColumn1981"/>
                <table:table-column table:style-name="TableColumn1982"/>
              </table:table-columns>
              <table:table-row table:style-name="TableRow1983">
                <table:table-cell table:style-name="TableCell1984">
                  <text:p text:style-name="P1985">Input</text:p>
                </table:table-cell>
                <table:table-cell table:style-name="TableCell1986">
                  <text:p text:style-name="P1987">Valore</text:p>
                </table:table-cell>
              </table:table-row>
              <table:table-row table:style-name="TableRow1988">
                <table:table-cell table:style-name="TableCell1989">
                  <text:p text:style-name="P1990">ID <text:s text:c="15"/></text:p>
                </table:table-cell>
                <table:table-cell table:style-name="TableCell1991">
                  <text:p text:style-name="P1992">0000-0000-0023</text:p>
                </table:table-cell>
              </table:table-row>
              <table:table-row table:style-name="TableRow1993">
                <table:table-cell table:style-name="TableCell1994">
                  <text:p text:style-name="P1995">Titolo<text:s/></text:p>
                </table:table-cell>
                <table:table-cell table:style-name="TableCell1996">
                  <text:p text:style-name="P1997">La vita è bella</text:p>
                </table:table-cell>
              </table:table-row>
              <table:table-row table:style-name="TableRow1998">
                <table:table-cell table:style-name="TableCell1999">
                  <text:p text:style-name="P2000">Descrizione<text:s/></text:p>
                </table:table-cell>
                <table:table-cell table:style-name="TableCell2001">
                  <text:p text:style-name="P2002">Film ambientato negli anni 30 , parla della storia d’amore tra Giudo e Dora e dell’amico</text:p>
                  <text:p text:style-name="P2003">Ferruccio.</text:p>
                </table:table-cell>
              </table:table-row>
              <text:soft-page-break/>
              <table:table-row table:style-name="TableRow2004">
                <table:table-cell table:style-name="TableCell2005">
                  <text:p text:style-name="P2006">Genere</text:p>
                </table:table-cell>
                <table:table-cell table:style-name="TableCell2007">
                  <text:p text:style-name="P2008">Romantico</text:p>
                </table:table-cell>
              </table:table-row>
              <table:table-row table:style-name="TableRow2009">
                <table:table-cell table:style-name="TableCell2010">
                  <text:p text:style-name="P2011">Regista</text:p>
                </table:table-cell>
                <table:table-cell table:style-name="TableCell2012">
                  <text:p text:style-name="P2013">Roberto Benigni</text:p>
                </table:table-cell>
              </table:table-row>
              <table:table-row table:style-name="TableRow2014">
                <table:table-cell table:style-name="TableCell2015">
                  <text:p text:style-name="P2016">Durata</text:p>
                </table:table-cell>
                <table:table-cell table:style-name="TableCell2017">
                  <text:p text:style-name="P2018">02:04:00</text:p>
                </table:table-cell>
              </table:table-row>
              <table:table-row table:style-name="TableRow2019">
                <table:table-cell table:style-name="TableCell2020">
                  <text:p text:style-name="P2021">Data di uscita</text:p>
                </table:table-cell>
                <table:table-cell table:style-name="TableCell2022">
                  <text:p text:style-name="P2023">18/12/1997</text:p>
                </table:table-cell>
              </table:table-row>
              <table:table-row table:style-name="TableRow2024">
                <table:table-cell table:style-name="TableCell2025">
                  <text:p text:style-name="P2026">Immagine del contenuto</text:p>
                </table:table-cell>
                <table:table-cell table:style-name="TableCell2027">
                  <text:p text:style-name="P2028">copertina.png</text:p>
                </table:table-cell>
              </table:table-row>
              <table:table-row table:style-name="TableRow2029">
                <table:table-cell table:style-name="TableCell2030">
                  <text:p text:style-name="P2031">Video trailer</text:p>
                </table:table-cell>
                <table:table-cell table:style-name="TableCell2032">
                  <text:p text:style-name="P2033"/>
                </table:table-cell>
              </table:table-row>
            </table:table>
            <text:list text:style-name="LFO24" text:continue-numbering="true">
              <text:list-item>
                <text:p text:style-name="P2034">L’utente clicca sul pulsante conferma.</text:p>
              </text:list-item>
            </text:list>
          </table:table-cell>
          <table:covered-table-cell/>
          <table:covered-table-cell/>
          <table:covered-table-cell/>
        </table:table-row>
        <text:soft-page-break/>
        <table:table-row table:style-name="TableRow2035">
          <table:table-cell table:style-name="TableCell2036" table:number-columns-spanned="4">
            <text:p text:style-name="P2037">Oracolo</text:p>
          </table:table-cell>
          <table:covered-table-cell/>
          <table:covered-table-cell/>
          <table:covered-table-cell/>
        </table:table-row>
        <table:table-row table:style-name="TableRow2038">
          <table:table-cell table:style-name="TableCell2039" table:number-columns-spanned="4">
            <text:p text:style-name="P2040">L’aggiunta del contenuto va a buon fine<text:s/></text:p>
          </table:table-cell>
          <table:covered-table-cell/>
          <table:covered-table-cell/>
          <table:covered-table-cell/>
        </table:table-row>
      </table:table>
      <text:p text:style-name="Normale"/>
      <text:p text:style-name="Normale"/>
      <text:p text:style-name="P2041"/>
      <text:p text:style-name="P2042"/>
      <text:p text:style-name="P2043"/>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e" style:display-name="Normale" style:family="paragraph">
      <style:paragraph-properties fo:line-height="100%"/>
      <style:text-properties fo:hyphenate="false"/>
    </style:style>
    <style:style style:name="Car.predefinitoparagrafo" style:display-name="Car. predefinito paragrafo" style:family="text"/>
    <style:style style:name="GpsTitolo" style:display-name="Gps Titolo" style:family="paragraph" style:parent-style-name="Titolo1" style:default-outline-level="1">
      <style:paragraph-properties fo:border-top="none" fo:border-left="none" fo:border-bottom="0.0034in solid #D9E2F3" fo:border-right="none" fo:padding-top="0in" fo:padding-left="0in" fo:padding-bottom="0.0138in" fo:padding-right="0in" style:shadow="none" fo:margin-top="0.0833in" fo:margin-bottom="0.0833in" fo:line-height="150%"/>
      <style:text-properties style:font-name="Century Gothic" fo:color="#1F3864" fo:font-size="18pt" style:font-size-asian="18pt" style:font-size-complex="18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style:font-name="Calibri" style:font-name-asian="Calibri" style:font-name-complex="Times New Roman"/>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style:font-name="Calibri" style:font-name-asian="Calibri" style:font-name-complex="Times New Roman"/>
    </style:style>
    <style:style style:name="TitoloDocumento" style:display-name="Titolo Documento" style:family="paragraph" style:parent-style-name="Normale">
      <style:paragraph-properties fo:text-align="end" fo:margin-bottom="0in" fo:line-height="115%"/>
      <style:text-properties style:font-name="Century Gothic" style:font-name-asian="Droid Sans" style:font-name-complex="Droid Sans" fo:color="#1F3864" fo:font-size="48pt" style:font-size-asian="48pt" style:font-size-complex="48pt" style:language-asian="it" style:country-asian="IT"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Standard" style:display-name="Standard" style:family="paragraph">
      <style:paragraph-properties style:vertical-align="baseline" fo:margin-bottom="0in" fo:line-height="100%"/>
      <style:text-properties style:font-name="Liberation Serif" style:font-name-asian="Noto Serif CJK SC" style:font-name-complex="Lohit Devanagari" style:letter-kerning="true" fo:font-size="12pt" style:font-size-asian="12pt" style:font-size-complex="12pt" fo:language="en" fo:country="US" style:language-asian="zh" style:country-asian="CN" style:language-complex="hi" style:country-complex="IN" fo:hyphenate="false"/>
    </style:style>
    <style:style style:name="Textbody" style:display-name="Text body" style:family="paragraph" style:parent-style-name="Standard">
      <style:paragraph-properties fo:margin-bottom="0.0972in" fo:line-height="115%"/>
      <style:text-properties fo:hyphenate="false"/>
    </style:style>
    <style:style style:name="Titolosommario" style:display-name="Titolo sommario" style:family="paragraph" style:parent-style-name="Titolo1" style:next-style-name="Normale">
      <style:paragraph-properties fo:line-height="107%"/>
      <style:text-properties style:font-name="Calibri Light" style:font-name-asian="Times New Roman" style:font-name-complex="Times New Roman" fo:color="#2F5496"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6" style:parent-style-name="Intestazione" style:family="paragraph">
      <style:text-properties style:font-name="Garamond"/>
    </style:style>
    <style:style style:name="P7" style:parent-style-name="Intestazione" style:family="paragraph">
      <style:paragraph-properties fo:text-align="center"/>
    </style:style>
    <style:style style:name="T8" style:parent-style-name="Car.predefinitoparagrafo" style:family="text">
      <style:text-properties style:font-name="Century Gothic" style:language-asian="it" style:country-asian="IT"/>
    </style:style>
    <style:style style:name="T9" style:parent-style-name="Car.predefinitoparagrafo" style:family="text">
      <style:text-properties style:font-name="Century Gothic" fo:font-size="12pt" style:font-size-asian="12pt" style:font-size-complex="12pt"/>
    </style:style>
    <style:style style:name="P10" style:parent-style-name="Intestazione" style:family="paragraph">
      <style:paragraph-properties fo:text-align="center"/>
    </style:style>
    <style:style style:name="T11" style:parent-style-name="Car.predefinitoparagrafo" style:family="text">
      <style:text-properties style:font-name="Century Gothic" fo:font-size="12pt" style:font-size-asian="12pt" style:font-size-complex="12pt"/>
    </style:style>
    <style:style style:name="T12" style:parent-style-name="Car.predefinitoparagrafo" style:family="text">
      <style:text-properties style:font-name="Century Gothic" fo:font-style="italic" style:font-style-asian="italic" fo:font-size="12pt" style:font-size-asian="12pt" style:font-size-complex="12pt"/>
    </style:style>
    <style:style style:name="T13" style:parent-style-name="Car.predefinitoparagrafo" style:family="text">
      <style:text-properties style:font-name="Century Gothic" fo:font-size="12pt" style:font-size-asian="12pt" style:font-size-complex="12pt"/>
    </style:style>
    <style:style style:name="P14" style:parent-style-name="Intestazione" style:family="paragraph">
      <style:paragraph-properties fo:text-align="center"/>
      <style:text-properties style:font-name="Garamond" fo:font-size="12pt" style:font-size-asian="12pt" style:font-size-complex="12pt"/>
    </style:style>
    <style:style style:name="P15"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16" style:parent-style-name="Normale" style:family="paragraph">
      <style:paragraph-properties fo:margin-right="0.1805in">
        <style:tab-stops>
          <style:tab-stop style:type="center" style:position="3.1597in"/>
          <style:tab-stop style:type="left" style:position="4.0402in"/>
        </style:tab-stops>
      </style:paragraph-properties>
    </style:style>
    <style:style style:name="T17" style:parent-style-name="Car.predefinitoparagrafo" style:family="text">
      <style:text-properties style:font-name="Century Gothic" fo:color="#1F3864" fo:letter-spacing="0.0416in" fo:font-size="8pt" style:font-size-asian="8pt" style:font-size-complex="8pt"/>
    </style:style>
    <style:style style:name="T18" style:parent-style-name="Car.predefinitoparagrafo" style:family="text">
      <style:text-properties style:font-name="Century Gothic" fo:color="#1F3864" fo:font-size="8pt" style:font-size-asian="8pt" style:font-size-complex="8pt"/>
    </style:style>
    <style:style style:name="T19" style:parent-style-name="Car.predefinitoparagrafo" style:family="text">
      <style:text-properties style:font-name="Century Gothic" fo:color="#1F3864" fo:font-size="8pt" style:font-size-asian="8pt" style:font-size-complex="8pt"/>
    </style:style>
    <style:style style:name="T20" style:parent-style-name="Car.predefinitoparagrafo" style:family="text">
      <style:text-properties style:font-name="Century Gothic" fo:color="#1F3864" fo:font-size="8pt" style:font-size-asian="8pt" style:font-size-complex="8pt"/>
    </style:style>
    <style:style style:name="T21" style:parent-style-name="Car.predefinitoparagrafo" style:family="text">
      <style:text-properties style:font-name="Century Gothic" fo:color="#1F3864" fo:font-size="8pt" style:font-size-asian="8pt" style:font-size-complex="8pt"/>
    </style:style>
    <style:style style:name="T22" style:parent-style-name="Car.predefinitoparagrafo" style:family="text">
      <style:text-properties style:language-asian="it" style:country-asian="IT"/>
    </style:style>
    <style:style style:name="P23" style:parent-style-name="Intestazione" style:family="paragraph">
      <style:paragraph-properties fo:text-align="center"/>
      <style:text-properties fo:font-size="12pt" style:font-size-asian="12pt" style:font-size-complex="12pt"/>
    </style:style>
    <style:style style:name="P24" style:parent-style-name="Intestazione" style:family="paragraph">
      <style:paragraph-properties fo:text-align="center"/>
      <style:text-properties style:font-name="Century Gothic" fo:color="#000000" fo:font-size="12pt" style:font-size-asian="12pt" style:font-size-complex="12pt"/>
    </style:style>
    <style:style style:name="P25" style:parent-style-name="Intestazione" style:family="paragraph">
      <style:paragraph-properties fo:text-align="center"/>
    </style:style>
    <style:style style:name="T26" style:parent-style-name="Car.predefinitoparagrafo" style:family="text">
      <style:text-properties style:font-name="Century Gothic" fo:color="#000000" fo:font-size="12pt" style:font-size-asian="12pt" style:font-size-complex="12pt"/>
    </style:style>
    <style:style style:name="T27" style:parent-style-name="Car.predefinitoparagrafo" style:family="text">
      <style:text-properties style:font-name="Century Gothic" fo:font-style="italic" style:font-style-asian="italic" fo:color="#000000" fo:font-size="12pt" style:font-size-asian="12pt" style:font-size-complex="12pt"/>
    </style:style>
    <style:style style:name="T28" style:parent-style-name="Car.predefinitoparagrafo" style:family="text">
      <style:text-properties style:font-name="Century Gothic" fo:color="#000000" fo:font-size="12pt" style:font-size-asian="12pt" style:font-size-complex="12pt"/>
    </style:style>
    <style:style style:name="P29" style:parent-style-name="Intestazione" style:family="paragraph">
      <style:paragraph-properties fo:text-align="center"/>
      <style:text-properties style:font-name="Century Gothic" fo:color="#000000" fo:font-size="12pt" style:font-size-asian="12pt" style:font-size-complex="12pt"/>
    </style:style>
    <style:style style:name="TableColumn31" style:family="table-column">
      <style:table-column-properties style:column-width="2.2291in" style:use-optimal-column-width="false"/>
    </style:style>
    <style:style style:name="TableColumn32" style:family="table-column">
      <style:table-column-properties style:column-width="2.2291in" style:use-optimal-column-width="false"/>
    </style:style>
    <style:style style:name="TableColumn33" style:family="table-column">
      <style:table-column-properties style:column-width="2.2291in" style:use-optimal-column-width="false"/>
    </style:style>
    <style:style style:name="Table30" style:family="table">
      <style:table-properties style:width="6.6875in" fo:margin-left="0in" table:align="left"/>
    </style:style>
    <style:style style:name="TableRow34" style:family="table-row">
      <style:table-row-properties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Intestazione" style:family="paragraph">
      <style:paragraph-properties fo:margin-left="-0.0798in">
        <style:tab-stops>
          <style:tab-stop style:type="center" style:position="3.4263in"/>
          <style:tab-stop style:type="right" style:position="6.7729in"/>
        </style:tab-stops>
      </style:paragraph-properties>
    </style:style>
    <style:style style:name="TableCell37" style:family="table-cell">
      <style:table-cell-properties fo:border="none" style:writing-mode="lr-tb" fo:padding-top="0in" fo:padding-left="0.075in" fo:padding-bottom="0in" fo:padding-right="0.075in"/>
    </style:style>
    <style:style style:name="P38" style:parent-style-name="Intestazione" style:family="paragraph">
      <style:paragraph-properties fo:text-align="center"/>
    </style:style>
    <style:style style:name="TableCell39" style:family="table-cell">
      <style:table-cell-properties fo:border="none" style:writing-mode="lr-tb" fo:padding-top="0in" fo:padding-left="0.075in" fo:padding-bottom="0in" fo:padding-right="0.075in"/>
    </style:style>
    <style:style style:name="P40" style:parent-style-name="Intestazione" style:family="paragraph">
      <style:paragraph-properties fo:text-align="end" fo:margin-right="-0.0798in"/>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8" style:parent-style-name="Intestazione" style:family="paragraph">
      <style:text-properties style:font-name="Garamond"/>
    </style:style>
    <style:style style:name="P89" style:parent-style-name="Intestazione" style:family="paragraph">
      <style:paragraph-properties fo:text-align="center"/>
    </style:style>
    <style:style style:name="T90" style:parent-style-name="Car.predefinitoparagrafo" style:family="text">
      <style:text-properties style:font-name="Century Gothic" style:language-asian="it" style:country-asian="IT"/>
    </style:style>
    <style:style style:name="T91" style:parent-style-name="Car.predefinitoparagrafo" style:family="text">
      <style:text-properties style:font-name="Century Gothic" fo:font-size="12pt" style:font-size-asian="12pt" style:font-size-complex="12pt"/>
    </style:style>
    <style:style style:name="P92" style:parent-style-name="Intestazione" style:family="paragraph">
      <style:paragraph-properties fo:text-align="center"/>
    </style:style>
    <style:style style:name="T93" style:parent-style-name="Car.predefinitoparagrafo" style:family="text">
      <style:text-properties style:font-name="Century Gothic" fo:font-size="12pt" style:font-size-asian="12pt" style:font-size-complex="12pt"/>
    </style:style>
    <style:style style:name="T94" style:parent-style-name="Car.predefinitoparagrafo" style:family="text">
      <style:text-properties style:font-name="Century Gothic" fo:font-style="italic" style:font-style-asian="italic" fo:font-size="12pt" style:font-size-asian="12pt" style:font-size-complex="12pt"/>
    </style:style>
    <style:style style:name="T95" style:parent-style-name="Car.predefinitoparagrafo" style:family="text">
      <style:text-properties style:font-name="Century Gothic" fo:font-size="12pt" style:font-size-asian="12pt" style:font-size-complex="12pt"/>
    </style:style>
    <style:style style:name="P96" style:parent-style-name="Intestazione" style:family="paragraph">
      <style:paragraph-properties fo:text-align="center"/>
      <style:text-properties style:font-name="Garamond" fo:font-size="12pt" style:font-size-asian="12pt" style:font-size-complex="12pt"/>
    </style:style>
    <style:style style:name="P97"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98" style:parent-style-name="Normale" style:family="paragraph">
      <style:paragraph-properties fo:margin-right="0.1805in">
        <style:tab-stops>
          <style:tab-stop style:type="center" style:position="3.1597in"/>
          <style:tab-stop style:type="left" style:position="4.0402in"/>
        </style:tab-stops>
      </style:paragraph-properties>
    </style:style>
    <style:style style:name="T99" style:parent-style-name="Car.predefinitoparagrafo" style:family="text">
      <style:text-properties style:font-name="Century Gothic" fo:color="#1F3864" fo:letter-spacing="0.0416in" fo:font-size="8pt" style:font-size-asian="8pt" style:font-size-complex="8pt"/>
    </style:style>
    <style:style style:name="T100" style:parent-style-name="Car.predefinitoparagrafo" style:family="text">
      <style:text-properties style:font-name="Century Gothic" fo:color="#1F3864" fo:letter-spacing="0.0416in" fo:font-size="8pt" style:font-size-asian="8pt" style:font-size-complex="8pt"/>
    </style:style>
    <style:style style:name="T101" style:parent-style-name="Car.predefinitoparagrafo" style:family="text">
      <style:text-properties style:font-name="Century Gothic" fo:color="#1F3864" fo:font-size="8pt" style:font-size-asian="8pt" style:font-size-complex="8pt"/>
    </style:style>
    <style:style style:name="T102" style:parent-style-name="Car.predefinitoparagrafo" style:family="text">
      <style:text-properties style:font-name="Century Gothic" fo:color="#1F3864" fo:font-size="8pt" style:font-size-asian="8pt" style:font-size-complex="8pt"/>
    </style:style>
    <style:style style:name="T103" style:parent-style-name="Car.predefinitoparagrafo" style:family="text">
      <style:text-properties style:font-name="Century Gothic" fo:color="#1F3864" fo:font-size="8pt" style:font-size-asian="8pt" style:font-size-complex="8pt"/>
    </style:style>
    <style:style style:name="T104" style:parent-style-name="Car.predefinitoparagrafo" style:family="text">
      <style:text-properties style:font-name="Century Gothic" fo:color="#1F3864" fo:font-size="8pt" style:font-size-asian="8pt" style:font-size-complex="8pt"/>
    </style:style>
    <style:style style:family="graphic" style:name="a0" style:parent-style-name="Graphics">
      <style:graphic-properties fo:border="0.01042in none" fo:background-color="transparent" style:wrap="right" style:wrap-contour="false" fo:clip="rect(0in, 0in, 0in, 0in)" style:horizontal-rel="paragraph"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ight" style:wrap-contour="false" fo:clip="rect(0in, 0in, 0in, 0in)" style:horizontal-rel="paragraph" style:vertical-rel="page" style:horizontal-pos="from-left" style:vertical-pos="from-top"/>
    </style:style>
  </office:automatic-styles>
  <office:master-styles>
    <style:master-page style:name="MPF0" style:page-layout-name="PL0">
      <style:header>
        <text:p text:style-name="Intestazione"/>
        <text:p text:style-name="P6"/>
        <text:p text:style-name="P7"><text:span text:style-name="T8"><draw:frame draw:z-index="251659264" draw:style-name="a0"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Laurea in informatica-Università di Salerno</text:span></text:p>
        <text:p text:style-name="P10"><text:span text:style-name="T11">Corso di<text:s/></text:span><text:span text:style-name="T12">Ingegneria del Software</text:span><text:span text:style-name="T13">- Prof. C. Gravino</text:span></text:p>
        <text:p text:style-name="P14"/>
      </style:header>
      <style:footer>
        <text:p text:style-name="P15"/>
        <text:p text:style-name="P16"><text:span text:style-name="T17">SOW_GuardaTV V0.1 <text:s text:c="47"/>Pag.</text:span><text:span text:style-name="T18"><text:s/></text:span><text:span text:style-name="T19"><text:page-number text:fixed="false">5</text:page-number></text:span><text:span text:style-name="T20"><text:s/>|<text:s/></text:span><text:span text:style-name="T21"><text:page-count style:num-format="1">5</text:page-count></text:span></text:p>
        <text:p text:style-name="Pièdipagina"/>
      </style:footer>
      <style:header-first>
        <text:p text:style-name="Intestazione"><text:bookmark-start text:name="_Hlk90232281"/><text:span text:style-name="T22"><draw:frame draw:z-index="251661312" draw:style-name="a1" draw:name="Immagine 33" text:anchor-type="paragraph" svg:x="-0.00417in" svg:y="0in" svg:width="0.94931in" svg:height="0.94931in" style:rel-width="scale" style:rel-height="scale"><draw:image xlink:href="media/image1.png" xlink:type="simple" xlink:show="embed" xlink:actuate="onLoad"/><svg:title/><svg:desc/></draw:frame></text:span></text:p>
        <text:p text:style-name="P23"/>
        <text:p text:style-name="P24">Laurea in informatica-Università di Salerno</text:p>
        <text:p text:style-name="P25"><text:span text:style-name="T26">Corso di<text:s/></text:span><text:span text:style-name="T27">Ingegneria del Software</text:span><text:span text:style-name="T28">- Prof. C. Gravino</text:span></text:p>
        <text:p text:style-name="P29"><text:bookmark-end text:name="_Hlk90232281"/></text:p>
      </style:header-first>
      <style:footer-first>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
            </table:table-cell>
            <table:table-cell table:style-name="TableCell39">
              <text:p text:style-name="P40"/>
            </table:table-cell>
          </table:table-row>
        </table:table>
        <text:p text:style-name="Pièdipagina"/>
      </style:footer-first>
    </style:master-page>
    <style:master-page style:name="MP1" style:page-layout-name="PL1">
      <style:header>
        <text:p text:style-name="Intestazione"/>
        <text:p text:style-name="P88"/>
        <text:p text:style-name="P89"><text:span text:style-name="T90"><draw:frame draw:z-index="251663360" draw:style-name="a2"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1">Laurea in informatica-Università di Salerno</text:span></text:p>
        <text:p text:style-name="P92"><text:span text:style-name="T93">Corso di<text:s/></text:span><text:span text:style-name="T94">Ingegneria del Software</text:span><text:span text:style-name="T95">- Prof. C. Gravino</text:span></text:p>
        <text:p text:style-name="P96"/>
      </style:header>
      <style:footer>
        <text:p text:style-name="P97"/>
        <text:p text:style-name="P98"><text:span text:style-name="T99">SOW_GuardaTV V0.1<text:s/></text:span><text:span text:style-name="T100"><text:s text:c="47"/>Pag.</text:span><text:span text:style-name="T101"><text:s/></text:span><text:span text:style-name="T102"><text:page-number text:fixed="false">5</text:page-number></text:span><text:span text:style-name="T103"><text:s/>|<text:s/></text:span><text:span text:style-name="T104"><text:page-count style:num-format="1">5</text:page-count></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lvio Pastore</meta:initial-creator>
    <dc:creator>Silvio Pastore</dc:creator>
    <meta:creation-date>2021-12-10T09:40:00Z</meta:creation-date>
    <dc:date>2021-12-12T19:28:00Z</dc:date>
    <meta:template xlink:href="Normal.dotm" xlink:type="simple"/>
    <meta:editing-cycles>6</meta:editing-cycles>
    <meta:editing-duration>PT0S</meta:editing-duration>
    <meta:document-statistic meta:page-count="17" meta:paragraph-count="30" meta:word-count="2254" meta:character-count="15075" meta:row-count="107" meta:non-whitespace-character-count="12851"/>
  </office:meta>
</office:document-meta>
</file>